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1.2283in"/>
    </style:style>
    <style:style style:name="co4" style:family="table-column">
      <style:table-column-properties fo:break-before="auto" style:column-width="1.1984in"/>
    </style:style>
    <style:style style:name="co5" style:family="table-column">
      <style:table-column-properties fo:break-before="auto" style:column-width="1.1209in"/>
    </style:style>
    <style:style style:name="co6" style:family="table-column">
      <style:table-column-properties fo:break-before="auto" style:column-width="1.1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  <style:map style:condition="cell-content()&lt;25" style:apply-style-name="Magnetometro" style:base-cell-address="Muestras.A1"/>
    </style:style>
    <style:style style:name="ce2" style:family="table-cell" style:parent-style-name="Default">
      <style:map style:condition="cell-content()&lt;25" style:apply-style-name="Magnetometro" style:base-cell-address="Muestras.A1"/>
    </style:style>
    <style:style style:name="ce3" style:family="table-cell" style:parent-style-name="Default">
      <style:map style:condition="cell-content()=701" style:apply-style-name="Pirometro1" style:base-cell-address="Muestras.B1"/>
      <style:map style:condition="cell-content()=702" style:apply-style-name="Pirometro2" style:base-cell-address="Muestras.B1"/>
      <style:map style:condition="cell-content()=0" style:apply-style-name="Vacio" style:base-cell-address="Muestras.B1"/>
      <style:map style:condition="cell-content()=703" style:apply-style-name="Magnetometro" style:base-cell-address="Muestras.B1"/>
    </style:style>
    <style:style style:name="ce4" style:family="table-cell" style:parent-style-name="Default">
      <style:map style:condition="cell-content()=701" style:apply-style-name="Pirometro1" style:base-cell-address="Muestras.B2"/>
      <style:map style:condition="cell-content()=702" style:apply-style-name="Pirometro2" style:base-cell-address="Muestras.B2"/>
      <style:map style:condition="cell-content()=0" style:apply-style-name="Vacio" style:base-cell-address="Muestras.B2"/>
      <style:map style:condition="cell-content()=703" style:apply-style-name="Magnetometro" style:base-cell-address="Muestras.B2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43"/>
    <style:style style:name="ce8" style:family="table-cell" style:parent-style-name="Default">
      <style:map style:condition="cell-content()&gt;20" style:apply-style-name="Magnetometro" style:base-cell-address="Muestras.E1"/>
    </style:style>
    <style:style style:name="ce9" style:family="table-cell" style:parent-style-name="Default">
      <style:text-properties style:font-name="Arial" style:font-name-asian="DejaVu Sans" style:font-name-complex="Lohit Hindi"/>
      <style:map style:condition="cell-content()&gt;20" style:apply-style-name="Magnetometro" style:base-cell-address="Muestras.E1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map style:condition="cell-content()&gt;17" style:apply-style-name="Magnetometro" style:base-cell-address="Muestras.E614"/>
    </style:style>
    <style:style style:name="ce1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5" style:family="table-cell" style:parent-style-name="Default">
      <style:table-cell-properties fo:border-bottom="0.06pt solid #333333" fo:background-color="#cccccc" style:text-align-source="fix" style:repeat-content="false" fo:border-left="0.06pt solid #808080" fo:border-right="0.06pt solid #333333" fo:border-top="0.06pt solid #333333" style:vertical-align="middle"/>
      <style:paragraph-properties fo:text-align="center"/>
      <style:text-properties fo:color="#000000"/>
    </style:style>
    <style:style style:name="ce16" style:family="table-cell" style:parent-style-name="Default">
      <style:table-cell-properties fo:border-bottom="0.06pt solid #808080" fo:background-color="#cccccc" fo:border-left="0.06pt solid #808080" fo:border-right="0.06pt solid #333333" fo:border-top="0.06pt solid #333333"/>
      <style:text-properties fo:color="#000000"/>
    </style:style>
    <style:style style:name="ce17" style:family="table-cell" style:parent-style-name="Default">
      <style:table-cell-properties fo:border-bottom="0.06pt dotted #808080" fo:background-color="#cccccc" fo:border-left="0.06pt solid #000000" fo:border-right="0.06pt solid #000000" fo:border-top="none"/>
      <style:text-properties fo:color="#000000"/>
    </style:style>
    <style:style style:name="ce18" style:family="table-cell" style:parent-style-name="Default">
      <style:table-cell-properties fo:border-bottom="0.06pt dotted #808080" fo:background-color="#cccccc" fo:border-left="0.06pt solid #000000" fo:border-right="0.06pt solid #000000" fo:border-top="0.06pt dotted #808080"/>
      <style:text-properties fo:color="#000000"/>
    </style:style>
    <style:style style:name="ce19" style:family="table-cell" style:parent-style-name="Default">
      <style:table-cell-properties fo:border-bottom="0.06pt dotted #808080" fo:background-color="#cccccc" fo:border-left="0.06pt solid #000000" fo:border-right="0.06pt solid #000000" fo:border-top="0.06pt solid #000000"/>
      <style:text-properties fo:color="#000000"/>
    </style:style>
    <style:style style:name="ce20" style:family="table-cell" style:parent-style-name="Default">
      <style:table-cell-properties fo:border-bottom="0.06pt solid #000000" fo:background-color="#cccccc" fo:border-left="0.06pt solid #000000" fo:border-right="0.06pt solid #000000" fo:border-top="0.06pt dotted #808080"/>
      <style:text-properties fo:color="#000000"/>
    </style:style>
    <style:style style:name="ce21" style:family="table-cell" style:parent-style-name="Default">
      <style:table-cell-properties fo:border-bottom="0.06pt solid #333333" fo:background-color="#ffff99" style:text-align-source="fix" style:repeat-content="false" fo:border-left="0.06pt solid #808080" fo:border-right="0.06pt solid #333333" fo:border-top="0.06pt solid #80808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808080" fo:background-color="#ffff99" style:text-align-source="fix" style:repeat-content="false" fo:border-left="0.06pt solid #808080" fo:border-right="0.06pt solid #000000" fo:border-top="0.06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0.06pt solid #808080" fo:background-color="#ffff99" style:text-align-source="fix" style:repeat-content="false" fo:border-left="0.06pt solid #808080" fo:border-right="0.06pt solid #333333" fo:border-top="0.06pt solid #333333"/>
      <style:paragraph-properties fo:text-align="center" fo:margin-left="0in"/>
    </style:style>
    <style:style style:name="ce24" style:family="table-cell" style:parent-style-name="Default">
      <style:table-cell-properties fo:border-bottom="0.06pt dotted #808080" fo:background-color="#ffff99" fo:border-left="0.06pt solid #000000" fo:border-right="0.06pt dotted #000000" fo:border-top="0.06pt solid #000000"/>
    </style:style>
    <style:style style:name="ce25" style:family="table-cell" style:parent-style-name="Default">
      <style:table-cell-properties fo:border-bottom="0.06pt dotted #808080" fo:background-color="#ffff99" fo:border-left="0.06pt solid #000000" fo:border-right="0.06pt dotted #000000" fo:border-top="0.06pt dotted #808080"/>
    </style:style>
    <style:style style:name="ce26" style:family="table-cell" style:parent-style-name="Default">
      <style:table-cell-properties fo:border-bottom="0.06pt solid #000000" fo:background-color="#ffff99" fo:border-left="0.06pt solid #000000" fo:border-right="0.06pt dotted #000000" fo:border-top="0.06pt dotted #808080"/>
    </style:style>
    <style:style style:name="ce27" style:family="table-cell" style:parent-style-name="Default">
      <style:table-cell-properties fo:border-bottom="0.06pt solid #333333" fo:background-color="#ffff99" style:text-align-source="fix" style:repeat-content="false" fo:border-left="0.06pt solid #333333" fo:border-right="0.06pt solid #333333" fo:border-top="0.06pt solid #808080"/>
      <style:paragraph-properties fo:text-align="center" fo:margin-left="0in"/>
    </style:style>
    <style:style style:name="ce28" style:family="table-cell" style:parent-style-name="Default">
      <style:table-cell-properties fo:background-color="#ffff99" style:text-align-source="fix" style:repeat-content="false" fo:border="0.06pt solid #333333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0.06pt solid #808080" fo:background-color="#ffff99" style:text-align-source="fix" style:repeat-content="false" fo:border-left="0.06pt solid #333333" fo:border-right="0.06pt solid #333333" fo:border-top="0.06pt solid #333333"/>
      <style:paragraph-properties fo:text-align="center" fo:margin-left="0in"/>
    </style:style>
    <style:style style:name="ce30" style:family="table-cell" style:parent-style-name="Default">
      <style:table-cell-properties fo:border-bottom="0.06pt dotted #808080" fo:background-color="#ffff99" fo:border-left="0.06pt dotted #000000" fo:border-right="0.06pt dotted #000000" fo:border-top="0.06pt solid #000000"/>
    </style:style>
    <style:style style:name="ce31" style:family="table-cell" style:parent-style-name="Default">
      <style:table-cell-properties fo:border-bottom="0.06pt dotted #808080" fo:background-color="#ffff99" fo:border-left="0.06pt dotted #000000" fo:border-right="0.06pt dotted #000000" fo:border-top="0.06pt dotted #808080"/>
    </style:style>
    <style:style style:name="ce32" style:family="table-cell" style:parent-style-name="Default">
      <style:table-cell-properties fo:border-bottom="0.06pt solid #000000" fo:background-color="#ffff99" fo:border-left="0.06pt dotted #000000" fo:border-right="0.06pt dotted #000000" fo:border-top="0.06pt dotted #808080"/>
    </style:style>
    <style:style style:name="ce33" style:family="table-cell" style:parent-style-name="Default">
      <style:table-cell-properties fo:background-color="#ffff99" style:text-align-source="fix" style:repeat-content="false" fo:border="0.06pt solid #333333"/>
      <style:paragraph-properties fo:text-align="center" fo:margin-left="0in"/>
    </style:style>
    <style:style style:name="ce34" style:family="table-cell" style:parent-style-name="Default">
      <style:table-cell-properties fo:border-bottom="0.06pt solid #808080" fo:background-color="#ffff99" style:text-align-source="fix" style:repeat-content="false" fo:border-left="0.06pt solid #333333" fo:border-right="0.06pt solid #333333" fo:border-top="0.06pt solid #333333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38" style:family="table-cell" style:parent-style-name="Default">
      <style:table-cell-properties fo:border-bottom="0.06pt dotted #808080" fo:background-color="#e6e6e6" fo:border-left="0.06pt dotted #000000" fo:border-right="0.06pt dotted #000000" fo:border-top="0.06pt solid #000000"/>
    </style:style>
    <style:style style:name="ce39" style:family="table-cell" style:parent-style-name="Default">
      <style:table-cell-properties fo:border-bottom="0.06pt dotted #808080" fo:background-color="#e6e6e6" fo:border-left="0.06pt dotted #000000" fo:border-right="0.06pt dotted #000000" fo:border-top="0.06pt dotted #808080"/>
    </style:style>
    <style:style style:name="ce40" style:family="table-cell" style:parent-style-name="Default">
      <style:table-cell-properties fo:border-bottom="0.06pt solid #000000" fo:background-color="#e6e6e6" fo:border-left="0.06pt dotted #000000" fo:border-right="0.06pt dotted #000000" fo:border-top="0.06pt dotted #808080"/>
    </style:style>
    <style:style style:name="ce4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ffff99" fo:border="0.06pt solid #000000"/>
    </style:style>
    <style:style style:name="ce44" style:family="table-cell" style:parent-style-name="Default">
      <style:table-cell-properties fo:border-bottom="0.06pt dotted #808080" fo:background-color="#ffff99" fo:border-left="0.06pt dotted #000000" fo:border-right="0.06pt solid #000000" fo:border-top="0.06pt solid #000000"/>
    </style:style>
    <style:style style:name="ce45" style:family="table-cell" style:parent-style-name="Default">
      <style:table-cell-properties fo:border-bottom="0.06pt dotted #808080" fo:background-color="#ffff99" fo:border-left="0.06pt dotted #000000" fo:border-right="0.06pt solid #000000" fo:border-top="0.06pt dotted #808080"/>
    </style:style>
    <style:style style:name="ce46" style:family="table-cell" style:parent-style-name="Default">
      <style:table-cell-properties fo:border-bottom="0.06pt solid #000000" fo:background-color="#ffff99" fo:border-left="0.06pt dotted #000000" fo:border-right="0.06pt solid #000000" fo:border-top="0.06pt dotted #808080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/>
    </style:style>
    <style:style style:name="ce50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5" style:family="table-cell" style:parent-style-name="Default">
      <style:table-cell-properties fo:border-bottom="none" fo:border-left="0.06pt solid #000000" fo:border-right="0.06pt solid #000000" fo:border-top="none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8" style:family="table-cell" style:parent-style-name="Default">
      <style:table-cell-properties fo:border-bottom="none" fo:border-left="0.06pt solid #000000" fo:border-right="none" fo:border-top="none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Muestras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:.B31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408" calcext:value-type="float">
            <text:p>340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4M58S" calcext:value-type="time">
            <text:p>12:54:58 PM</text:p>
          </table:table-cell>
          <table:table-cell table:formula="of:=COUNT([.B2:.B6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409" calcext:value-type="float">
            <text:p>34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4M59S" calcext:value-type="time">
            <text:p>12:54:59 PM</text:p>
          </table:table-cell>
          <table:table-cell table:number-columns-repeated="2"/>
        </table:table-row>
        <table:table-row table:style-name="ro2">
          <table:table-cell office:value-type="float" office:value="3410" calcext:value-type="float">
            <text:p>34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0S" calcext:value-type="time">
            <text:p>12:55:00 PM</text:p>
          </table:table-cell>
          <table:table-cell table:number-columns-repeated="2"/>
        </table:table-row>
        <table:table-row table:style-name="ro2">
          <table:table-cell office:value-type="float" office:value="3411" calcext:value-type="float">
            <text:p>341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1S" calcext:value-type="time">
            <text:p>12:55:01 PM</text:p>
          </table:table-cell>
          <table:table-cell table:number-columns-repeated="2"/>
        </table:table-row>
        <table:table-row table:style-name="ro2">
          <table:table-cell office:value-type="float" office:value="3412" calcext:value-type="float">
            <text:p>34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2S" calcext:value-type="time">
            <text:p>12:55:02 PM</text:p>
          </table:table-cell>
          <table:table-cell table:number-columns-repeated="2"/>
        </table:table-row>
        <table:table-row table:style-name="ro2">
          <table:table-cell office:value-type="float" office:value="3413" calcext:value-type="float">
            <text:p>34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3S" calcext:value-type="time">
            <text:p>12:55:03 PM</text:p>
          </table:table-cell>
          <table:table-cell table:formula="of:=COUNT([.B7:.B24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414" calcext:value-type="float">
            <text:p>34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3S" calcext:value-type="time">
            <text:p>12:55:0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415" calcext:value-type="float">
            <text:p>341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3S" calcext:value-type="time">
            <text:p>12:55:03 PM</text:p>
          </table:table-cell>
          <table:table-cell/>
          <table:table-cell table:formula="of:=COUNTIF([.B$7:.B$24];703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416" calcext:value-type="float">
            <text:p>34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4S" calcext:value-type="time">
            <text:p>12:55:0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417" calcext:value-type="float">
            <text:p>34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4S" calcext:value-type="time">
            <text:p>12:55:04 PM</text:p>
          </table:table-cell>
          <table:table-cell/>
          <table:table-cell table:formula="of:=COUNTIF([.B$7:.B$24];701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418" calcext:value-type="float">
            <text:p>34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5S" calcext:value-type="time">
            <text:p>12:55:0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419" calcext:value-type="float">
            <text:p>34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5S" calcext:value-type="time">
            <text:p>12:55:05 PM</text:p>
          </table:table-cell>
          <table:table-cell/>
          <table:table-cell table:formula="of:=COUNTIF([.B$7:.B$24];702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420" calcext:value-type="float">
            <text:p>342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6S" calcext:value-type="time">
            <text:p>12:55:06 PM</text:p>
          </table:table-cell>
          <table:table-cell table:number-columns-repeated="2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7S" calcext:value-type="time">
            <text:p>12:55:07 PM</text:p>
          </table:table-cell>
          <table:table-cell table:number-columns-repeated="2"/>
        </table:table-row>
        <table:table-row table:style-name="ro2">
          <table:table-cell office:value-type="float" office:value="3422" calcext:value-type="float">
            <text:p>34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7S" calcext:value-type="time">
            <text:p>12:55:07 PM</text:p>
          </table:table-cell>
          <table:table-cell table:number-columns-repeated="2"/>
        </table:table-row>
        <table:table-row table:style-name="ro2">
          <table:table-cell office:value-type="float" office:value="3423" calcext:value-type="float">
            <text:p>34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8S" calcext:value-type="time">
            <text:p>12:55:08 PM</text:p>
          </table:table-cell>
          <table:table-cell table:number-columns-repeated="2"/>
        </table:table-row>
        <table:table-row table:style-name="ro2">
          <table:table-cell office:value-type="float" office:value="3424" calcext:value-type="float">
            <text:p>34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8S" calcext:value-type="time">
            <text:p>12:55:08 PM</text:p>
          </table:table-cell>
          <table:table-cell table:number-columns-repeated="2"/>
        </table:table-row>
        <table:table-row table:style-name="ro2">
          <table:table-cell office:value-type="float" office:value="3425" calcext:value-type="float">
            <text:p>34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9S" calcext:value-type="time">
            <text:p>12:55:09 PM</text:p>
          </table:table-cell>
          <table:table-cell table:number-columns-repeated="2"/>
        </table:table-row>
        <table:table-row table:style-name="ro2">
          <table:table-cell office:value-type="float" office:value="3426" calcext:value-type="float">
            <text:p>34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9S" calcext:value-type="time">
            <text:p>12:55:09 PM</text:p>
          </table:table-cell>
          <table:table-cell table:number-columns-repeated="2"/>
        </table:table-row>
        <table:table-row table:style-name="ro2">
          <table:table-cell office:value-type="float" office:value="3427" calcext:value-type="float">
            <text:p>34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0S" calcext:value-type="time">
            <text:p>12:55:10 PM</text:p>
          </table:table-cell>
          <table:table-cell table:number-columns-repeated="2"/>
        </table:table-row>
        <table:table-row table:style-name="ro2">
          <table:table-cell office:value-type="float" office:value="3428" calcext:value-type="float">
            <text:p>34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0S" calcext:value-type="time">
            <text:p>12:55:10 PM</text:p>
          </table:table-cell>
          <table:table-cell table:number-columns-repeated="2"/>
        </table:table-row>
        <table:table-row table:style-name="ro2">
          <table:table-cell office:value-type="float" office:value="3429" calcext:value-type="float">
            <text:p>34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1S" calcext:value-type="time">
            <text:p>12:55:11 PM</text:p>
          </table:table-cell>
          <table:table-cell table:number-columns-repeated="2"/>
        </table:table-row>
        <table:table-row table:style-name="ro2">
          <table:table-cell office:value-type="float" office:value="3430" calcext:value-type="float">
            <text:p>34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1S" calcext:value-type="time">
            <text:p>12:55:11 PM</text:p>
          </table:table-cell>
          <table:table-cell table:number-columns-repeated="2"/>
        </table:table-row>
        <table:table-row table:style-name="ro2">
          <table:table-cell office:value-type="float" office:value="3431" calcext:value-type="float">
            <text:p>34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2S" calcext:value-type="time">
            <text:p>12:55:12 PM</text:p>
          </table:table-cell>
          <table:table-cell table:formula="of:=COUNT([.B25:.B3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432" calcext:value-type="float">
            <text:p>34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3S" calcext:value-type="time">
            <text:p>12:55:13 PM</text:p>
          </table:table-cell>
          <table:table-cell table:number-columns-repeated="2"/>
        </table:table-row>
        <table:table-row table:style-name="ro2">
          <table:table-cell office:value-type="float" office:value="3433" calcext:value-type="float">
            <text:p>34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4S" calcext:value-type="time">
            <text:p>12:55:14 PM</text:p>
          </table:table-cell>
          <table:table-cell table:number-columns-repeated="2"/>
        </table:table-row>
        <table:table-row table:style-name="ro2">
          <table:table-cell office:value-type="float" office:value="3434" calcext:value-type="float">
            <text:p>34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5S" calcext:value-type="time">
            <text:p>12:55:15 PM</text:p>
          </table:table-cell>
          <table:table-cell table:number-columns-repeated="2"/>
        </table:table-row>
        <table:table-row table:style-name="ro2">
          <table:table-cell office:value-type="float" office:value="3435" calcext:value-type="float">
            <text:p>34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6S" calcext:value-type="time">
            <text:p>12:55:16 PM</text:p>
          </table:table-cell>
          <table:table-cell table:number-columns-repeated="2"/>
        </table:table-row>
        <table:table-row table:style-name="ro2">
          <table:table-cell office:value-type="float" office:value="3436" calcext:value-type="float">
            <text:p>34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7S" calcext:value-type="time">
            <text:p>12:55:17 PM</text:p>
          </table:table-cell>
          <table:table-cell table:number-columns-repeated="2"/>
        </table:table-row>
        <table:table-row table:style-name="ro2">
          <table:table-cell office:value-type="float" office:value="3437" calcext:value-type="float">
            <text:p>34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8S" calcext:value-type="time">
            <text:p>12:55:18 PM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2">
          <table:table-cell office:value-type="float" office:value="3438" calcext:value-type="float">
            <text:p>34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25S" calcext:value-type="time">
            <text:p>12:55:25 PM</text:p>
          </table:table-cell>
          <table:table-cell table:number-columns-repeated="2"/>
        </table:table-row>
        <table:table-row table:style-name="ro2">
          <table:table-cell office:value-type="float" office:value="3439" calcext:value-type="float">
            <text:p>34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26S" calcext:value-type="time">
            <text:p>12:55:26 PM</text:p>
          </table:table-cell>
          <table:table-cell table:number-columns-repeated="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6:.B62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3440" calcext:value-type="float">
            <text:p>34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5S" calcext:value-type="time">
            <text:p>12:55:35 PM</text:p>
          </table:table-cell>
          <table:table-cell table:style-name="ce9" table:formula="of:=COUNT([.B36:.B43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441" calcext:value-type="float">
            <text:p>34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6S" calcext:value-type="time">
            <text:p>12:55:36 PM</text:p>
          </table:table-cell>
          <table:table-cell table:number-columns-repeated="2"/>
        </table:table-row>
        <table:table-row table:style-name="ro2">
          <table:table-cell office:value-type="float" office:value="3442" calcext:value-type="float">
            <text:p>34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7S" calcext:value-type="time">
            <text:p>12:55:37 PM</text:p>
          </table:table-cell>
          <table:table-cell table:number-columns-repeated="2"/>
        </table:table-row>
        <table:table-row table:style-name="ro2">
          <table:table-cell office:value-type="float" office:value="3443" calcext:value-type="float">
            <text:p>34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8S" calcext:value-type="time">
            <text:p>12:55:38 PM</text:p>
          </table:table-cell>
          <table:table-cell table:number-columns-repeated="2"/>
        </table:table-row>
        <table:table-row table:style-name="ro2">
          <table:table-cell office:value-type="float" office:value="3444" calcext:value-type="float">
            <text:p>34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9S" calcext:value-type="time">
            <text:p>12:55:39 PM</text:p>
          </table:table-cell>
          <table:table-cell table:number-columns-repeated="2"/>
        </table:table-row>
        <table:table-row table:style-name="ro2">
          <table:table-cell office:value-type="float" office:value="3445" calcext:value-type="float">
            <text:p>34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0S" calcext:value-type="time">
            <text:p>12:55:40 PM</text:p>
          </table:table-cell>
          <table:table-cell table:number-columns-repeated="2"/>
        </table:table-row>
        <table:table-row table:style-name="ro2">
          <table:table-cell office:value-type="float" office:value="3446" calcext:value-type="float">
            <text:p>34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1S" calcext:value-type="time">
            <text:p>12:55:41 PM</text:p>
          </table:table-cell>
          <table:table-cell table:number-columns-repeated="2"/>
        </table:table-row>
        <table:table-row table:style-name="ro2">
          <table:table-cell office:value-type="float" office:value="3447" calcext:value-type="float">
            <text:p>34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2S" calcext:value-type="time">
            <text:p>12:55:42 PM</text:p>
          </table:table-cell>
          <table:table-cell table:number-columns-repeated="2"/>
        </table:table-row>
        <table:table-row table:style-name="ro2">
          <table:table-cell office:value-type="float" office:value="3448" calcext:value-type="float">
            <text:p>344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2S" calcext:value-type="time">
            <text:p>12:55:42 PM</text:p>
          </table:table-cell>
          <table:table-cell table:formula="of:=COUNT([.B44:.B57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3449" calcext:value-type="float">
            <text:p>34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2S" calcext:value-type="time">
            <text:p>12:55:42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450" calcext:value-type="float">
            <text:p>34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3S" calcext:value-type="time">
            <text:p>12:55:43 PM</text:p>
          </table:table-cell>
          <table:table-cell/>
          <table:table-cell table:formula="of:=COUNTIF([.B$44:.B$57];703)" office:value-type="float" office:value="6" calcext:value-type="float">
            <text:p>6</text:p>
          </table:table-cell>
        </table:table-row>
        <table:table-row table:style-name="ro2">
          <table:table-cell office:value-type="float" office:value="3451" calcext:value-type="float">
            <text:p>345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3S" calcext:value-type="time">
            <text:p>12:55:43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452" calcext:value-type="float">
            <text:p>34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4S" calcext:value-type="time">
            <text:p>12:55:44 PM</text:p>
          </table:table-cell>
          <table:table-cell/>
          <table:table-cell table:formula="of:=COUNTIF([.B$44:.B$57];701)" office:value-type="float" office:value="2" calcext:value-type="float">
            <text:p>2</text:p>
          </table:table-cell>
        </table:table-row>
        <table:table-row table:style-name="ro2">
          <table:table-cell office:value-type="float" office:value="3453" calcext:value-type="float">
            <text:p>345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4S" calcext:value-type="time">
            <text:p>12:55:44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454" calcext:value-type="float">
            <text:p>34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5S" calcext:value-type="time">
            <text:p>12:55:45 PM</text:p>
          </table:table-cell>
          <table:table-cell/>
          <table:table-cell table:formula="of:=COUNTIF([.B$44:.B$57];702)" office:value-type="float" office:value="6" calcext:value-type="float">
            <text:p>6</text:p>
          </table:table-cell>
        </table:table-row>
        <table:table-row table:style-name="ro2">
          <table:table-cell office:value-type="float" office:value="3455" calcext:value-type="float">
            <text:p>345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5S" calcext:value-type="time">
            <text:p>12:55:45 PM</text:p>
          </table:table-cell>
          <table:table-cell table:number-columns-repeated="2"/>
        </table:table-row>
        <table:table-row table:style-name="ro2">
          <table:table-cell office:value-type="float" office:value="3456" calcext:value-type="float">
            <text:p>34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6S" calcext:value-type="time">
            <text:p>12:55:46 PM</text:p>
          </table:table-cell>
          <table:table-cell table:number-columns-repeated="2"/>
        </table:table-row>
        <table:table-row table:style-name="ro2">
          <table:table-cell office:value-type="float" office:value="3457" calcext:value-type="float">
            <text:p>34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6S" calcext:value-type="time">
            <text:p>12:55:46 PM</text:p>
          </table:table-cell>
          <table:table-cell table:number-columns-repeated="2"/>
        </table:table-row>
        <table:table-row table:style-name="ro2">
          <table:table-cell office:value-type="float" office:value="3458" calcext:value-type="float">
            <text:p>345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6S" calcext:value-type="time">
            <text:p>12:55:46 PM</text:p>
          </table:table-cell>
          <table:table-cell table:number-columns-repeated="2"/>
        </table:table-row>
        <table:table-row table:style-name="ro2">
          <table:table-cell office:value-type="float" office:value="3459" calcext:value-type="float">
            <text:p>34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7S" calcext:value-type="time">
            <text:p>12:55:47 PM</text:p>
          </table:table-cell>
          <table:table-cell table:number-columns-repeated="2"/>
        </table:table-row>
        <table:table-row table:style-name="ro2">
          <table:table-cell office:value-type="float" office:value="3460" calcext:value-type="float">
            <text:p>346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7S" calcext:value-type="time">
            <text:p>12:55:47 PM</text:p>
          </table:table-cell>
          <table:table-cell table:number-columns-repeated="2"/>
        </table:table-row>
        <table:table-row table:style-name="ro2">
          <table:table-cell office:value-type="float" office:value="3461" calcext:value-type="float">
            <text:p>34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8S" calcext:value-type="time">
            <text:p>12:55:48 PM</text:p>
          </table:table-cell>
          <table:table-cell table:number-columns-repeated="2"/>
        </table:table-row>
        <table:table-row table:style-name="ro2">
          <table:table-cell office:value-type="float" office:value="3462" calcext:value-type="float">
            <text:p>346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8S" calcext:value-type="time">
            <text:p>12:55:48 PM</text:p>
          </table:table-cell>
          <table:table-cell table:formula="of:=COUNT([.B58:.B62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463" calcext:value-type="float">
            <text:p>346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9S" calcext:value-type="time">
            <text:p>12:55:49 PM</text:p>
          </table:table-cell>
          <table:table-cell table:number-columns-repeated="2"/>
        </table:table-row>
        <table:table-row table:style-name="ro2">
          <table:table-cell office:value-type="float" office:value="3464" calcext:value-type="float">
            <text:p>346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51S" calcext:value-type="time">
            <text:p>12:55:51 PM</text:p>
          </table:table-cell>
          <table:table-cell table:number-columns-repeated="2"/>
        </table:table-row>
        <table:table-row table:style-name="ro2">
          <table:table-cell office:value-type="float" office:value="3465" calcext:value-type="float">
            <text:p>346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52S" calcext:value-type="time">
            <text:p>12:55:52 PM</text:p>
          </table:table-cell>
          <table:table-cell table:number-columns-repeated="2"/>
        </table:table-row>
        <table:table-row table:style-name="ro2">
          <table:table-cell office:value-type="float" office:value="3466" calcext:value-type="float">
            <text:p>346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53S" calcext:value-type="time">
            <text:p>12:55:53 PM</text:p>
          </table:table-cell>
          <table:table-cell table:number-columns-repeated="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64:.B89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3467" calcext:value-type="float">
            <text:p>34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5S" calcext:value-type="time">
            <text:p>12:56:25 PM</text:p>
          </table:table-cell>
          <table:table-cell table:formula="of:=COUNT([.B64:.B69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468" calcext:value-type="float">
            <text:p>346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6S" calcext:value-type="time">
            <text:p>12:56:26 PM</text:p>
          </table:table-cell>
          <table:table-cell table:number-columns-repeated="2"/>
        </table:table-row>
        <table:table-row table:style-name="ro2">
          <table:table-cell office:value-type="float" office:value="3469" calcext:value-type="float">
            <text:p>34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7S" calcext:value-type="time">
            <text:p>12:56:27 PM</text:p>
          </table:table-cell>
          <table:table-cell table:number-columns-repeated="2"/>
        </table:table-row>
        <table:table-row table:style-name="ro2">
          <table:table-cell office:value-type="float" office:value="3470" calcext:value-type="float">
            <text:p>34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8S" calcext:value-type="time">
            <text:p>12:56:28 PM</text:p>
          </table:table-cell>
          <table:table-cell table:number-columns-repeated="2"/>
        </table:table-row>
        <table:table-row table:style-name="ro2">
          <table:table-cell office:value-type="float" office:value="3471" calcext:value-type="float">
            <text:p>34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9S" calcext:value-type="time">
            <text:p>12:56:29 PM</text:p>
          </table:table-cell>
          <table:table-cell table:number-columns-repeated="2"/>
        </table:table-row>
        <table:table-row table:style-name="ro2">
          <table:table-cell office:value-type="float" office:value="3472" calcext:value-type="float">
            <text:p>34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0S" calcext:value-type="time">
            <text:p>12:56:30 PM</text:p>
          </table:table-cell>
          <table:table-cell table:number-columns-repeated="2"/>
        </table:table-row>
        <table:table-row table:style-name="ro2">
          <table:table-cell office:value-type="float" office:value="3473" calcext:value-type="float">
            <text:p>34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0S" calcext:value-type="time">
            <text:p>12:56:30 PM</text:p>
          </table:table-cell>
          <table:table-cell table:formula="of:=COUNT([.B70:.B85]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3474" calcext:value-type="float">
            <text:p>34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1S" calcext:value-type="time">
            <text:p>12:56:3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475" calcext:value-type="float">
            <text:p>347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1S" calcext:value-type="time">
            <text:p>12:56:31 PM</text:p>
          </table:table-cell>
          <table:table-cell/>
          <table:table-cell table:formula="of:=COUNTIF([.B$70:.B$85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3476" calcext:value-type="float">
            <text:p>34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2S" calcext:value-type="time">
            <text:p>12:56:3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477" calcext:value-type="float">
            <text:p>347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2S" calcext:value-type="time">
            <text:p>12:56:32 PM</text:p>
          </table:table-cell>
          <table:table-cell/>
          <table:table-cell table:formula="of:=COUNTIF([.B$70:.B$85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478" calcext:value-type="float">
            <text:p>34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3S" calcext:value-type="time">
            <text:p>12:56:3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479" calcext:value-type="float">
            <text:p>34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4S" calcext:value-type="time">
            <text:p>12:56:34 PM</text:p>
          </table:table-cell>
          <table:table-cell/>
          <table:table-cell table:formula="of:=COUNTIF([.B$70:.B$85];702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480" calcext:value-type="float">
            <text:p>348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4S" calcext:value-type="time">
            <text:p>12:56:34 PM</text:p>
          </table:table-cell>
          <table:table-cell table:number-columns-repeated="2"/>
        </table:table-row>
        <table:table-row table:style-name="ro2">
          <table:table-cell office:value-type="float" office:value="3481" calcext:value-type="float">
            <text:p>34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5S" calcext:value-type="time">
            <text:p>12:56:35 PM</text:p>
          </table:table-cell>
          <table:table-cell table:number-columns-repeated="2"/>
        </table:table-row>
        <table:table-row table:style-name="ro2">
          <table:table-cell office:value-type="float" office:value="3482" calcext:value-type="float">
            <text:p>34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5S" calcext:value-type="time">
            <text:p>12:56:35 PM</text:p>
          </table:table-cell>
          <table:table-cell table:number-columns-repeated="2"/>
        </table:table-row>
        <table:table-row table:style-name="ro2">
          <table:table-cell office:value-type="float" office:value="3483" calcext:value-type="float">
            <text:p>34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6S" calcext:value-type="time">
            <text:p>12:56:36 PM</text:p>
          </table:table-cell>
          <table:table-cell table:number-columns-repeated="2"/>
        </table:table-row>
        <table:table-row table:style-name="ro2">
          <table:table-cell office:value-type="float" office:value="3484" calcext:value-type="float">
            <text:p>348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6S" calcext:value-type="time">
            <text:p>12:56:36 PM</text:p>
          </table:table-cell>
          <table:table-cell table:number-columns-repeated="2"/>
        </table:table-row>
        <table:table-row table:style-name="ro2">
          <table:table-cell office:value-type="float" office:value="3485" calcext:value-type="float">
            <text:p>34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7S" calcext:value-type="time">
            <text:p>12:56:37 PM</text:p>
          </table:table-cell>
          <table:table-cell table:number-columns-repeated="2"/>
        </table:table-row>
        <table:table-row table:style-name="ro2">
          <table:table-cell office:value-type="float" office:value="3486" calcext:value-type="float">
            <text:p>34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7S" calcext:value-type="time">
            <text:p>12:56:37 PM</text:p>
          </table:table-cell>
          <table:table-cell table:number-columns-repeated="2"/>
        </table:table-row>
        <table:table-row table:style-name="ro2">
          <table:table-cell office:value-type="float" office:value="3487" calcext:value-type="float">
            <text:p>34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8S" calcext:value-type="time">
            <text:p>12:56:38 PM</text:p>
          </table:table-cell>
          <table:table-cell table:number-columns-repeated="2"/>
        </table:table-row>
        <table:table-row table:style-name="ro2">
          <table:table-cell office:value-type="float" office:value="3488" calcext:value-type="float">
            <text:p>348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8S" calcext:value-type="time">
            <text:p>12:56:38 PM</text:p>
          </table:table-cell>
          <table:table-cell table:number-columns-repeated="2"/>
        </table:table-row>
        <table:table-row table:style-name="ro2">
          <table:table-cell office:value-type="float" office:value="3489" calcext:value-type="float">
            <text:p>34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9S" calcext:value-type="time">
            <text:p>12:56:39 PM</text:p>
          </table:table-cell>
          <table:table-cell table:formula="of:=COUNT([.B86:.B89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490" calcext:value-type="float">
            <text:p>34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40S" calcext:value-type="time">
            <text:p>12:56:40 PM</text:p>
          </table:table-cell>
          <table:table-cell table:number-columns-repeated="2"/>
        </table:table-row>
        <table:table-row table:style-name="ro2">
          <table:table-cell office:value-type="float" office:value="3491" calcext:value-type="float">
            <text:p>34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41S" calcext:value-type="time">
            <text:p>12:56:41 PM</text:p>
          </table:table-cell>
          <table:table-cell table:number-columns-repeated="2"/>
        </table:table-row>
        <table:table-row table:style-name="ro2">
          <table:table-cell office:value-type="float" office:value="3492" calcext:value-type="float">
            <text:p>34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42S" calcext:value-type="time">
            <text:p>12:56:42 PM</text:p>
          </table:table-cell>
          <table:table-cell table:number-columns-repeated="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1:.B121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493" calcext:value-type="float">
            <text:p>34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19S" calcext:value-type="time">
            <text:p>12:57:19 PM</text:p>
          </table:table-cell>
          <table:table-cell table:formula="of:=COUNT([.B91:.B98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494" calcext:value-type="float">
            <text:p>34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0S" calcext:value-type="time">
            <text:p>12:57:20 PM</text:p>
          </table:table-cell>
          <table:table-cell table:number-columns-repeated="2"/>
        </table:table-row>
        <table:table-row table:style-name="ro2">
          <table:table-cell office:value-type="float" office:value="3495" calcext:value-type="float">
            <text:p>34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1S" calcext:value-type="time">
            <text:p>12:57:21 PM</text:p>
          </table:table-cell>
          <table:table-cell table:number-columns-repeated="2"/>
        </table:table-row>
        <table:table-row table:style-name="ro2">
          <table:table-cell office:value-type="float" office:value="3496" calcext:value-type="float">
            <text:p>34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2S" calcext:value-type="time">
            <text:p>12:57:22 PM</text:p>
          </table:table-cell>
          <table:table-cell table:number-columns-repeated="2"/>
        </table:table-row>
        <table:table-row table:style-name="ro2">
          <table:table-cell office:value-type="float" office:value="3497" calcext:value-type="float">
            <text:p>34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3S" calcext:value-type="time">
            <text:p>12:57:23 PM</text:p>
          </table:table-cell>
          <table:table-cell table:number-columns-repeated="2"/>
        </table:table-row>
        <table:table-row table:style-name="ro2">
          <table:table-cell office:value-type="float" office:value="3498" calcext:value-type="float">
            <text:p>34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4S" calcext:value-type="time">
            <text:p>12:57:24 PM</text:p>
          </table:table-cell>
          <table:table-cell table:number-columns-repeated="2"/>
        </table:table-row>
        <table:table-row table:style-name="ro2">
          <table:table-cell office:value-type="float" office:value="3499" calcext:value-type="float">
            <text:p>34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5S" calcext:value-type="time">
            <text:p>12:57:25 PM</text:p>
          </table:table-cell>
          <table:table-cell table:number-columns-repeated="2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6S" calcext:value-type="time">
            <text:p>12:57:26 PM</text:p>
          </table:table-cell>
          <table:table-cell table:number-columns-repeated="2"/>
        </table:table-row>
        <table:table-row table:style-name="ro2">
          <table:table-cell office:value-type="float" office:value="3501" calcext:value-type="float">
            <text:p>35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6S" calcext:value-type="time">
            <text:p>12:57:26 PM</text:p>
          </table:table-cell>
          <table:table-cell table:formula="of:=COUNT([.B99:.B118]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3502" calcext:value-type="float">
            <text:p>35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6S" calcext:value-type="time">
            <text:p>12:57:2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503" calcext:value-type="float">
            <text:p>35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7S" calcext:value-type="time">
            <text:p>12:57:27 PM</text:p>
          </table:table-cell>
          <table:table-cell/>
          <table:table-cell table:formula="of:=COUNTIF([.B$99:.B$118];703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504" calcext:value-type="float">
            <text:p>350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7S" calcext:value-type="time">
            <text:p>12:57:2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505" calcext:value-type="float">
            <text:p>35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8S" calcext:value-type="time">
            <text:p>12:57:28 PM</text:p>
          </table:table-cell>
          <table:table-cell/>
          <table:table-cell table:formula="of:=COUNTIF([.B$99:.B$118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506" calcext:value-type="float">
            <text:p>350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8S" calcext:value-type="time">
            <text:p>12:57:2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507" calcext:value-type="float">
            <text:p>35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9S" calcext:value-type="time">
            <text:p>12:57:29 PM</text:p>
          </table:table-cell>
          <table:table-cell/>
          <table:table-cell table:formula="of:=COUNTIF([.B$99:.B$118];702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508" calcext:value-type="float">
            <text:p>350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9S" calcext:value-type="time">
            <text:p>12:57:29 PM</text:p>
          </table:table-cell>
          <table:table-cell table:number-columns-repeated="2"/>
        </table:table-row>
        <table:table-row table:style-name="ro2">
          <table:table-cell office:value-type="float" office:value="3509" calcext:value-type="float">
            <text:p>35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0S" calcext:value-type="time">
            <text:p>12:57:30 PM</text:p>
          </table:table-cell>
          <table:table-cell table:number-columns-repeated="2"/>
        </table:table-row>
        <table:table-row table:style-name="ro2">
          <table:table-cell office:value-type="float" office:value="3510" calcext:value-type="float">
            <text:p>35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0S" calcext:value-type="time">
            <text:p>12:57:30 PM</text:p>
          </table:table-cell>
          <table:table-cell table:number-columns-repeated="2"/>
        </table:table-row>
        <table:table-row table:style-name="ro2">
          <table:table-cell office:value-type="float" office:value="3511" calcext:value-type="float">
            <text:p>35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0S" calcext:value-type="time">
            <text:p>12:57:30 PM</text:p>
          </table:table-cell>
          <table:table-cell table:number-columns-repeated="2"/>
        </table:table-row>
        <table:table-row table:style-name="ro2">
          <table:table-cell office:value-type="float" office:value="3512" calcext:value-type="float">
            <text:p>35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1S" calcext:value-type="time">
            <text:p>12:57:31 PM</text:p>
          </table:table-cell>
          <table:table-cell table:number-columns-repeated="2"/>
        </table:table-row>
        <table:table-row table:style-name="ro2">
          <table:table-cell office:value-type="float" office:value="3513" calcext:value-type="float">
            <text:p>351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1S" calcext:value-type="time">
            <text:p>12:57:31 PM</text:p>
          </table:table-cell>
          <table:table-cell table:number-columns-repeated="2"/>
        </table:table-row>
        <table:table-row table:style-name="ro2">
          <table:table-cell office:value-type="float" office:value="3514" calcext:value-type="float">
            <text:p>351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1S" calcext:value-type="time">
            <text:p>12:57:31 PM</text:p>
          </table:table-cell>
          <table:table-cell table:number-columns-repeated="2"/>
        </table:table-row>
        <table:table-row table:style-name="ro2">
          <table:table-cell office:value-type="float" office:value="3515" calcext:value-type="float">
            <text:p>35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2S" calcext:value-type="time">
            <text:p>12:57:32 PM</text:p>
          </table:table-cell>
          <table:table-cell table:number-columns-repeated="2"/>
        </table:table-row>
        <table:table-row table:style-name="ro2">
          <table:table-cell office:value-type="float" office:value="3516" calcext:value-type="float">
            <text:p>35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2S" calcext:value-type="time">
            <text:p>12:57:32 PM</text:p>
          </table:table-cell>
          <table:table-cell table:number-columns-repeated="2"/>
        </table:table-row>
        <table:table-row table:style-name="ro2">
          <table:table-cell office:value-type="float" office:value="3517" calcext:value-type="float">
            <text:p>35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2S" calcext:value-type="time">
            <text:p>12:57:32 PM</text:p>
          </table:table-cell>
          <table:table-cell table:number-columns-repeated="2"/>
        </table:table-row>
        <table:table-row table:style-name="ro2">
          <table:table-cell office:value-type="float" office:value="3518" calcext:value-type="float">
            <text:p>35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3S" calcext:value-type="time">
            <text:p>12:57:33 PM</text:p>
          </table:table-cell>
          <table:table-cell table:number-columns-repeated="2"/>
        </table:table-row>
        <table:table-row table:style-name="ro2">
          <table:table-cell office:value-type="float" office:value="3519" calcext:value-type="float">
            <text:p>35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3S" calcext:value-type="time">
            <text:p>12:57:33 PM</text:p>
          </table:table-cell>
          <table:table-cell table:number-columns-repeated="2"/>
        </table:table-row>
        <table:table-row table:style-name="ro2">
          <table:table-cell office:value-type="float" office:value="3520" calcext:value-type="float">
            <text:p>35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4S" calcext:value-type="time">
            <text:p>12:57:34 PM</text:p>
          </table:table-cell>
          <table:table-cell table:number-columns-repeated="2"/>
        </table:table-row>
        <table:table-row table:style-name="ro2">
          <table:table-cell office:value-type="float" office:value="3521" calcext:value-type="float">
            <text:p>35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4S" calcext:value-type="time">
            <text:p>12:57:34 PM</text:p>
          </table:table-cell>
          <table:table-cell table:formula="of:=COUNT([.B119:.B121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522" calcext:value-type="float">
            <text:p>352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9S" calcext:value-type="time">
            <text:p>12:57:39 PM</text:p>
          </table:table-cell>
          <table:table-cell table:number-columns-repeated="2"/>
        </table:table-row>
        <table:table-row table:style-name="ro2">
          <table:table-cell office:value-type="float" office:value="3523" calcext:value-type="float">
            <text:p>35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40S" calcext:value-type="time">
            <text:p>12:57:40 PM</text:p>
          </table:table-cell>
          <table:table-cell table:number-columns-repeated="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23:.B151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3524" calcext:value-type="float">
            <text:p>35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6S" calcext:value-type="time">
            <text:p>12:58:16 PM</text:p>
          </table:table-cell>
          <table:table-cell table:formula="of:=COUNT([.B123:.B127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525" calcext:value-type="float">
            <text:p>35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7S" calcext:value-type="time">
            <text:p>12:58:17 PM</text:p>
          </table:table-cell>
          <table:table-cell table:number-columns-repeated="2"/>
        </table:table-row>
        <table:table-row table:style-name="ro2">
          <table:table-cell office:value-type="float" office:value="3526" calcext:value-type="float">
            <text:p>35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8S" calcext:value-type="time">
            <text:p>12:58:18 PM</text:p>
          </table:table-cell>
          <table:table-cell table:number-columns-repeated="2"/>
        </table:table-row>
        <table:table-row table:style-name="ro2">
          <table:table-cell office:value-type="float" office:value="3527" calcext:value-type="float">
            <text:p>35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9S" calcext:value-type="time">
            <text:p>12:58:19 PM</text:p>
          </table:table-cell>
          <table:table-cell table:number-columns-repeated="2"/>
        </table:table-row>
        <table:table-row table:style-name="ro2">
          <table:table-cell office:value-type="float" office:value="3528" calcext:value-type="float">
            <text:p>35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0S" calcext:value-type="time">
            <text:p>12:58:20 PM</text:p>
          </table:table-cell>
          <table:table-cell table:number-columns-repeated="2"/>
        </table:table-row>
        <table:table-row table:style-name="ro2">
          <table:table-cell office:value-type="float" office:value="3529" calcext:value-type="float">
            <text:p>352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1S" calcext:value-type="time">
            <text:p>12:58:21 PM</text:p>
          </table:table-cell>
          <table:table-cell table:style-name="ce9" table:formula="of:=COUNT([.B128:.B141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3530" calcext:value-type="float">
            <text:p>35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1S" calcext:value-type="time">
            <text:p>12:58:2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531" calcext:value-type="float">
            <text:p>353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1S" calcext:value-type="time">
            <text:p>12:58:21 PM</text:p>
          </table:table-cell>
          <table:table-cell/>
          <table:table-cell table:formula="of:=COUNTIF([.B$128:.B$141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3532" calcext:value-type="float">
            <text:p>35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2S" calcext:value-type="time">
            <text:p>12:58:2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533" calcext:value-type="float">
            <text:p>353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2S" calcext:value-type="time">
            <text:p>12:58:22 PM</text:p>
          </table:table-cell>
          <table:table-cell/>
          <table:table-cell table:formula="of:=COUNTIF([.B$128:.B$141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534" calcext:value-type="float">
            <text:p>35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3S" calcext:value-type="time">
            <text:p>12:58:2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535" calcext:value-type="float">
            <text:p>35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4S" calcext:value-type="time">
            <text:p>12:58:24 PM</text:p>
          </table:table-cell>
          <table:table-cell/>
          <table:table-cell table:formula="of:=COUNTIF([.B$128:.B$141];702)" office:value-type="float" office:value="3" calcext:value-type="float">
            <text:p>3</text:p>
          </table:table-cell>
        </table:table-row>
        <table:table-row table:style-name="ro2">
          <table:table-cell office:value-type="float" office:value="3536" calcext:value-type="float">
            <text:p>35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4S" calcext:value-type="time">
            <text:p>12:58:24 PM</text:p>
          </table:table-cell>
          <table:table-cell table:number-columns-repeated="2"/>
        </table:table-row>
        <table:table-row table:style-name="ro2">
          <table:table-cell office:value-type="float" office:value="3537" calcext:value-type="float">
            <text:p>353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4S" calcext:value-type="time">
            <text:p>12:58:24 PM</text:p>
          </table:table-cell>
          <table:table-cell table:number-columns-repeated="2"/>
        </table:table-row>
        <table:table-row table:style-name="ro2">
          <table:table-cell office:value-type="float" office:value="3538" calcext:value-type="float">
            <text:p>35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5S" calcext:value-type="time">
            <text:p>12:58:25 PM</text:p>
          </table:table-cell>
          <table:table-cell table:number-columns-repeated="2"/>
        </table:table-row>
        <table:table-row table:style-name="ro2">
          <table:table-cell office:value-type="float" office:value="3539" calcext:value-type="float">
            <text:p>35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5S" calcext:value-type="time">
            <text:p>12:58:25 PM</text:p>
          </table:table-cell>
          <table:table-cell table:number-columns-repeated="2"/>
        </table:table-row>
        <table:table-row table:style-name="ro2">
          <table:table-cell office:value-type="float" office:value="3540" calcext:value-type="float">
            <text:p>35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5S" calcext:value-type="time">
            <text:p>12:58:25 PM</text:p>
          </table:table-cell>
          <table:table-cell table:number-columns-repeated="2"/>
        </table:table-row>
        <table:table-row table:style-name="ro2">
          <table:table-cell office:value-type="float" office:value="3541" calcext:value-type="float">
            <text:p>35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6S" calcext:value-type="time">
            <text:p>12:58:26 PM</text:p>
          </table:table-cell>
          <table:table-cell table:number-columns-repeated="2"/>
        </table:table-row>
        <table:table-row table:style-name="ro2">
          <table:table-cell office:value-type="float" office:value="3542" calcext:value-type="float">
            <text:p>35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6S" calcext:value-type="time">
            <text:p>12:58:26 PM</text:p>
          </table:table-cell>
          <table:table-cell table:number-columns-repeated="2"/>
        </table:table-row>
        <table:table-row table:style-name="ro2">
          <table:table-cell office:value-type="float" office:value="3543" calcext:value-type="float">
            <text:p>35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7S" calcext:value-type="time">
            <text:p>12:58:27 PM</text:p>
          </table:table-cell>
          <table:table-cell table:formula="of:=COUNT([.B142:.B151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3544" calcext:value-type="float">
            <text:p>35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8S" calcext:value-type="time">
            <text:p>12:58:28 PM</text:p>
          </table:table-cell>
          <table:table-cell table:number-columns-repeated="2"/>
        </table:table-row>
        <table:table-row table:style-name="ro2">
          <table:table-cell office:value-type="float" office:value="3545" calcext:value-type="float">
            <text:p>35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9S" calcext:value-type="time">
            <text:p>12:58:29 PM</text:p>
          </table:table-cell>
          <table:table-cell table:number-columns-repeated="2"/>
        </table:table-row>
        <table:table-row table:style-name="ro2">
          <table:table-cell office:value-type="float" office:value="3546" calcext:value-type="float">
            <text:p>35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0S" calcext:value-type="time">
            <text:p>12:58:30 PM</text:p>
          </table:table-cell>
          <table:table-cell table:number-columns-repeated="2"/>
        </table:table-row>
        <table:table-row table:style-name="ro2">
          <table:table-cell office:value-type="float" office:value="3547" calcext:value-type="float">
            <text:p>35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1S" calcext:value-type="time">
            <text:p>12:58:31 PM</text:p>
          </table:table-cell>
          <table:table-cell table:number-columns-repeated="2"/>
        </table:table-row>
        <table:table-row table:style-name="ro2">
          <table:table-cell office:value-type="float" office:value="3548" calcext:value-type="float">
            <text:p>35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2S" calcext:value-type="time">
            <text:p>12:58:32 PM</text:p>
          </table:table-cell>
          <table:table-cell table:number-columns-repeated="2"/>
        </table:table-row>
        <table:table-row table:style-name="ro2">
          <table:table-cell office:value-type="float" office:value="3549" calcext:value-type="float">
            <text:p>35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3S" calcext:value-type="time">
            <text:p>12:58:33 PM</text:p>
          </table:table-cell>
          <table:table-cell table:number-columns-repeated="2"/>
        </table:table-row>
        <table:table-row table:style-name="ro2">
          <table:table-cell office:value-type="float" office:value="3550" calcext:value-type="float">
            <text:p>35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4S" calcext:value-type="time">
            <text:p>12:58:34 PM</text:p>
          </table:table-cell>
          <table:table-cell table:number-columns-repeated="2"/>
        </table:table-row>
        <table:table-row table:style-name="ro2">
          <table:table-cell office:value-type="float" office:value="3551" calcext:value-type="float">
            <text:p>35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5S" calcext:value-type="time">
            <text:p>12:58:35 PM</text:p>
          </table:table-cell>
          <table:table-cell table:number-columns-repeated="2"/>
        </table:table-row>
        <table:table-row table:style-name="ro2">
          <table:table-cell office:value-type="float" office:value="3552" calcext:value-type="float">
            <text:p>35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6S" calcext:value-type="time">
            <text:p>12:58:36 PM</text:p>
          </table:table-cell>
          <table:table-cell table:number-columns-repeated="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53:.B183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553" calcext:value-type="float">
            <text:p>35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48S" calcext:value-type="time">
            <text:p>12:58:48 PM</text:p>
          </table:table-cell>
          <table:table-cell table:formula="of:=COUNT([.B153:.B159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554" calcext:value-type="float">
            <text:p>35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49S" calcext:value-type="time">
            <text:p>12:58:49 PM</text:p>
          </table:table-cell>
          <table:table-cell table:number-columns-repeated="2"/>
        </table:table-row>
        <table:table-row table:style-name="ro2">
          <table:table-cell office:value-type="float" office:value="3555" calcext:value-type="float">
            <text:p>35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0S" calcext:value-type="time">
            <text:p>12:58:50 PM</text:p>
          </table:table-cell>
          <table:table-cell table:number-columns-repeated="2"/>
        </table:table-row>
        <table:table-row table:style-name="ro2">
          <table:table-cell office:value-type="float" office:value="3556" calcext:value-type="float">
            <text:p>35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1S" calcext:value-type="time">
            <text:p>12:58:51 PM</text:p>
          </table:table-cell>
          <table:table-cell table:number-columns-repeated="2"/>
        </table:table-row>
        <table:table-row table:style-name="ro2">
          <table:table-cell office:value-type="float" office:value="3557" calcext:value-type="float">
            <text:p>35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2S" calcext:value-type="time">
            <text:p>12:58:52 PM</text:p>
          </table:table-cell>
          <table:table-cell table:number-columns-repeated="2"/>
        </table:table-row>
        <table:table-row table:style-name="ro2">
          <table:table-cell office:value-type="float" office:value="3558" calcext:value-type="float">
            <text:p>35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3S" calcext:value-type="time">
            <text:p>12:58:53 PM</text:p>
          </table:table-cell>
          <table:table-cell table:number-columns-repeated="2"/>
        </table:table-row>
        <table:table-row table:style-name="ro2">
          <table:table-cell office:value-type="float" office:value="3559" calcext:value-type="float">
            <text:p>35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4S" calcext:value-type="time">
            <text:p>12:58:54 PM</text:p>
          </table:table-cell>
          <table:table-cell table:number-columns-repeated="2"/>
        </table:table-row>
        <table:table-row table:style-name="ro2">
          <table:table-cell office:value-type="float" office:value="3560" calcext:value-type="float">
            <text:p>356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4S" calcext:value-type="time">
            <text:p>12:58:54 PM</text:p>
          </table:table-cell>
          <table:table-cell table:formula="of:=COUNT([.B160:.B178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561" calcext:value-type="float">
            <text:p>356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4S" calcext:value-type="time">
            <text:p>12:58:5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562" calcext:value-type="float">
            <text:p>35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5S" calcext:value-type="time">
            <text:p>12:58:5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563" calcext:value-type="float">
            <text:p>356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5S" calcext:value-type="time">
            <text:p>12:58:5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564" calcext:value-type="float">
            <text:p>35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6S" calcext:value-type="time">
            <text:p>12:58:5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565" calcext:value-type="float">
            <text:p>356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6S" calcext:value-type="time">
            <text:p>12:58:5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566" calcext:value-type="float">
            <text:p>35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7S" calcext:value-type="time">
            <text:p>12:58:5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567" calcext:value-type="float">
            <text:p>356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7S" calcext:value-type="time">
            <text:p>12:58:57 PM</text:p>
          </table:table-cell>
          <table:table-cell table:number-columns-repeated="2"/>
        </table:table-row>
        <table:table-row table:style-name="ro2">
          <table:table-cell office:value-type="float" office:value="3568" calcext:value-type="float">
            <text:p>35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8S" calcext:value-type="time">
            <text:p>12:58:58 PM</text:p>
          </table:table-cell>
          <table:table-cell table:number-columns-repeated="2"/>
        </table:table-row>
        <table:table-row table:style-name="ro2">
          <table:table-cell office:value-type="float" office:value="3569" calcext:value-type="float">
            <text:p>35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8S" calcext:value-type="time">
            <text:p>12:58:58 PM</text:p>
          </table:table-cell>
          <table:table-cell table:number-columns-repeated="2"/>
        </table:table-row>
        <table:table-row table:style-name="ro2">
          <table:table-cell office:value-type="float" office:value="3570" calcext:value-type="float">
            <text:p>35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8S" calcext:value-type="time">
            <text:p>12:58:58 PM</text:p>
          </table:table-cell>
          <table:table-cell table:number-columns-repeated="2"/>
        </table:table-row>
        <table:table-row table:style-name="ro2">
          <table:table-cell office:value-type="float" office:value="3571" calcext:value-type="float">
            <text:p>35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9S" calcext:value-type="time">
            <text:p>12:58:59 PM</text:p>
          </table:table-cell>
          <table:table-cell table:number-columns-repeated="2"/>
        </table:table-row>
        <table:table-row table:style-name="ro2">
          <table:table-cell office:value-type="float" office:value="3572" calcext:value-type="float">
            <text:p>35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9S" calcext:value-type="time">
            <text:p>12:58:59 PM</text:p>
          </table:table-cell>
          <table:table-cell table:number-columns-repeated="2"/>
        </table:table-row>
        <table:table-row table:style-name="ro2">
          <table:table-cell office:value-type="float" office:value="3573" calcext:value-type="float">
            <text:p>35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9S" calcext:value-type="time">
            <text:p>12:58:59 PM</text:p>
          </table:table-cell>
          <table:table-cell table:number-columns-repeated="2"/>
        </table:table-row>
        <table:table-row table:style-name="ro2">
          <table:table-cell office:value-type="float" office:value="3574" calcext:value-type="float">
            <text:p>35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0S" calcext:value-type="time">
            <text:p>12:59:00 PM</text:p>
          </table:table-cell>
          <table:table-cell table:number-columns-repeated="2"/>
        </table:table-row>
        <table:table-row table:style-name="ro2">
          <table:table-cell office:value-type="float" office:value="3575" calcext:value-type="float">
            <text:p>357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0S" calcext:value-type="time">
            <text:p>12:59:00 PM</text:p>
          </table:table-cell>
          <table:table-cell table:number-columns-repeated="2"/>
        </table:table-row>
        <table:table-row table:style-name="ro2">
          <table:table-cell office:value-type="float" office:value="3576" calcext:value-type="float">
            <text:p>35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1S" calcext:value-type="time">
            <text:p>12:59:01 PM</text:p>
          </table:table-cell>
          <table:table-cell table:number-columns-repeated="2"/>
        </table:table-row>
        <table:table-row table:style-name="ro2">
          <table:table-cell office:value-type="float" office:value="3577" calcext:value-type="float">
            <text:p>35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1S" calcext:value-type="time">
            <text:p>12:59:01 PM</text:p>
          </table:table-cell>
          <table:table-cell table:number-columns-repeated="2"/>
        </table:table-row>
        <table:table-row table:style-name="ro2">
          <table:table-cell office:value-type="float" office:value="3578" calcext:value-type="float">
            <text:p>357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2S" calcext:value-type="time">
            <text:p>12:59:02 PM</text:p>
          </table:table-cell>
          <table:table-cell table:number-columns-repeated="2"/>
        </table:table-row>
        <table:table-row table:style-name="ro2">
          <table:table-cell office:value-type="float" office:value="3579" calcext:value-type="float">
            <text:p>357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2S" calcext:value-type="time">
            <text:p>12:59:02 PM</text:p>
          </table:table-cell>
          <table:table-cell table:formula="of:=COUNT([.B179:.B183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580" calcext:value-type="float">
            <text:p>35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4S" calcext:value-type="time">
            <text:p>12:59:04 PM</text:p>
          </table:table-cell>
          <table:table-cell table:number-columns-repeated="2"/>
        </table:table-row>
        <table:table-row table:style-name="ro2">
          <table:table-cell office:value-type="float" office:value="3581" calcext:value-type="float">
            <text:p>358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5S" calcext:value-type="time">
            <text:p>12:59:05 PM</text:p>
          </table:table-cell>
          <table:table-cell table:number-columns-repeated="2"/>
        </table:table-row>
        <table:table-row table:style-name="ro2">
          <table:table-cell office:value-type="float" office:value="3582" calcext:value-type="float">
            <text:p>358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7S" calcext:value-type="time">
            <text:p>12:59:07 PM</text:p>
          </table:table-cell>
          <table:table-cell table:number-columns-repeated="2"/>
        </table:table-row>
        <table:table-row table:style-name="ro2">
          <table:table-cell office:value-type="float" office:value="3583" calcext:value-type="float">
            <text:p>35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8S" calcext:value-type="time">
            <text:p>12:59:08 PM</text:p>
          </table:table-cell>
          <table:table-cell table:number-columns-repeated="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85:.B211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3584" calcext:value-type="float">
            <text:p>35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3S" calcext:value-type="time">
            <text:p>12:59:23 PM</text:p>
          </table:table-cell>
          <table:table-cell table:formula="of:=COUNT([.B185:.B188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585" calcext:value-type="float">
            <text:p>358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4S" calcext:value-type="time">
            <text:p>12:59:24 PM</text:p>
          </table:table-cell>
          <table:table-cell table:number-columns-repeated="2"/>
        </table:table-row>
        <table:table-row table:style-name="ro2">
          <table:table-cell office:value-type="float" office:value="3586" calcext:value-type="float">
            <text:p>35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5S" calcext:value-type="time">
            <text:p>12:59:25 PM</text:p>
          </table:table-cell>
          <table:table-cell table:number-columns-repeated="2"/>
        </table:table-row>
        <table:table-row table:style-name="ro2">
          <table:table-cell office:value-type="float" office:value="3587" calcext:value-type="float">
            <text:p>35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6S" calcext:value-type="time">
            <text:p>12:59:26 PM</text:p>
          </table:table-cell>
          <table:table-cell table:number-columns-repeated="2"/>
        </table:table-row>
        <table:table-row table:style-name="ro2">
          <table:table-cell office:value-type="float" office:value="3588" calcext:value-type="float">
            <text:p>35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8S" calcext:value-type="time">
            <text:p>12:59:28 PM</text:p>
          </table:table-cell>
          <table:table-cell table:formula="of:=COUNT([.B189:.B205])" office:value-type="float" office:value="17" calcext:value-type="float">
            <text:p>17</text:p>
          </table:table-cell>
          <table:table-cell office:value-type="string" calcext:value-type="string">
            <text:p>Revisar</text:p>
          </table:table-cell>
        </table:table-row>
        <table:table-row table:style-name="ro2">
          <table:table-cell office:value-type="float" office:value="3589" calcext:value-type="float">
            <text:p>358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8S" calcext:value-type="time">
            <text:p>12:59:28 PM</text:p>
          </table:table-cell>
          <table:table-cell table:number-columns-repeated="2"/>
        </table:table-row>
        <table:table-row table:style-name="ro2">
          <table:table-cell office:value-type="float" office:value="3590" calcext:value-type="float">
            <text:p>35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9S" calcext:value-type="time">
            <text:p>12:59:29 PM</text:p>
          </table:table-cell>
          <table:table-cell table:number-columns-repeated="2"/>
        </table:table-row>
        <table:table-row table:style-name="ro2">
          <table:table-cell office:value-type="float" office:value="3591" calcext:value-type="float">
            <text:p>359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0S" calcext:value-type="time">
            <text:p>12:59:30 PM</text:p>
          </table:table-cell>
          <table:table-cell table:number-columns-repeated="2"/>
        </table:table-row>
        <table:table-row table:style-name="ro2">
          <table:table-cell office:value-type="float" office:value="3592" calcext:value-type="float">
            <text:p>35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1S" calcext:value-type="time">
            <text:p>12:59:31 PM</text:p>
          </table:table-cell>
          <table:table-cell table:number-columns-repeated="2"/>
        </table:table-row>
        <table:table-row table:style-name="ro2">
          <table:table-cell office:value-type="float" office:value="3593" calcext:value-type="float">
            <text:p>35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1S" calcext:value-type="time">
            <text:p>12:59:31 PM</text:p>
          </table:table-cell>
          <table:table-cell table:number-columns-repeated="2"/>
        </table:table-row>
        <table:table-row table:style-name="ro2">
          <table:table-cell office:value-type="float" office:value="3594" calcext:value-type="float">
            <text:p>359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1S" calcext:value-type="time">
            <text:p>12:59:31 PM</text:p>
          </table:table-cell>
          <table:table-cell table:number-columns-repeated="2"/>
        </table:table-row>
        <table:table-row table:style-name="ro2">
          <table:table-cell office:value-type="float" office:value="3595" calcext:value-type="float">
            <text:p>35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2S" calcext:value-type="time">
            <text:p>12:59:32 PM</text:p>
          </table:table-cell>
          <table:table-cell table:number-columns-repeated="2"/>
        </table:table-row>
        <table:table-row table:style-name="ro2">
          <table:table-cell office:value-type="float" office:value="3596" calcext:value-type="float">
            <text:p>359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2S" calcext:value-type="time">
            <text:p>12:59:32 PM</text:p>
          </table:table-cell>
          <table:table-cell table:number-columns-repeated="2"/>
        </table:table-row>
        <table:table-row table:style-name="ro2">
          <table:table-cell office:value-type="float" office:value="3597" calcext:value-type="float">
            <text:p>359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2S" calcext:value-type="time">
            <text:p>12:59:32 PM</text:p>
          </table:table-cell>
          <table:table-cell table:number-columns-repeated="2"/>
        </table:table-row>
        <table:table-row table:style-name="ro2">
          <table:table-cell office:value-type="float" office:value="3598" calcext:value-type="float">
            <text:p>35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3S" calcext:value-type="time">
            <text:p>12:59:33 PM</text:p>
          </table:table-cell>
          <table:table-cell table:number-columns-repeated="2"/>
        </table:table-row>
        <table:table-row table:style-name="ro2">
          <table:table-cell office:value-type="float" office:value="3599" calcext:value-type="float">
            <text:p>359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3S" calcext:value-type="time">
            <text:p>12:59:33 PM</text:p>
          </table:table-cell>
          <table:table-cell table:number-columns-repeated="2"/>
        </table:table-row>
        <table:table-row table:style-name="ro2">
          <table:table-cell office:value-type="float" office:value="3600" calcext:value-type="float">
            <text:p>36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4S" calcext:value-type="time">
            <text:p>12:59:34 PM</text:p>
          </table:table-cell>
          <table:table-cell table:number-columns-repeated="2"/>
        </table:table-row>
        <table:table-row table:style-name="ro2">
          <table:table-cell office:value-type="float" office:value="3601" calcext:value-type="float">
            <text:p>36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5S" calcext:value-type="time">
            <text:p>12:59:35 PM</text:p>
          </table:table-cell>
          <table:table-cell table:number-columns-repeated="2"/>
        </table:table-row>
        <table:table-row table:style-name="ro2">
          <table:table-cell office:value-type="float" office:value="3602" calcext:value-type="float">
            <text:p>360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5S" calcext:value-type="time">
            <text:p>12:59:35 PM</text:p>
          </table:table-cell>
          <table:table-cell table:number-columns-repeated="2"/>
        </table:table-row>
        <table:table-row table:style-name="ro2">
          <table:table-cell office:value-type="float" office:value="3603" calcext:value-type="float">
            <text:p>36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6S" calcext:value-type="time">
            <text:p>12:59:36 PM</text:p>
          </table:table-cell>
          <table:table-cell table:number-columns-repeated="2"/>
        </table:table-row>
        <table:table-row table:style-name="ro2">
          <table:table-cell office:value-type="float" office:value="3604" calcext:value-type="float">
            <text:p>36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6S" calcext:value-type="time">
            <text:p>12:59:36 PM</text:p>
          </table:table-cell>
          <table:table-cell table:number-columns-repeated="2"/>
        </table:table-row>
        <table:table-row table:style-name="ro2">
          <table:table-cell office:value-type="float" office:value="3605" calcext:value-type="float">
            <text:p>36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7S" calcext:value-type="time">
            <text:p>12:59:37 PM</text:p>
          </table:table-cell>
          <table:table-cell table:formula="of:=COUNT([.B206:.B211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606" calcext:value-type="float">
            <text:p>36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8S" calcext:value-type="time">
            <text:p>12:59:38 PM</text:p>
          </table:table-cell>
          <table:table-cell table:number-columns-repeated="2"/>
        </table:table-row>
        <table:table-row table:style-name="ro2">
          <table:table-cell office:value-type="float" office:value="3607" calcext:value-type="float">
            <text:p>36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9S" calcext:value-type="time">
            <text:p>12:59:39 PM</text:p>
          </table:table-cell>
          <table:table-cell table:number-columns-repeated="2"/>
        </table:table-row>
        <table:table-row table:style-name="ro2">
          <table:table-cell office:value-type="float" office:value="3608" calcext:value-type="float">
            <text:p>36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40S" calcext:value-type="time">
            <text:p>12:59:40 PM</text:p>
          </table:table-cell>
          <table:table-cell table:number-columns-repeated="2"/>
        </table:table-row>
        <table:table-row table:style-name="ro2">
          <table:table-cell office:value-type="float" office:value="3609" calcext:value-type="float">
            <text:p>36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41S" calcext:value-type="time">
            <text:p>12:59:41 PM</text:p>
          </table:table-cell>
          <table:table-cell table:number-columns-repeated="2"/>
        </table:table-row>
        <table:table-row table:style-name="ro2">
          <table:table-cell office:value-type="float" office:value="3610" calcext:value-type="float">
            <text:p>36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42S" calcext:value-type="time">
            <text:p>12:59:42 PM</text:p>
          </table:table-cell>
          <table:table-cell table:number-columns-repeated="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13:.B241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3611" calcext:value-type="float">
            <text:p>36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4S" calcext:value-type="time">
            <text:p>01:00:04 PM</text:p>
          </table:table-cell>
          <table:table-cell table:formula="of:=COUNT([.B213:.B218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612" calcext:value-type="float">
            <text:p>36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5S" calcext:value-type="time">
            <text:p>01:00:05 PM</text:p>
          </table:table-cell>
          <table:table-cell table:number-columns-repeated="2"/>
        </table:table-row>
        <table:table-row table:style-name="ro2">
          <table:table-cell office:value-type="float" office:value="3613" calcext:value-type="float">
            <text:p>36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6S" calcext:value-type="time">
            <text:p>01:00:06 PM</text:p>
          </table:table-cell>
          <table:table-cell table:number-columns-repeated="2"/>
        </table:table-row>
        <table:table-row table:style-name="ro2">
          <table:table-cell office:value-type="float" office:value="3614" calcext:value-type="float">
            <text:p>36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7S" calcext:value-type="time">
            <text:p>01:00:07 PM</text:p>
          </table:table-cell>
          <table:table-cell table:number-columns-repeated="2"/>
        </table:table-row>
        <table:table-row table:style-name="ro2">
          <table:table-cell office:value-type="float" office:value="3615" calcext:value-type="float">
            <text:p>36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8S" calcext:value-type="time">
            <text:p>01:00:08 PM</text:p>
          </table:table-cell>
          <table:table-cell table:number-columns-repeated="2"/>
        </table:table-row>
        <table:table-row table:style-name="ro2">
          <table:table-cell office:value-type="float" office:value="3616" calcext:value-type="float">
            <text:p>36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9S" calcext:value-type="time">
            <text:p>01:00:09 PM</text:p>
          </table:table-cell>
          <table:table-cell table:number-columns-repeated="2"/>
        </table:table-row>
        <table:table-row table:style-name="ro2">
          <table:table-cell office:value-type="float" office:value="3617" calcext:value-type="float">
            <text:p>36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0S" calcext:value-type="time">
            <text:p>01:00:10 PM</text:p>
          </table:table-cell>
          <table:table-cell table:formula="of:=COUNT([.B219:.B236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618" calcext:value-type="float">
            <text:p>36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1S" calcext:value-type="time">
            <text:p>01:00:1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619" calcext:value-type="float">
            <text:p>36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1S" calcext:value-type="time">
            <text:p>01:00:11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620" calcext:value-type="float">
            <text:p>36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2S" calcext:value-type="time">
            <text:p>01:00:1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621" calcext:value-type="float">
            <text:p>362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2S" calcext:value-type="time">
            <text:p>01:00:12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622" calcext:value-type="float">
            <text:p>36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3S" calcext:value-type="time">
            <text:p>01:00:1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623" calcext:value-type="float">
            <text:p>362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3S" calcext:value-type="time">
            <text:p>01:00:13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624" calcext:value-type="float">
            <text:p>36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4S" calcext:value-type="time">
            <text:p>01:00:14 PM</text:p>
          </table:table-cell>
          <table:table-cell table:number-columns-repeated="2"/>
        </table:table-row>
        <table:table-row table:style-name="ro2">
          <table:table-cell office:value-type="float" office:value="3625" calcext:value-type="float">
            <text:p>36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4S" calcext:value-type="time">
            <text:p>01:00:14 PM</text:p>
          </table:table-cell>
          <table:table-cell table:number-columns-repeated="2"/>
        </table:table-row>
        <table:table-row table:style-name="ro2">
          <table:table-cell office:value-type="float" office:value="3626" calcext:value-type="float">
            <text:p>36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4S" calcext:value-type="time">
            <text:p>01:00:14 PM</text:p>
          </table:table-cell>
          <table:table-cell table:number-columns-repeated="2"/>
        </table:table-row>
        <table:table-row table:style-name="ro2">
          <table:table-cell office:value-type="float" office:value="3627" calcext:value-type="float">
            <text:p>36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5S" calcext:value-type="time">
            <text:p>01:00:15 PM</text:p>
          </table:table-cell>
          <table:table-cell table:number-columns-repeated="2"/>
        </table:table-row>
        <table:table-row table:style-name="ro2">
          <table:table-cell office:value-type="float" office:value="3628" calcext:value-type="float">
            <text:p>36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5S" calcext:value-type="time">
            <text:p>01:00:15 PM</text:p>
          </table:table-cell>
          <table:table-cell table:number-columns-repeated="2"/>
        </table:table-row>
        <table:table-row table:style-name="ro2">
          <table:table-cell office:value-type="float" office:value="3629" calcext:value-type="float">
            <text:p>362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5S" calcext:value-type="time">
            <text:p>01:00:15 PM</text:p>
          </table:table-cell>
          <table:table-cell table:number-columns-repeated="2"/>
        </table:table-row>
        <table:table-row table:style-name="ro2">
          <table:table-cell office:value-type="float" office:value="3630" calcext:value-type="float">
            <text:p>363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6S" calcext:value-type="time">
            <text:p>01:00:16 PM</text:p>
          </table:table-cell>
          <table:table-cell table:number-columns-repeated="2"/>
        </table:table-row>
        <table:table-row table:style-name="ro2">
          <table:table-cell office:value-type="float" office:value="3631" calcext:value-type="float">
            <text:p>363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6S" calcext:value-type="time">
            <text:p>01:00:16 PM</text:p>
          </table:table-cell>
          <table:table-cell table:number-columns-repeated="2"/>
        </table:table-row>
        <table:table-row table:style-name="ro2">
          <table:table-cell office:value-type="float" office:value="3632" calcext:value-type="float">
            <text:p>36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6S" calcext:value-type="time">
            <text:p>01:00:16 PM</text:p>
          </table:table-cell>
          <table:table-cell table:number-columns-repeated="2"/>
        </table:table-row>
        <table:table-row table:style-name="ro2">
          <table:table-cell office:value-type="float" office:value="3633" calcext:value-type="float">
            <text:p>36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7S" calcext:value-type="time">
            <text:p>01:00:17 PM</text:p>
          </table:table-cell>
          <table:table-cell table:number-columns-repeated="2"/>
        </table:table-row>
        <table:table-row table:style-name="ro2">
          <table:table-cell office:value-type="float" office:value="3634" calcext:value-type="float">
            <text:p>36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8S" calcext:value-type="time">
            <text:p>01:00:18 PM</text:p>
          </table:table-cell>
          <table:table-cell table:number-columns-repeated="2"/>
        </table:table-row>
        <table:table-row table:style-name="ro2">
          <table:table-cell office:value-type="float" office:value="3635" calcext:value-type="float">
            <text:p>363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8S" calcext:value-type="time">
            <text:p>01:00:18 PM</text:p>
          </table:table-cell>
          <table:table-cell table:formula="of:=COUNT([.B237:.B241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636" calcext:value-type="float">
            <text:p>36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9S" calcext:value-type="time">
            <text:p>01:00:19 PM</text:p>
          </table:table-cell>
          <table:table-cell table:number-columns-repeated="2"/>
        </table:table-row>
        <table:table-row table:style-name="ro2">
          <table:table-cell office:value-type="float" office:value="3637" calcext:value-type="float">
            <text:p>36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20S" calcext:value-type="time">
            <text:p>01:00:20 PM</text:p>
          </table:table-cell>
          <table:table-cell table:number-columns-repeated="2"/>
        </table:table-row>
        <table:table-row table:style-name="ro2">
          <table:table-cell office:value-type="float" office:value="3638" calcext:value-type="float">
            <text:p>36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21S" calcext:value-type="time">
            <text:p>01:00:21 PM</text:p>
          </table:table-cell>
          <table:table-cell table:number-columns-repeated="2"/>
        </table:table-row>
        <table:table-row table:style-name="ro2">
          <table:table-cell office:value-type="float" office:value="3639" calcext:value-type="float">
            <text:p>36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22S" calcext:value-type="time">
            <text:p>01:00:22 PM</text:p>
          </table:table-cell>
          <table:table-cell table:number-columns-repeated="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43:.B247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640" calcext:value-type="float">
            <text:p>36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48S" calcext:value-type="time">
            <text:p>01:00:48 PM</text:p>
          </table:table-cell>
          <table:table-cell table:number-columns-repeated="2"/>
        </table:table-row>
        <table:table-row table:style-name="ro2">
          <table:table-cell office:value-type="float" office:value="3641" calcext:value-type="float">
            <text:p>36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49S" calcext:value-type="time">
            <text:p>01:00:49 PM</text:p>
          </table:table-cell>
          <table:table-cell table:number-columns-repeated="2"/>
        </table:table-row>
        <table:table-row table:style-name="ro2">
          <table:table-cell office:value-type="float" office:value="3642" calcext:value-type="float">
            <text:p>364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0S" calcext:value-type="time">
            <text:p>01:00:50 PM</text:p>
          </table:table-cell>
          <table:table-cell table:number-columns-repeated="2"/>
        </table:table-row>
        <table:table-row table:style-name="ro2">
          <table:table-cell office:value-type="float" office:value="3643" calcext:value-type="float">
            <text:p>36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1S" calcext:value-type="time">
            <text:p>01:00:51 PM</text:p>
          </table:table-cell>
          <table:table-cell table:number-columns-repeated="2"/>
        </table:table-row>
        <table:table-row table:style-name="ro2">
          <table:table-cell office:value-type="float" office:value="3644" calcext:value-type="float">
            <text:p>364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2S" calcext:value-type="time">
            <text:p>01:00:52 PM</text:p>
          </table:table-cell>
          <table:table-cell table:number-columns-repeated="2"/>
        </table:table-row>
        <table:table-row table:style-name="ro2">
          <table:table-cell office:value-type="float" office:value="3645" calcext:value-type="float">
            <text:p>364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3S" calcext:value-type="time">
            <text:p>01:00:53 PM</text:p>
          </table:table-cell>
          <table:table-cell table:formula="of:=COUNT([.B248:.B264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3646" calcext:value-type="float">
            <text:p>36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3S" calcext:value-type="time">
            <text:p>01:00:5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647" calcext:value-type="float">
            <text:p>364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3S" calcext:value-type="time">
            <text:p>01:00:53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648" calcext:value-type="float">
            <text:p>36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4S" calcext:value-type="time">
            <text:p>01:00:5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649" calcext:value-type="float">
            <text:p>36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4S" calcext:value-type="time">
            <text:p>01:00:54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650" calcext:value-type="float">
            <text:p>36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5S" calcext:value-type="time">
            <text:p>01:00:5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651" calcext:value-type="float">
            <text:p>36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6S" calcext:value-type="time">
            <text:p>01:00:56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652" calcext:value-type="float">
            <text:p>365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6S" calcext:value-type="time">
            <text:p>01:00:56 PM</text:p>
          </table:table-cell>
          <table:table-cell table:number-columns-repeated="2"/>
        </table:table-row>
        <table:table-row table:style-name="ro2">
          <table:table-cell office:value-type="float" office:value="3653" calcext:value-type="float">
            <text:p>36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7S" calcext:value-type="time">
            <text:p>01:00:57 PM</text:p>
          </table:table-cell>
          <table:table-cell table:number-columns-repeated="2"/>
        </table:table-row>
        <table:table-row table:style-name="ro2">
          <table:table-cell office:value-type="float" office:value="3654" calcext:value-type="float">
            <text:p>36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7S" calcext:value-type="time">
            <text:p>01:00:57 PM</text:p>
          </table:table-cell>
          <table:table-cell table:number-columns-repeated="2"/>
        </table:table-row>
        <table:table-row table:style-name="ro2">
          <table:table-cell office:value-type="float" office:value="3655" calcext:value-type="float">
            <text:p>365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7S" calcext:value-type="time">
            <text:p>01:00:57 PM</text:p>
          </table:table-cell>
          <table:table-cell table:number-columns-repeated="2"/>
        </table:table-row>
        <table:table-row table:style-name="ro2">
          <table:table-cell office:value-type="float" office:value="3656" calcext:value-type="float">
            <text:p>36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8S" calcext:value-type="time">
            <text:p>01:00:58 PM</text:p>
          </table:table-cell>
          <table:table-cell table:number-columns-repeated="2"/>
        </table:table-row>
        <table:table-row table:style-name="ro2">
          <table:table-cell office:value-type="float" office:value="3657" calcext:value-type="float">
            <text:p>365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8S" calcext:value-type="time">
            <text:p>01:00:58 PM</text:p>
          </table:table-cell>
          <table:table-cell table:number-columns-repeated="2"/>
        </table:table-row>
        <table:table-row table:style-name="ro2">
          <table:table-cell office:value-type="float" office:value="3658" calcext:value-type="float">
            <text:p>36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9S" calcext:value-type="time">
            <text:p>01:00:59 PM</text:p>
          </table:table-cell>
          <table:table-cell table:number-columns-repeated="2"/>
        </table:table-row>
        <table:table-row table:style-name="ro2">
          <table:table-cell office:value-type="float" office:value="3659" calcext:value-type="float">
            <text:p>36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9S" calcext:value-type="time">
            <text:p>01:00:59 PM</text:p>
          </table:table-cell>
          <table:table-cell table:number-columns-repeated="2"/>
        </table:table-row>
        <table:table-row table:style-name="ro2">
          <table:table-cell office:value-type="float" office:value="3660" calcext:value-type="float">
            <text:p>36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0S" calcext:value-type="time">
            <text:p>01:01:00 PM</text:p>
          </table:table-cell>
          <table:table-cell table:number-columns-repeated="2"/>
        </table:table-row>
        <table:table-row table:style-name="ro2">
          <table:table-cell office:value-type="float" office:value="3661" calcext:value-type="float">
            <text:p>36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0S" calcext:value-type="time">
            <text:p>01:01:00 PM</text:p>
          </table:table-cell>
          <table:table-cell table:number-columns-repeated="2"/>
        </table:table-row>
        <table:table-row table:style-name="ro2">
          <table:table-cell office:value-type="float" office:value="3662" calcext:value-type="float">
            <text:p>36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1S" calcext:value-type="time">
            <text:p>01:01:01 PM</text:p>
          </table:table-cell>
          <table:table-cell table:formula="of:=COUNT([.B265:.B27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663" calcext:value-type="float">
            <text:p>36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2S" calcext:value-type="time">
            <text:p>01:01:02 PM</text:p>
          </table:table-cell>
          <table:table-cell table:number-columns-repeated="2"/>
        </table:table-row>
        <table:table-row table:style-name="ro2">
          <table:table-cell office:value-type="float" office:value="3664" calcext:value-type="float">
            <text:p>36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3S" calcext:value-type="time">
            <text:p>01:01:03 PM</text:p>
          </table:table-cell>
          <table:table-cell table:number-columns-repeated="2"/>
        </table:table-row>
        <table:table-row table:style-name="ro2">
          <table:table-cell office:value-type="float" office:value="3665" calcext:value-type="float">
            <text:p>36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4S" calcext:value-type="time">
            <text:p>01:01:04 PM</text:p>
          </table:table-cell>
          <table:table-cell table:number-columns-repeated="2"/>
        </table:table-row>
        <table:table-row table:style-name="ro2">
          <table:table-cell office:value-type="float" office:value="3666" calcext:value-type="float">
            <text:p>36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5S" calcext:value-type="time">
            <text:p>01:01:05 PM</text:p>
          </table:table-cell>
          <table:table-cell table:number-columns-repeated="2"/>
        </table:table-row>
        <table:table-row table:style-name="ro2">
          <table:table-cell office:value-type="float" office:value="3667" calcext:value-type="float">
            <text:p>36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6S" calcext:value-type="time">
            <text:p>01:01:06 PM</text:p>
          </table:table-cell>
          <table:table-cell table:number-columns-repeated="2"/>
        </table:table-row>
        <table:table-row table:style-name="ro2">
          <table:table-cell office:value-type="float" office:value="3668" calcext:value-type="float">
            <text:p>36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7S" calcext:value-type="time">
            <text:p>01:01:07 PM</text:p>
          </table:table-cell>
          <table:table-cell table:number-columns-repeated="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73:.B303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669" calcext:value-type="float">
            <text:p>36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2S" calcext:value-type="time">
            <text:p>01:01:22 PM</text:p>
          </table:table-cell>
          <table:table-cell table:formula="of:=COUNT([.B273:.B280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670" calcext:value-type="float">
            <text:p>367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3S" calcext:value-type="time">
            <text:p>01:01:23 PM</text:p>
          </table:table-cell>
          <table:table-cell table:number-columns-repeated="2"/>
        </table:table-row>
        <table:table-row table:style-name="ro2">
          <table:table-cell office:value-type="float" office:value="3671" calcext:value-type="float">
            <text:p>36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4S" calcext:value-type="time">
            <text:p>01:01:24 PM</text:p>
          </table:table-cell>
          <table:table-cell table:number-columns-repeated="2"/>
        </table:table-row>
        <table:table-row table:style-name="ro2">
          <table:table-cell office:value-type="float" office:value="3672" calcext:value-type="float">
            <text:p>367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5S" calcext:value-type="time">
            <text:p>01:01:25 PM</text:p>
          </table:table-cell>
          <table:table-cell table:number-columns-repeated="2"/>
        </table:table-row>
        <table:table-row table:style-name="ro2">
          <table:table-cell office:value-type="float" office:value="3673" calcext:value-type="float">
            <text:p>36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6S" calcext:value-type="time">
            <text:p>01:01:26 PM</text:p>
          </table:table-cell>
          <table:table-cell table:number-columns-repeated="2"/>
        </table:table-row>
        <table:table-row table:style-name="ro2">
          <table:table-cell office:value-type="float" office:value="3674" calcext:value-type="float">
            <text:p>36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7S" calcext:value-type="time">
            <text:p>01:01:27 PM</text:p>
          </table:table-cell>
          <table:table-cell table:number-columns-repeated="2"/>
        </table:table-row>
        <table:table-row table:style-name="ro2">
          <table:table-cell office:value-type="float" office:value="3675" calcext:value-type="float">
            <text:p>36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8S" calcext:value-type="time">
            <text:p>01:01:28 PM</text:p>
          </table:table-cell>
          <table:table-cell table:number-columns-repeated="2"/>
        </table:table-row>
        <table:table-row table:style-name="ro2">
          <table:table-cell office:value-type="float" office:value="3676" calcext:value-type="float">
            <text:p>36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9S" calcext:value-type="time">
            <text:p>01:01:29 PM</text:p>
          </table:table-cell>
          <table:table-cell table:number-columns-repeated="2"/>
        </table:table-row>
        <table:table-row table:style-name="ro2">
          <table:table-cell office:value-type="float" office:value="3677" calcext:value-type="float">
            <text:p>367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9S" calcext:value-type="time">
            <text:p>01:01:29 PM</text:p>
          </table:table-cell>
          <table:table-cell table:formula="of:=COUNT([.B281:.B297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3678" calcext:value-type="float">
            <text:p>36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9S" calcext:value-type="time">
            <text:p>01:01:2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679" calcext:value-type="float">
            <text:p>36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0S" calcext:value-type="time">
            <text:p>01:01:30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680" calcext:value-type="float">
            <text:p>368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0S" calcext:value-type="time">
            <text:p>01:01:3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681" calcext:value-type="float">
            <text:p>36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1S" calcext:value-type="time">
            <text:p>01:01:3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682" calcext:value-type="float">
            <text:p>36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1S" calcext:value-type="time">
            <text:p>01:01:3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683" calcext:value-type="float">
            <text:p>36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2S" calcext:value-type="time">
            <text:p>01:01:32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684" calcext:value-type="float">
            <text:p>36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2S" calcext:value-type="time">
            <text:p>01:01:32 PM</text:p>
          </table:table-cell>
          <table:table-cell table:number-columns-repeated="2"/>
        </table:table-row>
        <table:table-row table:style-name="ro2">
          <table:table-cell office:value-type="float" office:value="3685" calcext:value-type="float">
            <text:p>368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2S" calcext:value-type="time">
            <text:p>01:01:32 PM</text:p>
          </table:table-cell>
          <table:table-cell table:number-columns-repeated="2"/>
        </table:table-row>
        <table:table-row table:style-name="ro2">
          <table:table-cell office:value-type="float" office:value="3686" calcext:value-type="float">
            <text:p>36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3S" calcext:value-type="time">
            <text:p>01:01:33 PM</text:p>
          </table:table-cell>
          <table:table-cell table:number-columns-repeated="2"/>
        </table:table-row>
        <table:table-row table:style-name="ro2">
          <table:table-cell office:value-type="float" office:value="3687" calcext:value-type="float">
            <text:p>36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3S" calcext:value-type="time">
            <text:p>01:01:33 PM</text:p>
          </table:table-cell>
          <table:table-cell table:number-columns-repeated="2"/>
        </table:table-row>
        <table:table-row table:style-name="ro2">
          <table:table-cell office:value-type="float" office:value="3688" calcext:value-type="float">
            <text:p>36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3S" calcext:value-type="time">
            <text:p>01:01:33 PM</text:p>
          </table:table-cell>
          <table:table-cell table:number-columns-repeated="2"/>
        </table:table-row>
        <table:table-row table:style-name="ro2">
          <table:table-cell office:value-type="float" office:value="3689" calcext:value-type="float">
            <text:p>36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4S" calcext:value-type="time">
            <text:p>01:01:34 PM</text:p>
          </table:table-cell>
          <table:table-cell table:number-columns-repeated="2"/>
        </table:table-row>
        <table:table-row table:style-name="ro2">
          <table:table-cell office:value-type="float" office:value="3690" calcext:value-type="float">
            <text:p>369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4S" calcext:value-type="time">
            <text:p>01:01:34 PM</text:p>
          </table:table-cell>
          <table:table-cell table:number-columns-repeated="2"/>
        </table:table-row>
        <table:table-row table:style-name="ro2">
          <table:table-cell office:value-type="float" office:value="3691" calcext:value-type="float">
            <text:p>36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5S" calcext:value-type="time">
            <text:p>01:01:35 PM</text:p>
          </table:table-cell>
          <table:table-cell table:number-columns-repeated="2"/>
        </table:table-row>
        <table:table-row table:style-name="ro2">
          <table:table-cell office:value-type="float" office:value="3692" calcext:value-type="float">
            <text:p>369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5S" calcext:value-type="time">
            <text:p>01:01:35 PM</text:p>
          </table:table-cell>
          <table:table-cell table:number-columns-repeated="2"/>
        </table:table-row>
        <table:table-row table:style-name="ro2">
          <table:table-cell office:value-type="float" office:value="3693" calcext:value-type="float">
            <text:p>36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6S" calcext:value-type="time">
            <text:p>01:01:36 PM</text:p>
          </table:table-cell>
          <table:table-cell table:number-columns-repeated="2"/>
        </table:table-row>
        <table:table-row table:style-name="ro2">
          <table:table-cell office:value-type="float" office:value="3694" calcext:value-type="float">
            <text:p>36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6S" calcext:value-type="time">
            <text:p>01:01:36 PM</text:p>
          </table:table-cell>
          <table:table-cell table:formula="of:=COUNT([.B298:.B303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695" calcext:value-type="float">
            <text:p>369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8S" calcext:value-type="time">
            <text:p>01:01:38 PM</text:p>
          </table:table-cell>
          <table:table-cell table:number-columns-repeated="2"/>
        </table:table-row>
        <table:table-row table:style-name="ro2">
          <table:table-cell office:value-type="float" office:value="3696" calcext:value-type="float">
            <text:p>369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9S" calcext:value-type="time">
            <text:p>01:01:39 PM</text:p>
          </table:table-cell>
          <table:table-cell table:number-columns-repeated="2"/>
        </table:table-row>
        <table:table-row table:style-name="ro2">
          <table:table-cell office:value-type="float" office:value="3697" calcext:value-type="float">
            <text:p>36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40S" calcext:value-type="time">
            <text:p>01:01:40 PM</text:p>
          </table:table-cell>
          <table:table-cell table:number-columns-repeated="2"/>
        </table:table-row>
        <table:table-row table:style-name="ro2">
          <table:table-cell office:value-type="float" office:value="3698" calcext:value-type="float">
            <text:p>369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41S" calcext:value-type="time">
            <text:p>01:01:41 PM</text:p>
          </table:table-cell>
          <table:table-cell table:number-columns-repeated="2"/>
        </table:table-row>
        <table:table-row table:style-name="ro2">
          <table:table-cell office:value-type="float" office:value="3699" calcext:value-type="float">
            <text:p>369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42S" calcext:value-type="time">
            <text:p>01:01:42 PM</text:p>
          </table:table-cell>
          <table:table-cell table:number-columns-repeated="2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05:.B324])" office:value-type="float" office:value="20" calcext:value-type="float">
            <text:p>20</text:p>
          </table:table-cell>
          <table:table-cell table:style-name="ce12" office:value-type="string" calcext:value-type="string">
            <text:p>Inválido</text:p>
          </table:table-cell>
        </table:table-row>
        <table:table-row table:style-name="ro2">
          <table:table-cell office:value-type="float" office:value="3700" calcext:value-type="float">
            <text:p>370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18S" calcext:value-type="time">
            <text:p>01:02:18 PM</text:p>
          </table:table-cell>
          <table:table-cell table:formula="of:=COUNT([.B305:.B310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701" calcext:value-type="float">
            <text:p>370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19S" calcext:value-type="time">
            <text:p>01:02:19 PM</text:p>
          </table:table-cell>
          <table:table-cell table:number-columns-repeated="2"/>
        </table:table-row>
        <table:table-row table:style-name="ro2">
          <table:table-cell office:value-type="float" office:value="3702" calcext:value-type="float">
            <text:p>370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0S" calcext:value-type="time">
            <text:p>01:02:20 PM</text:p>
          </table:table-cell>
          <table:table-cell table:number-columns-repeated="2"/>
        </table:table-row>
        <table:table-row table:style-name="ro2">
          <table:table-cell office:value-type="float" office:value="3703" calcext:value-type="float">
            <text:p>37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1S" calcext:value-type="time">
            <text:p>01:02:21 PM</text:p>
          </table:table-cell>
          <table:table-cell table:number-columns-repeated="2"/>
        </table:table-row>
        <table:table-row table:style-name="ro2">
          <table:table-cell office:value-type="float" office:value="3704" calcext:value-type="float">
            <text:p>37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2S" calcext:value-type="time">
            <text:p>01:02:22 PM</text:p>
          </table:table-cell>
          <table:table-cell table:number-columns-repeated="2"/>
        </table:table-row>
        <table:table-row table:style-name="ro2">
          <table:table-cell office:value-type="float" office:value="3705" calcext:value-type="float">
            <text:p>370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3S" calcext:value-type="time">
            <text:p>01:02:23 PM</text:p>
          </table:table-cell>
          <table:table-cell table:number-columns-repeated="2"/>
        </table:table-row>
        <table:table-row table:style-name="ro2">
          <table:table-cell office:value-type="float" office:value="3706" calcext:value-type="float">
            <text:p>37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5S" calcext:value-type="time">
            <text:p>01:02:25 PM</text:p>
          </table:table-cell>
          <table:table-cell table:formula="of:=COUNT([.B311:.B319]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3707" calcext:value-type="float">
            <text:p>37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5S" calcext:value-type="time">
            <text:p>01:02:25 PM</text:p>
          </table:table-cell>
          <table:table-cell table:number-columns-repeated="2"/>
        </table:table-row>
        <table:table-row table:style-name="ro2">
          <table:table-cell office:value-type="float" office:value="3708" calcext:value-type="float">
            <text:p>37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6S" calcext:value-type="time">
            <text:p>01:02:26 PM</text:p>
          </table:table-cell>
          <table:table-cell table:number-columns-repeated="2"/>
        </table:table-row>
        <table:table-row table:style-name="ro2">
          <table:table-cell office:value-type="float" office:value="3709" calcext:value-type="float">
            <text:p>37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6S" calcext:value-type="time">
            <text:p>01:02:26 PM</text:p>
          </table:table-cell>
          <table:table-cell table:number-columns-repeated="2"/>
        </table:table-row>
        <table:table-row table:style-name="ro2">
          <table:table-cell office:value-type="float" office:value="3710" calcext:value-type="float">
            <text:p>37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7S" calcext:value-type="time">
            <text:p>01:02:27 PM</text:p>
          </table:table-cell>
          <table:table-cell table:number-columns-repeated="2"/>
        </table:table-row>
        <table:table-row table:style-name="ro2">
          <table:table-cell office:value-type="float" office:value="3711" calcext:value-type="float">
            <text:p>37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8S" calcext:value-type="time">
            <text:p>01:02:28 PM</text:p>
          </table:table-cell>
          <table:table-cell table:number-columns-repeated="2"/>
        </table:table-row>
        <table:table-row table:style-name="ro2">
          <table:table-cell office:value-type="float" office:value="3712" calcext:value-type="float">
            <text:p>37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8S" calcext:value-type="time">
            <text:p>01:02:28 PM</text:p>
          </table:table-cell>
          <table:table-cell table:number-columns-repeated="2"/>
        </table:table-row>
        <table:table-row table:style-name="ro2">
          <table:table-cell office:value-type="float" office:value="3713" calcext:value-type="float">
            <text:p>37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9S" calcext:value-type="time">
            <text:p>01:02:29 PM</text:p>
          </table:table-cell>
          <table:table-cell table:number-columns-repeated="2"/>
        </table:table-row>
        <table:table-row table:style-name="ro2">
          <table:table-cell office:value-type="float" office:value="3714" calcext:value-type="float">
            <text:p>37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9S" calcext:value-type="time">
            <text:p>01:02:29 PM</text:p>
          </table:table-cell>
          <table:table-cell table:number-columns-repeated="2"/>
        </table:table-row>
        <table:table-row table:style-name="ro2">
          <table:table-cell office:value-type="float" office:value="3715" calcext:value-type="float">
            <text:p>37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0S" calcext:value-type="time">
            <text:p>01:02:30 PM</text:p>
          </table:table-cell>
          <table:table-cell table:formula="of:=COUNT([.B320:.B324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716" calcext:value-type="float">
            <text:p>37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1S" calcext:value-type="time">
            <text:p>01:02:31 PM</text:p>
          </table:table-cell>
          <table:table-cell table:number-columns-repeated="2"/>
        </table:table-row>
        <table:table-row table:style-name="ro2">
          <table:table-cell office:value-type="float" office:value="3717" calcext:value-type="float">
            <text:p>37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2S" calcext:value-type="time">
            <text:p>01:02:32 PM</text:p>
          </table:table-cell>
          <table:table-cell table:number-columns-repeated="2"/>
        </table:table-row>
        <table:table-row table:style-name="ro2">
          <table:table-cell office:value-type="float" office:value="3718" calcext:value-type="float">
            <text:p>37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3S" calcext:value-type="time">
            <text:p>01:02:33 PM</text:p>
          </table:table-cell>
          <table:table-cell table:number-columns-repeated="2"/>
        </table:table-row>
        <table:table-row table:style-name="ro2">
          <table:table-cell office:value-type="float" office:value="3719" calcext:value-type="float">
            <text:p>37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4S" calcext:value-type="time">
            <text:p>01:02:34 PM</text:p>
          </table:table-cell>
          <table:table-cell table:number-columns-repeated="2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26:.B355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720" calcext:value-type="float">
            <text:p>37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48S" calcext:value-type="time">
            <text:p>01:02:48 PM</text:p>
          </table:table-cell>
          <table:table-cell table:formula="of:=COUNT([.B326:.B331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721" calcext:value-type="float">
            <text:p>37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49S" calcext:value-type="time">
            <text:p>01:02:49 PM</text:p>
          </table:table-cell>
          <table:table-cell table:number-columns-repeated="2"/>
        </table:table-row>
        <table:table-row table:style-name="ro2">
          <table:table-cell office:value-type="float" office:value="3722" calcext:value-type="float">
            <text:p>37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0S" calcext:value-type="time">
            <text:p>01:02:50 PM</text:p>
          </table:table-cell>
          <table:table-cell table:number-columns-repeated="2"/>
        </table:table-row>
        <table:table-row table:style-name="ro2">
          <table:table-cell office:value-type="float" office:value="3723" calcext:value-type="float">
            <text:p>37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1S" calcext:value-type="time">
            <text:p>01:02:51 PM</text:p>
          </table:table-cell>
          <table:table-cell table:number-columns-repeated="2"/>
        </table:table-row>
        <table:table-row table:style-name="ro2">
          <table:table-cell office:value-type="float" office:value="3724" calcext:value-type="float">
            <text:p>37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2S" calcext:value-type="time">
            <text:p>01:02:52 PM</text:p>
          </table:table-cell>
          <table:table-cell table:number-columns-repeated="2"/>
        </table:table-row>
        <table:table-row table:style-name="ro2">
          <table:table-cell office:value-type="float" office:value="3725" calcext:value-type="float">
            <text:p>37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3S" calcext:value-type="time">
            <text:p>01:02:53 PM</text:p>
          </table:table-cell>
          <table:table-cell table:number-columns-repeated="2"/>
        </table:table-row>
        <table:table-row table:style-name="ro2">
          <table:table-cell office:value-type="float" office:value="3726" calcext:value-type="float">
            <text:p>37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4S" calcext:value-type="time">
            <text:p>01:02:54 PM</text:p>
          </table:table-cell>
          <table:table-cell table:formula="of:=COUNT([.B332:.B350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727" calcext:value-type="float">
            <text:p>37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4S" calcext:value-type="time">
            <text:p>01:02:5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728" calcext:value-type="float">
            <text:p>37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4S" calcext:value-type="time">
            <text:p>01:02:54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29" calcext:value-type="float">
            <text:p>37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5S" calcext:value-type="time">
            <text:p>01:02:5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730" calcext:value-type="float">
            <text:p>37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5S" calcext:value-type="time">
            <text:p>01:02:55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731" calcext:value-type="float">
            <text:p>37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6S" calcext:value-type="time">
            <text:p>01:02:5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732" calcext:value-type="float">
            <text:p>37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6S" calcext:value-type="time">
            <text:p>01:02:56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733" calcext:value-type="float">
            <text:p>37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7S" calcext:value-type="time">
            <text:p>01:02:57 PM</text:p>
          </table:table-cell>
          <table:table-cell table:number-columns-repeated="2"/>
        </table:table-row>
        <table:table-row table:style-name="ro2">
          <table:table-cell office:value-type="float" office:value="3734" calcext:value-type="float">
            <text:p>373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7S" calcext:value-type="time">
            <text:p>01:02:57 PM</text:p>
          </table:table-cell>
          <table:table-cell table:number-columns-repeated="2"/>
        </table:table-row>
        <table:table-row table:style-name="ro2">
          <table:table-cell office:value-type="float" office:value="3735" calcext:value-type="float">
            <text:p>373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7S" calcext:value-type="time">
            <text:p>01:02:57 PM</text:p>
          </table:table-cell>
          <table:table-cell table:number-columns-repeated="2"/>
        </table:table-row>
        <table:table-row table:style-name="ro2">
          <table:table-cell office:value-type="float" office:value="3736" calcext:value-type="float">
            <text:p>37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8S" calcext:value-type="time">
            <text:p>01:02:58 PM</text:p>
          </table:table-cell>
          <table:table-cell table:number-columns-repeated="2"/>
        </table:table-row>
        <table:table-row table:style-name="ro2">
          <table:table-cell office:value-type="float" office:value="3737" calcext:value-type="float">
            <text:p>37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8S" calcext:value-type="time">
            <text:p>01:02:58 PM</text:p>
          </table:table-cell>
          <table:table-cell table:number-columns-repeated="2"/>
        </table:table-row>
        <table:table-row table:style-name="ro2">
          <table:table-cell office:value-type="float" office:value="3738" calcext:value-type="float">
            <text:p>37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8S" calcext:value-type="time">
            <text:p>01:02:58 PM</text:p>
          </table:table-cell>
          <table:table-cell table:number-columns-repeated="2"/>
        </table:table-row>
        <table:table-row table:style-name="ro2">
          <table:table-cell office:value-type="float" office:value="3739" calcext:value-type="float">
            <text:p>37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9S" calcext:value-type="time">
            <text:p>01:02:59 PM</text:p>
          </table:table-cell>
          <table:table-cell table:number-columns-repeated="2"/>
        </table:table-row>
        <table:table-row table:style-name="ro2">
          <table:table-cell office:value-type="float" office:value="3740" calcext:value-type="float">
            <text:p>37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9S" calcext:value-type="time">
            <text:p>01:02:59 PM</text:p>
          </table:table-cell>
          <table:table-cell table:number-columns-repeated="2"/>
        </table:table-row>
        <table:table-row table:style-name="ro2">
          <table:table-cell office:value-type="float" office:value="3741" calcext:value-type="float">
            <text:p>374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9S" calcext:value-type="time">
            <text:p>01:02:59 PM</text:p>
          </table:table-cell>
          <table:table-cell table:number-columns-repeated="2"/>
        </table:table-row>
        <table:table-row table:style-name="ro2">
          <table:table-cell office:value-type="float" office:value="3742" calcext:value-type="float">
            <text:p>37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0S" calcext:value-type="time">
            <text:p>01:03:00 PM</text:p>
          </table:table-cell>
          <table:table-cell table:number-columns-repeated="2"/>
        </table:table-row>
        <table:table-row table:style-name="ro2">
          <table:table-cell office:value-type="float" office:value="3743" calcext:value-type="float">
            <text:p>37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0S" calcext:value-type="time">
            <text:p>01:03:00 PM</text:p>
          </table:table-cell>
          <table:table-cell table:number-columns-repeated="2"/>
        </table:table-row>
        <table:table-row table:style-name="ro2">
          <table:table-cell office:value-type="float" office:value="3744" calcext:value-type="float">
            <text:p>37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1S" calcext:value-type="time">
            <text:p>01:03:01 PM</text:p>
          </table:table-cell>
          <table:table-cell table:number-columns-repeated="2"/>
        </table:table-row>
        <table:table-row table:style-name="ro2">
          <table:table-cell office:value-type="float" office:value="3745" calcext:value-type="float">
            <text:p>374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1S" calcext:value-type="time">
            <text:p>01:03:01 PM</text:p>
          </table:table-cell>
          <table:table-cell table:formula="of:=COUNT([.B351:.B355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746" calcext:value-type="float">
            <text:p>37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3S" calcext:value-type="time">
            <text:p>01:03:03 PM</text:p>
          </table:table-cell>
          <table:table-cell table:number-columns-repeated="2"/>
        </table:table-row>
        <table:table-row table:style-name="ro2">
          <table:table-cell office:value-type="float" office:value="3747" calcext:value-type="float">
            <text:p>374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4S" calcext:value-type="time">
            <text:p>01:03:04 PM</text:p>
          </table:table-cell>
          <table:table-cell table:number-columns-repeated="2"/>
        </table:table-row>
        <table:table-row table:style-name="ro2">
          <table:table-cell office:value-type="float" office:value="3748" calcext:value-type="float">
            <text:p>37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5S" calcext:value-type="time">
            <text:p>01:03:05 PM</text:p>
          </table:table-cell>
          <table:table-cell table:number-columns-repeated="2"/>
        </table:table-row>
        <table:table-row table:style-name="ro2">
          <table:table-cell office:value-type="float" office:value="3749" calcext:value-type="float">
            <text:p>374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6S" calcext:value-type="time">
            <text:p>01:03:06 PM</text:p>
          </table:table-cell>
          <table:table-cell table:number-columns-repeated="2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57:.B384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3750" calcext:value-type="float">
            <text:p>375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1S" calcext:value-type="time">
            <text:p>01:03:31 PM</text:p>
          </table:table-cell>
          <table:table-cell table:formula="of:=COUNT([.B357:.B360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751" calcext:value-type="float">
            <text:p>37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2S" calcext:value-type="time">
            <text:p>01:03:32 PM</text:p>
          </table:table-cell>
          <table:table-cell table:number-columns-repeated="2"/>
        </table:table-row>
        <table:table-row table:style-name="ro2">
          <table:table-cell office:value-type="float" office:value="3752" calcext:value-type="float">
            <text:p>37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3S" calcext:value-type="time">
            <text:p>01:03:33 PM</text:p>
          </table:table-cell>
          <table:table-cell table:number-columns-repeated="2"/>
        </table:table-row>
        <table:table-row table:style-name="ro2">
          <table:table-cell office:value-type="float" office:value="3753" calcext:value-type="float">
            <text:p>375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4S" calcext:value-type="time">
            <text:p>01:03:34 PM</text:p>
          </table:table-cell>
          <table:table-cell table:number-columns-repeated="2"/>
        </table:table-row>
        <table:table-row table:style-name="ro2">
          <table:table-cell office:value-type="float" office:value="3754" calcext:value-type="float">
            <text:p>375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5S" calcext:value-type="time">
            <text:p>01:03:35 PM</text:p>
          </table:table-cell>
          <table:table-cell table:formula="of:=COUNT([.B361:.B378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755" calcext:value-type="float">
            <text:p>37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5S" calcext:value-type="time">
            <text:p>01:03:3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756" calcext:value-type="float">
            <text:p>375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5S" calcext:value-type="time">
            <text:p>01:03:3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57" calcext:value-type="float">
            <text:p>37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6S" calcext:value-type="time">
            <text:p>01:03:3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758" calcext:value-type="float">
            <text:p>375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6S" calcext:value-type="time">
            <text:p>01:03:3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59" calcext:value-type="float">
            <text:p>37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7S" calcext:value-type="time">
            <text:p>01:03:3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760" calcext:value-type="float">
            <text:p>376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7S" calcext:value-type="time">
            <text:p>01:03:3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761" calcext:value-type="float">
            <text:p>37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8S" calcext:value-type="time">
            <text:p>01:03:38 PM</text:p>
          </table:table-cell>
          <table:table-cell table:number-columns-repeated="2"/>
        </table:table-row>
        <table:table-row table:style-name="ro2">
          <table:table-cell office:value-type="float" office:value="3762" calcext:value-type="float">
            <text:p>376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8S" calcext:value-type="time">
            <text:p>01:03:38 PM</text:p>
          </table:table-cell>
          <table:table-cell table:number-columns-repeated="2"/>
        </table:table-row>
        <table:table-row table:style-name="ro2">
          <table:table-cell office:value-type="float" office:value="3763" calcext:value-type="float">
            <text:p>376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8S" calcext:value-type="time">
            <text:p>01:03:38 PM</text:p>
          </table:table-cell>
          <table:table-cell table:number-columns-repeated="2"/>
        </table:table-row>
        <table:table-row table:style-name="ro2">
          <table:table-cell office:value-type="float" office:value="3764" calcext:value-type="float">
            <text:p>37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9S" calcext:value-type="time">
            <text:p>01:03:39 PM</text:p>
          </table:table-cell>
          <table:table-cell table:number-columns-repeated="2"/>
        </table:table-row>
        <table:table-row table:style-name="ro2">
          <table:table-cell office:value-type="float" office:value="3765" calcext:value-type="float">
            <text:p>376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9S" calcext:value-type="time">
            <text:p>01:03:39 PM</text:p>
          </table:table-cell>
          <table:table-cell table:number-columns-repeated="2"/>
        </table:table-row>
        <table:table-row table:style-name="ro2">
          <table:table-cell office:value-type="float" office:value="3766" calcext:value-type="float">
            <text:p>37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9S" calcext:value-type="time">
            <text:p>01:03:39 PM</text:p>
          </table:table-cell>
          <table:table-cell table:number-columns-repeated="2"/>
        </table:table-row>
        <table:table-row table:style-name="ro2">
          <table:table-cell office:value-type="float" office:value="3767" calcext:value-type="float">
            <text:p>37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0S" calcext:value-type="time">
            <text:p>01:03:40 PM</text:p>
          </table:table-cell>
          <table:table-cell table:number-columns-repeated="2"/>
        </table:table-row>
        <table:table-row table:style-name="ro2">
          <table:table-cell office:value-type="float" office:value="3768" calcext:value-type="float">
            <text:p>376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0S" calcext:value-type="time">
            <text:p>01:03:40 PM</text:p>
          </table:table-cell>
          <table:table-cell table:number-columns-repeated="2"/>
        </table:table-row>
        <table:table-row table:style-name="ro2">
          <table:table-cell office:value-type="float" office:value="3769" calcext:value-type="float">
            <text:p>376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0S" calcext:value-type="time">
            <text:p>01:03:40 PM</text:p>
          </table:table-cell>
          <table:table-cell table:number-columns-repeated="2"/>
        </table:table-row>
        <table:table-row table:style-name="ro2">
          <table:table-cell office:value-type="float" office:value="3770" calcext:value-type="float">
            <text:p>377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1S" calcext:value-type="time">
            <text:p>01:03:41 PM</text:p>
          </table:table-cell>
          <table:table-cell table:number-columns-repeated="2"/>
        </table:table-row>
        <table:table-row table:style-name="ro2">
          <table:table-cell office:value-type="float" office:value="3771" calcext:value-type="float">
            <text:p>37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1S" calcext:value-type="time">
            <text:p>01:03:41 PM</text:p>
          </table:table-cell>
          <table:table-cell table:number-columns-repeated="2"/>
        </table:table-row>
        <table:table-row table:style-name="ro2">
          <table:table-cell office:value-type="float" office:value="3772" calcext:value-type="float">
            <text:p>377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2S" calcext:value-type="time">
            <text:p>01:03:42 PM</text:p>
          </table:table-cell>
          <table:table-cell table:formula="of:=COUNT([.B379:.B384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773" calcext:value-type="float">
            <text:p>37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3S" calcext:value-type="time">
            <text:p>01:03:43 PM</text:p>
          </table:table-cell>
          <table:table-cell table:number-columns-repeated="2"/>
        </table:table-row>
        <table:table-row table:style-name="ro2">
          <table:table-cell office:value-type="float" office:value="3774" calcext:value-type="float">
            <text:p>37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4S" calcext:value-type="time">
            <text:p>01:03:44 PM</text:p>
          </table:table-cell>
          <table:table-cell table:number-columns-repeated="2"/>
        </table:table-row>
        <table:table-row table:style-name="ro2">
          <table:table-cell office:value-type="float" office:value="3775" calcext:value-type="float">
            <text:p>37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5S" calcext:value-type="time">
            <text:p>01:03:45 PM</text:p>
          </table:table-cell>
          <table:table-cell table:number-columns-repeated="2"/>
        </table:table-row>
        <table:table-row table:style-name="ro2">
          <table:table-cell office:value-type="float" office:value="3776" calcext:value-type="float">
            <text:p>37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6S" calcext:value-type="time">
            <text:p>01:03:46 PM</text:p>
          </table:table-cell>
          <table:table-cell table:number-columns-repeated="2"/>
        </table:table-row>
        <table:table-row table:style-name="ro2">
          <table:table-cell office:value-type="float" office:value="3777" calcext:value-type="float">
            <text:p>37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7S" calcext:value-type="time">
            <text:p>01:03:47 PM</text:p>
          </table:table-cell>
          <table:table-cell table:number-columns-repeated="2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86:.B415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778" calcext:value-type="float">
            <text:p>377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2S" calcext:value-type="time">
            <text:p>01:04:02 PM</text:p>
          </table:table-cell>
          <table:table-cell table:formula="of:=COUNT([.B386:.B393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779" calcext:value-type="float">
            <text:p>37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3S" calcext:value-type="time">
            <text:p>01:04:03 PM</text:p>
          </table:table-cell>
          <table:table-cell table:number-columns-repeated="2"/>
        </table:table-row>
        <table:table-row table:style-name="ro2">
          <table:table-cell office:value-type="float" office:value="3780" calcext:value-type="float">
            <text:p>37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4S" calcext:value-type="time">
            <text:p>01:04:04 PM</text:p>
          </table:table-cell>
          <table:table-cell table:number-columns-repeated="2"/>
        </table:table-row>
        <table:table-row table:style-name="ro2">
          <table:table-cell office:value-type="float" office:value="3781" calcext:value-type="float">
            <text:p>37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5S" calcext:value-type="time">
            <text:p>01:04:05 PM</text:p>
          </table:table-cell>
          <table:table-cell table:number-columns-repeated="2"/>
        </table:table-row>
        <table:table-row table:style-name="ro2">
          <table:table-cell office:value-type="float" office:value="3782" calcext:value-type="float">
            <text:p>37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6S" calcext:value-type="time">
            <text:p>01:04:06 PM</text:p>
          </table:table-cell>
          <table:table-cell table:number-columns-repeated="2"/>
        </table:table-row>
        <table:table-row table:style-name="ro2">
          <table:table-cell office:value-type="float" office:value="3783" calcext:value-type="float">
            <text:p>37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7S" calcext:value-type="time">
            <text:p>01:04:07 PM</text:p>
          </table:table-cell>
          <table:table-cell table:number-columns-repeated="2"/>
        </table:table-row>
        <table:table-row table:style-name="ro2">
          <table:table-cell office:value-type="float" office:value="3784" calcext:value-type="float">
            <text:p>37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8S" calcext:value-type="time">
            <text:p>01:04:08 PM</text:p>
          </table:table-cell>
          <table:table-cell table:number-columns-repeated="2"/>
        </table:table-row>
        <table:table-row table:style-name="ro2">
          <table:table-cell office:value-type="float" office:value="3785" calcext:value-type="float">
            <text:p>37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9S" calcext:value-type="time">
            <text:p>01:04:09 PM</text:p>
          </table:table-cell>
          <table:table-cell table:number-columns-repeated="2"/>
        </table:table-row>
        <table:table-row table:style-name="ro2">
          <table:table-cell office:value-type="float" office:value="3786" calcext:value-type="float">
            <text:p>378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9S" calcext:value-type="time">
            <text:p>01:04:09 PM</text:p>
          </table:table-cell>
          <table:table-cell table:formula="of:=COUNT([.B394:.B412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787" calcext:value-type="float">
            <text:p>37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0S" calcext:value-type="time">
            <text:p>01:04:1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788" calcext:value-type="float">
            <text:p>37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0S" calcext:value-type="time">
            <text:p>01:04:1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89" calcext:value-type="float">
            <text:p>37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1S" calcext:value-type="time">
            <text:p>01:04:1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790" calcext:value-type="float">
            <text:p>37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1S" calcext:value-type="time">
            <text:p>01:04:1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791" calcext:value-type="float">
            <text:p>37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2S" calcext:value-type="time">
            <text:p>01:04:1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792" calcext:value-type="float">
            <text:p>379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2S" calcext:value-type="time">
            <text:p>01:04:12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793" calcext:value-type="float">
            <text:p>37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3S" calcext:value-type="time">
            <text:p>01:04:13 PM</text:p>
          </table:table-cell>
          <table:table-cell table:number-columns-repeated="2"/>
        </table:table-row>
        <table:table-row table:style-name="ro2">
          <table:table-cell office:value-type="float" office:value="3794" calcext:value-type="float">
            <text:p>37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3S" calcext:value-type="time">
            <text:p>01:04:13 PM</text:p>
          </table:table-cell>
          <table:table-cell table:number-columns-repeated="2"/>
        </table:table-row>
        <table:table-row table:style-name="ro2">
          <table:table-cell office:value-type="float" office:value="3795" calcext:value-type="float">
            <text:p>379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3S" calcext:value-type="time">
            <text:p>01:04:13 PM</text:p>
          </table:table-cell>
          <table:table-cell table:number-columns-repeated="2"/>
        </table:table-row>
        <table:table-row table:style-name="ro2">
          <table:table-cell office:value-type="float" office:value="3796" calcext:value-type="float">
            <text:p>37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4S" calcext:value-type="time">
            <text:p>01:04:14 PM</text:p>
          </table:table-cell>
          <table:table-cell table:number-columns-repeated="2"/>
        </table:table-row>
        <table:table-row table:style-name="ro2">
          <table:table-cell office:value-type="float" office:value="3797" calcext:value-type="float">
            <text:p>37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4S" calcext:value-type="time">
            <text:p>01:04:14 PM</text:p>
          </table:table-cell>
          <table:table-cell table:number-columns-repeated="2"/>
        </table:table-row>
        <table:table-row table:style-name="ro2">
          <table:table-cell office:value-type="float" office:value="3798" calcext:value-type="float">
            <text:p>37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4S" calcext:value-type="time">
            <text:p>01:04:14 PM</text:p>
          </table:table-cell>
          <table:table-cell table:number-columns-repeated="2"/>
        </table:table-row>
        <table:table-row table:style-name="ro2">
          <table:table-cell office:value-type="float" office:value="3799" calcext:value-type="float">
            <text:p>37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5S" calcext:value-type="time">
            <text:p>01:04:15 PM</text:p>
          </table:table-cell>
          <table:table-cell table:number-columns-repeated="2"/>
        </table:table-row>
        <table:table-row table:style-name="ro2">
          <table:table-cell office:value-type="float" office:value="3800" calcext:value-type="float">
            <text:p>380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5S" calcext:value-type="time">
            <text:p>01:04:15 PM</text:p>
          </table:table-cell>
          <table:table-cell table:number-columns-repeated="2"/>
        </table:table-row>
        <table:table-row table:style-name="ro2">
          <table:table-cell office:value-type="float" office:value="3801" calcext:value-type="float">
            <text:p>38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5S" calcext:value-type="time">
            <text:p>01:04:15 PM</text:p>
          </table:table-cell>
          <table:table-cell table:number-columns-repeated="2"/>
        </table:table-row>
        <table:table-row table:style-name="ro2">
          <table:table-cell office:value-type="float" office:value="3802" calcext:value-type="float">
            <text:p>38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6S" calcext:value-type="time">
            <text:p>01:04:16 PM</text:p>
          </table:table-cell>
          <table:table-cell table:number-columns-repeated="2"/>
        </table:table-row>
        <table:table-row table:style-name="ro2">
          <table:table-cell office:value-type="float" office:value="3803" calcext:value-type="float">
            <text:p>38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6S" calcext:value-type="time">
            <text:p>01:04:16 PM</text:p>
          </table:table-cell>
          <table:table-cell table:number-columns-repeated="2"/>
        </table:table-row>
        <table:table-row table:style-name="ro2">
          <table:table-cell office:value-type="float" office:value="3804" calcext:value-type="float">
            <text:p>38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7S" calcext:value-type="time">
            <text:p>01:04:17 PM</text:p>
          </table:table-cell>
          <table:table-cell table:number-columns-repeated="2"/>
        </table:table-row>
        <table:table-row table:style-name="ro2">
          <table:table-cell office:value-type="float" office:value="3805" calcext:value-type="float">
            <text:p>380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7S" calcext:value-type="time">
            <text:p>01:04:17 PM</text:p>
          </table:table-cell>
          <table:table-cell table:formula="of:=COUNT([.B413:.B415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806" calcext:value-type="float">
            <text:p>380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21S" calcext:value-type="time">
            <text:p>01:04:21 PM</text:p>
          </table:table-cell>
          <table:table-cell table:number-columns-repeated="2"/>
        </table:table-row>
        <table:table-row table:style-name="ro2">
          <table:table-cell office:value-type="float" office:value="3807" calcext:value-type="float">
            <text:p>38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22S" calcext:value-type="time">
            <text:p>01:04:22 PM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17:.B439])"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float" office:value="3808" calcext:value-type="float">
            <text:p>380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6S" calcext:value-type="time">
            <text:p>01:04:46 PM</text:p>
          </table:table-cell>
          <table:table-cell table:formula="of:=COUNT([.B417:.B419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809" calcext:value-type="float">
            <text:p>38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7S" calcext:value-type="time">
            <text:p>01:04:47 PM</text:p>
          </table:table-cell>
          <table:table-cell table:number-columns-repeated="2"/>
        </table:table-row>
        <table:table-row table:style-name="ro2">
          <table:table-cell office:value-type="float" office:value="3810" calcext:value-type="float">
            <text:p>38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8S" calcext:value-type="time">
            <text:p>01:04:48 PM</text:p>
          </table:table-cell>
          <table:table-cell table:number-columns-repeated="2"/>
        </table:table-row>
        <table:table-row table:style-name="ro3">
          <table:table-cell office:value-type="float" office:value="3811" calcext:value-type="float">
            <text:p>38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9S" calcext:value-type="time">
            <text:p>01:04:49 PM</text:p>
          </table:table-cell>
          <table:table-cell table:formula="of:=COUNT([.B420:.B433])" office:value-type="float" office:value="14" calcext:value-type="float">
            <text:p>14</text:p>
          </table:table-cell>
          <table:table-cell table:style-name="ce13" office:value-type="string" calcext:value-type="string">
            <text:p>Revisar</text:p>
          </table:table-cell>
        </table:table-row>
        <table:table-row table:style-name="ro2">
          <table:table-cell office:value-type="float" office:value="3812" calcext:value-type="float">
            <text:p>381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9S" calcext:value-type="time">
            <text:p>01:04:49 PM</text:p>
          </table:table-cell>
          <table:table-cell table:number-columns-repeated="2"/>
        </table:table-row>
        <table:table-row table:style-name="ro2">
          <table:table-cell office:value-type="float" office:value="3813" calcext:value-type="float">
            <text:p>38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0S" calcext:value-type="time">
            <text:p>01:04:50 PM</text:p>
          </table:table-cell>
          <table:table-cell table:number-columns-repeated="2"/>
        </table:table-row>
        <table:table-row table:style-name="ro2">
          <table:table-cell office:value-type="float" office:value="3814" calcext:value-type="float">
            <text:p>381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1S" calcext:value-type="time">
            <text:p>01:04:51 PM</text:p>
          </table:table-cell>
          <table:table-cell table:number-columns-repeated="2"/>
        </table:table-row>
        <table:table-row table:style-name="ro2">
          <table:table-cell office:value-type="float" office:value="3815" calcext:value-type="float">
            <text:p>38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2S" calcext:value-type="time">
            <text:p>01:04:52 PM</text:p>
          </table:table-cell>
          <table:table-cell table:number-columns-repeated="2"/>
        </table:table-row>
        <table:table-row table:style-name="ro2">
          <table:table-cell office:value-type="float" office:value="3816" calcext:value-type="float">
            <text:p>38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2S" calcext:value-type="time">
            <text:p>01:04:52 PM</text:p>
          </table:table-cell>
          <table:table-cell table:number-columns-repeated="2"/>
        </table:table-row>
        <table:table-row table:style-name="ro2">
          <table:table-cell office:value-type="float" office:value="3817" calcext:value-type="float">
            <text:p>38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2S" calcext:value-type="time">
            <text:p>01:04:52 PM</text:p>
          </table:table-cell>
          <table:table-cell table:number-columns-repeated="2"/>
        </table:table-row>
        <table:table-row table:style-name="ro2">
          <table:table-cell office:value-type="float" office:value="3818" calcext:value-type="float">
            <text:p>38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3S" calcext:value-type="time">
            <text:p>01:04:53 PM</text:p>
          </table:table-cell>
          <table:table-cell table:number-columns-repeated="2"/>
        </table:table-row>
        <table:table-row table:style-name="ro2">
          <table:table-cell office:value-type="float" office:value="3819" calcext:value-type="float">
            <text:p>38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3S" calcext:value-type="time">
            <text:p>01:04:53 PM</text:p>
          </table:table-cell>
          <table:table-cell table:number-columns-repeated="2"/>
        </table:table-row>
        <table:table-row table:style-name="ro2">
          <table:table-cell office:value-type="float" office:value="3820" calcext:value-type="float">
            <text:p>382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3S" calcext:value-type="time">
            <text:p>01:04:53 PM</text:p>
          </table:table-cell>
          <table:table-cell table:number-columns-repeated="2"/>
        </table:table-row>
        <table:table-row table:style-name="ro2">
          <table:table-cell office:value-type="float" office:value="3821" calcext:value-type="float">
            <text:p>38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4S" calcext:value-type="time">
            <text:p>01:04:54 PM</text:p>
          </table:table-cell>
          <table:table-cell table:number-columns-repeated="2"/>
        </table:table-row>
        <table:table-row table:style-name="ro2">
          <table:table-cell office:value-type="float" office:value="3822" calcext:value-type="float">
            <text:p>38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4S" calcext:value-type="time">
            <text:p>01:04:54 PM</text:p>
          </table:table-cell>
          <table:table-cell table:number-columns-repeated="2"/>
        </table:table-row>
        <table:table-row table:style-name="ro2">
          <table:table-cell office:value-type="float" office:value="3823" calcext:value-type="float">
            <text:p>38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5S" calcext:value-type="time">
            <text:p>01:04:55 PM</text:p>
          </table:table-cell>
          <table:table-cell table:number-columns-repeated="2"/>
        </table:table-row>
        <table:table-row table:style-name="ro2">
          <table:table-cell office:value-type="float" office:value="3824" calcext:value-type="float">
            <text:p>38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5S" calcext:value-type="time">
            <text:p>01:04:55 PM</text:p>
          </table:table-cell>
          <table:table-cell table:number-columns-repeated="2"/>
        </table:table-row>
        <table:table-row table:style-name="ro2">
          <table:table-cell office:value-type="float" office:value="3825" calcext:value-type="float">
            <text:p>38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6S" calcext:value-type="time">
            <text:p>01:04:56 PM</text:p>
          </table:table-cell>
          <table:table-cell table:formula="of:=COUNT([.B434:.B439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826" calcext:value-type="float">
            <text:p>38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7S" calcext:value-type="time">
            <text:p>01:04:57 PM</text:p>
          </table:table-cell>
          <table:table-cell table:number-columns-repeated="2"/>
        </table:table-row>
        <table:table-row table:style-name="ro2">
          <table:table-cell office:value-type="float" office:value="3827" calcext:value-type="float">
            <text:p>38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8S" calcext:value-type="time">
            <text:p>01:04:58 PM</text:p>
          </table:table-cell>
          <table:table-cell table:number-columns-repeated="2"/>
        </table:table-row>
        <table:table-row table:style-name="ro2">
          <table:table-cell office:value-type="float" office:value="3828" calcext:value-type="float">
            <text:p>38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9S" calcext:value-type="time">
            <text:p>01:04:59 PM</text:p>
          </table:table-cell>
          <table:table-cell table:number-columns-repeated="2"/>
        </table:table-row>
        <table:table-row table:style-name="ro2">
          <table:table-cell office:value-type="float" office:value="3829" calcext:value-type="float">
            <text:p>38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00S" calcext:value-type="time">
            <text:p>01:05:00 PM</text:p>
          </table:table-cell>
          <table:table-cell table:number-columns-repeated="2"/>
        </table:table-row>
        <table:table-row table:style-name="ro2">
          <table:table-cell office:value-type="float" office:value="3830" calcext:value-type="float">
            <text:p>383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01S" calcext:value-type="time">
            <text:p>01:05:01 PM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41:.B467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3831" calcext:value-type="float">
            <text:p>38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3S" calcext:value-type="time">
            <text:p>01:05:23 PM</text:p>
          </table:table-cell>
          <table:table-cell table:formula="of:=COUNT([.B441:.B446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832" calcext:value-type="float">
            <text:p>38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4S" calcext:value-type="time">
            <text:p>01:05:24 PM</text:p>
          </table:table-cell>
          <table:table-cell table:number-columns-repeated="2"/>
        </table:table-row>
        <table:table-row table:style-name="ro2">
          <table:table-cell office:value-type="float" office:value="3833" calcext:value-type="float">
            <text:p>38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5S" calcext:value-type="time">
            <text:p>01:05:25 PM</text:p>
          </table:table-cell>
          <table:table-cell table:number-columns-repeated="2"/>
        </table:table-row>
        <table:table-row table:style-name="ro2">
          <table:table-cell office:value-type="float" office:value="3834" calcext:value-type="float">
            <text:p>38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6S" calcext:value-type="time">
            <text:p>01:05:26 PM</text:p>
          </table:table-cell>
          <table:table-cell table:number-columns-repeated="2"/>
        </table:table-row>
        <table:table-row table:style-name="ro2">
          <table:table-cell office:value-type="float" office:value="3835" calcext:value-type="float">
            <text:p>38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7S" calcext:value-type="time">
            <text:p>01:05:27 PM</text:p>
          </table:table-cell>
          <table:table-cell table:number-columns-repeated="2"/>
        </table:table-row>
        <table:table-row table:style-name="ro2">
          <table:table-cell office:value-type="float" office:value="3836" calcext:value-type="float">
            <text:p>38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8S" calcext:value-type="time">
            <text:p>01:05:28 PM</text:p>
          </table:table-cell>
          <table:table-cell table:number-columns-repeated="2"/>
        </table:table-row>
        <table:table-row table:style-name="ro2">
          <table:table-cell office:value-type="float" office:value="3837" calcext:value-type="float">
            <text:p>383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8S" calcext:value-type="time">
            <text:p>01:05:28 PM</text:p>
          </table:table-cell>
          <table:table-cell table:formula="of:=COUNT([.B447:.B460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3838" calcext:value-type="float">
            <text:p>38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9S" calcext:value-type="time">
            <text:p>01:05:2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839" calcext:value-type="float">
            <text:p>383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9S" calcext:value-type="time">
            <text:p>01:05:29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840" calcext:value-type="float">
            <text:p>38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0S" calcext:value-type="time">
            <text:p>01:05:3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841" calcext:value-type="float">
            <text:p>384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0S" calcext:value-type="time">
            <text:p>01:05:30 P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842" calcext:value-type="float">
            <text:p>38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1S" calcext:value-type="time">
            <text:p>01:05:3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843" calcext:value-type="float">
            <text:p>384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1S" calcext:value-type="time">
            <text:p>01:05:31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844" calcext:value-type="float">
            <text:p>38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2S" calcext:value-type="time">
            <text:p>01:05:32 PM</text:p>
          </table:table-cell>
          <table:table-cell table:number-columns-repeated="2"/>
        </table:table-row>
        <table:table-row table:style-name="ro2">
          <table:table-cell office:value-type="float" office:value="3845" calcext:value-type="float">
            <text:p>384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2S" calcext:value-type="time">
            <text:p>01:05:32 PM</text:p>
          </table:table-cell>
          <table:table-cell table:number-columns-repeated="2"/>
        </table:table-row>
        <table:table-row table:style-name="ro2">
          <table:table-cell office:value-type="float" office:value="3846" calcext:value-type="float">
            <text:p>384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2S" calcext:value-type="time">
            <text:p>01:05:32 PM</text:p>
          </table:table-cell>
          <table:table-cell table:number-columns-repeated="2"/>
        </table:table-row>
        <table:table-row table:style-name="ro2">
          <table:table-cell office:value-type="float" office:value="3847" calcext:value-type="float">
            <text:p>38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3S" calcext:value-type="time">
            <text:p>01:05:33 PM</text:p>
          </table:table-cell>
          <table:table-cell table:number-columns-repeated="2"/>
        </table:table-row>
        <table:table-row table:style-name="ro2">
          <table:table-cell office:value-type="float" office:value="3848" calcext:value-type="float">
            <text:p>38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3S" calcext:value-type="time">
            <text:p>01:05:33 PM</text:p>
          </table:table-cell>
          <table:table-cell table:number-columns-repeated="2"/>
        </table:table-row>
        <table:table-row table:style-name="ro2">
          <table:table-cell office:value-type="float" office:value="3849" calcext:value-type="float">
            <text:p>38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3S" calcext:value-type="time">
            <text:p>01:05:33 PM</text:p>
          </table:table-cell>
          <table:table-cell table:number-columns-repeated="2"/>
        </table:table-row>
        <table:table-row table:style-name="ro2">
          <table:table-cell office:value-type="float" office:value="3850" calcext:value-type="float">
            <text:p>38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4S" calcext:value-type="time">
            <text:p>01:05:34 PM</text:p>
          </table:table-cell>
          <table:table-cell table:number-columns-repeated="2"/>
        </table:table-row>
        <table:table-row table:style-name="ro2">
          <table:table-cell office:value-type="float" office:value="3851" calcext:value-type="float">
            <text:p>38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4S" calcext:value-type="time">
            <text:p>01:05:34 PM</text:p>
          </table:table-cell>
          <table:table-cell table:formula="of:=COUNT([.B461:.B467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852" calcext:value-type="float">
            <text:p>38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5S" calcext:value-type="time">
            <text:p>01:05:35 PM</text:p>
          </table:table-cell>
          <table:table-cell table:number-columns-repeated="2"/>
        </table:table-row>
        <table:table-row table:style-name="ro2">
          <table:table-cell office:value-type="float" office:value="3853" calcext:value-type="float">
            <text:p>385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7S" calcext:value-type="time">
            <text:p>01:05:37 PM</text:p>
          </table:table-cell>
          <table:table-cell table:number-columns-repeated="2"/>
        </table:table-row>
        <table:table-row table:style-name="ro2">
          <table:table-cell office:value-type="float" office:value="3854" calcext:value-type="float">
            <text:p>38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8S" calcext:value-type="time">
            <text:p>01:05:38 PM</text:p>
          </table:table-cell>
          <table:table-cell table:number-columns-repeated="2"/>
        </table:table-row>
        <table:table-row table:style-name="ro2">
          <table:table-cell office:value-type="float" office:value="3855" calcext:value-type="float">
            <text:p>38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9S" calcext:value-type="time">
            <text:p>01:05:39 PM</text:p>
          </table:table-cell>
          <table:table-cell table:number-columns-repeated="2"/>
        </table:table-row>
        <table:table-row table:style-name="ro2">
          <table:table-cell office:value-type="float" office:value="3856" calcext:value-type="float">
            <text:p>385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40S" calcext:value-type="time">
            <text:p>01:05:40 PM</text:p>
          </table:table-cell>
          <table:table-cell table:number-columns-repeated="2"/>
        </table:table-row>
        <table:table-row table:style-name="ro2">
          <table:table-cell office:value-type="float" office:value="3857" calcext:value-type="float">
            <text:p>38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41S" calcext:value-type="time">
            <text:p>01:05:41 PM</text:p>
          </table:table-cell>
          <table:table-cell table:number-columns-repeated="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69:.B495])" office:value-type="float" office:value="27" calcext:value-type="float">
            <text:p>27</text:p>
          </table:table-cell>
          <table:table-cell table:style-name="ce13" office:value-type="string" calcext:value-type="string">
            <text:p>Revisar</text:p>
          </table:table-cell>
        </table:table-row>
        <table:table-row table:style-name="ro2">
          <table:table-cell office:value-type="float" office:value="3858" calcext:value-type="float">
            <text:p>385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2S" calcext:value-type="time">
            <text:p>01:06:12 PM</text:p>
          </table:table-cell>
          <table:table-cell table:formula="of:=COUNT([.B469:.B472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859" calcext:value-type="float">
            <text:p>38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3S" calcext:value-type="time">
            <text:p>01:06:13 PM</text:p>
          </table:table-cell>
          <table:table-cell table:number-columns-repeated="2"/>
        </table:table-row>
        <table:table-row table:style-name="ro2">
          <table:table-cell office:value-type="float" office:value="3860" calcext:value-type="float">
            <text:p>386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4S" calcext:value-type="time">
            <text:p>01:06:14 PM</text:p>
          </table:table-cell>
          <table:table-cell table:number-columns-repeated="2"/>
        </table:table-row>
        <table:table-row table:style-name="ro2">
          <table:table-cell office:value-type="float" office:value="3861" calcext:value-type="float">
            <text:p>38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5S" calcext:value-type="time">
            <text:p>01:06:15 PM</text:p>
          </table:table-cell>
          <table:table-cell table:number-columns-repeated="2"/>
        </table:table-row>
        <table:table-row table:style-name="ro2">
          <table:table-cell office:value-type="float" office:value="3862" calcext:value-type="float">
            <text:p>38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6S" calcext:value-type="time">
            <text:p>01:06:16 PM</text:p>
          </table:table-cell>
          <table:table-cell table:formula="of:=COUNT([.B473:.B487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3863" calcext:value-type="float">
            <text:p>386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6S" calcext:value-type="time">
            <text:p>01:06:1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864" calcext:value-type="float">
            <text:p>386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7S" calcext:value-type="time">
            <text:p>01:06:17 PM</text:p>
          </table:table-cell>
          <table:table-cell table:number-columns-repeated="2"/>
        </table:table-row>
        <table:table-row table:style-name="ro2">
          <table:table-cell office:value-type="float" office:value="3865" calcext:value-type="float">
            <text:p>386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8S" calcext:value-type="time">
            <text:p>01:06:18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866" calcext:value-type="float">
            <text:p>38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9S" calcext:value-type="time">
            <text:p>01:06:19 PM</text:p>
          </table:table-cell>
          <table:table-cell table:number-columns-repeated="2"/>
        </table:table-row>
        <table:table-row table:style-name="ro2">
          <table:table-cell office:value-type="float" office:value="3867" calcext:value-type="float">
            <text:p>38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9S" calcext:value-type="time">
            <text:p>01:06:19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868" calcext:value-type="float">
            <text:p>38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9S" calcext:value-type="time">
            <text:p>01:06:19 PM</text:p>
          </table:table-cell>
          <table:table-cell table:number-columns-repeated="2"/>
        </table:table-row>
        <table:table-row table:style-name="ro2">
          <table:table-cell office:value-type="float" office:value="3869" calcext:value-type="float">
            <text:p>38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0S" calcext:value-type="time">
            <text:p>01:06:20 PM</text:p>
          </table:table-cell>
          <table:table-cell table:number-columns-repeated="2"/>
        </table:table-row>
        <table:table-row table:style-name="ro2">
          <table:table-cell office:value-type="float" office:value="3870" calcext:value-type="float">
            <text:p>38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0S" calcext:value-type="time">
            <text:p>01:06:20 PM</text:p>
          </table:table-cell>
          <table:table-cell table:number-columns-repeated="2"/>
        </table:table-row>
        <table:table-row table:style-name="ro2">
          <table:table-cell office:value-type="float" office:value="3871" calcext:value-type="float">
            <text:p>387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0S" calcext:value-type="time">
            <text:p>01:06:20 PM</text:p>
          </table:table-cell>
          <table:table-cell table:number-columns-repeated="2"/>
        </table:table-row>
        <table:table-row table:style-name="ro2">
          <table:table-cell office:value-type="float" office:value="3872" calcext:value-type="float">
            <text:p>387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1S" calcext:value-type="time">
            <text:p>01:06:21 PM</text:p>
          </table:table-cell>
          <table:table-cell table:number-columns-repeated="2"/>
        </table:table-row>
        <table:table-row table:style-name="ro2">
          <table:table-cell office:value-type="float" office:value="3873" calcext:value-type="float">
            <text:p>38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1S" calcext:value-type="time">
            <text:p>01:06:21 PM</text:p>
          </table:table-cell>
          <table:table-cell table:number-columns-repeated="2"/>
        </table:table-row>
        <table:table-row table:style-name="ro2">
          <table:table-cell office:value-type="float" office:value="3874" calcext:value-type="float">
            <text:p>38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2S" calcext:value-type="time">
            <text:p>01:06:22 PM</text:p>
          </table:table-cell>
          <table:table-cell table:number-columns-repeated="2"/>
        </table:table-row>
        <table:table-row table:style-name="ro2">
          <table:table-cell office:value-type="float" office:value="3875" calcext:value-type="float">
            <text:p>38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3S" calcext:value-type="time">
            <text:p>01:06:23 PM</text:p>
          </table:table-cell>
          <table:table-cell table:number-columns-repeated="2"/>
        </table:table-row>
        <table:table-row table:style-name="ro2">
          <table:table-cell office:value-type="float" office:value="3876" calcext:value-type="float">
            <text:p>38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3S" calcext:value-type="time">
            <text:p>01:06:23 PM</text:p>
          </table:table-cell>
          <table:table-cell table:number-columns-repeated="2"/>
        </table:table-row>
        <table:table-row table:style-name="ro2">
          <table:table-cell office:value-type="float" office:value="3877" calcext:value-type="float">
            <text:p>38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4S" calcext:value-type="time">
            <text:p>01:06:24 PM</text:p>
          </table:table-cell>
          <table:table-cell table:formula="of:=COUNT([.B488:.B495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878" calcext:value-type="float">
            <text:p>387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5S" calcext:value-type="time">
            <text:p>01:06:25 PM</text:p>
          </table:table-cell>
          <table:table-cell table:number-columns-repeated="2"/>
        </table:table-row>
        <table:table-row table:style-name="ro2">
          <table:table-cell office:value-type="float" office:value="3879" calcext:value-type="float">
            <text:p>38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6S" calcext:value-type="time">
            <text:p>01:06:26 PM</text:p>
          </table:table-cell>
          <table:table-cell table:number-columns-repeated="2"/>
        </table:table-row>
        <table:table-row table:style-name="ro2">
          <table:table-cell office:value-type="float" office:value="3880" calcext:value-type="float">
            <text:p>38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7S" calcext:value-type="time">
            <text:p>01:06:27 PM</text:p>
          </table:table-cell>
          <table:table-cell table:number-columns-repeated="2"/>
        </table:table-row>
        <table:table-row table:style-name="ro2">
          <table:table-cell office:value-type="float" office:value="3881" calcext:value-type="float">
            <text:p>38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8S" calcext:value-type="time">
            <text:p>01:06:28 PM</text:p>
          </table:table-cell>
          <table:table-cell table:number-columns-repeated="2"/>
        </table:table-row>
        <table:table-row table:style-name="ro2">
          <table:table-cell office:value-type="float" office:value="3882" calcext:value-type="float">
            <text:p>38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9S" calcext:value-type="time">
            <text:p>01:06:29 PM</text:p>
          </table:table-cell>
          <table:table-cell table:number-columns-repeated="2"/>
        </table:table-row>
        <table:table-row table:style-name="ro2">
          <table:table-cell office:value-type="float" office:value="3883" calcext:value-type="float">
            <text:p>38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30S" calcext:value-type="time">
            <text:p>01:06:30 PM</text:p>
          </table:table-cell>
          <table:table-cell table:number-columns-repeated="2"/>
        </table:table-row>
        <table:table-row table:style-name="ro2">
          <table:table-cell office:value-type="float" office:value="3884" calcext:value-type="float">
            <text:p>38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31S" calcext:value-type="time">
            <text:p>01:06:31 PM</text:p>
          </table:table-cell>
          <table:table-cell table:number-columns-repeated="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97:.B529])"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float" office:value="3885" calcext:value-type="float">
            <text:p>38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47S" calcext:value-type="time">
            <text:p>01:06:47 PM</text:p>
          </table:table-cell>
          <table:table-cell table:formula="of:=COUNT([.B497:.B505]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3886" calcext:value-type="float">
            <text:p>38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48S" calcext:value-type="time">
            <text:p>01:06:48 PM</text:p>
          </table:table-cell>
          <table:table-cell table:number-columns-repeated="2"/>
        </table:table-row>
        <table:table-row table:style-name="ro2">
          <table:table-cell office:value-type="float" office:value="3887" calcext:value-type="float">
            <text:p>38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49S" calcext:value-type="time">
            <text:p>01:06:49 PM</text:p>
          </table:table-cell>
          <table:table-cell table:number-columns-repeated="2"/>
        </table:table-row>
        <table:table-row table:style-name="ro2">
          <table:table-cell office:value-type="float" office:value="3888" calcext:value-type="float">
            <text:p>38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0S" calcext:value-type="time">
            <text:p>01:06:50 PM</text:p>
          </table:table-cell>
          <table:table-cell table:number-columns-repeated="2"/>
        </table:table-row>
        <table:table-row table:style-name="ro2">
          <table:table-cell office:value-type="float" office:value="3889" calcext:value-type="float">
            <text:p>38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1S" calcext:value-type="time">
            <text:p>01:06:51 PM</text:p>
          </table:table-cell>
          <table:table-cell table:number-columns-repeated="2"/>
        </table:table-row>
        <table:table-row table:style-name="ro2">
          <table:table-cell office:value-type="float" office:value="3890" calcext:value-type="float">
            <text:p>38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2S" calcext:value-type="time">
            <text:p>01:06:52 PM</text:p>
          </table:table-cell>
          <table:table-cell table:number-columns-repeated="2"/>
        </table:table-row>
        <table:table-row table:style-name="ro2">
          <table:table-cell office:value-type="float" office:value="3891" calcext:value-type="float">
            <text:p>38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3S" calcext:value-type="time">
            <text:p>01:06:53 PM</text:p>
          </table:table-cell>
          <table:table-cell table:number-columns-repeated="2"/>
        </table:table-row>
        <table:table-row table:style-name="ro2">
          <table:table-cell office:value-type="float" office:value="3892" calcext:value-type="float">
            <text:p>38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4S" calcext:value-type="time">
            <text:p>01:06:54 PM</text:p>
          </table:table-cell>
          <table:table-cell table:number-columns-repeated="2"/>
        </table:table-row>
        <table:table-row table:style-name="ro2">
          <table:table-cell office:value-type="float" office:value="3893" calcext:value-type="float">
            <text:p>38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5S" calcext:value-type="time">
            <text:p>01:06:55 PM</text:p>
          </table:table-cell>
          <table:table-cell table:number-columns-repeated="2"/>
        </table:table-row>
        <table:table-row table:style-name="ro2">
          <table:table-cell office:value-type="float" office:value="3894" calcext:value-type="float">
            <text:p>389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6S" calcext:value-type="time">
            <text:p>01:06:56 PM</text:p>
          </table:table-cell>
          <table:table-cell table:formula="of:=COUNT([.B506:.B524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895" calcext:value-type="float">
            <text:p>38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6S" calcext:value-type="time">
            <text:p>01:06:5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896" calcext:value-type="float">
            <text:p>38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6S" calcext:value-type="time">
            <text:p>01:06:5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897" calcext:value-type="float">
            <text:p>38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7S" calcext:value-type="time">
            <text:p>01:06:5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898" calcext:value-type="float">
            <text:p>38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7S" calcext:value-type="time">
            <text:p>01:06:57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899" calcext:value-type="float">
            <text:p>38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8S" calcext:value-type="time">
            <text:p>01:06:5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00" calcext:value-type="float">
            <text:p>390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8S" calcext:value-type="time">
            <text:p>01:06:58 PM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3901" calcext:value-type="float">
            <text:p>39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9S" calcext:value-type="time">
            <text:p>01:06:59 PM</text:p>
          </table:table-cell>
          <table:table-cell table:number-columns-repeated="2"/>
        </table:table-row>
        <table:table-row table:style-name="ro2">
          <table:table-cell office:value-type="float" office:value="3902" calcext:value-type="float">
            <text:p>39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9S" calcext:value-type="time">
            <text:p>01:06:59 PM</text:p>
          </table:table-cell>
          <table:table-cell table:number-columns-repeated="2"/>
        </table:table-row>
        <table:table-row table:style-name="ro2">
          <table:table-cell office:value-type="float" office:value="3903" calcext:value-type="float">
            <text:p>39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0S" calcext:value-type="time">
            <text:p>01:07:00 PM</text:p>
          </table:table-cell>
          <table:table-cell table:number-columns-repeated="2"/>
        </table:table-row>
        <table:table-row table:style-name="ro2">
          <table:table-cell office:value-type="float" office:value="3904" calcext:value-type="float">
            <text:p>39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0S" calcext:value-type="time">
            <text:p>01:07:00 PM</text:p>
          </table:table-cell>
          <table:table-cell table:number-columns-repeated="2"/>
        </table:table-row>
        <table:table-row table:style-name="ro2">
          <table:table-cell office:value-type="float" office:value="3905" calcext:value-type="float">
            <text:p>39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0S" calcext:value-type="time">
            <text:p>01:07:00 PM</text:p>
          </table:table-cell>
          <table:table-cell table:number-columns-repeated="2"/>
        </table:table-row>
        <table:table-row table:style-name="ro2">
          <table:table-cell office:value-type="float" office:value="3906" calcext:value-type="float">
            <text:p>39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1S" calcext:value-type="time">
            <text:p>01:07:01 PM</text:p>
          </table:table-cell>
          <table:table-cell table:number-columns-repeated="2"/>
        </table:table-row>
        <table:table-row table:style-name="ro2">
          <table:table-cell office:value-type="float" office:value="3907" calcext:value-type="float">
            <text:p>39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1S" calcext:value-type="time">
            <text:p>01:07:01 PM</text:p>
          </table:table-cell>
          <table:table-cell table:number-columns-repeated="2"/>
        </table:table-row>
        <table:table-row table:style-name="ro2">
          <table:table-cell office:value-type="float" office:value="3908" calcext:value-type="float">
            <text:p>390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1S" calcext:value-type="time">
            <text:p>01:07:01 PM</text:p>
          </table:table-cell>
          <table:table-cell table:number-columns-repeated="2"/>
        </table:table-row>
        <table:table-row table:style-name="ro2">
          <table:table-cell office:value-type="float" office:value="3909" calcext:value-type="float">
            <text:p>39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2S" calcext:value-type="time">
            <text:p>01:07:02 PM</text:p>
          </table:table-cell>
          <table:table-cell table:number-columns-repeated="2"/>
        </table:table-row>
        <table:table-row table:style-name="ro2">
          <table:table-cell office:value-type="float" office:value="3910" calcext:value-type="float">
            <text:p>39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3S" calcext:value-type="time">
            <text:p>01:07:03 PM</text:p>
          </table:table-cell>
          <table:table-cell table:number-columns-repeated="2"/>
        </table:table-row>
        <table:table-row table:style-name="ro2">
          <table:table-cell office:value-type="float" office:value="3911" calcext:value-type="float">
            <text:p>391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3S" calcext:value-type="time">
            <text:p>01:07:03 PM</text:p>
          </table:table-cell>
          <table:table-cell table:number-columns-repeated="2"/>
        </table:table-row>
        <table:table-row table:style-name="ro2">
          <table:table-cell office:value-type="float" office:value="3912" calcext:value-type="float">
            <text:p>39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4S" calcext:value-type="time">
            <text:p>01:07:04 PM</text:p>
          </table:table-cell>
          <table:table-cell table:number-columns-repeated="2"/>
        </table:table-row>
        <table:table-row table:style-name="ro2">
          <table:table-cell office:value-type="float" office:value="3913" calcext:value-type="float">
            <text:p>391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4S" calcext:value-type="time">
            <text:p>01:07:04 PM</text:p>
          </table:table-cell>
          <table:table-cell table:formula="of:=COUNT([.B525:.B529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914" calcext:value-type="float">
            <text:p>39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5S" calcext:value-type="time">
            <text:p>01:07:05 PM</text:p>
          </table:table-cell>
          <table:table-cell table:number-columns-repeated="2"/>
        </table:table-row>
        <table:table-row table:style-name="ro2">
          <table:table-cell office:value-type="float" office:value="3915" calcext:value-type="float">
            <text:p>39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6S" calcext:value-type="time">
            <text:p>01:07:06 PM</text:p>
          </table:table-cell>
          <table:table-cell table:number-columns-repeated="2"/>
        </table:table-row>
        <table:table-row table:style-name="ro2">
          <table:table-cell office:value-type="float" office:value="3916" calcext:value-type="float">
            <text:p>39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7S" calcext:value-type="time">
            <text:p>01:07:07 PM</text:p>
          </table:table-cell>
          <table:table-cell table:number-columns-repeated="2"/>
        </table:table-row>
        <table:table-row table:style-name="ro2">
          <table:table-cell office:value-type="float" office:value="3917" calcext:value-type="float">
            <text:p>391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8S" calcext:value-type="time">
            <text:p>01:07:08 PM</text:p>
          </table:table-cell>
          <table:table-cell table:number-columns-repeated="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531:.B556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3918" calcext:value-type="float">
            <text:p>39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0S" calcext:value-type="time">
            <text:p>01:07:40 PM</text:p>
          </table:table-cell>
          <table:table-cell table:formula="of:=COUNT([.B531:.B53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919" calcext:value-type="float">
            <text:p>39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1S" calcext:value-type="time">
            <text:p>01:07:41 PM</text:p>
          </table:table-cell>
          <table:table-cell table:number-columns-repeated="2"/>
        </table:table-row>
        <table:table-row table:style-name="ro2">
          <table:table-cell office:value-type="float" office:value="3920" calcext:value-type="float">
            <text:p>392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2S" calcext:value-type="time">
            <text:p>01:07:42 PM</text:p>
          </table:table-cell>
          <table:table-cell table:number-columns-repeated="2"/>
        </table:table-row>
        <table:table-row table:style-name="ro2">
          <table:table-cell office:value-type="float" office:value="3921" calcext:value-type="float">
            <text:p>39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3S" calcext:value-type="time">
            <text:p>01:07:43 PM</text:p>
          </table:table-cell>
          <table:table-cell table:number-columns-repeated="2"/>
        </table:table-row>
        <table:table-row table:style-name="ro2">
          <table:table-cell office:value-type="float" office:value="3922" calcext:value-type="float">
            <text:p>39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4S" calcext:value-type="time">
            <text:p>01:07:44 PM</text:p>
          </table:table-cell>
          <table:table-cell table:formula="of:=COUNT([.B535:.B550]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3923" calcext:value-type="float">
            <text:p>39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4S" calcext:value-type="time">
            <text:p>01:07:4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924" calcext:value-type="float">
            <text:p>39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4S" calcext:value-type="time">
            <text:p>01:07:44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925" calcext:value-type="float">
            <text:p>39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5S" calcext:value-type="time">
            <text:p>01:07:4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926" calcext:value-type="float">
            <text:p>39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5S" calcext:value-type="time">
            <text:p>01:07:45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27" calcext:value-type="float">
            <text:p>39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6S" calcext:value-type="time">
            <text:p>01:07:4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28" calcext:value-type="float">
            <text:p>39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6S" calcext:value-type="time">
            <text:p>01:07:4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29" calcext:value-type="float">
            <text:p>39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7S" calcext:value-type="time">
            <text:p>01:07:47 PM</text:p>
          </table:table-cell>
          <table:table-cell table:number-columns-repeated="2"/>
        </table:table-row>
        <table:table-row table:style-name="ro2">
          <table:table-cell office:value-type="float" office:value="3930" calcext:value-type="float">
            <text:p>39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7S" calcext:value-type="time">
            <text:p>01:07:47 PM</text:p>
          </table:table-cell>
          <table:table-cell table:number-columns-repeated="2"/>
        </table:table-row>
        <table:table-row table:style-name="ro2">
          <table:table-cell office:value-type="float" office:value="3931" calcext:value-type="float">
            <text:p>39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8S" calcext:value-type="time">
            <text:p>01:07:48 PM</text:p>
          </table:table-cell>
          <table:table-cell table:number-columns-repeated="2"/>
        </table:table-row>
        <table:table-row table:style-name="ro2">
          <table:table-cell office:value-type="float" office:value="3932" calcext:value-type="float">
            <text:p>39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8S" calcext:value-type="time">
            <text:p>01:07:48 PM</text:p>
          </table:table-cell>
          <table:table-cell table:number-columns-repeated="2"/>
        </table:table-row>
        <table:table-row table:style-name="ro2">
          <table:table-cell office:value-type="float" office:value="3933" calcext:value-type="float">
            <text:p>39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9S" calcext:value-type="time">
            <text:p>01:07:49 PM</text:p>
          </table:table-cell>
          <table:table-cell table:number-columns-repeated="2"/>
        </table:table-row>
        <table:table-row table:style-name="ro2">
          <table:table-cell office:value-type="float" office:value="3934" calcext:value-type="float">
            <text:p>39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9S" calcext:value-type="time">
            <text:p>01:07:49 PM</text:p>
          </table:table-cell>
          <table:table-cell table:number-columns-repeated="2"/>
        </table:table-row>
        <table:table-row table:style-name="ro2">
          <table:table-cell office:value-type="float" office:value="3935" calcext:value-type="float">
            <text:p>39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0S" calcext:value-type="time">
            <text:p>01:07:50 PM</text:p>
          </table:table-cell>
          <table:table-cell table:number-columns-repeated="2"/>
        </table:table-row>
        <table:table-row table:style-name="ro2">
          <table:table-cell office:value-type="float" office:value="3936" calcext:value-type="float">
            <text:p>39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0S" calcext:value-type="time">
            <text:p>01:07:50 PM</text:p>
          </table:table-cell>
          <table:table-cell table:number-columns-repeated="2"/>
        </table:table-row>
        <table:table-row table:style-name="ro2">
          <table:table-cell office:value-type="float" office:value="3937" calcext:value-type="float">
            <text:p>393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0S" calcext:value-type="time">
            <text:p>01:07:50 PM</text:p>
          </table:table-cell>
          <table:table-cell table:number-columns-repeated="2"/>
        </table:table-row>
        <table:table-row table:style-name="ro2">
          <table:table-cell office:value-type="float" office:value="3938" calcext:value-type="float">
            <text:p>39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1S" calcext:value-type="time">
            <text:p>01:07:51 PM</text:p>
          </table:table-cell>
          <table:table-cell table:formula="of:=COUNT([.B551:.B556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939" calcext:value-type="float">
            <text:p>39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2S" calcext:value-type="time">
            <text:p>01:07:52 PM</text:p>
          </table:table-cell>
          <table:table-cell table:number-columns-repeated="2"/>
        </table:table-row>
        <table:table-row table:style-name="ro2">
          <table:table-cell office:value-type="float" office:value="3940" calcext:value-type="float">
            <text:p>39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3S" calcext:value-type="time">
            <text:p>01:07:53 PM</text:p>
          </table:table-cell>
          <table:table-cell table:number-columns-repeated="2"/>
        </table:table-row>
        <table:table-row table:style-name="ro2">
          <table:table-cell office:value-type="float" office:value="3941" calcext:value-type="float">
            <text:p>39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4S" calcext:value-type="time">
            <text:p>01:07:54 PM</text:p>
          </table:table-cell>
          <table:table-cell table:number-columns-repeated="2"/>
        </table:table-row>
        <table:table-row table:style-name="ro2">
          <table:table-cell office:value-type="float" office:value="3942" calcext:value-type="float">
            <text:p>39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5S" calcext:value-type="time">
            <text:p>01:07:55 PM</text:p>
          </table:table-cell>
          <table:table-cell table:number-columns-repeated="2"/>
        </table:table-row>
        <table:table-row table:style-name="ro2">
          <table:table-cell office:value-type="float" office:value="3943" calcext:value-type="float">
            <text:p>39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6S" calcext:value-type="time">
            <text:p>01:07:56 PM</text:p>
          </table:table-cell>
          <table:table-cell table:number-columns-repeated="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558:.B585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3944" calcext:value-type="float">
            <text:p>39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27S" calcext:value-type="time">
            <text:p>01:08:27 PM</text:p>
          </table:table-cell>
          <table:table-cell table:formula="of:=COUNT([.B558:.B564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945" calcext:value-type="float">
            <text:p>39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28S" calcext:value-type="time">
            <text:p>01:08:28 PM</text:p>
          </table:table-cell>
          <table:table-cell table:number-columns-repeated="2"/>
        </table:table-row>
        <table:table-row table:style-name="ro2">
          <table:table-cell office:value-type="float" office:value="3946" calcext:value-type="float">
            <text:p>39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29S" calcext:value-type="time">
            <text:p>01:08:29 PM</text:p>
          </table:table-cell>
          <table:table-cell table:number-columns-repeated="2"/>
        </table:table-row>
        <table:table-row table:style-name="ro2">
          <table:table-cell office:value-type="float" office:value="3947" calcext:value-type="float">
            <text:p>39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0S" calcext:value-type="time">
            <text:p>01:08:30 PM</text:p>
          </table:table-cell>
          <table:table-cell table:number-columns-repeated="2"/>
        </table:table-row>
        <table:table-row table:style-name="ro2">
          <table:table-cell office:value-type="float" office:value="3948" calcext:value-type="float">
            <text:p>39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1S" calcext:value-type="time">
            <text:p>01:08:31 PM</text:p>
          </table:table-cell>
          <table:table-cell table:number-columns-repeated="2"/>
        </table:table-row>
        <table:table-row table:style-name="ro2">
          <table:table-cell office:value-type="float" office:value="3949" calcext:value-type="float">
            <text:p>39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2S" calcext:value-type="time">
            <text:p>01:08:32 PM</text:p>
          </table:table-cell>
          <table:table-cell table:number-columns-repeated="2"/>
        </table:table-row>
        <table:table-row table:style-name="ro2">
          <table:table-cell office:value-type="float" office:value="3950" calcext:value-type="float">
            <text:p>39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3S" calcext:value-type="time">
            <text:p>01:08:33 PM</text:p>
          </table:table-cell>
          <table:table-cell table:number-columns-repeated="2"/>
        </table:table-row>
        <table:table-row table:style-name="ro2">
          <table:table-cell office:value-type="float" office:value="3951" calcext:value-type="float">
            <text:p>395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4S" calcext:value-type="time">
            <text:p>01:08:34 PM</text:p>
          </table:table-cell>
          <table:table-cell table:formula="of:=COUNT([.B565:.B582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952" calcext:value-type="float">
            <text:p>39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4S" calcext:value-type="time">
            <text:p>01:08:3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953" calcext:value-type="float">
            <text:p>395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4S" calcext:value-type="time">
            <text:p>01:08:34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954" calcext:value-type="float">
            <text:p>39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5S" calcext:value-type="time">
            <text:p>01:08:3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955" calcext:value-type="float">
            <text:p>395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5S" calcext:value-type="time">
            <text:p>01:08:35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956" calcext:value-type="float">
            <text:p>39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6S" calcext:value-type="time">
            <text:p>01:08:3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57" calcext:value-type="float">
            <text:p>395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6S" calcext:value-type="time">
            <text:p>01:08:36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958" calcext:value-type="float">
            <text:p>39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7S" calcext:value-type="time">
            <text:p>01:08:37 PM</text:p>
          </table:table-cell>
          <table:table-cell table:number-columns-repeated="2"/>
        </table:table-row>
        <table:table-row table:style-name="ro2">
          <table:table-cell office:value-type="float" office:value="3959" calcext:value-type="float">
            <text:p>395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7S" calcext:value-type="time">
            <text:p>01:08:37 PM</text:p>
          </table:table-cell>
          <table:table-cell table:number-columns-repeated="2"/>
        </table:table-row>
        <table:table-row table:style-name="ro2">
          <table:table-cell office:value-type="float" office:value="3960" calcext:value-type="float">
            <text:p>39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8S" calcext:value-type="time">
            <text:p>01:08:38 PM</text:p>
          </table:table-cell>
          <table:table-cell table:number-columns-repeated="2"/>
        </table:table-row>
        <table:table-row table:style-name="ro2">
          <table:table-cell office:value-type="float" office:value="3961" calcext:value-type="float">
            <text:p>39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8S" calcext:value-type="time">
            <text:p>01:08:38 PM</text:p>
          </table:table-cell>
          <table:table-cell table:number-columns-repeated="2"/>
        </table:table-row>
        <table:table-row table:style-name="ro2">
          <table:table-cell office:value-type="float" office:value="3962" calcext:value-type="float">
            <text:p>39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8S" calcext:value-type="time">
            <text:p>01:08:38 PM</text:p>
          </table:table-cell>
          <table:table-cell table:number-columns-repeated="2"/>
        </table:table-row>
        <table:table-row table:style-name="ro2">
          <table:table-cell office:value-type="float" office:value="3963" calcext:value-type="float">
            <text:p>39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9S" calcext:value-type="time">
            <text:p>01:08:39 PM</text:p>
          </table:table-cell>
          <table:table-cell table:number-columns-repeated="2"/>
        </table:table-row>
        <table:table-row table:style-name="ro2">
          <table:table-cell office:value-type="float" office:value="3964" calcext:value-type="float">
            <text:p>396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9S" calcext:value-type="time">
            <text:p>01:08:39 PM</text:p>
          </table:table-cell>
          <table:table-cell table:number-columns-repeated="2"/>
        </table:table-row>
        <table:table-row table:style-name="ro2">
          <table:table-cell office:value-type="float" office:value="3965" calcext:value-type="float">
            <text:p>396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9S" calcext:value-type="time">
            <text:p>01:08:39 PM</text:p>
          </table:table-cell>
          <table:table-cell table:number-columns-repeated="2"/>
        </table:table-row>
        <table:table-row table:style-name="ro2">
          <table:table-cell office:value-type="float" office:value="3966" calcext:value-type="float">
            <text:p>39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0S" calcext:value-type="time">
            <text:p>01:08:40 PM</text:p>
          </table:table-cell>
          <table:table-cell table:number-columns-repeated="2"/>
        </table:table-row>
        <table:table-row table:style-name="ro2">
          <table:table-cell office:value-type="float" office:value="3967" calcext:value-type="float">
            <text:p>39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0S" calcext:value-type="time">
            <text:p>01:08:40 PM</text:p>
          </table:table-cell>
          <table:table-cell table:number-columns-repeated="2"/>
        </table:table-row>
        <table:table-row table:style-name="ro2">
          <table:table-cell office:value-type="float" office:value="3968" calcext:value-type="float">
            <text:p>39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1S" calcext:value-type="time">
            <text:p>01:08:41 PM</text:p>
          </table:table-cell>
          <table:table-cell table:number-columns-repeated="2"/>
        </table:table-row>
        <table:table-row table:style-name="ro2">
          <table:table-cell office:value-type="float" office:value="3969" calcext:value-type="float">
            <text:p>39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1S" calcext:value-type="time">
            <text:p>01:08:41 PM</text:p>
          </table:table-cell>
          <table:table-cell table:formula="of:=COUNT([.B583:.B585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970" calcext:value-type="float">
            <text:p>39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4S" calcext:value-type="time">
            <text:p>01:08:44 PM</text:p>
          </table:table-cell>
          <table:table-cell table:number-columns-repeated="2"/>
        </table:table-row>
        <table:table-row table:style-name="ro2">
          <table:table-cell office:value-type="float" office:value="3971" calcext:value-type="float">
            <text:p>39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5S" calcext:value-type="time">
            <text:p>01:08:45 PM</text:p>
          </table:table-cell>
          <table:table-cell table:number-columns-repeated="2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587:.B612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3972" calcext:value-type="float">
            <text:p>39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1S" calcext:value-type="time">
            <text:p>01:09:21 PM</text:p>
          </table:table-cell>
          <table:table-cell table:formula="of:=COUNT([.B587:.B590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973" calcext:value-type="float">
            <text:p>397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2S" calcext:value-type="time">
            <text:p>01:09:22 PM</text:p>
          </table:table-cell>
          <table:table-cell table:number-columns-repeated="2"/>
        </table:table-row>
        <table:table-row table:style-name="ro2">
          <table:table-cell office:value-type="float" office:value="3974" calcext:value-type="float">
            <text:p>39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3S" calcext:value-type="time">
            <text:p>01:09:23 PM</text:p>
          </table:table-cell>
          <table:table-cell table:number-columns-repeated="2"/>
        </table:table-row>
        <table:table-row table:style-name="ro2">
          <table:table-cell office:value-type="float" office:value="3975" calcext:value-type="float">
            <text:p>397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4S" calcext:value-type="time">
            <text:p>01:09:24 PM</text:p>
          </table:table-cell>
          <table:table-cell table:number-columns-repeated="2"/>
        </table:table-row>
        <table:table-row table:style-name="ro2">
          <table:table-cell office:value-type="float" office:value="3976" calcext:value-type="float">
            <text:p>39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4S" calcext:value-type="time">
            <text:p>01:09:24 PM</text:p>
          </table:table-cell>
          <table:table-cell table:formula="of:=COUNT([.B591:.B605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3977" calcext:value-type="float">
            <text:p>39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5S" calcext:value-type="time">
            <text:p>01:09:2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978" calcext:value-type="float">
            <text:p>39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5S" calcext:value-type="time">
            <text:p>01:09:2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979" calcext:value-type="float">
            <text:p>397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6S" calcext:value-type="time">
            <text:p>01:09:2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980" calcext:value-type="float">
            <text:p>398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6S" calcext:value-type="time">
            <text:p>01:09:2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81" calcext:value-type="float">
            <text:p>39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7S" calcext:value-type="time">
            <text:p>01:09:2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82" calcext:value-type="float">
            <text:p>39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7S" calcext:value-type="time">
            <text:p>01:09:2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83" calcext:value-type="float">
            <text:p>39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8S" calcext:value-type="time">
            <text:p>01:09:28 PM</text:p>
          </table:table-cell>
          <table:table-cell table:number-columns-repeated="2"/>
        </table:table-row>
        <table:table-row table:style-name="ro2">
          <table:table-cell office:value-type="float" office:value="3984" calcext:value-type="float">
            <text:p>39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8S" calcext:value-type="time">
            <text:p>01:09:28 PM</text:p>
          </table:table-cell>
          <table:table-cell table:number-columns-repeated="2"/>
        </table:table-row>
        <table:table-row table:style-name="ro2">
          <table:table-cell office:value-type="float" office:value="3985" calcext:value-type="float">
            <text:p>398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8S" calcext:value-type="time">
            <text:p>01:09:28 PM</text:p>
          </table:table-cell>
          <table:table-cell table:number-columns-repeated="2"/>
        </table:table-row>
        <table:table-row table:style-name="ro2">
          <table:table-cell office:value-type="float" office:value="3986" calcext:value-type="float">
            <text:p>39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9S" calcext:value-type="time">
            <text:p>01:09:29 PM</text:p>
          </table:table-cell>
          <table:table-cell table:number-columns-repeated="2"/>
        </table:table-row>
        <table:table-row table:style-name="ro2">
          <table:table-cell office:value-type="float" office:value="3987" calcext:value-type="float">
            <text:p>39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9S" calcext:value-type="time">
            <text:p>01:09:29 PM</text:p>
          </table:table-cell>
          <table:table-cell table:number-columns-repeated="2"/>
        </table:table-row>
        <table:table-row table:style-name="ro2">
          <table:table-cell office:value-type="float" office:value="3988" calcext:value-type="float">
            <text:p>39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9S" calcext:value-type="time">
            <text:p>01:09:29 PM</text:p>
          </table:table-cell>
          <table:table-cell table:number-columns-repeated="2"/>
        </table:table-row>
        <table:table-row table:style-name="ro2">
          <table:table-cell office:value-type="float" office:value="3989" calcext:value-type="float">
            <text:p>39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0S" calcext:value-type="time">
            <text:p>01:09:30 PM</text:p>
          </table:table-cell>
          <table:table-cell table:number-columns-repeated="2"/>
        </table:table-row>
        <table:table-row table:style-name="ro2">
          <table:table-cell office:value-type="float" office:value="3990" calcext:value-type="float">
            <text:p>39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0S" calcext:value-type="time">
            <text:p>01:09:30 PM</text:p>
          </table:table-cell>
          <table:table-cell table:number-columns-repeated="2"/>
        </table:table-row>
        <table:table-row table:style-name="ro2">
          <table:table-cell office:value-type="float" office:value="3991" calcext:value-type="float">
            <text:p>39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1S" calcext:value-type="time">
            <text:p>01:09:31 PM</text:p>
          </table:table-cell>
          <table:table-cell table:formula="of:=COUNT([.B606:.B612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992" calcext:value-type="float">
            <text:p>39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2S" calcext:value-type="time">
            <text:p>01:09:32 PM</text:p>
          </table:table-cell>
          <table:table-cell table:number-columns-repeated="2"/>
        </table:table-row>
        <table:table-row table:style-name="ro2">
          <table:table-cell office:value-type="float" office:value="3993" calcext:value-type="float">
            <text:p>39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3S" calcext:value-type="time">
            <text:p>01:09:33 PM</text:p>
          </table:table-cell>
          <table:table-cell table:number-columns-repeated="2"/>
        </table:table-row>
        <table:table-row table:style-name="ro2">
          <table:table-cell office:value-type="float" office:value="3994" calcext:value-type="float">
            <text:p>39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4S" calcext:value-type="time">
            <text:p>01:09:34 PM</text:p>
          </table:table-cell>
          <table:table-cell table:number-columns-repeated="2"/>
        </table:table-row>
        <table:table-row table:style-name="ro2">
          <table:table-cell office:value-type="float" office:value="3995" calcext:value-type="float">
            <text:p>39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5S" calcext:value-type="time">
            <text:p>01:09:35 PM</text:p>
          </table:table-cell>
          <table:table-cell table:number-columns-repeated="2"/>
        </table:table-row>
        <table:table-row table:style-name="ro2">
          <table:table-cell office:value-type="float" office:value="3996" calcext:value-type="float">
            <text:p>39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6S" calcext:value-type="time">
            <text:p>01:09:36 PM</text:p>
          </table:table-cell>
          <table:table-cell table:number-columns-repeated="2"/>
        </table:table-row>
        <table:table-row table:style-name="ro2">
          <table:table-cell office:value-type="float" office:value="3997" calcext:value-type="float">
            <text:p>39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7S" calcext:value-type="time">
            <text:p>01:09:37 PM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style-name="ce10" table:formula="of:=COUNT([.B614:.B644])" office:value-type="float" office:value="31" calcext:value-type="float">
            <text:p>31</text:p>
          </table:table-cell>
          <table:table-cell/>
        </table:table-row>
        <table:table-row table:style-name="ro3">
          <table:table-cell office:value-type="float" office:value="3998" calcext:value-type="float">
            <text:p>39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3S" calcext:value-type="time">
            <text:p>01:10:03 PM</text:p>
          </table:table-cell>
          <table:table-cell table:style-name="ce11" table:formula="of:=COUNT([.B614:.B620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999" calcext:value-type="float">
            <text:p>39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4S" calcext:value-type="time">
            <text:p>01:10:04 PM</text:p>
          </table:table-cell>
          <table:table-cell table:number-columns-repeated="2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5S" calcext:value-type="time">
            <text:p>01:10:05 PM</text:p>
          </table:table-cell>
          <table:table-cell table:number-columns-repeated="2"/>
        </table:table-row>
        <table:table-row table:style-name="ro2">
          <table:table-cell office:value-type="float" office:value="4001" calcext:value-type="float">
            <text:p>40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6S" calcext:value-type="time">
            <text:p>01:10:06 PM</text:p>
          </table:table-cell>
          <table:table-cell table:number-columns-repeated="2"/>
        </table:table-row>
        <table:table-row table:style-name="ro2">
          <table:table-cell office:value-type="float" office:value="4002" calcext:value-type="float">
            <text:p>40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7S" calcext:value-type="time">
            <text:p>01:10:07 PM</text:p>
          </table:table-cell>
          <table:table-cell table:number-columns-repeated="2"/>
        </table:table-row>
        <table:table-row table:style-name="ro2">
          <table:table-cell office:value-type="float" office:value="4003" calcext:value-type="float">
            <text:p>40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8S" calcext:value-type="time">
            <text:p>01:10:08 PM</text:p>
          </table:table-cell>
          <table:table-cell table:number-columns-repeated="2"/>
        </table:table-row>
        <table:table-row table:style-name="ro2">
          <table:table-cell office:value-type="float" office:value="4004" calcext:value-type="float">
            <text:p>40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9S" calcext:value-type="time">
            <text:p>01:10:09 PM</text:p>
          </table:table-cell>
          <table:table-cell table:number-columns-repeated="2"/>
        </table:table-row>
        <table:table-row table:style-name="ro2">
          <table:table-cell office:value-type="float" office:value="4005" calcext:value-type="float">
            <text:p>40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0S" calcext:value-type="time">
            <text:p>01:10:10 PM</text:p>
          </table:table-cell>
          <table:table-cell table:formula="of:=COUNT([.B621:.B640]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4006" calcext:value-type="float">
            <text:p>40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0S" calcext:value-type="time">
            <text:p>01:10:1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07" calcext:value-type="float">
            <text:p>40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0S" calcext:value-type="time">
            <text:p>01:10:1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008" calcext:value-type="float">
            <text:p>40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1S" calcext:value-type="time">
            <text:p>01:10:1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09" calcext:value-type="float">
            <text:p>400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1S" calcext:value-type="time">
            <text:p>01:10:1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010" calcext:value-type="float">
            <text:p>40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2S" calcext:value-type="time">
            <text:p>01:10:1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11" calcext:value-type="float">
            <text:p>40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2S" calcext:value-type="time">
            <text:p>01:10:12 PM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4012" calcext:value-type="float">
            <text:p>40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3S" calcext:value-type="time">
            <text:p>01:10:13 PM</text:p>
          </table:table-cell>
          <table:table-cell table:number-columns-repeated="2"/>
        </table:table-row>
        <table:table-row table:style-name="ro2">
          <table:table-cell office:value-type="float" office:value="4013" calcext:value-type="float">
            <text:p>40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3S" calcext:value-type="time">
            <text:p>01:10:13 PM</text:p>
          </table:table-cell>
          <table:table-cell table:number-columns-repeated="2"/>
        </table:table-row>
        <table:table-row table:style-name="ro2">
          <table:table-cell office:value-type="float" office:value="4014" calcext:value-type="float">
            <text:p>40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4S" calcext:value-type="time">
            <text:p>01:10:14 PM</text:p>
          </table:table-cell>
          <table:table-cell table:number-columns-repeated="2"/>
        </table:table-row>
        <table:table-row table:style-name="ro2">
          <table:table-cell office:value-type="float" office:value="4015" calcext:value-type="float">
            <text:p>40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4S" calcext:value-type="time">
            <text:p>01:10:14 PM</text:p>
          </table:table-cell>
          <table:table-cell table:number-columns-repeated="2"/>
        </table:table-row>
        <table:table-row table:style-name="ro2">
          <table:table-cell office:value-type="float" office:value="4016" calcext:value-type="float">
            <text:p>401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4S" calcext:value-type="time">
            <text:p>01:10:14 PM</text:p>
          </table:table-cell>
          <table:table-cell table:number-columns-repeated="2"/>
        </table:table-row>
        <table:table-row table:style-name="ro2">
          <table:table-cell office:value-type="float" office:value="4017" calcext:value-type="float">
            <text:p>40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5S" calcext:value-type="time">
            <text:p>01:10:15 PM</text:p>
          </table:table-cell>
          <table:table-cell table:number-columns-repeated="2"/>
        </table:table-row>
        <table:table-row table:style-name="ro2">
          <table:table-cell office:value-type="float" office:value="4018" calcext:value-type="float">
            <text:p>40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5S" calcext:value-type="time">
            <text:p>01:10:15 PM</text:p>
          </table:table-cell>
          <table:table-cell table:number-columns-repeated="2"/>
        </table:table-row>
        <table:table-row table:style-name="ro2">
          <table:table-cell office:value-type="float" office:value="4019" calcext:value-type="float">
            <text:p>40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5S" calcext:value-type="time">
            <text:p>01:10:15 PM</text:p>
          </table:table-cell>
          <table:table-cell table:number-columns-repeated="2"/>
        </table:table-row>
        <table:table-row table:style-name="ro2">
          <table:table-cell office:value-type="float" office:value="4020" calcext:value-type="float">
            <text:p>40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6S" calcext:value-type="time">
            <text:p>01:10:16 PM</text:p>
          </table:table-cell>
          <table:table-cell table:number-columns-repeated="2"/>
        </table:table-row>
        <table:table-row table:style-name="ro2">
          <table:table-cell office:value-type="float" office:value="4021" calcext:value-type="float">
            <text:p>40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6S" calcext:value-type="time">
            <text:p>01:10:16 PM</text:p>
          </table:table-cell>
          <table:table-cell table:number-columns-repeated="2"/>
        </table:table-row>
        <table:table-row table:style-name="ro2">
          <table:table-cell office:value-type="float" office:value="4022" calcext:value-type="float">
            <text:p>40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7S" calcext:value-type="time">
            <text:p>01:10:17 PM</text:p>
          </table:table-cell>
          <table:table-cell table:number-columns-repeated="2"/>
        </table:table-row>
        <table:table-row table:style-name="ro2">
          <table:table-cell office:value-type="float" office:value="4023" calcext:value-type="float">
            <text:p>40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7S" calcext:value-type="time">
            <text:p>01:10:17 PM</text:p>
          </table:table-cell>
          <table:table-cell table:number-columns-repeated="2"/>
        </table:table-row>
        <table:table-row table:style-name="ro2">
          <table:table-cell office:value-type="float" office:value="4024" calcext:value-type="float">
            <text:p>40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8S" calcext:value-type="time">
            <text:p>01:10:18 PM</text:p>
          </table:table-cell>
          <table:table-cell table:number-columns-repeated="2"/>
        </table:table-row>
        <table:table-row table:style-name="ro2">
          <table:table-cell office:value-type="float" office:value="4025" calcext:value-type="float">
            <text:p>40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8S" calcext:value-type="time">
            <text:p>01:10:18 PM</text:p>
          </table:table-cell>
          <table:table-cell table:formula="of:=COUNT([.B641:.B64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026" calcext:value-type="float">
            <text:p>40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20S" calcext:value-type="time">
            <text:p>01:10:20 PM</text:p>
          </table:table-cell>
          <table:table-cell table:number-columns-repeated="2"/>
        </table:table-row>
        <table:table-row table:style-name="ro2">
          <table:table-cell office:value-type="float" office:value="4027" calcext:value-type="float">
            <text:p>40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21S" calcext:value-type="time">
            <text:p>01:10:21 PM</text:p>
          </table:table-cell>
          <table:table-cell table:number-columns-repeated="2"/>
        </table:table-row>
        <table:table-row table:style-name="ro2">
          <table:table-cell office:value-type="float" office:value="4028" calcext:value-type="float">
            <text:p>40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22S" calcext:value-type="time">
            <text:p>01:10:22 PM</text:p>
          </table:table-cell>
          <table:table-cell table:number-columns-repeated="2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646:.B675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029" calcext:value-type="float">
            <text:p>402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3S" calcext:value-type="time">
            <text:p>01:33:43 PM</text:p>
          </table:table-cell>
          <table:table-cell table:formula="of:=COUNT([.B646:.B650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030" calcext:value-type="float">
            <text:p>40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4S" calcext:value-type="time">
            <text:p>01:33:44 PM</text:p>
          </table:table-cell>
          <table:table-cell table:number-columns-repeated="2"/>
        </table:table-row>
        <table:table-row table:style-name="ro2">
          <table:table-cell office:value-type="float" office:value="4031" calcext:value-type="float">
            <text:p>403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5S" calcext:value-type="time">
            <text:p>01:33:45 PM</text:p>
          </table:table-cell>
          <table:table-cell table:number-columns-repeated="2"/>
        </table:table-row>
        <table:table-row table:style-name="ro2">
          <table:table-cell office:value-type="float" office:value="4032" calcext:value-type="float">
            <text:p>40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6S" calcext:value-type="time">
            <text:p>01:33:46 PM</text:p>
          </table:table-cell>
          <table:table-cell table:number-columns-repeated="2"/>
        </table:table-row>
        <table:table-row table:style-name="ro2">
          <table:table-cell office:value-type="float" office:value="4033" calcext:value-type="float">
            <text:p>403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7S" calcext:value-type="time">
            <text:p>01:33:47 PM</text:p>
          </table:table-cell>
          <table:table-cell table:number-columns-repeated="2"/>
        </table:table-row>
        <table:table-row table:style-name="ro2">
          <table:table-cell office:value-type="float" office:value="4034" calcext:value-type="float">
            <text:p>40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8S" calcext:value-type="time">
            <text:p>01:33:48 PM</text:p>
          </table:table-cell>
          <table:table-cell table:formula="of:=COUNT([.B651:.B668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035" calcext:value-type="float">
            <text:p>403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8S" calcext:value-type="time">
            <text:p>01:33:48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36" calcext:value-type="float">
            <text:p>403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8S" calcext:value-type="time">
            <text:p>01:33:48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037" calcext:value-type="float">
            <text:p>40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9S" calcext:value-type="time">
            <text:p>01:33:49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38" calcext:value-type="float">
            <text:p>40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9S" calcext:value-type="time">
            <text:p>01:33:49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039" calcext:value-type="float">
            <text:p>40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0S" calcext:value-type="time">
            <text:p>01:33:50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40" calcext:value-type="float">
            <text:p>40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0S" calcext:value-type="time">
            <text:p>01:33:50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041" calcext:value-type="float">
            <text:p>40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1S" calcext:value-type="time">
            <text:p>01:33:51 PM</text:p>
          </table:table-cell>
          <table:table-cell table:number-columns-repeated="2"/>
        </table:table-row>
        <table:table-row table:style-name="ro2">
          <table:table-cell office:value-type="float" office:value="4042" calcext:value-type="float">
            <text:p>40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1S" calcext:value-type="time">
            <text:p>01:33:51 PM</text:p>
          </table:table-cell>
          <table:table-cell table:number-columns-repeated="2"/>
        </table:table-row>
        <table:table-row table:style-name="ro2">
          <table:table-cell office:value-type="float" office:value="4043" calcext:value-type="float">
            <text:p>40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2S" calcext:value-type="time">
            <text:p>01:33:52 PM</text:p>
          </table:table-cell>
          <table:table-cell table:number-columns-repeated="2"/>
        </table:table-row>
        <table:table-row table:style-name="ro2">
          <table:table-cell office:value-type="float" office:value="4044" calcext:value-type="float">
            <text:p>404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2S" calcext:value-type="time">
            <text:p>01:33:52 PM</text:p>
          </table:table-cell>
          <table:table-cell table:number-columns-repeated="2"/>
        </table:table-row>
        <table:table-row table:style-name="ro2">
          <table:table-cell office:value-type="float" office:value="4045" calcext:value-type="float">
            <text:p>40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3S" calcext:value-type="time">
            <text:p>01:33:53 PM</text:p>
          </table:table-cell>
          <table:table-cell table:number-columns-repeated="2"/>
        </table:table-row>
        <table:table-row table:style-name="ro2">
          <table:table-cell office:value-type="float" office:value="4046" calcext:value-type="float">
            <text:p>404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3S" calcext:value-type="time">
            <text:p>01:33:53 PM</text:p>
          </table:table-cell>
          <table:table-cell table:number-columns-repeated="2"/>
        </table:table-row>
        <table:table-row table:style-name="ro2">
          <table:table-cell office:value-type="float" office:value="4047" calcext:value-type="float">
            <text:p>40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4S" calcext:value-type="time">
            <text:p>01:33:54 PM</text:p>
          </table:table-cell>
          <table:table-cell table:number-columns-repeated="2"/>
        </table:table-row>
        <table:table-row table:style-name="ro2">
          <table:table-cell office:value-type="float" office:value="4048" calcext:value-type="float">
            <text:p>40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4S" calcext:value-type="time">
            <text:p>01:33:54 PM</text:p>
          </table:table-cell>
          <table:table-cell table:number-columns-repeated="2"/>
        </table:table-row>
        <table:table-row table:style-name="ro2">
          <table:table-cell office:value-type="float" office:value="4049" calcext:value-type="float">
            <text:p>40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4S" calcext:value-type="time">
            <text:p>01:33:54 PM</text:p>
          </table:table-cell>
          <table:table-cell table:number-columns-repeated="2"/>
        </table:table-row>
        <table:table-row table:style-name="ro2">
          <table:table-cell office:value-type="float" office:value="4050" calcext:value-type="float">
            <text:p>40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5S" calcext:value-type="time">
            <text:p>01:33:55 PM</text:p>
          </table:table-cell>
          <table:table-cell table:number-columns-repeated="2"/>
        </table:table-row>
        <table:table-row table:style-name="ro2">
          <table:table-cell office:value-type="float" office:value="4051" calcext:value-type="float">
            <text:p>40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5S" calcext:value-type="time">
            <text:p>01:33:55 PM</text:p>
          </table:table-cell>
          <table:table-cell table:number-columns-repeated="2"/>
        </table:table-row>
        <table:table-row table:style-name="ro2">
          <table:table-cell office:value-type="float" office:value="4052" calcext:value-type="float">
            <text:p>40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6S" calcext:value-type="time">
            <text:p>01:33:56 PM</text:p>
          </table:table-cell>
          <table:table-cell table:formula="of:=COUNT([.B669:.B675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053" calcext:value-type="float">
            <text:p>40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7S" calcext:value-type="time">
            <text:p>01:33:57 PM</text:p>
          </table:table-cell>
          <table:table-cell table:number-columns-repeated="2"/>
        </table:table-row>
        <table:table-row table:style-name="ro2">
          <table:table-cell office:value-type="float" office:value="4054" calcext:value-type="float">
            <text:p>40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8S" calcext:value-type="time">
            <text:p>01:33:58 PM</text:p>
          </table:table-cell>
          <table:table-cell table:number-columns-repeated="2"/>
        </table:table-row>
        <table:table-row table:style-name="ro2">
          <table:table-cell office:value-type="float" office:value="4055" calcext:value-type="float">
            <text:p>40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9S" calcext:value-type="time">
            <text:p>01:33:59 PM</text:p>
          </table:table-cell>
          <table:table-cell table:number-columns-repeated="2"/>
        </table:table-row>
        <table:table-row table:style-name="ro2">
          <table:table-cell office:value-type="float" office:value="4056" calcext:value-type="float">
            <text:p>40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00S" calcext:value-type="time">
            <text:p>01:34:00 PM</text:p>
          </table:table-cell>
          <table:table-cell table:number-columns-repeated="2"/>
        </table:table-row>
        <table:table-row table:style-name="ro2">
          <table:table-cell office:value-type="float" office:value="4057" calcext:value-type="float">
            <text:p>40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01S" calcext:value-type="time">
            <text:p>01:34:01 PM</text:p>
          </table:table-cell>
          <table:table-cell table:number-columns-repeated="2"/>
        </table:table-row>
        <table:table-row table:style-name="ro2">
          <table:table-cell office:value-type="float" office:value="4058" calcext:value-type="float">
            <text:p>40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02S" calcext:value-type="time">
            <text:p>01:34:02 PM</text:p>
          </table:table-cell>
          <table:table-cell table:number-columns-repeated="2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677:.B705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059" calcext:value-type="float">
            <text:p>40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29S" calcext:value-type="time">
            <text:p>01:34:29 PM</text:p>
          </table:table-cell>
          <table:table-cell table:formula="of:=COUNT([.B677:.B683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060" calcext:value-type="float">
            <text:p>40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0S" calcext:value-type="time">
            <text:p>01:34:30 PM</text:p>
          </table:table-cell>
          <table:table-cell table:number-columns-repeated="2"/>
        </table:table-row>
        <table:table-row table:style-name="ro2">
          <table:table-cell office:value-type="float" office:value="4061" calcext:value-type="float">
            <text:p>40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1S" calcext:value-type="time">
            <text:p>01:34:31 PM</text:p>
          </table:table-cell>
          <table:table-cell table:number-columns-repeated="2"/>
        </table:table-row>
        <table:table-row table:style-name="ro2">
          <table:table-cell office:value-type="float" office:value="4062" calcext:value-type="float">
            <text:p>40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2S" calcext:value-type="time">
            <text:p>01:34:32 PM</text:p>
          </table:table-cell>
          <table:table-cell table:number-columns-repeated="2"/>
        </table:table-row>
        <table:table-row table:style-name="ro2">
          <table:table-cell office:value-type="float" office:value="4063" calcext:value-type="float">
            <text:p>40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3S" calcext:value-type="time">
            <text:p>01:34:33 PM</text:p>
          </table:table-cell>
          <table:table-cell table:number-columns-repeated="2"/>
        </table:table-row>
        <table:table-row table:style-name="ro2">
          <table:table-cell office:value-type="float" office:value="4064" calcext:value-type="float">
            <text:p>40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4S" calcext:value-type="time">
            <text:p>01:34:34 PM</text:p>
          </table:table-cell>
          <table:table-cell table:number-columns-repeated="2"/>
        </table:table-row>
        <table:table-row table:style-name="ro2">
          <table:table-cell office:value-type="float" office:value="4065" calcext:value-type="float">
            <text:p>40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5S" calcext:value-type="time">
            <text:p>01:34:35 PM</text:p>
          </table:table-cell>
          <table:table-cell table:number-columns-repeated="2"/>
        </table:table-row>
        <table:table-row table:style-name="ro2">
          <table:table-cell office:value-type="float" office:value="4066" calcext:value-type="float">
            <text:p>40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5S" calcext:value-type="time">
            <text:p>01:34:35 PM</text:p>
          </table:table-cell>
          <table:table-cell table:formula="of:=COUNT([.B684:.B700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067" calcext:value-type="float">
            <text:p>40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6S" calcext:value-type="time">
            <text:p>01:34:3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68" calcext:value-type="float">
            <text:p>40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6S" calcext:value-type="time">
            <text:p>01:34:3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069" calcext:value-type="float">
            <text:p>40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7S" calcext:value-type="time">
            <text:p>01:34:3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70" calcext:value-type="float">
            <text:p>40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7S" calcext:value-type="time">
            <text:p>01:34:37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071" calcext:value-type="float">
            <text:p>40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8S" calcext:value-type="time">
            <text:p>01:34:3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72" calcext:value-type="float">
            <text:p>40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8S" calcext:value-type="time">
            <text:p>01:34:38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073" calcext:value-type="float">
            <text:p>40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9S" calcext:value-type="time">
            <text:p>01:34:39 PM</text:p>
          </table:table-cell>
          <table:table-cell table:number-columns-repeated="2"/>
        </table:table-row>
        <table:table-row table:style-name="ro2">
          <table:table-cell office:value-type="float" office:value="4074" calcext:value-type="float">
            <text:p>40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9S" calcext:value-type="time">
            <text:p>01:34:39 PM</text:p>
          </table:table-cell>
          <table:table-cell table:number-columns-repeated="2"/>
        </table:table-row>
        <table:table-row table:style-name="ro2">
          <table:table-cell office:value-type="float" office:value="4075" calcext:value-type="float">
            <text:p>407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9S" calcext:value-type="time">
            <text:p>01:34:39 PM</text:p>
          </table:table-cell>
          <table:table-cell table:number-columns-repeated="2"/>
        </table:table-row>
        <table:table-row table:style-name="ro2">
          <table:table-cell office:value-type="float" office:value="4076" calcext:value-type="float">
            <text:p>40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0S" calcext:value-type="time">
            <text:p>01:34:40 PM</text:p>
          </table:table-cell>
          <table:table-cell table:number-columns-repeated="2"/>
        </table:table-row>
        <table:table-row table:style-name="ro2">
          <table:table-cell office:value-type="float" office:value="4077" calcext:value-type="float">
            <text:p>40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0S" calcext:value-type="time">
            <text:p>01:34:40 PM</text:p>
          </table:table-cell>
          <table:table-cell table:number-columns-repeated="2"/>
        </table:table-row>
        <table:table-row table:style-name="ro2">
          <table:table-cell office:value-type="float" office:value="4078" calcext:value-type="float">
            <text:p>40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0S" calcext:value-type="time">
            <text:p>01:34:40 PM</text:p>
          </table:table-cell>
          <table:table-cell table:number-columns-repeated="2"/>
        </table:table-row>
        <table:table-row table:style-name="ro2">
          <table:table-cell office:value-type="float" office:value="4079" calcext:value-type="float">
            <text:p>40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1S" calcext:value-type="time">
            <text:p>01:34:41 PM</text:p>
          </table:table-cell>
          <table:table-cell table:number-columns-repeated="2"/>
        </table:table-row>
        <table:table-row table:style-name="ro2">
          <table:table-cell office:value-type="float" office:value="4080" calcext:value-type="float">
            <text:p>40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1S" calcext:value-type="time">
            <text:p>01:34:41 PM</text:p>
          </table:table-cell>
          <table:table-cell table:number-columns-repeated="2"/>
        </table:table-row>
        <table:table-row table:style-name="ro2">
          <table:table-cell office:value-type="float" office:value="4081" calcext:value-type="float">
            <text:p>408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1S" calcext:value-type="time">
            <text:p>01:34:41 PM</text:p>
          </table:table-cell>
          <table:table-cell table:number-columns-repeated="2"/>
        </table:table-row>
        <table:table-row table:style-name="ro2">
          <table:table-cell office:value-type="float" office:value="4082" calcext:value-type="float">
            <text:p>40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2S" calcext:value-type="time">
            <text:p>01:34:42 PM</text:p>
          </table:table-cell>
          <table:table-cell table:number-columns-repeated="2"/>
        </table:table-row>
        <table:table-row table:style-name="ro2">
          <table:table-cell office:value-type="float" office:value="4083" calcext:value-type="float">
            <text:p>40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2S" calcext:value-type="time">
            <text:p>01:34:42 PM</text:p>
          </table:table-cell>
          <table:table-cell table:formula="of:=COUNT([.B701:.B705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084" calcext:value-type="float">
            <text:p>40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3S" calcext:value-type="time">
            <text:p>01:34:43 PM</text:p>
          </table:table-cell>
          <table:table-cell table:number-columns-repeated="2"/>
        </table:table-row>
        <table:table-row table:style-name="ro2">
          <table:table-cell office:value-type="float" office:value="4085" calcext:value-type="float">
            <text:p>408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4S" calcext:value-type="time">
            <text:p>01:34:44 PM</text:p>
          </table:table-cell>
          <table:table-cell table:number-columns-repeated="2"/>
        </table:table-row>
        <table:table-row table:style-name="ro2">
          <table:table-cell office:value-type="float" office:value="4086" calcext:value-type="float">
            <text:p>40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5S" calcext:value-type="time">
            <text:p>01:34:45 PM</text:p>
          </table:table-cell>
          <table:table-cell table:number-columns-repeated="2"/>
        </table:table-row>
        <table:table-row table:style-name="ro2">
          <table:table-cell office:value-type="float" office:value="4087" calcext:value-type="float">
            <text:p>40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6S" calcext:value-type="time">
            <text:p>01:34:46 PM</text:p>
          </table:table-cell>
          <table:table-cell table:number-columns-repeated="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07:.B731]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4088" calcext:value-type="float">
            <text:p>408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5S" calcext:value-type="time">
            <text:p>01:35:15 PM</text:p>
          </table:table-cell>
          <table:table-cell table:formula="of:=COUNT([.B707:.B708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089" calcext:value-type="float">
            <text:p>40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6S" calcext:value-type="time">
            <text:p>01:35:16 PM</text:p>
          </table:table-cell>
          <table:table-cell table:number-columns-repeated="2"/>
        </table:table-row>
        <table:table-row table:style-name="ro2">
          <table:table-cell office:value-type="float" office:value="4090" calcext:value-type="float">
            <text:p>40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7S" calcext:value-type="time">
            <text:p>01:35:17 PM</text:p>
          </table:table-cell>
          <table:table-cell table:formula="of:=COUNT([.B709:.B725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091" calcext:value-type="float">
            <text:p>40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7S" calcext:value-type="time">
            <text:p>01:35:17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92" calcext:value-type="float">
            <text:p>409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7S" calcext:value-type="time">
            <text:p>01:35:1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093" calcext:value-type="float">
            <text:p>40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8S" calcext:value-type="time">
            <text:p>01:35:18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94" calcext:value-type="float">
            <text:p>409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8S" calcext:value-type="time">
            <text:p>01:35:18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095" calcext:value-type="float">
            <text:p>409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9S" calcext:value-type="time">
            <text:p>01:35:19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9S" calcext:value-type="time">
            <text:p>01:35:19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097" calcext:value-type="float">
            <text:p>40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0S" calcext:value-type="time">
            <text:p>01:35:20 PM</text:p>
          </table:table-cell>
          <table:table-cell table:number-columns-repeated="2"/>
        </table:table-row>
        <table:table-row table:style-name="ro2">
          <table:table-cell office:value-type="float" office:value="4098" calcext:value-type="float">
            <text:p>40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0S" calcext:value-type="time">
            <text:p>01:35:20 PM</text:p>
          </table:table-cell>
          <table:table-cell table:number-columns-repeated="2"/>
        </table:table-row>
        <table:table-row table:style-name="ro2">
          <table:table-cell office:value-type="float" office:value="4099" calcext:value-type="float">
            <text:p>40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1S" calcext:value-type="time">
            <text:p>01:35:21 PM</text:p>
          </table:table-cell>
          <table:table-cell table:number-columns-repeated="2"/>
        </table:table-row>
        <table:table-row table:style-name="ro2">
          <table:table-cell office:value-type="float" office:value="4100" calcext:value-type="float">
            <text:p>410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1S" calcext:value-type="time">
            <text:p>01:35:21 PM</text:p>
          </table:table-cell>
          <table:table-cell table:number-columns-repeated="2"/>
        </table:table-row>
        <table:table-row table:style-name="ro2">
          <table:table-cell office:value-type="float" office:value="4101" calcext:value-type="float">
            <text:p>41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1S" calcext:value-type="time">
            <text:p>01:35:21 PM</text:p>
          </table:table-cell>
          <table:table-cell table:number-columns-repeated="2"/>
        </table:table-row>
        <table:table-row table:style-name="ro2">
          <table:table-cell office:value-type="float" office:value="4102" calcext:value-type="float">
            <text:p>41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2S" calcext:value-type="time">
            <text:p>01:35:22 PM</text:p>
          </table:table-cell>
          <table:table-cell table:number-columns-repeated="2"/>
        </table:table-row>
        <table:table-row table:style-name="ro2">
          <table:table-cell office:value-type="float" office:value="4103" calcext:value-type="float">
            <text:p>41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2S" calcext:value-type="time">
            <text:p>01:35:22 PM</text:p>
          </table:table-cell>
          <table:table-cell table:number-columns-repeated="2"/>
        </table:table-row>
        <table:table-row table:style-name="ro2">
          <table:table-cell office:value-type="float" office:value="4104" calcext:value-type="float">
            <text:p>410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2S" calcext:value-type="time">
            <text:p>01:35:22 PM</text:p>
          </table:table-cell>
          <table:table-cell table:number-columns-repeated="2"/>
        </table:table-row>
        <table:table-row table:style-name="ro2">
          <table:table-cell office:value-type="float" office:value="4105" calcext:value-type="float">
            <text:p>41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3S" calcext:value-type="time">
            <text:p>01:35:23 PM</text:p>
          </table:table-cell>
          <table:table-cell table:number-columns-repeated="2"/>
        </table:table-row>
        <table:table-row table:style-name="ro2">
          <table:table-cell office:value-type="float" office:value="4106" calcext:value-type="float">
            <text:p>410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3S" calcext:value-type="time">
            <text:p>01:35:23 PM</text:p>
          </table:table-cell>
          <table:table-cell table:number-columns-repeated="2"/>
        </table:table-row>
        <table:table-row table:style-name="ro2">
          <table:table-cell office:value-type="float" office:value="4107" calcext:value-type="float">
            <text:p>41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4S" calcext:value-type="time">
            <text:p>01:35:24 PM</text:p>
          </table:table-cell>
          <table:table-cell table:formula="of:=COUNT([.B726:.B731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108" calcext:value-type="float">
            <text:p>41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5S" calcext:value-type="time">
            <text:p>01:35:25 PM</text:p>
          </table:table-cell>
          <table:table-cell table:number-columns-repeated="2"/>
        </table:table-row>
        <table:table-row table:style-name="ro2">
          <table:table-cell office:value-type="float" office:value="4109" calcext:value-type="float">
            <text:p>41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6S" calcext:value-type="time">
            <text:p>01:35:26 PM</text:p>
          </table:table-cell>
          <table:table-cell table:number-columns-repeated="2"/>
        </table:table-row>
        <table:table-row table:style-name="ro2">
          <table:table-cell office:value-type="float" office:value="4110" calcext:value-type="float">
            <text:p>41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7S" calcext:value-type="time">
            <text:p>01:35:27 PM</text:p>
          </table:table-cell>
          <table:table-cell table:number-columns-repeated="2"/>
        </table:table-row>
        <table:table-row table:style-name="ro2">
          <table:table-cell office:value-type="float" office:value="4111" calcext:value-type="float">
            <text:p>41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8S" calcext:value-type="time">
            <text:p>01:35:28 PM</text:p>
          </table:table-cell>
          <table:table-cell table:number-columns-repeated="2"/>
        </table:table-row>
        <table:table-row table:style-name="ro2">
          <table:table-cell office:value-type="float" office:value="4112" calcext:value-type="float">
            <text:p>41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9S" calcext:value-type="time">
            <text:p>01:35:29 PM</text:p>
          </table:table-cell>
          <table:table-cell table:number-columns-repeated="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33:.B761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113" calcext:value-type="float">
            <text:p>41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6S" calcext:value-type="time">
            <text:p>01:35:46 PM</text:p>
          </table:table-cell>
          <table:table-cell table:formula="of:=COUNT([.B733:.B740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114" calcext:value-type="float">
            <text:p>41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7S" calcext:value-type="time">
            <text:p>01:35:47 PM</text:p>
          </table:table-cell>
          <table:table-cell table:number-columns-repeated="2"/>
        </table:table-row>
        <table:table-row table:style-name="ro2">
          <table:table-cell office:value-type="float" office:value="4115" calcext:value-type="float">
            <text:p>41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8S" calcext:value-type="time">
            <text:p>01:35:48 PM</text:p>
          </table:table-cell>
          <table:table-cell table:number-columns-repeated="2"/>
        </table:table-row>
        <table:table-row table:style-name="ro2">
          <table:table-cell office:value-type="float" office:value="4116" calcext:value-type="float">
            <text:p>41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9S" calcext:value-type="time">
            <text:p>01:35:49 PM</text:p>
          </table:table-cell>
          <table:table-cell table:number-columns-repeated="2"/>
        </table:table-row>
        <table:table-row table:style-name="ro2">
          <table:table-cell office:value-type="float" office:value="4117" calcext:value-type="float">
            <text:p>41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0S" calcext:value-type="time">
            <text:p>01:35:50 PM</text:p>
          </table:table-cell>
          <table:table-cell table:number-columns-repeated="2"/>
        </table:table-row>
        <table:table-row table:style-name="ro2">
          <table:table-cell office:value-type="float" office:value="4118" calcext:value-type="float">
            <text:p>41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1S" calcext:value-type="time">
            <text:p>01:35:51 PM</text:p>
          </table:table-cell>
          <table:table-cell table:number-columns-repeated="2"/>
        </table:table-row>
        <table:table-row table:style-name="ro2">
          <table:table-cell office:value-type="float" office:value="4119" calcext:value-type="float">
            <text:p>41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2S" calcext:value-type="time">
            <text:p>01:35:52 PM</text:p>
          </table:table-cell>
          <table:table-cell table:number-columns-repeated="2"/>
        </table:table-row>
        <table:table-row table:style-name="ro2">
          <table:table-cell office:value-type="float" office:value="4120" calcext:value-type="float">
            <text:p>41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3S" calcext:value-type="time">
            <text:p>01:35:53 PM</text:p>
          </table:table-cell>
          <table:table-cell table:number-columns-repeated="2"/>
        </table:table-row>
        <table:table-row table:style-name="ro2">
          <table:table-cell office:value-type="float" office:value="4121" calcext:value-type="float">
            <text:p>412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3S" calcext:value-type="time">
            <text:p>01:35:53 PM</text:p>
          </table:table-cell>
          <table:table-cell table:formula="of:=COUNT([.B741:.B757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122" calcext:value-type="float">
            <text:p>41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3S" calcext:value-type="time">
            <text:p>01:35:5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123" calcext:value-type="float">
            <text:p>41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4S" calcext:value-type="time">
            <text:p>01:35:54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24" calcext:value-type="float">
            <text:p>41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4S" calcext:value-type="time">
            <text:p>01:35:5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125" calcext:value-type="float">
            <text:p>41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5S" calcext:value-type="time">
            <text:p>01:35:55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26" calcext:value-type="float">
            <text:p>41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5S" calcext:value-type="time">
            <text:p>01:35:5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127" calcext:value-type="float">
            <text:p>41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6S" calcext:value-type="time">
            <text:p>01:35:5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28" calcext:value-type="float">
            <text:p>41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6S" calcext:value-type="time">
            <text:p>01:35:56 PM</text:p>
          </table:table-cell>
          <table:table-cell table:number-columns-repeated="2"/>
        </table:table-row>
        <table:table-row table:style-name="ro2">
          <table:table-cell office:value-type="float" office:value="4129" calcext:value-type="float">
            <text:p>41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7S" calcext:value-type="time">
            <text:p>01:35:57 PM</text:p>
          </table:table-cell>
          <table:table-cell table:number-columns-repeated="2"/>
        </table:table-row>
        <table:table-row table:style-name="ro2">
          <table:table-cell office:value-type="float" office:value="4130" calcext:value-type="float">
            <text:p>41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7S" calcext:value-type="time">
            <text:p>01:35:57 PM</text:p>
          </table:table-cell>
          <table:table-cell table:number-columns-repeated="2"/>
        </table:table-row>
        <table:table-row table:style-name="ro2">
          <table:table-cell office:value-type="float" office:value="4131" calcext:value-type="float">
            <text:p>413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7S" calcext:value-type="time">
            <text:p>01:35:57 PM</text:p>
          </table:table-cell>
          <table:table-cell table:number-columns-repeated="2"/>
        </table:table-row>
        <table:table-row table:style-name="ro2">
          <table:table-cell office:value-type="float" office:value="4132" calcext:value-type="float">
            <text:p>41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8S" calcext:value-type="time">
            <text:p>01:35:58 PM</text:p>
          </table:table-cell>
          <table:table-cell table:number-columns-repeated="2"/>
        </table:table-row>
        <table:table-row table:style-name="ro2">
          <table:table-cell office:value-type="float" office:value="4133" calcext:value-type="float">
            <text:p>413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8S" calcext:value-type="time">
            <text:p>01:35:58 PM</text:p>
          </table:table-cell>
          <table:table-cell table:number-columns-repeated="2"/>
        </table:table-row>
        <table:table-row table:style-name="ro2">
          <table:table-cell office:value-type="float" office:value="4134" calcext:value-type="float">
            <text:p>41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8S" calcext:value-type="time">
            <text:p>01:35:58 PM</text:p>
          </table:table-cell>
          <table:table-cell table:number-columns-repeated="2"/>
        </table:table-row>
        <table:table-row table:style-name="ro2">
          <table:table-cell office:value-type="float" office:value="4135" calcext:value-type="float">
            <text:p>41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9S" calcext:value-type="time">
            <text:p>01:35:59 PM</text:p>
          </table:table-cell>
          <table:table-cell table:number-columns-repeated="2"/>
        </table:table-row>
        <table:table-row table:style-name="ro2">
          <table:table-cell office:value-type="float" office:value="4136" calcext:value-type="float">
            <text:p>41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9S" calcext:value-type="time">
            <text:p>01:35:59 PM</text:p>
          </table:table-cell>
          <table:table-cell table:number-columns-repeated="2"/>
        </table:table-row>
        <table:table-row table:style-name="ro2">
          <table:table-cell office:value-type="float" office:value="4137" calcext:value-type="float">
            <text:p>41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0S" calcext:value-type="time">
            <text:p>01:36:00 PM</text:p>
          </table:table-cell>
          <table:table-cell table:number-columns-repeated="2"/>
        </table:table-row>
        <table:table-row table:style-name="ro2">
          <table:table-cell office:value-type="float" office:value="4138" calcext:value-type="float">
            <text:p>41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0S" calcext:value-type="time">
            <text:p>01:36:00 PM</text:p>
          </table:table-cell>
          <table:table-cell table:formula="of:=COUNT([.B758:.B761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139" calcext:value-type="float">
            <text:p>41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1S" calcext:value-type="time">
            <text:p>01:36:01 PM</text:p>
          </table:table-cell>
          <table:table-cell table:number-columns-repeated="2"/>
        </table:table-row>
        <table:table-row table:style-name="ro2">
          <table:table-cell office:value-type="float" office:value="4140" calcext:value-type="float">
            <text:p>41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2S" calcext:value-type="time">
            <text:p>01:36:02 PM</text:p>
          </table:table-cell>
          <table:table-cell table:number-columns-repeated="2"/>
        </table:table-row>
        <table:table-row table:style-name="ro2">
          <table:table-cell office:value-type="float" office:value="4141" calcext:value-type="float">
            <text:p>41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3S" calcext:value-type="time">
            <text:p>01:36:03 PM</text:p>
          </table:table-cell>
          <table:table-cell table:number-columns-repeated="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63:.B786])"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4142" calcext:value-type="float">
            <text:p>414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38S" calcext:value-type="time">
            <text:p>01:36:38 PM</text:p>
          </table:table-cell>
          <table:table-cell table:formula="of:=COUNT([.B763:.B765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143" calcext:value-type="float">
            <text:p>41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39S" calcext:value-type="time">
            <text:p>01:36:39 PM</text:p>
          </table:table-cell>
          <table:table-cell table:number-columns-repeated="2"/>
        </table:table-row>
        <table:table-row table:style-name="ro2">
          <table:table-cell office:value-type="float" office:value="4144" calcext:value-type="float">
            <text:p>414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1S" calcext:value-type="time">
            <text:p>01:36:41 PM</text:p>
          </table:table-cell>
          <table:table-cell table:number-columns-repeated="2"/>
        </table:table-row>
        <table:table-row table:style-name="ro2">
          <table:table-cell office:value-type="float" office:value="4145" calcext:value-type="float">
            <text:p>414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1S" calcext:value-type="time">
            <text:p>01:36:41 PM</text:p>
          </table:table-cell>
          <table:table-cell table:formula="of:=COUNT([.B766:.B779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4146" calcext:value-type="float">
            <text:p>41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2S" calcext:value-type="time">
            <text:p>01:36:42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147" calcext:value-type="float">
            <text:p>414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2S" calcext:value-type="time">
            <text:p>01:36:42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48" calcext:value-type="float">
            <text:p>41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3S" calcext:value-type="time">
            <text:p>01:36:43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149" calcext:value-type="float">
            <text:p>41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3S" calcext:value-type="time">
            <text:p>01:36:43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50" calcext:value-type="float">
            <text:p>41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4S" calcext:value-type="time">
            <text:p>01:36:44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151" calcext:value-type="float">
            <text:p>41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5S" calcext:value-type="time">
            <text:p>01:36:45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52" calcext:value-type="float">
            <text:p>41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5S" calcext:value-type="time">
            <text:p>01:36:45 PM</text:p>
          </table:table-cell>
          <table:table-cell table:number-columns-repeated="2"/>
        </table:table-row>
        <table:table-row table:style-name="ro2">
          <table:table-cell office:value-type="float" office:value="4153" calcext:value-type="float">
            <text:p>415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5S" calcext:value-type="time">
            <text:p>01:36:45 PM</text:p>
          </table:table-cell>
          <table:table-cell table:number-columns-repeated="2"/>
        </table:table-row>
        <table:table-row table:style-name="ro2">
          <table:table-cell office:value-type="float" office:value="4154" calcext:value-type="float">
            <text:p>41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6S" calcext:value-type="time">
            <text:p>01:36:46 PM</text:p>
          </table:table-cell>
          <table:table-cell table:number-columns-repeated="2"/>
        </table:table-row>
        <table:table-row table:style-name="ro2">
          <table:table-cell office:value-type="float" office:value="4155" calcext:value-type="float">
            <text:p>41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6S" calcext:value-type="time">
            <text:p>01:36:46 PM</text:p>
          </table:table-cell>
          <table:table-cell table:number-columns-repeated="2"/>
        </table:table-row>
        <table:table-row table:style-name="ro2">
          <table:table-cell office:value-type="float" office:value="4156" calcext:value-type="float">
            <text:p>415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6S" calcext:value-type="time">
            <text:p>01:36:46 PM</text:p>
          </table:table-cell>
          <table:table-cell table:number-columns-repeated="2"/>
        </table:table-row>
        <table:table-row table:style-name="ro2">
          <table:table-cell office:value-type="float" office:value="4157" calcext:value-type="float">
            <text:p>41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7S" calcext:value-type="time">
            <text:p>01:36:47 PM</text:p>
          </table:table-cell>
          <table:table-cell table:number-columns-repeated="2"/>
        </table:table-row>
        <table:table-row table:style-name="ro2">
          <table:table-cell office:value-type="float" office:value="4158" calcext:value-type="float">
            <text:p>415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7S" calcext:value-type="time">
            <text:p>01:36:47 PM</text:p>
          </table:table-cell>
          <table:table-cell table:number-columns-repeated="2"/>
        </table:table-row>
        <table:table-row table:style-name="ro2">
          <table:table-cell office:value-type="float" office:value="4159" calcext:value-type="float">
            <text:p>41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8S" calcext:value-type="time">
            <text:p>01:36:48 PM</text:p>
          </table:table-cell>
          <table:table-cell table:formula="of:=COUNT([.B780:.B786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160" calcext:value-type="float">
            <text:p>41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9S" calcext:value-type="time">
            <text:p>01:36:49 PM</text:p>
          </table:table-cell>
          <table:table-cell table:number-columns-repeated="2"/>
        </table:table-row>
        <table:table-row table:style-name="ro2">
          <table:table-cell office:value-type="float" office:value="4161" calcext:value-type="float">
            <text:p>41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0S" calcext:value-type="time">
            <text:p>01:36:50 PM</text:p>
          </table:table-cell>
          <table:table-cell table:number-columns-repeated="2"/>
        </table:table-row>
        <table:table-row table:style-name="ro2">
          <table:table-cell office:value-type="float" office:value="4162" calcext:value-type="float">
            <text:p>41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1S" calcext:value-type="time">
            <text:p>01:36:51 PM</text:p>
          </table:table-cell>
          <table:table-cell table:number-columns-repeated="2"/>
        </table:table-row>
        <table:table-row table:style-name="ro2">
          <table:table-cell office:value-type="float" office:value="4163" calcext:value-type="float">
            <text:p>41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2S" calcext:value-type="time">
            <text:p>01:36:52 PM</text:p>
          </table:table-cell>
          <table:table-cell table:number-columns-repeated="2"/>
        </table:table-row>
        <table:table-row table:style-name="ro2">
          <table:table-cell office:value-type="float" office:value="4164" calcext:value-type="float">
            <text:p>41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3S" calcext:value-type="time">
            <text:p>01:36:53 PM</text:p>
          </table:table-cell>
          <table:table-cell table:number-columns-repeated="2"/>
        </table:table-row>
        <table:table-row table:style-name="ro2">
          <table:table-cell office:value-type="float" office:value="4165" calcext:value-type="float">
            <text:p>41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4S" calcext:value-type="time">
            <text:p>01:36:54 PM</text:p>
          </table:table-cell>
          <table:table-cell table:number-columns-repeated="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88:.B816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166" calcext:value-type="float">
            <text:p>41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0S" calcext:value-type="time">
            <text:p>01:38:00 PM</text:p>
          </table:table-cell>
          <table:table-cell table:formula="of:=COUNT([.B788:.B793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167" calcext:value-type="float">
            <text:p>41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1S" calcext:value-type="time">
            <text:p>01:38:01 PM</text:p>
          </table:table-cell>
          <table:table-cell table:number-columns-repeated="2"/>
        </table:table-row>
        <table:table-row table:style-name="ro2">
          <table:table-cell office:value-type="float" office:value="4168" calcext:value-type="float">
            <text:p>41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2S" calcext:value-type="time">
            <text:p>01:38:02 PM</text:p>
          </table:table-cell>
          <table:table-cell table:number-columns-repeated="2"/>
        </table:table-row>
        <table:table-row table:style-name="ro2">
          <table:table-cell office:value-type="float" office:value="4169" calcext:value-type="float">
            <text:p>41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3S" calcext:value-type="time">
            <text:p>01:38:03 PM</text:p>
          </table:table-cell>
          <table:table-cell table:number-columns-repeated="2"/>
        </table:table-row>
        <table:table-row table:style-name="ro2">
          <table:table-cell office:value-type="float" office:value="4170" calcext:value-type="float">
            <text:p>417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4S" calcext:value-type="time">
            <text:p>01:38:04 PM</text:p>
          </table:table-cell>
          <table:table-cell table:number-columns-repeated="2"/>
        </table:table-row>
        <table:table-row table:style-name="ro2">
          <table:table-cell office:value-type="float" office:value="4171" calcext:value-type="float">
            <text:p>41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5S" calcext:value-type="time">
            <text:p>01:38:05 PM</text:p>
          </table:table-cell>
          <table:table-cell table:number-columns-repeated="2"/>
        </table:table-row>
        <table:table-row table:style-name="ro2">
          <table:table-cell office:value-type="float" office:value="4172" calcext:value-type="float">
            <text:p>41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6S" calcext:value-type="time">
            <text:p>01:38:06 PM</text:p>
          </table:table-cell>
          <table:table-cell table:formula="of:=COUNT([.B794:.B812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173" calcext:value-type="float">
            <text:p>41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6S" calcext:value-type="time">
            <text:p>01:38:0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174" calcext:value-type="float">
            <text:p>417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6S" calcext:value-type="time">
            <text:p>01:38:0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75" calcext:value-type="float">
            <text:p>41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7S" calcext:value-type="time">
            <text:p>01:38:0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176" calcext:value-type="float">
            <text:p>41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7S" calcext:value-type="time">
            <text:p>01:38:0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77" calcext:value-type="float">
            <text:p>41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8S" calcext:value-type="time">
            <text:p>01:38:0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178" calcext:value-type="float">
            <text:p>41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8S" calcext:value-type="time">
            <text:p>01:38:08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179" calcext:value-type="float">
            <text:p>41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9S" calcext:value-type="time">
            <text:p>01:38:09 PM</text:p>
          </table:table-cell>
          <table:table-cell table:number-columns-repeated="2"/>
        </table:table-row>
        <table:table-row table:style-name="ro2">
          <table:table-cell office:value-type="float" office:value="4180" calcext:value-type="float">
            <text:p>41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9S" calcext:value-type="time">
            <text:p>01:38:09 PM</text:p>
          </table:table-cell>
          <table:table-cell table:number-columns-repeated="2"/>
        </table:table-row>
        <table:table-row table:style-name="ro2">
          <table:table-cell office:value-type="float" office:value="4181" calcext:value-type="float">
            <text:p>418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9S" calcext:value-type="time">
            <text:p>01:38:09 PM</text:p>
          </table:table-cell>
          <table:table-cell table:number-columns-repeated="2"/>
        </table:table-row>
        <table:table-row table:style-name="ro2">
          <table:table-cell office:value-type="float" office:value="4182" calcext:value-type="float">
            <text:p>41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0S" calcext:value-type="time">
            <text:p>01:38:10 PM</text:p>
          </table:table-cell>
          <table:table-cell table:number-columns-repeated="2"/>
        </table:table-row>
        <table:table-row table:style-name="ro2">
          <table:table-cell office:value-type="float" office:value="4183" calcext:value-type="float">
            <text:p>41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0S" calcext:value-type="time">
            <text:p>01:38:10 PM</text:p>
          </table:table-cell>
          <table:table-cell table:number-columns-repeated="2"/>
        </table:table-row>
        <table:table-row table:style-name="ro2">
          <table:table-cell office:value-type="float" office:value="4184" calcext:value-type="float">
            <text:p>418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0S" calcext:value-type="time">
            <text:p>01:38:10 PM</text:p>
          </table:table-cell>
          <table:table-cell table:number-columns-repeated="2"/>
        </table:table-row>
        <table:table-row table:style-name="ro2">
          <table:table-cell office:value-type="float" office:value="4185" calcext:value-type="float">
            <text:p>41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1S" calcext:value-type="time">
            <text:p>01:38:11 PM</text:p>
          </table:table-cell>
          <table:table-cell table:number-columns-repeated="2"/>
        </table:table-row>
        <table:table-row table:style-name="ro2">
          <table:table-cell office:value-type="float" office:value="4186" calcext:value-type="float">
            <text:p>41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1S" calcext:value-type="time">
            <text:p>01:38:11 PM</text:p>
          </table:table-cell>
          <table:table-cell table:number-columns-repeated="2"/>
        </table:table-row>
        <table:table-row table:style-name="ro2">
          <table:table-cell office:value-type="float" office:value="4187" calcext:value-type="float">
            <text:p>418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1S" calcext:value-type="time">
            <text:p>01:38:11 PM</text:p>
          </table:table-cell>
          <table:table-cell table:number-columns-repeated="2"/>
        </table:table-row>
        <table:table-row table:style-name="ro2">
          <table:table-cell office:value-type="float" office:value="4188" calcext:value-type="float">
            <text:p>41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2S" calcext:value-type="time">
            <text:p>01:38:12 PM</text:p>
          </table:table-cell>
          <table:table-cell table:number-columns-repeated="2"/>
        </table:table-row>
        <table:table-row table:style-name="ro2">
          <table:table-cell office:value-type="float" office:value="4189" calcext:value-type="float">
            <text:p>41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2S" calcext:value-type="time">
            <text:p>01:38:12 PM</text:p>
          </table:table-cell>
          <table:table-cell table:number-columns-repeated="2"/>
        </table:table-row>
        <table:table-row table:style-name="ro2">
          <table:table-cell office:value-type="float" office:value="4190" calcext:value-type="float">
            <text:p>41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3S" calcext:value-type="time">
            <text:p>01:38:13 PM</text:p>
          </table:table-cell>
          <table:table-cell table:number-columns-repeated="2"/>
        </table:table-row>
        <table:table-row table:style-name="ro2">
          <table:table-cell office:value-type="float" office:value="4191" calcext:value-type="float">
            <text:p>41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4S" calcext:value-type="time">
            <text:p>01:38:14 PM</text:p>
          </table:table-cell>
          <table:table-cell table:formula="of:=COUNT([.B813:.B816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192" calcext:value-type="float">
            <text:p>419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5S" calcext:value-type="time">
            <text:p>01:38:15 PM</text:p>
          </table:table-cell>
          <table:table-cell table:number-columns-repeated="2"/>
        </table:table-row>
        <table:table-row table:style-name="ro2">
          <table:table-cell office:value-type="float" office:value="4193" calcext:value-type="float">
            <text:p>41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6S" calcext:value-type="time">
            <text:p>01:38:16 PM</text:p>
          </table:table-cell>
          <table:table-cell table:number-columns-repeated="2"/>
        </table:table-row>
        <table:table-row table:style-name="ro2">
          <table:table-cell office:value-type="float" office:value="4194" calcext:value-type="float">
            <text:p>41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7S" calcext:value-type="time">
            <text:p>01:38:17 PM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2">
          <table:table-cell office:value-type="float" office:value="4195" calcext:value-type="float">
            <text:p>41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6S" calcext:value-type="time">
            <text:p>01:38:46 PM</text:p>
          </table:table-cell>
          <table:table-cell table:number-columns-repeated="2"/>
        </table:table-row>
        <table:table-row table:style-name="ro2">
          <table:table-cell office:value-type="float" office:value="4196" calcext:value-type="float">
            <text:p>41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7S" calcext:value-type="time">
            <text:p>01:38:47 PM</text:p>
          </table:table-cell>
          <table:table-cell table:number-columns-repeated="2"/>
        </table:table-row>
        <table:table-row table:style-name="ro3">
          <table:table-cell office:value-type="float" office:value="4197" calcext:value-type="float">
            <text:p>41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8S" calcext:value-type="time">
            <text:p>01:38:48 PM</text:p>
          </table:table-cell>
          <table:table-cell office:value-type="string" calcext:value-type="string">
            <text:p>Pirómetro</text:p>
          </table:table-cell>
          <table:table-cell/>
        </table:table-row>
        <table:table-row table:style-name="ro2">
          <table:table-cell office:value-type="float" office:value="4198" calcext:value-type="float">
            <text:p>41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9S" calcext:value-type="time">
            <text:p>01:38:49 PM</text:p>
          </table:table-cell>
          <table:table-cell table:number-columns-repeated="2"/>
        </table:table-row>
        <table:table-row table:style-name="ro2">
          <table:table-cell office:value-type="float" office:value="4199" calcext:value-type="float">
            <text:p>41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0S" calcext:value-type="time">
            <text:p>01:38:50 PM</text:p>
          </table:table-cell>
          <table:table-cell table:number-columns-repeated="2"/>
        </table:table-row>
        <table:table-row table:style-name="ro2">
          <table:table-cell office:value-type="float" office:value="4200" calcext:value-type="float">
            <text:p>42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1S" calcext:value-type="time">
            <text:p>01:38:51 PM</text:p>
          </table:table-cell>
          <table:table-cell table:number-columns-repeated="2"/>
        </table:table-row>
        <table:table-row table:style-name="ro2">
          <table:table-cell office:value-type="float" office:value="4201" calcext:value-type="float">
            <text:p>42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2S" calcext:value-type="time">
            <text:p>01:38:52 PM</text:p>
          </table:table-cell>
          <table:table-cell table:number-columns-repeated="2"/>
        </table:table-row>
        <table:table-row table:style-name="ro2">
          <table:table-cell office:value-type="float" office:value="4202" calcext:value-type="float">
            <text:p>42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3S" calcext:value-type="time">
            <text:p>01:38:53 PM</text:p>
          </table:table-cell>
          <table:table-cell table:number-columns-repeated="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827:.B852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4203" calcext:value-type="float">
            <text:p>42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2S" calcext:value-type="time">
            <text:p>01:39:52 PM</text:p>
          </table:table-cell>
          <table:table-cell table:formula="of:=COUNT([.B827:.B830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3S" calcext:value-type="time">
            <text:p>01:39:53 PM</text:p>
          </table:table-cell>
          <table:table-cell table:number-columns-repeated="2"/>
        </table:table-row>
        <table:table-row table:style-name="ro2">
          <table:table-cell office:value-type="float" office:value="4205" calcext:value-type="float">
            <text:p>420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4S" calcext:value-type="time">
            <text:p>01:39:54 PM</text:p>
          </table:table-cell>
          <table:table-cell table:number-columns-repeated="2"/>
        </table:table-row>
        <table:table-row table:style-name="ro2">
          <table:table-cell office:value-type="float" office:value="4206" calcext:value-type="float">
            <text:p>420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5S" calcext:value-type="time">
            <text:p>01:39:55 PM</text:p>
          </table:table-cell>
          <table:table-cell table:number-columns-repeated="2"/>
        </table:table-row>
        <table:table-row table:style-name="ro2">
          <table:table-cell office:value-type="float" office:value="4207" calcext:value-type="float">
            <text:p>42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5S" calcext:value-type="time">
            <text:p>01:39:55 PM</text:p>
          </table:table-cell>
          <table:table-cell table:formula="of:=COUNT([.B831:.B847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208" calcext:value-type="float">
            <text:p>420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6S" calcext:value-type="time">
            <text:p>01:39:5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09" calcext:value-type="float">
            <text:p>420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6S" calcext:value-type="time">
            <text:p>01:39:5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10" calcext:value-type="float">
            <text:p>42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7S" calcext:value-type="time">
            <text:p>01:39:5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211" calcext:value-type="float">
            <text:p>42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7S" calcext:value-type="time">
            <text:p>01:39:5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212" calcext:value-type="float">
            <text:p>42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8S" calcext:value-type="time">
            <text:p>01:39:5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213" calcext:value-type="float">
            <text:p>42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8S" calcext:value-type="time">
            <text:p>01:39:58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214" calcext:value-type="float">
            <text:p>42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9S" calcext:value-type="time">
            <text:p>01:39:59 PM</text:p>
          </table:table-cell>
          <table:table-cell table:number-columns-repeated="2"/>
        </table:table-row>
        <table:table-row table:style-name="ro2">
          <table:table-cell office:value-type="float" office:value="4215" calcext:value-type="float">
            <text:p>421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9S" calcext:value-type="time">
            <text:p>01:39:59 PM</text:p>
          </table:table-cell>
          <table:table-cell table:number-columns-repeated="2"/>
        </table:table-row>
        <table:table-row table:style-name="ro2">
          <table:table-cell office:value-type="float" office:value="4216" calcext:value-type="float">
            <text:p>42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0S" calcext:value-type="time">
            <text:p>01:40:00 PM</text:p>
          </table:table-cell>
          <table:table-cell table:number-columns-repeated="2"/>
        </table:table-row>
        <table:table-row table:style-name="ro2">
          <table:table-cell office:value-type="float" office:value="4217" calcext:value-type="float">
            <text:p>42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0S" calcext:value-type="time">
            <text:p>01:40:00 PM</text:p>
          </table:table-cell>
          <table:table-cell table:number-columns-repeated="2"/>
        </table:table-row>
        <table:table-row table:style-name="ro2">
          <table:table-cell office:value-type="float" office:value="4218" calcext:value-type="float">
            <text:p>42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1S" calcext:value-type="time">
            <text:p>01:40:01 PM</text:p>
          </table:table-cell>
          <table:table-cell table:number-columns-repeated="2"/>
        </table:table-row>
        <table:table-row table:style-name="ro2">
          <table:table-cell office:value-type="float" office:value="4219" calcext:value-type="float">
            <text:p>42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1S" calcext:value-type="time">
            <text:p>01:40:01 PM</text:p>
          </table:table-cell>
          <table:table-cell table:number-columns-repeated="2"/>
        </table:table-row>
        <table:table-row table:style-name="ro2">
          <table:table-cell office:value-type="float" office:value="4220" calcext:value-type="float">
            <text:p>42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2S" calcext:value-type="time">
            <text:p>01:40:02 PM</text:p>
          </table:table-cell>
          <table:table-cell table:number-columns-repeated="2"/>
        </table:table-row>
        <table:table-row table:style-name="ro2">
          <table:table-cell office:value-type="float" office:value="4221" calcext:value-type="float">
            <text:p>42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2S" calcext:value-type="time">
            <text:p>01:40:02 PM</text:p>
          </table:table-cell>
          <table:table-cell table:number-columns-repeated="2"/>
        </table:table-row>
        <table:table-row table:style-name="ro2">
          <table:table-cell office:value-type="float" office:value="4222" calcext:value-type="float">
            <text:p>42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3S" calcext:value-type="time">
            <text:p>01:40:03 PM</text:p>
          </table:table-cell>
          <table:table-cell table:number-columns-repeated="2"/>
        </table:table-row>
        <table:table-row table:style-name="ro2">
          <table:table-cell office:value-type="float" office:value="4223" calcext:value-type="float">
            <text:p>42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3S" calcext:value-type="time">
            <text:p>01:40:03 PM</text:p>
          </table:table-cell>
          <table:table-cell table:number-columns-repeated="2"/>
        </table:table-row>
        <table:table-row table:style-name="ro2">
          <table:table-cell office:value-type="float" office:value="4224" calcext:value-type="float">
            <text:p>42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4S" calcext:value-type="time">
            <text:p>01:40:04 PM</text:p>
          </table:table-cell>
          <table:table-cell table:formula="of:=COUNT([.B848:.B852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225" calcext:value-type="float">
            <text:p>42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5S" calcext:value-type="time">
            <text:p>01:40:05 PM</text:p>
          </table:table-cell>
          <table:table-cell table:number-columns-repeated="2"/>
        </table:table-row>
        <table:table-row table:style-name="ro2">
          <table:table-cell office:value-type="float" office:value="4226" calcext:value-type="float">
            <text:p>42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6S" calcext:value-type="time">
            <text:p>01:40:06 PM</text:p>
          </table:table-cell>
          <table:table-cell table:number-columns-repeated="2"/>
        </table:table-row>
        <table:table-row table:style-name="ro2">
          <table:table-cell office:value-type="float" office:value="4227" calcext:value-type="float">
            <text:p>42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7S" calcext:value-type="time">
            <text:p>01:40:07 PM</text:p>
          </table:table-cell>
          <table:table-cell table:number-columns-repeated="2"/>
        </table:table-row>
        <table:table-row table:style-name="ro2">
          <table:table-cell office:value-type="float" office:value="4228" calcext:value-type="float">
            <text:p>42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8S" calcext:value-type="time">
            <text:p>01:40:08 PM</text:p>
          </table:table-cell>
          <table:table-cell table:number-columns-repeated="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854:.B884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4229" calcext:value-type="float">
            <text:p>42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28S" calcext:value-type="time">
            <text:p>01:40:28 PM</text:p>
          </table:table-cell>
          <table:table-cell table:formula="of:=COUNT([.B854:.B860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230" calcext:value-type="float">
            <text:p>423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29S" calcext:value-type="time">
            <text:p>01:40:29 PM</text:p>
          </table:table-cell>
          <table:table-cell table:number-columns-repeated="2"/>
        </table:table-row>
        <table:table-row table:style-name="ro2">
          <table:table-cell office:value-type="float" office:value="4231" calcext:value-type="float">
            <text:p>42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0S" calcext:value-type="time">
            <text:p>01:40:30 PM</text:p>
          </table:table-cell>
          <table:table-cell table:number-columns-repeated="2"/>
        </table:table-row>
        <table:table-row table:style-name="ro2">
          <table:table-cell office:value-type="float" office:value="4232" calcext:value-type="float">
            <text:p>42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1S" calcext:value-type="time">
            <text:p>01:40:31 PM</text:p>
          </table:table-cell>
          <table:table-cell table:number-columns-repeated="2"/>
        </table:table-row>
        <table:table-row table:style-name="ro2">
          <table:table-cell office:value-type="float" office:value="4233" calcext:value-type="float">
            <text:p>42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2S" calcext:value-type="time">
            <text:p>01:40:32 PM</text:p>
          </table:table-cell>
          <table:table-cell table:number-columns-repeated="2"/>
        </table:table-row>
        <table:table-row table:style-name="ro2">
          <table:table-cell office:value-type="float" office:value="4234" calcext:value-type="float">
            <text:p>42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3S" calcext:value-type="time">
            <text:p>01:40:33 PM</text:p>
          </table:table-cell>
          <table:table-cell table:number-columns-repeated="2"/>
        </table:table-row>
        <table:table-row table:style-name="ro2">
          <table:table-cell office:value-type="float" office:value="4235" calcext:value-type="float">
            <text:p>42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4S" calcext:value-type="time">
            <text:p>01:40:34 PM</text:p>
          </table:table-cell>
          <table:table-cell table:number-columns-repeated="2"/>
        </table:table-row>
        <table:table-row table:style-name="ro2">
          <table:table-cell office:value-type="float" office:value="4236" calcext:value-type="float">
            <text:p>423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5S" calcext:value-type="time">
            <text:p>01:40:35 PM</text:p>
          </table:table-cell>
          <table:table-cell table:formula="of:=COUNT([.B861:.B878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237" calcext:value-type="float">
            <text:p>42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5S" calcext:value-type="time">
            <text:p>01:40:3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38" calcext:value-type="float">
            <text:p>42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5S" calcext:value-type="time">
            <text:p>01:40:3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39" calcext:value-type="float">
            <text:p>42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6S" calcext:value-type="time">
            <text:p>01:40:3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240" calcext:value-type="float">
            <text:p>42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6S" calcext:value-type="time">
            <text:p>01:40:36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4241" calcext:value-type="float">
            <text:p>42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7S" calcext:value-type="time">
            <text:p>01:40:3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242" calcext:value-type="float">
            <text:p>42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7S" calcext:value-type="time">
            <text:p>01:40:3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243" calcext:value-type="float">
            <text:p>42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8S" calcext:value-type="time">
            <text:p>01:40:38 PM</text:p>
          </table:table-cell>
          <table:table-cell table:number-columns-repeated="2"/>
        </table:table-row>
        <table:table-row table:style-name="ro2">
          <table:table-cell office:value-type="float" office:value="4244" calcext:value-type="float">
            <text:p>424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8S" calcext:value-type="time">
            <text:p>01:40:38 PM</text:p>
          </table:table-cell>
          <table:table-cell table:number-columns-repeated="2"/>
        </table:table-row>
        <table:table-row table:style-name="ro2">
          <table:table-cell office:value-type="float" office:value="4245" calcext:value-type="float">
            <text:p>42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9S" calcext:value-type="time">
            <text:p>01:40:39 PM</text:p>
          </table:table-cell>
          <table:table-cell table:number-columns-repeated="2"/>
        </table:table-row>
        <table:table-row table:style-name="ro2">
          <table:table-cell office:value-type="float" office:value="4246" calcext:value-type="float">
            <text:p>42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9S" calcext:value-type="time">
            <text:p>01:40:39 PM</text:p>
          </table:table-cell>
          <table:table-cell table:number-columns-repeated="2"/>
        </table:table-row>
        <table:table-row table:style-name="ro2">
          <table:table-cell office:value-type="float" office:value="4247" calcext:value-type="float">
            <text:p>424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9S" calcext:value-type="time">
            <text:p>01:40:39 PM</text:p>
          </table:table-cell>
          <table:table-cell table:number-columns-repeated="2"/>
        </table:table-row>
        <table:table-row table:style-name="ro2">
          <table:table-cell office:value-type="float" office:value="4248" calcext:value-type="float">
            <text:p>42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0S" calcext:value-type="time">
            <text:p>01:40:40 PM</text:p>
          </table:table-cell>
          <table:table-cell table:number-columns-repeated="2"/>
        </table:table-row>
        <table:table-row table:style-name="ro2">
          <table:table-cell office:value-type="float" office:value="4249" calcext:value-type="float">
            <text:p>424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0S" calcext:value-type="time">
            <text:p>01:40:40 PM</text:p>
          </table:table-cell>
          <table:table-cell table:number-columns-repeated="2"/>
        </table:table-row>
        <table:table-row table:style-name="ro2">
          <table:table-cell office:value-type="float" office:value="4250" calcext:value-type="float">
            <text:p>42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0S" calcext:value-type="time">
            <text:p>01:40:40 PM</text:p>
          </table:table-cell>
          <table:table-cell table:number-columns-repeated="2"/>
        </table:table-row>
        <table:table-row table:style-name="ro2">
          <table:table-cell office:value-type="float" office:value="4251" calcext:value-type="float">
            <text:p>42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1S" calcext:value-type="time">
            <text:p>01:40:41 PM</text:p>
          </table:table-cell>
          <table:table-cell table:number-columns-repeated="2"/>
        </table:table-row>
        <table:table-row table:style-name="ro2">
          <table:table-cell office:value-type="float" office:value="4252" calcext:value-type="float">
            <text:p>42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1S" calcext:value-type="time">
            <text:p>01:40:41 PM</text:p>
          </table:table-cell>
          <table:table-cell table:number-columns-repeated="2"/>
        </table:table-row>
        <table:table-row table:style-name="ro2">
          <table:table-cell office:value-type="float" office:value="4253" calcext:value-type="float">
            <text:p>42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2S" calcext:value-type="time">
            <text:p>01:40:42 PM</text:p>
          </table:table-cell>
          <table:table-cell table:number-columns-repeated="2"/>
        </table:table-row>
        <table:table-row table:style-name="ro2">
          <table:table-cell office:value-type="float" office:value="4254" calcext:value-type="float">
            <text:p>42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2S" calcext:value-type="time">
            <text:p>01:40:42 PM</text:p>
          </table:table-cell>
          <table:table-cell table:formula="of:=COUNT([.B879:.B884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255" calcext:value-type="float">
            <text:p>42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3S" calcext:value-type="time">
            <text:p>01:40:43 PM</text:p>
          </table:table-cell>
          <table:table-cell table:number-columns-repeated="2"/>
        </table:table-row>
        <table:table-row table:style-name="ro2">
          <table:table-cell office:value-type="float" office:value="4256" calcext:value-type="float">
            <text:p>425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4S" calcext:value-type="time">
            <text:p>01:40:44 PM</text:p>
          </table:table-cell>
          <table:table-cell table:number-columns-repeated="2"/>
        </table:table-row>
        <table:table-row table:style-name="ro2">
          <table:table-cell office:value-type="float" office:value="4257" calcext:value-type="float">
            <text:p>42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5S" calcext:value-type="time">
            <text:p>01:40:45 PM</text:p>
          </table:table-cell>
          <table:table-cell table:number-columns-repeated="2"/>
        </table:table-row>
        <table:table-row table:style-name="ro2">
          <table:table-cell office:value-type="float" office:value="4258" calcext:value-type="float">
            <text:p>425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6S" calcext:value-type="time">
            <text:p>01:40:46 PM</text:p>
          </table:table-cell>
          <table:table-cell table:number-columns-repeated="2"/>
        </table:table-row>
        <table:table-row table:style-name="ro2">
          <table:table-cell office:value-type="float" office:value="4259" calcext:value-type="float">
            <text:p>42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7S" calcext:value-type="time">
            <text:p>01:40:47 PM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886:.B913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4260" calcext:value-type="float">
            <text:p>426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6S" calcext:value-type="time">
            <text:p>01:41:26 PM</text:p>
          </table:table-cell>
          <table:table-cell table:formula="of:=COUNT([.B886:.B889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261" calcext:value-type="float">
            <text:p>42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7S" calcext:value-type="time">
            <text:p>01:41:27 PM</text:p>
          </table:table-cell>
          <table:table-cell table:number-columns-repeated="2"/>
        </table:table-row>
        <table:table-row table:style-name="ro2">
          <table:table-cell office:value-type="float" office:value="4262" calcext:value-type="float">
            <text:p>426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8S" calcext:value-type="time">
            <text:p>01:41:28 PM</text:p>
          </table:table-cell>
          <table:table-cell table:number-columns-repeated="2"/>
        </table:table-row>
        <table:table-row table:style-name="ro2">
          <table:table-cell office:value-type="float" office:value="4263" calcext:value-type="float">
            <text:p>426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9S" calcext:value-type="time">
            <text:p>01:41:29 PM</text:p>
          </table:table-cell>
          <table:table-cell table:number-columns-repeated="2"/>
        </table:table-row>
        <table:table-row table:style-name="ro2">
          <table:table-cell office:value-type="float" office:value="4264" calcext:value-type="float">
            <text:p>426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9S" calcext:value-type="time">
            <text:p>01:41:29 PM</text:p>
          </table:table-cell>
          <table:table-cell table:formula="of:=COUNT([.B890:.B906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265" calcext:value-type="float">
            <text:p>426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0S" calcext:value-type="time">
            <text:p>01:41:3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66" calcext:value-type="float">
            <text:p>42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0S" calcext:value-type="time">
            <text:p>01:41:3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67" calcext:value-type="float">
            <text:p>42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1S" calcext:value-type="time">
            <text:p>01:41:3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268" calcext:value-type="float">
            <text:p>42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1S" calcext:value-type="time">
            <text:p>01:41:3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269" calcext:value-type="float">
            <text:p>42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2S" calcext:value-type="time">
            <text:p>01:41:3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270" calcext:value-type="float">
            <text:p>42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2S" calcext:value-type="time">
            <text:p>01:41:32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271" calcext:value-type="float">
            <text:p>42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3S" calcext:value-type="time">
            <text:p>01:41:33 PM</text:p>
          </table:table-cell>
          <table:table-cell table:number-columns-repeated="2"/>
        </table:table-row>
        <table:table-row table:style-name="ro2">
          <table:table-cell office:value-type="float" office:value="4272" calcext:value-type="float">
            <text:p>42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3S" calcext:value-type="time">
            <text:p>01:41:33 PM</text:p>
          </table:table-cell>
          <table:table-cell table:number-columns-repeated="2"/>
        </table:table-row>
        <table:table-row table:style-name="ro2">
          <table:table-cell office:value-type="float" office:value="4273" calcext:value-type="float">
            <text:p>42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4S" calcext:value-type="time">
            <text:p>01:41:34 PM</text:p>
          </table:table-cell>
          <table:table-cell table:number-columns-repeated="2"/>
        </table:table-row>
        <table:table-row table:style-name="ro2">
          <table:table-cell office:value-type="float" office:value="4274" calcext:value-type="float">
            <text:p>427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4S" calcext:value-type="time">
            <text:p>01:41:34 PM</text:p>
          </table:table-cell>
          <table:table-cell table:number-columns-repeated="2"/>
        </table:table-row>
        <table:table-row table:style-name="ro2">
          <table:table-cell office:value-type="float" office:value="4275" calcext:value-type="float">
            <text:p>42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5S" calcext:value-type="time">
            <text:p>01:41:35 PM</text:p>
          </table:table-cell>
          <table:table-cell table:number-columns-repeated="2"/>
        </table:table-row>
        <table:table-row table:style-name="ro2">
          <table:table-cell office:value-type="float" office:value="4276" calcext:value-type="float">
            <text:p>42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5S" calcext:value-type="time">
            <text:p>01:41:35 PM</text:p>
          </table:table-cell>
          <table:table-cell table:number-columns-repeated="2"/>
        </table:table-row>
        <table:table-row table:style-name="ro2">
          <table:table-cell office:value-type="float" office:value="4277" calcext:value-type="float">
            <text:p>42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6S" calcext:value-type="time">
            <text:p>01:41:36 PM</text:p>
          </table:table-cell>
          <table:table-cell table:number-columns-repeated="2"/>
        </table:table-row>
        <table:table-row table:style-name="ro2">
          <table:table-cell office:value-type="float" office:value="4278" calcext:value-type="float">
            <text:p>42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6S" calcext:value-type="time">
            <text:p>01:41:36 PM</text:p>
          </table:table-cell>
          <table:table-cell table:number-columns-repeated="2"/>
        </table:table-row>
        <table:table-row table:style-name="ro2">
          <table:table-cell office:value-type="float" office:value="4279" calcext:value-type="float">
            <text:p>42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7S" calcext:value-type="time">
            <text:p>01:41:37 PM</text:p>
          </table:table-cell>
          <table:table-cell table:number-columns-repeated="2"/>
        </table:table-row>
        <table:table-row table:style-name="ro2">
          <table:table-cell office:value-type="float" office:value="4280" calcext:value-type="float">
            <text:p>42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7S" calcext:value-type="time">
            <text:p>01:41:37 PM</text:p>
          </table:table-cell>
          <table:table-cell table:number-columns-repeated="2"/>
        </table:table-row>
        <table:table-row table:style-name="ro2">
          <table:table-cell office:value-type="float" office:value="4281" calcext:value-type="float">
            <text:p>42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8S" calcext:value-type="time">
            <text:p>01:41:38 PM</text:p>
          </table:table-cell>
          <table:table-cell table:formula="of:=COUNT([.B907:.B913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282" calcext:value-type="float">
            <text:p>42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9S" calcext:value-type="time">
            <text:p>01:41:39 PM</text:p>
          </table:table-cell>
          <table:table-cell table:number-columns-repeated="2"/>
        </table:table-row>
        <table:table-row table:style-name="ro2">
          <table:table-cell office:value-type="float" office:value="4283" calcext:value-type="float">
            <text:p>42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0S" calcext:value-type="time">
            <text:p>01:41:40 PM</text:p>
          </table:table-cell>
          <table:table-cell table:number-columns-repeated="2"/>
        </table:table-row>
        <table:table-row table:style-name="ro2">
          <table:table-cell office:value-type="float" office:value="4284" calcext:value-type="float">
            <text:p>42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1S" calcext:value-type="time">
            <text:p>01:41:41 PM</text:p>
          </table:table-cell>
          <table:table-cell table:number-columns-repeated="2"/>
        </table:table-row>
        <table:table-row table:style-name="ro2">
          <table:table-cell office:value-type="float" office:value="4285" calcext:value-type="float">
            <text:p>42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2S" calcext:value-type="time">
            <text:p>01:41:42 PM</text:p>
          </table:table-cell>
          <table:table-cell table:number-columns-repeated="2"/>
        </table:table-row>
        <table:table-row table:style-name="ro2">
          <table:table-cell office:value-type="float" office:value="4286" calcext:value-type="float">
            <text:p>42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3S" calcext:value-type="time">
            <text:p>01:41:43 PM</text:p>
          </table:table-cell>
          <table:table-cell table:number-columns-repeated="2"/>
        </table:table-row>
        <table:table-row table:style-name="ro2">
          <table:table-cell office:value-type="float" office:value="4287" calcext:value-type="float">
            <text:p>42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4S" calcext:value-type="time">
            <text:p>01:41:44 PM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15:.B944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288" calcext:value-type="float">
            <text:p>42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58S" calcext:value-type="time">
            <text:p>01:41:58 PM</text:p>
          </table:table-cell>
          <table:table-cell table:formula="of:=COUNT([.B915:.B922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289" calcext:value-type="float">
            <text:p>42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59S" calcext:value-type="time">
            <text:p>01:41:59 PM</text:p>
          </table:table-cell>
          <table:table-cell table:number-columns-repeated="2"/>
        </table:table-row>
        <table:table-row table:style-name="ro2">
          <table:table-cell office:value-type="float" office:value="4290" calcext:value-type="float">
            <text:p>42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0S" calcext:value-type="time">
            <text:p>01:42:00 PM</text:p>
          </table:table-cell>
          <table:table-cell table:number-columns-repeated="2"/>
        </table:table-row>
        <table:table-row table:style-name="ro2">
          <table:table-cell office:value-type="float" office:value="4291" calcext:value-type="float">
            <text:p>42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1S" calcext:value-type="time">
            <text:p>01:42:01 PM</text:p>
          </table:table-cell>
          <table:table-cell table:number-columns-repeated="2"/>
        </table:table-row>
        <table:table-row table:style-name="ro2">
          <table:table-cell office:value-type="float" office:value="4292" calcext:value-type="float">
            <text:p>42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2S" calcext:value-type="time">
            <text:p>01:42:02 PM</text:p>
          </table:table-cell>
          <table:table-cell table:number-columns-repeated="2"/>
        </table:table-row>
        <table:table-row table:style-name="ro2">
          <table:table-cell office:value-type="float" office:value="4293" calcext:value-type="float">
            <text:p>42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3S" calcext:value-type="time">
            <text:p>01:42:03 PM</text:p>
          </table:table-cell>
          <table:table-cell table:number-columns-repeated="2"/>
        </table:table-row>
        <table:table-row table:style-name="ro2">
          <table:table-cell office:value-type="float" office:value="4294" calcext:value-type="float">
            <text:p>42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4S" calcext:value-type="time">
            <text:p>01:42:04 PM</text:p>
          </table:table-cell>
          <table:table-cell table:number-columns-repeated="2"/>
        </table:table-row>
        <table:table-row table:style-name="ro2">
          <table:table-cell office:value-type="float" office:value="4295" calcext:value-type="float">
            <text:p>42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5S" calcext:value-type="time">
            <text:p>01:42:05 PM</text:p>
          </table:table-cell>
          <table:table-cell table:number-columns-repeated="2"/>
        </table:table-row>
        <table:table-row table:style-name="ro2">
          <table:table-cell office:value-type="float" office:value="4296" calcext:value-type="float">
            <text:p>42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5S" calcext:value-type="time">
            <text:p>01:42:05 PM</text:p>
          </table:table-cell>
          <table:table-cell table:formula="of:=COUNT([.B923:.B940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297" calcext:value-type="float">
            <text:p>42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6S" calcext:value-type="time">
            <text:p>01:42:0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98" calcext:value-type="float">
            <text:p>42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6S" calcext:value-type="time">
            <text:p>01:42:0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99" calcext:value-type="float">
            <text:p>42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7S" calcext:value-type="time">
            <text:p>01:42:0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00" calcext:value-type="float">
            <text:p>430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7S" calcext:value-type="time">
            <text:p>01:42:07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301" calcext:value-type="float">
            <text:p>43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8S" calcext:value-type="time">
            <text:p>01:42:0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02" calcext:value-type="float">
            <text:p>43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8S" calcext:value-type="time">
            <text:p>01:42:08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303" calcext:value-type="float">
            <text:p>43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9S" calcext:value-type="time">
            <text:p>01:42:09 PM</text:p>
          </table:table-cell>
          <table:table-cell table:number-columns-repeated="2"/>
        </table:table-row>
        <table:table-row table:style-name="ro2">
          <table:table-cell office:value-type="float" office:value="4304" calcext:value-type="float">
            <text:p>430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9S" calcext:value-type="time">
            <text:p>01:42:09 PM</text:p>
          </table:table-cell>
          <table:table-cell table:number-columns-repeated="2"/>
        </table:table-row>
        <table:table-row table:style-name="ro2">
          <table:table-cell office:value-type="float" office:value="4305" calcext:value-type="float">
            <text:p>43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0S" calcext:value-type="time">
            <text:p>01:42:10 PM</text:p>
          </table:table-cell>
          <table:table-cell table:number-columns-repeated="2"/>
        </table:table-row>
        <table:table-row table:style-name="ro2">
          <table:table-cell office:value-type="float" office:value="4306" calcext:value-type="float">
            <text:p>430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0S" calcext:value-type="time">
            <text:p>01:42:10 PM</text:p>
          </table:table-cell>
          <table:table-cell table:number-columns-repeated="2"/>
        </table:table-row>
        <table:table-row table:style-name="ro2">
          <table:table-cell office:value-type="float" office:value="4307" calcext:value-type="float">
            <text:p>43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0S" calcext:value-type="time">
            <text:p>01:42:10 PM</text:p>
          </table:table-cell>
          <table:table-cell table:number-columns-repeated="2"/>
        </table:table-row>
        <table:table-row table:style-name="ro2">
          <table:table-cell office:value-type="float" office:value="4308" calcext:value-type="float">
            <text:p>43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1S" calcext:value-type="time">
            <text:p>01:42:11 PM</text:p>
          </table:table-cell>
          <table:table-cell table:number-columns-repeated="2"/>
        </table:table-row>
        <table:table-row table:style-name="ro2">
          <table:table-cell office:value-type="float" office:value="4309" calcext:value-type="float">
            <text:p>43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1S" calcext:value-type="time">
            <text:p>01:42:11 PM</text:p>
          </table:table-cell>
          <table:table-cell table:number-columns-repeated="2"/>
        </table:table-row>
        <table:table-row table:style-name="ro2">
          <table:table-cell office:value-type="float" office:value="4310" calcext:value-type="float">
            <text:p>431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1S" calcext:value-type="time">
            <text:p>01:42:11 PM</text:p>
          </table:table-cell>
          <table:table-cell table:number-columns-repeated="2"/>
        </table:table-row>
        <table:table-row table:style-name="ro2">
          <table:table-cell office:value-type="float" office:value="4311" calcext:value-type="float">
            <text:p>43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2S" calcext:value-type="time">
            <text:p>01:42:12 PM</text:p>
          </table:table-cell>
          <table:table-cell table:number-columns-repeated="2"/>
        </table:table-row>
        <table:table-row table:style-name="ro2">
          <table:table-cell office:value-type="float" office:value="4312" calcext:value-type="float">
            <text:p>43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2S" calcext:value-type="time">
            <text:p>01:42:12 PM</text:p>
          </table:table-cell>
          <table:table-cell table:number-columns-repeated="2"/>
        </table:table-row>
        <table:table-row table:style-name="ro2">
          <table:table-cell office:value-type="float" office:value="4313" calcext:value-type="float">
            <text:p>43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3S" calcext:value-type="time">
            <text:p>01:42:13 PM</text:p>
          </table:table-cell>
          <table:table-cell table:number-columns-repeated="2"/>
        </table:table-row>
        <table:table-row table:style-name="ro2">
          <table:table-cell office:value-type="float" office:value="4314" calcext:value-type="float">
            <text:p>43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3S" calcext:value-type="time">
            <text:p>01:42:13 PM</text:p>
          </table:table-cell>
          <table:table-cell table:formula="of:=COUNT([.B941:.B94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315" calcext:value-type="float">
            <text:p>43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4S" calcext:value-type="time">
            <text:p>01:42:14 PM</text:p>
          </table:table-cell>
          <table:table-cell table:number-columns-repeated="2"/>
        </table:table-row>
        <table:table-row table:style-name="ro2">
          <table:table-cell office:value-type="float" office:value="4316" calcext:value-type="float">
            <text:p>43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8S" calcext:value-type="time">
            <text:p>01:42:18 PM</text:p>
          </table:table-cell>
          <table:table-cell table:number-columns-repeated="2"/>
        </table:table-row>
        <table:table-row table:style-name="ro2">
          <table:table-cell office:value-type="float" office:value="4317" calcext:value-type="float">
            <text:p>431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9S" calcext:value-type="time">
            <text:p>01:42:19 PM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46:.B970]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4318" calcext:value-type="float">
            <text:p>43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5S" calcext:value-type="time">
            <text:p>01:42:55 PM</text:p>
          </table:table-cell>
          <table:table-cell table:style-name="ce9" table:formula="of:=COUNT([.B946:.B948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319" calcext:value-type="float">
            <text:p>43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6S" calcext:value-type="time">
            <text:p>01:42:56 PM</text:p>
          </table:table-cell>
          <table:table-cell table:number-columns-repeated="2"/>
        </table:table-row>
        <table:table-row table:style-name="ro2">
          <table:table-cell office:value-type="float" office:value="4320" calcext:value-type="float">
            <text:p>432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7S" calcext:value-type="time">
            <text:p>01:42:57 PM</text:p>
          </table:table-cell>
          <table:table-cell table:number-columns-repeated="2"/>
        </table:table-row>
        <table:table-row table:style-name="ro2">
          <table:table-cell office:value-type="float" office:value="4321" calcext:value-type="float">
            <text:p>432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7S" calcext:value-type="time">
            <text:p>01:42:57 PM</text:p>
          </table:table-cell>
          <table:table-cell table:formula="of:=COUNT([.B949:.B963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4322" calcext:value-type="float">
            <text:p>432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8S" calcext:value-type="time">
            <text:p>01:42:58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323" calcext:value-type="float">
            <text:p>432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8S" calcext:value-type="time">
            <text:p>01:42:58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324" calcext:value-type="float">
            <text:p>43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9S" calcext:value-type="time">
            <text:p>01:42:59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25" calcext:value-type="float">
            <text:p>432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9S" calcext:value-type="time">
            <text:p>01:42:59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326" calcext:value-type="float">
            <text:p>43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0S" calcext:value-type="time">
            <text:p>01:43:00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27" calcext:value-type="float">
            <text:p>432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0S" calcext:value-type="time">
            <text:p>01:43:00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328" calcext:value-type="float">
            <text:p>43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1S" calcext:value-type="time">
            <text:p>01:43:01 PM</text:p>
          </table:table-cell>
          <table:table-cell table:number-columns-repeated="2"/>
        </table:table-row>
        <table:table-row table:style-name="ro2">
          <table:table-cell office:value-type="float" office:value="4329" calcext:value-type="float">
            <text:p>432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1S" calcext:value-type="time">
            <text:p>01:43:01 PM</text:p>
          </table:table-cell>
          <table:table-cell table:number-columns-repeated="2"/>
        </table:table-row>
        <table:table-row table:style-name="ro2">
          <table:table-cell office:value-type="float" office:value="4330" calcext:value-type="float">
            <text:p>43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1S" calcext:value-type="time">
            <text:p>01:43:01 PM</text:p>
          </table:table-cell>
          <table:table-cell table:number-columns-repeated="2"/>
        </table:table-row>
        <table:table-row table:style-name="ro2">
          <table:table-cell office:value-type="float" office:value="4331" calcext:value-type="float">
            <text:p>43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2S" calcext:value-type="time">
            <text:p>01:43:02 PM</text:p>
          </table:table-cell>
          <table:table-cell table:number-columns-repeated="2"/>
        </table:table-row>
        <table:table-row table:style-name="ro2">
          <table:table-cell office:value-type="float" office:value="4332" calcext:value-type="float">
            <text:p>43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2S" calcext:value-type="time">
            <text:p>01:43:02 PM</text:p>
          </table:table-cell>
          <table:table-cell table:number-columns-repeated="2"/>
        </table:table-row>
        <table:table-row table:style-name="ro2">
          <table:table-cell office:value-type="float" office:value="4333" calcext:value-type="float">
            <text:p>433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2S" calcext:value-type="time">
            <text:p>01:43:02 PM</text:p>
          </table:table-cell>
          <table:table-cell table:number-columns-repeated="2"/>
        </table:table-row>
        <table:table-row table:style-name="ro2">
          <table:table-cell office:value-type="float" office:value="4334" calcext:value-type="float">
            <text:p>43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3S" calcext:value-type="time">
            <text:p>01:43:03 PM</text:p>
          </table:table-cell>
          <table:table-cell table:number-columns-repeated="2"/>
        </table:table-row>
        <table:table-row table:style-name="ro2">
          <table:table-cell office:value-type="float" office:value="4335" calcext:value-type="float">
            <text:p>433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3S" calcext:value-type="time">
            <text:p>01:43:03 PM</text:p>
          </table:table-cell>
          <table:table-cell table:number-columns-repeated="2"/>
        </table:table-row>
        <table:table-row table:style-name="ro2">
          <table:table-cell office:value-type="float" office:value="4336" calcext:value-type="float">
            <text:p>43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4S" calcext:value-type="time">
            <text:p>01:43:04 PM</text:p>
          </table:table-cell>
          <table:table-cell table:formula="of:=COUNT([.B964:.B970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37" calcext:value-type="float">
            <text:p>43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5S" calcext:value-type="time">
            <text:p>01:43:05 PM</text:p>
          </table:table-cell>
          <table:table-cell table:number-columns-repeated="2"/>
        </table:table-row>
        <table:table-row table:style-name="ro2">
          <table:table-cell office:value-type="float" office:value="4338" calcext:value-type="float">
            <text:p>43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7S" calcext:value-type="time">
            <text:p>01:43:07 PM</text:p>
          </table:table-cell>
          <table:table-cell table:number-columns-repeated="2"/>
        </table:table-row>
        <table:table-row table:style-name="ro2">
          <table:table-cell office:value-type="float" office:value="4339" calcext:value-type="float">
            <text:p>43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8S" calcext:value-type="time">
            <text:p>01:43:08 PM</text:p>
          </table:table-cell>
          <table:table-cell table:number-columns-repeated="2"/>
        </table:table-row>
        <table:table-row table:style-name="ro2">
          <table:table-cell office:value-type="float" office:value="4340" calcext:value-type="float">
            <text:p>43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9S" calcext:value-type="time">
            <text:p>01:43:09 PM</text:p>
          </table:table-cell>
          <table:table-cell table:number-columns-repeated="2"/>
        </table:table-row>
        <table:table-row table:style-name="ro2">
          <table:table-cell office:value-type="float" office:value="4341" calcext:value-type="float">
            <text:p>43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10S" calcext:value-type="time">
            <text:p>01:43:10 PM</text:p>
          </table:table-cell>
          <table:table-cell table:number-columns-repeated="2"/>
        </table:table-row>
        <table:table-row table:style-name="ro2">
          <table:table-cell office:value-type="float" office:value="4342" calcext:value-type="float">
            <text:p>43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11S" calcext:value-type="time">
            <text:p>01:43:11 PM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72:.B998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4343" calcext:value-type="float">
            <text:p>43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28S" calcext:value-type="time">
            <text:p>01:43:28 PM</text:p>
          </table:table-cell>
          <table:table-cell table:formula="of:=COUNT([.B972:.B978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44" calcext:value-type="float">
            <text:p>43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29S" calcext:value-type="time">
            <text:p>01:43:29 PM</text:p>
          </table:table-cell>
          <table:table-cell table:number-columns-repeated="2"/>
        </table:table-row>
        <table:table-row table:style-name="ro2">
          <table:table-cell office:value-type="float" office:value="4345" calcext:value-type="float">
            <text:p>43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0S" calcext:value-type="time">
            <text:p>01:43:30 PM</text:p>
          </table:table-cell>
          <table:table-cell table:number-columns-repeated="2"/>
        </table:table-row>
        <table:table-row table:style-name="ro2">
          <table:table-cell office:value-type="float" office:value="4346" calcext:value-type="float">
            <text:p>43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1S" calcext:value-type="time">
            <text:p>01:43:31 PM</text:p>
          </table:table-cell>
          <table:table-cell table:number-columns-repeated="2"/>
        </table:table-row>
        <table:table-row table:style-name="ro2">
          <table:table-cell office:value-type="float" office:value="4347" calcext:value-type="float">
            <text:p>43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2S" calcext:value-type="time">
            <text:p>01:43:32 PM</text:p>
          </table:table-cell>
          <table:table-cell table:number-columns-repeated="2"/>
        </table:table-row>
        <table:table-row table:style-name="ro2">
          <table:table-cell office:value-type="float" office:value="4348" calcext:value-type="float">
            <text:p>43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3S" calcext:value-type="time">
            <text:p>01:43:33 PM</text:p>
          </table:table-cell>
          <table:table-cell table:number-columns-repeated="2"/>
        </table:table-row>
        <table:table-row table:style-name="ro2">
          <table:table-cell office:value-type="float" office:value="4349" calcext:value-type="float">
            <text:p>43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4S" calcext:value-type="time">
            <text:p>01:43:34 PM</text:p>
          </table:table-cell>
          <table:table-cell table:number-columns-repeated="2"/>
        </table:table-row>
        <table:table-row table:style-name="ro2">
          <table:table-cell office:value-type="float" office:value="4350" calcext:value-type="float">
            <text:p>43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5S" calcext:value-type="time">
            <text:p>01:43:35 PM</text:p>
          </table:table-cell>
          <table:table-cell table:formula="of:=COUNT([.B979:.B996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351" calcext:value-type="float">
            <text:p>43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5S" calcext:value-type="time">
            <text:p>01:43:3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352" calcext:value-type="float">
            <text:p>435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5S" calcext:value-type="time">
            <text:p>01:43:35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53" calcext:value-type="float">
            <text:p>43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6S" calcext:value-type="time">
            <text:p>01:43:3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54" calcext:value-type="float">
            <text:p>435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6S" calcext:value-type="time">
            <text:p>01:43:3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355" calcext:value-type="float">
            <text:p>43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7S" calcext:value-type="time">
            <text:p>01:43:3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56" calcext:value-type="float">
            <text:p>435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7S" calcext:value-type="time">
            <text:p>01:43:3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357" calcext:value-type="float">
            <text:p>43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8S" calcext:value-type="time">
            <text:p>01:43:38 PM</text:p>
          </table:table-cell>
          <table:table-cell table:number-columns-repeated="2"/>
        </table:table-row>
        <table:table-row table:style-name="ro2">
          <table:table-cell office:value-type="float" office:value="4358" calcext:value-type="float">
            <text:p>435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8S" calcext:value-type="time">
            <text:p>01:43:38 PM</text:p>
          </table:table-cell>
          <table:table-cell table:number-columns-repeated="2"/>
        </table:table-row>
        <table:table-row table:style-name="ro2">
          <table:table-cell office:value-type="float" office:value="4359" calcext:value-type="float">
            <text:p>435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8S" calcext:value-type="time">
            <text:p>01:43:38 PM</text:p>
          </table:table-cell>
          <table:table-cell table:number-columns-repeated="2"/>
        </table:table-row>
        <table:table-row table:style-name="ro2">
          <table:table-cell office:value-type="float" office:value="4360" calcext:value-type="float">
            <text:p>43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9S" calcext:value-type="time">
            <text:p>01:43:39 PM</text:p>
          </table:table-cell>
          <table:table-cell table:number-columns-repeated="2"/>
        </table:table-row>
        <table:table-row table:style-name="ro2">
          <table:table-cell office:value-type="float" office:value="4361" calcext:value-type="float">
            <text:p>43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9S" calcext:value-type="time">
            <text:p>01:43:39 PM</text:p>
          </table:table-cell>
          <table:table-cell table:number-columns-repeated="2"/>
        </table:table-row>
        <table:table-row table:style-name="ro2">
          <table:table-cell office:value-type="float" office:value="4362" calcext:value-type="float">
            <text:p>43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9S" calcext:value-type="time">
            <text:p>01:43:39 PM</text:p>
          </table:table-cell>
          <table:table-cell table:number-columns-repeated="2"/>
        </table:table-row>
        <table:table-row table:style-name="ro2">
          <table:table-cell office:value-type="float" office:value="4363" calcext:value-type="float">
            <text:p>43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0S" calcext:value-type="time">
            <text:p>01:43:40 PM</text:p>
          </table:table-cell>
          <table:table-cell table:number-columns-repeated="2"/>
        </table:table-row>
        <table:table-row table:style-name="ro2">
          <table:table-cell office:value-type="float" office:value="4364" calcext:value-type="float">
            <text:p>436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0S" calcext:value-type="time">
            <text:p>01:43:40 PM</text:p>
          </table:table-cell>
          <table:table-cell table:number-columns-repeated="2"/>
        </table:table-row>
        <table:table-row table:style-name="ro2">
          <table:table-cell office:value-type="float" office:value="4365" calcext:value-type="float">
            <text:p>43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1S" calcext:value-type="time">
            <text:p>01:43:41 PM</text:p>
          </table:table-cell>
          <table:table-cell table:number-columns-repeated="2"/>
        </table:table-row>
        <table:table-row table:style-name="ro2">
          <table:table-cell office:value-type="float" office:value="4366" calcext:value-type="float">
            <text:p>436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1S" calcext:value-type="time">
            <text:p>01:43:41 PM</text:p>
          </table:table-cell>
          <table:table-cell table:number-columns-repeated="2"/>
        </table:table-row>
        <table:table-row table:style-name="ro2">
          <table:table-cell office:value-type="float" office:value="4367" calcext:value-type="float">
            <text:p>43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2S" calcext:value-type="time">
            <text:p>01:43:42 PM</text:p>
          </table:table-cell>
          <table:table-cell table:number-columns-repeated="2"/>
        </table:table-row>
        <table:table-row table:style-name="ro2">
          <table:table-cell office:value-type="float" office:value="4368" calcext:value-type="float">
            <text:p>436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4S" calcext:value-type="time">
            <text:p>01:43:44 PM</text:p>
          </table:table-cell>
          <table:table-cell table:formula="of:=COUNT([.B997:.B998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369" calcext:value-type="float">
            <text:p>43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5S" calcext:value-type="time">
            <text:p>01:43:45 PM</text:p>
          </table:table-cell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00:.B1023])"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4370" calcext:value-type="float">
            <text:p>43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0S" calcext:value-type="time">
            <text:p>01:44:20 PM</text:p>
          </table:table-cell>
          <table:table-cell table:formula="of:=COUNT([.B1000:.B1002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371" calcext:value-type="float">
            <text:p>43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1S" calcext:value-type="time">
            <text:p>01:44:21 PM</text:p>
          </table:table-cell>
          <table:table-cell table:number-columns-repeated="2"/>
        </table:table-row>
        <table:table-row table:style-name="ro2">
          <table:table-cell office:value-type="float" office:value="4372" calcext:value-type="float">
            <text:p>43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2S" calcext:value-type="time">
            <text:p>01:44:22 PM</text:p>
          </table:table-cell>
          <table:table-cell table:number-columns-repeated="2"/>
        </table:table-row>
        <table:table-row table:style-name="ro2">
          <table:table-cell office:value-type="float" office:value="4373" calcext:value-type="float">
            <text:p>43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3S" calcext:value-type="time">
            <text:p>01:44:23 PM</text:p>
          </table:table-cell>
          <table:table-cell table:formula="of:=COUNT([.B1003:.B1021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374" calcext:value-type="float">
            <text:p>43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3S" calcext:value-type="time">
            <text:p>01:44:2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375" calcext:value-type="float">
            <text:p>437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3S" calcext:value-type="time">
            <text:p>01:44:23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376" calcext:value-type="float">
            <text:p>43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4S" calcext:value-type="time">
            <text:p>01:44:2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77" calcext:value-type="float">
            <text:p>437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4S" calcext:value-type="time">
            <text:p>01:44:24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78" calcext:value-type="float">
            <text:p>43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5S" calcext:value-type="time">
            <text:p>01:44:2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79" calcext:value-type="float">
            <text:p>437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5S" calcext:value-type="time">
            <text:p>01:44:25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80" calcext:value-type="float">
            <text:p>43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6S" calcext:value-type="time">
            <text:p>01:44:26 PM</text:p>
          </table:table-cell>
          <table:table-cell table:number-columns-repeated="2"/>
        </table:table-row>
        <table:table-row table:style-name="ro2">
          <table:table-cell office:value-type="float" office:value="4381" calcext:value-type="float">
            <text:p>438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6S" calcext:value-type="time">
            <text:p>01:44:26 PM</text:p>
          </table:table-cell>
          <table:table-cell table:number-columns-repeated="2"/>
        </table:table-row>
        <table:table-row table:style-name="ro2">
          <table:table-cell office:value-type="float" office:value="4382" calcext:value-type="float">
            <text:p>43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7S" calcext:value-type="time">
            <text:p>01:44:27 PM</text:p>
          </table:table-cell>
          <table:table-cell table:number-columns-repeated="2"/>
        </table:table-row>
        <table:table-row table:style-name="ro2">
          <table:table-cell office:value-type="float" office:value="4383" calcext:value-type="float">
            <text:p>438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7S" calcext:value-type="time">
            <text:p>01:44:27 PM</text:p>
          </table:table-cell>
          <table:table-cell table:number-columns-repeated="2"/>
        </table:table-row>
        <table:table-row table:style-name="ro2">
          <table:table-cell office:value-type="float" office:value="4384" calcext:value-type="float">
            <text:p>43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8S" calcext:value-type="time">
            <text:p>01:44:28 PM</text:p>
          </table:table-cell>
          <table:table-cell table:number-columns-repeated="2"/>
        </table:table-row>
        <table:table-row table:style-name="ro2">
          <table:table-cell office:value-type="float" office:value="4385" calcext:value-type="float">
            <text:p>438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8S" calcext:value-type="time">
            <text:p>01:44:28 PM</text:p>
          </table:table-cell>
          <table:table-cell table:number-columns-repeated="2"/>
        </table:table-row>
        <table:table-row table:style-name="ro2">
          <table:table-cell office:value-type="float" office:value="4386" calcext:value-type="float">
            <text:p>43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9S" calcext:value-type="time">
            <text:p>01:44:29 PM</text:p>
          </table:table-cell>
          <table:table-cell table:number-columns-repeated="2"/>
        </table:table-row>
        <table:table-row table:style-name="ro2">
          <table:table-cell office:value-type="float" office:value="4387" calcext:value-type="float">
            <text:p>43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9S" calcext:value-type="time">
            <text:p>01:44:29 PM</text:p>
          </table:table-cell>
          <table:table-cell table:number-columns-repeated="2"/>
        </table:table-row>
        <table:table-row table:style-name="ro2">
          <table:table-cell office:value-type="float" office:value="4388" calcext:value-type="float">
            <text:p>43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0S" calcext:value-type="time">
            <text:p>01:44:30 PM</text:p>
          </table:table-cell>
          <table:table-cell table:number-columns-repeated="2"/>
        </table:table-row>
        <table:table-row table:style-name="ro2">
          <table:table-cell office:value-type="float" office:value="4389" calcext:value-type="float">
            <text:p>43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0S" calcext:value-type="time">
            <text:p>01:44:30 PM</text:p>
          </table:table-cell>
          <table:table-cell table:number-columns-repeated="2"/>
        </table:table-row>
        <table:table-row table:style-name="ro2">
          <table:table-cell office:value-type="float" office:value="4390" calcext:value-type="float">
            <text:p>43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1S" calcext:value-type="time">
            <text:p>01:44:31 PM</text:p>
          </table:table-cell>
          <table:table-cell table:number-columns-repeated="2"/>
        </table:table-row>
        <table:table-row table:style-name="ro2">
          <table:table-cell office:value-type="float" office:value="4391" calcext:value-type="float">
            <text:p>43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1S" calcext:value-type="time">
            <text:p>01:44:31 PM</text:p>
          </table:table-cell>
          <table:table-cell table:number-columns-repeated="2"/>
        </table:table-row>
        <table:table-row table:style-name="ro2">
          <table:table-cell office:value-type="float" office:value="4392" calcext:value-type="float">
            <text:p>43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2S" calcext:value-type="time">
            <text:p>01:44:32 PM</text:p>
          </table:table-cell>
          <table:table-cell table:formula="of:=COUNT([.B1022:.B1023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393" calcext:value-type="float">
            <text:p>43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3S" calcext:value-type="time">
            <text:p>01:44:33 PM</text:p>
          </table:table-cell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25:.B1054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394" calcext:value-type="float">
            <text:p>43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2S" calcext:value-type="time">
            <text:p>01:44:52 PM</text:p>
          </table:table-cell>
          <table:table-cell table:formula="of:=COUNT([.B1025:.B103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95" calcext:value-type="float">
            <text:p>43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3S" calcext:value-type="time">
            <text:p>01:44:53 PM</text:p>
          </table:table-cell>
          <table:table-cell table:number-columns-repeated="2"/>
        </table:table-row>
        <table:table-row table:style-name="ro2">
          <table:table-cell office:value-type="float" office:value="4396" calcext:value-type="float">
            <text:p>43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4S" calcext:value-type="time">
            <text:p>01:44:54 PM</text:p>
          </table:table-cell>
          <table:table-cell table:number-columns-repeated="2"/>
        </table:table-row>
        <table:table-row table:style-name="ro2">
          <table:table-cell office:value-type="float" office:value="4397" calcext:value-type="float">
            <text:p>43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5S" calcext:value-type="time">
            <text:p>01:44:55 PM</text:p>
          </table:table-cell>
          <table:table-cell table:number-columns-repeated="2"/>
        </table:table-row>
        <table:table-row table:style-name="ro2">
          <table:table-cell office:value-type="float" office:value="4398" calcext:value-type="float">
            <text:p>43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6S" calcext:value-type="time">
            <text:p>01:44:56 PM</text:p>
          </table:table-cell>
          <table:table-cell table:number-columns-repeated="2"/>
        </table:table-row>
        <table:table-row table:style-name="ro2">
          <table:table-cell office:value-type="float" office:value="4399" calcext:value-type="float">
            <text:p>43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7S" calcext:value-type="time">
            <text:p>01:44:57 PM</text:p>
          </table:table-cell>
          <table:table-cell table:number-columns-repeated="2"/>
        </table:table-row>
        <table:table-row table:style-name="ro2">
          <table:table-cell office:value-type="float" office:value="4400" calcext:value-type="float">
            <text:p>44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8S" calcext:value-type="time">
            <text:p>01:44:58 PM</text:p>
          </table:table-cell>
          <table:table-cell table:number-columns-repeated="2"/>
        </table:table-row>
        <table:table-row table:style-name="ro2">
          <table:table-cell office:value-type="float" office:value="4401" calcext:value-type="float">
            <text:p>44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9S" calcext:value-type="time">
            <text:p>01:44:59 PM</text:p>
          </table:table-cell>
          <table:table-cell table:formula="of:=COUNT([.B1032:.B1050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402" calcext:value-type="float">
            <text:p>44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9S" calcext:value-type="time">
            <text:p>01:44:5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403" calcext:value-type="float">
            <text:p>440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9S" calcext:value-type="time">
            <text:p>01:44:59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404" calcext:value-type="float">
            <text:p>44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0S" calcext:value-type="time">
            <text:p>01:45:0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405" calcext:value-type="float">
            <text:p>44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0S" calcext:value-type="time">
            <text:p>01:45:00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406" calcext:value-type="float">
            <text:p>44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1S" calcext:value-type="time">
            <text:p>01:45:0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407" calcext:value-type="float">
            <text:p>44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1S" calcext:value-type="time">
            <text:p>01:45:01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408" calcext:value-type="float">
            <text:p>44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2S" calcext:value-type="time">
            <text:p>01:45:02 PM</text:p>
          </table:table-cell>
          <table:table-cell table:number-columns-repeated="2"/>
        </table:table-row>
        <table:table-row table:style-name="ro2">
          <table:table-cell office:value-type="float" office:value="4409" calcext:value-type="float">
            <text:p>44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2S" calcext:value-type="time">
            <text:p>01:45:02 PM</text:p>
          </table:table-cell>
          <table:table-cell table:number-columns-repeated="2"/>
        </table:table-row>
        <table:table-row table:style-name="ro2">
          <table:table-cell office:value-type="float" office:value="4410" calcext:value-type="float">
            <text:p>441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2S" calcext:value-type="time">
            <text:p>01:45:02 PM</text:p>
          </table:table-cell>
          <table:table-cell table:number-columns-repeated="2"/>
        </table:table-row>
        <table:table-row table:style-name="ro2">
          <table:table-cell office:value-type="float" office:value="4411" calcext:value-type="float">
            <text:p>44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3S" calcext:value-type="time">
            <text:p>01:45:03 PM</text:p>
          </table:table-cell>
          <table:table-cell table:number-columns-repeated="2"/>
        </table:table-row>
        <table:table-row table:style-name="ro2">
          <table:table-cell office:value-type="float" office:value="4412" calcext:value-type="float">
            <text:p>44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3S" calcext:value-type="time">
            <text:p>01:45:03 PM</text:p>
          </table:table-cell>
          <table:table-cell table:number-columns-repeated="2"/>
        </table:table-row>
        <table:table-row table:style-name="ro2">
          <table:table-cell office:value-type="float" office:value="4413" calcext:value-type="float">
            <text:p>44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3S" calcext:value-type="time">
            <text:p>01:45:03 PM</text:p>
          </table:table-cell>
          <table:table-cell table:number-columns-repeated="2"/>
        </table:table-row>
        <table:table-row table:style-name="ro2">
          <table:table-cell office:value-type="float" office:value="4414" calcext:value-type="float">
            <text:p>44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4S" calcext:value-type="time">
            <text:p>01:45:04 PM</text:p>
          </table:table-cell>
          <table:table-cell table:number-columns-repeated="2"/>
        </table:table-row>
        <table:table-row table:style-name="ro2">
          <table:table-cell office:value-type="float" office:value="4415" calcext:value-type="float">
            <text:p>44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4S" calcext:value-type="time">
            <text:p>01:45:04 PM</text:p>
          </table:table-cell>
          <table:table-cell table:number-columns-repeated="2"/>
        </table:table-row>
        <table:table-row table:style-name="ro2">
          <table:table-cell office:value-type="float" office:value="4416" calcext:value-type="float">
            <text:p>441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4S" calcext:value-type="time">
            <text:p>01:45:04 PM</text:p>
          </table:table-cell>
          <table:table-cell table:number-columns-repeated="2"/>
        </table:table-row>
        <table:table-row table:style-name="ro2">
          <table:table-cell office:value-type="float" office:value="4417" calcext:value-type="float">
            <text:p>44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5S" calcext:value-type="time">
            <text:p>01:45:05 PM</text:p>
          </table:table-cell>
          <table:table-cell table:number-columns-repeated="2"/>
        </table:table-row>
        <table:table-row table:style-name="ro2">
          <table:table-cell office:value-type="float" office:value="4418" calcext:value-type="float">
            <text:p>44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5S" calcext:value-type="time">
            <text:p>01:45:05 PM</text:p>
          </table:table-cell>
          <table:table-cell table:number-columns-repeated="2"/>
        </table:table-row>
        <table:table-row table:style-name="ro2">
          <table:table-cell office:value-type="float" office:value="4419" calcext:value-type="float">
            <text:p>44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6S" calcext:value-type="time">
            <text:p>01:45:06 PM</text:p>
          </table:table-cell>
          <table:table-cell table:number-columns-repeated="2"/>
        </table:table-row>
        <table:table-row table:style-name="ro2">
          <table:table-cell office:value-type="float" office:value="4420" calcext:value-type="float">
            <text:p>442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8S" calcext:value-type="time">
            <text:p>01:45:08 PM</text:p>
          </table:table-cell>
          <table:table-cell table:formula="of:=COUNT([.B1051:.B105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421" calcext:value-type="float">
            <text:p>44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9S" calcext:value-type="time">
            <text:p>01:45:09 PM</text:p>
          </table:table-cell>
          <table:table-cell table:number-columns-repeated="2"/>
        </table:table-row>
        <table:table-row table:style-name="ro2">
          <table:table-cell office:value-type="float" office:value="4422" calcext:value-type="float">
            <text:p>442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10S" calcext:value-type="time">
            <text:p>01:45:10 PM</text:p>
          </table:table-cell>
          <table:table-cell table:number-columns-repeated="2"/>
        </table:table-row>
        <table:table-row table:style-name="ro2">
          <table:table-cell office:value-type="float" office:value="4423" calcext:value-type="float">
            <text:p>44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11S" calcext:value-type="time">
            <text:p>01:45:11 PM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56:.B1083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4424" calcext:value-type="float">
            <text:p>44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47S" calcext:value-type="time">
            <text:p>01:45:47 PM</text:p>
          </table:table-cell>
          <table:table-cell table:formula="of:=COUNT([.B1056:.B1058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425" calcext:value-type="float">
            <text:p>44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48S" calcext:value-type="time">
            <text:p>01:45:48 PM</text:p>
          </table:table-cell>
          <table:table-cell table:number-columns-repeated="2"/>
        </table:table-row>
        <table:table-row table:style-name="ro2">
          <table:table-cell office:value-type="float" office:value="4426" calcext:value-type="float">
            <text:p>44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49S" calcext:value-type="time">
            <text:p>01:45:49 PM</text:p>
          </table:table-cell>
          <table:table-cell table:number-columns-repeated="2"/>
        </table:table-row>
        <table:table-row table:style-name="ro2">
          <table:table-cell office:value-type="float" office:value="4427" calcext:value-type="float">
            <text:p>442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0S" calcext:value-type="time">
            <text:p>01:45:50 PM</text:p>
          </table:table-cell>
          <table:table-cell table:formula="of:=COUNT([.B1059:.B1073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4428" calcext:value-type="float">
            <text:p>44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0S" calcext:value-type="time">
            <text:p>01:45:5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429" calcext:value-type="float">
            <text:p>442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0S" calcext:value-type="time">
            <text:p>01:45:5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430" calcext:value-type="float">
            <text:p>44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1S" calcext:value-type="time">
            <text:p>01:45:5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431" calcext:value-type="float">
            <text:p>443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1S" calcext:value-type="time">
            <text:p>01:45:51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432" calcext:value-type="float">
            <text:p>44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2S" calcext:value-type="time">
            <text:p>01:45:5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433" calcext:value-type="float">
            <text:p>443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2S" calcext:value-type="time">
            <text:p>01:45:52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434" calcext:value-type="float">
            <text:p>44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3S" calcext:value-type="time">
            <text:p>01:45:53 PM</text:p>
          </table:table-cell>
          <table:table-cell table:number-columns-repeated="2"/>
        </table:table-row>
        <table:table-row table:style-name="ro2">
          <table:table-cell office:value-type="float" office:value="4435" calcext:value-type="float">
            <text:p>443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3S" calcext:value-type="time">
            <text:p>01:45:53 PM</text:p>
          </table:table-cell>
          <table:table-cell table:number-columns-repeated="2"/>
        </table:table-row>
        <table:table-row table:style-name="ro2">
          <table:table-cell office:value-type="float" office:value="4436" calcext:value-type="float">
            <text:p>44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4S" calcext:value-type="time">
            <text:p>01:45:54 PM</text:p>
          </table:table-cell>
          <table:table-cell table:number-columns-repeated="2"/>
        </table:table-row>
        <table:table-row table:style-name="ro2">
          <table:table-cell office:value-type="float" office:value="4437" calcext:value-type="float">
            <text:p>44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4S" calcext:value-type="time">
            <text:p>01:45:54 PM</text:p>
          </table:table-cell>
          <table:table-cell table:number-columns-repeated="2"/>
        </table:table-row>
        <table:table-row table:style-name="ro2">
          <table:table-cell office:value-type="float" office:value="4438" calcext:value-type="float">
            <text:p>44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4S" calcext:value-type="time">
            <text:p>01:45:54 PM</text:p>
          </table:table-cell>
          <table:table-cell table:number-columns-repeated="2"/>
        </table:table-row>
        <table:table-row table:style-name="ro2">
          <table:table-cell office:value-type="float" office:value="4439" calcext:value-type="float">
            <text:p>44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5S" calcext:value-type="time">
            <text:p>01:45:55 PM</text:p>
          </table:table-cell>
          <table:table-cell table:number-columns-repeated="2"/>
        </table:table-row>
        <table:table-row table:style-name="ro2">
          <table:table-cell office:value-type="float" office:value="4440" calcext:value-type="float">
            <text:p>44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5S" calcext:value-type="time">
            <text:p>01:45:55 PM</text:p>
          </table:table-cell>
          <table:table-cell table:number-columns-repeated="2"/>
        </table:table-row>
        <table:table-row table:style-name="ro2">
          <table:table-cell office:value-type="float" office:value="4441" calcext:value-type="float">
            <text:p>444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5S" calcext:value-type="time">
            <text:p>01:45:55 PM</text:p>
          </table:table-cell>
          <table:table-cell table:number-columns-repeated="2"/>
        </table:table-row>
        <table:table-row table:style-name="ro2">
          <table:table-cell office:value-type="float" office:value="4442" calcext:value-type="float">
            <text:p>44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6S" calcext:value-type="time">
            <text:p>01:45:56 PM</text:p>
          </table:table-cell>
          <table:table-cell table:formula="of:=COUNT([.B1074:.B1083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4443" calcext:value-type="float">
            <text:p>44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7S" calcext:value-type="time">
            <text:p>01:45:57 PM</text:p>
          </table:table-cell>
          <table:table-cell table:number-columns-repeated="2"/>
        </table:table-row>
        <table:table-row table:style-name="ro2">
          <table:table-cell office:value-type="float" office:value="4444" calcext:value-type="float">
            <text:p>44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8S" calcext:value-type="time">
            <text:p>01:45:58 PM</text:p>
          </table:table-cell>
          <table:table-cell table:number-columns-repeated="2"/>
        </table:table-row>
        <table:table-row table:style-name="ro2">
          <table:table-cell office:value-type="float" office:value="4445" calcext:value-type="float">
            <text:p>44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9S" calcext:value-type="time">
            <text:p>01:45:59 PM</text:p>
          </table:table-cell>
          <table:table-cell table:number-columns-repeated="2"/>
        </table:table-row>
        <table:table-row table:style-name="ro2">
          <table:table-cell office:value-type="float" office:value="4446" calcext:value-type="float">
            <text:p>44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0S" calcext:value-type="time">
            <text:p>01:46:00 PM</text:p>
          </table:table-cell>
          <table:table-cell table:number-columns-repeated="2"/>
        </table:table-row>
        <table:table-row table:style-name="ro2">
          <table:table-cell office:value-type="float" office:value="4447" calcext:value-type="float">
            <text:p>44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1S" calcext:value-type="time">
            <text:p>01:46:01 PM</text:p>
          </table:table-cell>
          <table:table-cell table:number-columns-repeated="2"/>
        </table:table-row>
        <table:table-row table:style-name="ro2">
          <table:table-cell office:value-type="float" office:value="4448" calcext:value-type="float">
            <text:p>44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2S" calcext:value-type="time">
            <text:p>01:46:02 PM</text:p>
          </table:table-cell>
          <table:table-cell table:number-columns-repeated="2"/>
        </table:table-row>
        <table:table-row table:style-name="ro2">
          <table:table-cell office:value-type="float" office:value="4449" calcext:value-type="float">
            <text:p>44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3S" calcext:value-type="time">
            <text:p>01:46:03 PM</text:p>
          </table:table-cell>
          <table:table-cell table:number-columns-repeated="2"/>
        </table:table-row>
        <table:table-row table:style-name="ro2">
          <table:table-cell office:value-type="float" office:value="4450" calcext:value-type="float">
            <text:p>44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4S" calcext:value-type="time">
            <text:p>01:46:04 PM</text:p>
          </table:table-cell>
          <table:table-cell table:number-columns-repeated="2"/>
        </table:table-row>
        <table:table-row table:style-name="ro2">
          <table:table-cell office:value-type="float" office:value="4451" calcext:value-type="float">
            <text:p>44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5S" calcext:value-type="time">
            <text:p>01:46:05 PM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85:.B1113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452" calcext:value-type="float">
            <text:p>44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19S" calcext:value-type="time">
            <text:p>01:46:19 PM</text:p>
          </table:table-cell>
          <table:table-cell table:formula="of:=COUNT([.B1085:.B1092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453" calcext:value-type="float">
            <text:p>44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0S" calcext:value-type="time">
            <text:p>01:46:20 PM</text:p>
          </table:table-cell>
          <table:table-cell table:number-columns-repeated="2"/>
        </table:table-row>
        <table:table-row table:style-name="ro2">
          <table:table-cell office:value-type="float" office:value="4454" calcext:value-type="float">
            <text:p>44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1S" calcext:value-type="time">
            <text:p>01:46:21 PM</text:p>
          </table:table-cell>
          <table:table-cell table:number-columns-repeated="2"/>
        </table:table-row>
        <table:table-row table:style-name="ro2">
          <table:table-cell office:value-type="float" office:value="4455" calcext:value-type="float">
            <text:p>44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2S" calcext:value-type="time">
            <text:p>01:46:22 PM</text:p>
          </table:table-cell>
          <table:table-cell table:number-columns-repeated="2"/>
        </table:table-row>
        <table:table-row table:style-name="ro2">
          <table:table-cell office:value-type="float" office:value="4456" calcext:value-type="float">
            <text:p>44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3S" calcext:value-type="time">
            <text:p>01:46:23 PM</text:p>
          </table:table-cell>
          <table:table-cell table:number-columns-repeated="2"/>
        </table:table-row>
        <table:table-row table:style-name="ro2">
          <table:table-cell office:value-type="float" office:value="4457" calcext:value-type="float">
            <text:p>44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4S" calcext:value-type="time">
            <text:p>01:46:24 PM</text:p>
          </table:table-cell>
          <table:table-cell table:number-columns-repeated="2"/>
        </table:table-row>
        <table:table-row table:style-name="ro2">
          <table:table-cell office:value-type="float" office:value="4458" calcext:value-type="float">
            <text:p>44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5S" calcext:value-type="time">
            <text:p>01:46:25 PM</text:p>
          </table:table-cell>
          <table:table-cell table:number-columns-repeated="2"/>
        </table:table-row>
        <table:table-row table:style-name="ro2">
          <table:table-cell office:value-type="float" office:value="4459" calcext:value-type="float">
            <text:p>44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6S" calcext:value-type="time">
            <text:p>01:46:26 PM</text:p>
          </table:table-cell>
          <table:table-cell table:number-columns-repeated="2"/>
        </table:table-row>
        <table:table-row table:style-name="ro2">
          <table:table-cell office:value-type="float" office:value="4460" calcext:value-type="float">
            <text:p>446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6S" calcext:value-type="time">
            <text:p>01:46:26 PM</text:p>
          </table:table-cell>
          <table:table-cell table:formula="of:=COUNT([.B1093:.B1106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4461" calcext:value-type="float">
            <text:p>44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7S" calcext:value-type="time">
            <text:p>01:46:27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462" calcext:value-type="float">
            <text:p>44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7S" calcext:value-type="time">
            <text:p>01:46:27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463" calcext:value-type="float">
            <text:p>44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8S" calcext:value-type="time">
            <text:p>01:46:28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464" calcext:value-type="float">
            <text:p>446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8S" calcext:value-type="time">
            <text:p>01:46:28 P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465" calcext:value-type="float">
            <text:p>44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9S" calcext:value-type="time">
            <text:p>01:46:29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466" calcext:value-type="float">
            <text:p>44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9S" calcext:value-type="time">
            <text:p>01:46:29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467" calcext:value-type="float">
            <text:p>44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0S" calcext:value-type="time">
            <text:p>01:46:30 PM</text:p>
          </table:table-cell>
          <table:table-cell table:number-columns-repeated="2"/>
        </table:table-row>
        <table:table-row table:style-name="ro2">
          <table:table-cell office:value-type="float" office:value="4468" calcext:value-type="float">
            <text:p>44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0S" calcext:value-type="time">
            <text:p>01:46:30 PM</text:p>
          </table:table-cell>
          <table:table-cell table:number-columns-repeated="2"/>
        </table:table-row>
        <table:table-row table:style-name="ro2">
          <table:table-cell office:value-type="float" office:value="4469" calcext:value-type="float">
            <text:p>44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1S" calcext:value-type="time">
            <text:p>01:46:31 PM</text:p>
          </table:table-cell>
          <table:table-cell table:number-columns-repeated="2"/>
        </table:table-row>
        <table:table-row table:style-name="ro2">
          <table:table-cell office:value-type="float" office:value="4470" calcext:value-type="float">
            <text:p>44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1S" calcext:value-type="time">
            <text:p>01:46:31 PM</text:p>
          </table:table-cell>
          <table:table-cell table:number-columns-repeated="2"/>
        </table:table-row>
        <table:table-row table:style-name="ro2">
          <table:table-cell office:value-type="float" office:value="4471" calcext:value-type="float">
            <text:p>447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1S" calcext:value-type="time">
            <text:p>01:46:31 PM</text:p>
          </table:table-cell>
          <table:table-cell table:number-columns-repeated="2"/>
        </table:table-row>
        <table:table-row table:style-name="ro2">
          <table:table-cell office:value-type="float" office:value="4472" calcext:value-type="float">
            <text:p>44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2S" calcext:value-type="time">
            <text:p>01:46:32 PM</text:p>
          </table:table-cell>
          <table:table-cell table:number-columns-repeated="2"/>
        </table:table-row>
        <table:table-row table:style-name="ro2">
          <table:table-cell office:value-type="float" office:value="4473" calcext:value-type="float">
            <text:p>44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2S" calcext:value-type="time">
            <text:p>01:46:32 PM</text:p>
          </table:table-cell>
          <table:table-cell table:number-columns-repeated="2"/>
        </table:table-row>
        <table:table-row table:style-name="ro2">
          <table:table-cell office:value-type="float" office:value="4474" calcext:value-type="float">
            <text:p>44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3S" calcext:value-type="time">
            <text:p>01:46:33 PM</text:p>
          </table:table-cell>
          <table:table-cell table:formula="of:=COUNT([.B1107:.B1113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475" calcext:value-type="float">
            <text:p>447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4S" calcext:value-type="time">
            <text:p>01:46:34 PM</text:p>
          </table:table-cell>
          <table:table-cell table:number-columns-repeated="2"/>
        </table:table-row>
        <table:table-row table:style-name="ro2">
          <table:table-cell office:value-type="float" office:value="4476" calcext:value-type="float">
            <text:p>44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5S" calcext:value-type="time">
            <text:p>01:46:35 PM</text:p>
          </table:table-cell>
          <table:table-cell table:number-columns-repeated="2"/>
        </table:table-row>
        <table:table-row table:style-name="ro2">
          <table:table-cell office:value-type="float" office:value="4477" calcext:value-type="float">
            <text:p>44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6S" calcext:value-type="time">
            <text:p>01:46:36 PM</text:p>
          </table:table-cell>
          <table:table-cell table:number-columns-repeated="2"/>
        </table:table-row>
        <table:table-row table:style-name="ro2">
          <table:table-cell office:value-type="float" office:value="4478" calcext:value-type="float">
            <text:p>44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7S" calcext:value-type="time">
            <text:p>01:46:37 PM</text:p>
          </table:table-cell>
          <table:table-cell table:number-columns-repeated="2"/>
        </table:table-row>
        <table:table-row table:style-name="ro2">
          <table:table-cell office:value-type="float" office:value="4479" calcext:value-type="float">
            <text:p>447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8S" calcext:value-type="time">
            <text:p>01:46:38 PM</text:p>
          </table:table-cell>
          <table:table-cell table:number-columns-repeated="2"/>
        </table:table-row>
        <table:table-row table:style-name="ro2">
          <table:table-cell office:value-type="float" office:value="4480" calcext:value-type="float">
            <text:p>44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9S" calcext:value-type="time">
            <text:p>01:46:39 PM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15:.B1139]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4481" calcext:value-type="float">
            <text:p>448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6S" calcext:value-type="time">
            <text:p>01:47:16 PM</text:p>
          </table:table-cell>
          <table:table-cell table:formula="of:=COUNT([.B1115:.B1117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482" calcext:value-type="float">
            <text:p>448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7S" calcext:value-type="time">
            <text:p>01:47:17 PM</text:p>
          </table:table-cell>
          <table:table-cell table:number-columns-repeated="2"/>
        </table:table-row>
        <table:table-row table:style-name="ro2">
          <table:table-cell office:value-type="float" office:value="4483" calcext:value-type="float">
            <text:p>44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8S" calcext:value-type="time">
            <text:p>01:47:18 PM</text:p>
          </table:table-cell>
          <table:table-cell table:number-columns-repeated="2"/>
        </table:table-row>
        <table:table-row table:style-name="ro4">
          <table:table-cell office:value-type="float" office:value="4484" calcext:value-type="float">
            <text:p>448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8S" calcext:value-type="time">
            <text:p>01:47:18 PM</text:p>
          </table:table-cell>
          <table:table-cell table:formula="of:=COUNT([.B1118:.B1133])" office:value-type="float" office:value="16" calcext:value-type="float">
            <text:p>16</text:p>
          </table:table-cell>
          <table:table-cell/>
        </table:table-row>
        <table:table-row table:style-name="ro4">
          <table:table-cell office:value-type="float" office:value="4485" calcext:value-type="float">
            <text:p>448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9S" calcext:value-type="time">
            <text:p>01:47:1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4">
          <table:table-cell office:value-type="float" office:value="4486" calcext:value-type="float">
            <text:p>448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9S" calcext:value-type="time">
            <text:p>01:47:19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float" office:value="4487" calcext:value-type="float">
            <text:p>44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0S" calcext:value-type="time">
            <text:p>01:47:20 PM</text:p>
          </table:table-cell>
          <table:table-cell table:number-columns-repeated="2"/>
        </table:table-row>
        <table:table-row table:style-name="ro4">
          <table:table-cell office:value-type="float" office:value="4488" calcext:value-type="float">
            <text:p>44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0S" calcext:value-type="time">
            <text:p>01:47:2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4">
          <table:table-cell office:value-type="float" office:value="4489" calcext:value-type="float">
            <text:p>448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1S" calcext:value-type="time">
            <text:p>01:47:2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4490" calcext:value-type="float">
            <text:p>44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2S" calcext:value-type="time">
            <text:p>01:47:22 PM</text:p>
          </table:table-cell>
          <table:table-cell table:number-columns-repeated="2"/>
        </table:table-row>
        <table:table-row table:style-name="ro4">
          <table:table-cell office:value-type="float" office:value="4491" calcext:value-type="float">
            <text:p>449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2S" calcext:value-type="time">
            <text:p>01:47:2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4">
          <table:table-cell office:value-type="float" office:value="4492" calcext:value-type="float">
            <text:p>44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3S" calcext:value-type="time">
            <text:p>01:47:23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493" calcext:value-type="float">
            <text:p>449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3S" calcext:value-type="time">
            <text:p>01:47:23 PM</text:p>
          </table:table-cell>
          <table:table-cell table:number-columns-repeated="2"/>
        </table:table-row>
        <table:table-row table:style-name="ro2">
          <table:table-cell office:value-type="float" office:value="4494" calcext:value-type="float">
            <text:p>44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4S" calcext:value-type="time">
            <text:p>01:47:24 PM</text:p>
          </table:table-cell>
          <table:table-cell table:number-columns-repeated="2"/>
        </table:table-row>
        <table:table-row table:style-name="ro2">
          <table:table-cell office:value-type="float" office:value="4495" calcext:value-type="float">
            <text:p>449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4S" calcext:value-type="time">
            <text:p>01:47:24 PM</text:p>
          </table:table-cell>
          <table:table-cell table:number-columns-repeated="2"/>
        </table:table-row>
        <table:table-row table:style-name="ro2">
          <table:table-cell office:value-type="float" office:value="4496" calcext:value-type="float">
            <text:p>44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5S" calcext:value-type="time">
            <text:p>01:47:25 PM</text:p>
          </table:table-cell>
          <table:table-cell table:number-columns-repeated="2"/>
        </table:table-row>
        <table:table-row table:style-name="ro2">
          <table:table-cell office:value-type="float" office:value="4497" calcext:value-type="float">
            <text:p>44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5S" calcext:value-type="time">
            <text:p>01:47:25 PM</text:p>
          </table:table-cell>
          <table:table-cell table:number-columns-repeated="2"/>
        </table:table-row>
        <table:table-row table:style-name="ro2">
          <table:table-cell office:value-type="float" office:value="4498" calcext:value-type="float">
            <text:p>44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6S" calcext:value-type="time">
            <text:p>01:47:26 PM</text:p>
          </table:table-cell>
          <table:table-cell table:number-columns-repeated="2"/>
        </table:table-row>
        <table:table-row table:style-name="ro2">
          <table:table-cell office:value-type="float" office:value="4499" calcext:value-type="float">
            <text:p>449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6S" calcext:value-type="time">
            <text:p>01:47:26 PM</text:p>
          </table:table-cell>
          <table:table-cell table:number-columns-repeated="2"/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7S" calcext:value-type="time">
            <text:p>01:47:27 PM</text:p>
          </table:table-cell>
          <table:table-cell table:number-columns-repeated="2"/>
        </table:table-row>
        <table:table-row table:style-name="ro2">
          <table:table-cell office:value-type="float" office:value="4501" calcext:value-type="float">
            <text:p>45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8S" calcext:value-type="time">
            <text:p>01:47:28 PM</text:p>
          </table:table-cell>
          <table:table-cell table:number-columns-repeated="2"/>
        </table:table-row>
        <table:table-row table:style-name="ro2">
          <table:table-cell office:value-type="float" office:value="4502" calcext:value-type="float">
            <text:p>45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9S" calcext:value-type="time">
            <text:p>01:47:29 PM</text:p>
          </table:table-cell>
          <table:table-cell table:number-columns-repeated="2"/>
        </table:table-row>
        <table:table-row table:style-name="ro2">
          <table:table-cell office:value-type="float" office:value="4503" calcext:value-type="float">
            <text:p>45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30S" calcext:value-type="time">
            <text:p>01:47:30 PM</text:p>
          </table:table-cell>
          <table:table-cell table:number-columns-repeated="2"/>
        </table:table-row>
        <table:table-row table:style-name="ro2">
          <table:table-cell office:value-type="float" office:value="4504" calcext:value-type="float">
            <text:p>45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31S" calcext:value-type="time">
            <text:p>01:47:31 PM</text:p>
          </table:table-cell>
          <table:table-cell table:number-columns-repeated="2"/>
        </table:table-row>
        <table:table-row table:style-name="ro2">
          <table:table-cell office:value-type="float" office:value="4505" calcext:value-type="float">
            <text:p>45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32S" calcext:value-type="time">
            <text:p>01:47:32 PM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41:.B1169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506" calcext:value-type="float">
            <text:p>45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1S" calcext:value-type="time">
            <text:p>01:47:41 PM</text:p>
          </table:table-cell>
          <table:table-cell table:formula="of:=COUNT([.B1141:.B1147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507" calcext:value-type="float">
            <text:p>45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2S" calcext:value-type="time">
            <text:p>01:47:42 PM</text:p>
          </table:table-cell>
          <table:table-cell table:number-columns-repeated="2"/>
        </table:table-row>
        <table:table-row table:style-name="ro2">
          <table:table-cell office:value-type="float" office:value="4508" calcext:value-type="float">
            <text:p>45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3S" calcext:value-type="time">
            <text:p>01:47:43 PM</text:p>
          </table:table-cell>
          <table:table-cell table:number-columns-repeated="2"/>
        </table:table-row>
        <table:table-row table:style-name="ro2">
          <table:table-cell office:value-type="float" office:value="4509" calcext:value-type="float">
            <text:p>45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4S" calcext:value-type="time">
            <text:p>01:47:44 PM</text:p>
          </table:table-cell>
          <table:table-cell table:number-columns-repeated="2"/>
        </table:table-row>
        <table:table-row table:style-name="ro2">
          <table:table-cell office:value-type="float" office:value="4510" calcext:value-type="float">
            <text:p>45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5S" calcext:value-type="time">
            <text:p>01:47:45 PM</text:p>
          </table:table-cell>
          <table:table-cell table:number-columns-repeated="2"/>
        </table:table-row>
        <table:table-row table:style-name="ro2">
          <table:table-cell office:value-type="float" office:value="4511" calcext:value-type="float">
            <text:p>45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6S" calcext:value-type="time">
            <text:p>01:47:46 PM</text:p>
          </table:table-cell>
          <table:table-cell table:number-columns-repeated="2"/>
        </table:table-row>
        <table:table-row table:style-name="ro2">
          <table:table-cell office:value-type="float" office:value="4512" calcext:value-type="float">
            <text:p>45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7S" calcext:value-type="time">
            <text:p>01:47:47 PM</text:p>
          </table:table-cell>
          <table:table-cell table:number-columns-repeated="2"/>
        </table:table-row>
        <table:table-row table:style-name="ro2">
          <table:table-cell office:value-type="float" office:value="4513" calcext:value-type="float">
            <text:p>45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8S" calcext:value-type="time">
            <text:p>01:47:48 PM</text:p>
          </table:table-cell>
          <table:table-cell table:formula="of:=COUNT([.B1148:.B1166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514" calcext:value-type="float">
            <text:p>45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8S" calcext:value-type="time">
            <text:p>01:47:48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15" calcext:value-type="float">
            <text:p>451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8S" calcext:value-type="time">
            <text:p>01:47:48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516" calcext:value-type="float">
            <text:p>45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9S" calcext:value-type="time">
            <text:p>01:47:49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517" calcext:value-type="float">
            <text:p>45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9S" calcext:value-type="time">
            <text:p>01:47:49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518" calcext:value-type="float">
            <text:p>45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0S" calcext:value-type="time">
            <text:p>01:47:50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519" calcext:value-type="float">
            <text:p>45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0S" calcext:value-type="time">
            <text:p>01:47:50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520" calcext:value-type="float">
            <text:p>45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1S" calcext:value-type="time">
            <text:p>01:47:51 PM</text:p>
          </table:table-cell>
          <table:table-cell table:number-columns-repeated="2"/>
        </table:table-row>
        <table:table-row table:style-name="ro2">
          <table:table-cell office:value-type="float" office:value="4521" calcext:value-type="float">
            <text:p>45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1S" calcext:value-type="time">
            <text:p>01:47:51 PM</text:p>
          </table:table-cell>
          <table:table-cell table:number-columns-repeated="2"/>
        </table:table-row>
        <table:table-row table:style-name="ro2">
          <table:table-cell office:value-type="float" office:value="4522" calcext:value-type="float">
            <text:p>45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1S" calcext:value-type="time">
            <text:p>01:47:51 PM</text:p>
          </table:table-cell>
          <table:table-cell table:number-columns-repeated="2"/>
        </table:table-row>
        <table:table-row table:style-name="ro2">
          <table:table-cell office:value-type="float" office:value="4523" calcext:value-type="float">
            <text:p>45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2S" calcext:value-type="time">
            <text:p>01:47:52 PM</text:p>
          </table:table-cell>
          <table:table-cell table:number-columns-repeated="2"/>
        </table:table-row>
        <table:table-row table:style-name="ro2">
          <table:table-cell office:value-type="float" office:value="4524" calcext:value-type="float">
            <text:p>45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2S" calcext:value-type="time">
            <text:p>01:47:52 PM</text:p>
          </table:table-cell>
          <table:table-cell table:number-columns-repeated="2"/>
        </table:table-row>
        <table:table-row table:style-name="ro2">
          <table:table-cell office:value-type="float" office:value="4525" calcext:value-type="float">
            <text:p>452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2S" calcext:value-type="time">
            <text:p>01:47:52 PM</text:p>
          </table:table-cell>
          <table:table-cell table:number-columns-repeated="2"/>
        </table:table-row>
        <table:table-row table:style-name="ro2">
          <table:table-cell office:value-type="float" office:value="4526" calcext:value-type="float">
            <text:p>45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3S" calcext:value-type="time">
            <text:p>01:47:53 PM</text:p>
          </table:table-cell>
          <table:table-cell table:number-columns-repeated="2"/>
        </table:table-row>
        <table:table-row table:style-name="ro2">
          <table:table-cell office:value-type="float" office:value="4527" calcext:value-type="float">
            <text:p>45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3S" calcext:value-type="time">
            <text:p>01:47:53 PM</text:p>
          </table:table-cell>
          <table:table-cell table:number-columns-repeated="2"/>
        </table:table-row>
        <table:table-row table:style-name="ro2">
          <table:table-cell office:value-type="float" office:value="4528" calcext:value-type="float">
            <text:p>45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3S" calcext:value-type="time">
            <text:p>01:47:53 PM</text:p>
          </table:table-cell>
          <table:table-cell table:number-columns-repeated="2"/>
        </table:table-row>
        <table:table-row table:style-name="ro2">
          <table:table-cell office:value-type="float" office:value="4529" calcext:value-type="float">
            <text:p>45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4S" calcext:value-type="time">
            <text:p>01:47:54 PM</text:p>
          </table:table-cell>
          <table:table-cell table:number-columns-repeated="2"/>
        </table:table-row>
        <table:table-row table:style-name="ro2">
          <table:table-cell office:value-type="float" office:value="4530" calcext:value-type="float">
            <text:p>45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4S" calcext:value-type="time">
            <text:p>01:47:54 PM</text:p>
          </table:table-cell>
          <table:table-cell table:number-columns-repeated="2"/>
        </table:table-row>
        <table:table-row table:style-name="ro2">
          <table:table-cell office:value-type="float" office:value="4531" calcext:value-type="float">
            <text:p>45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5S" calcext:value-type="time">
            <text:p>01:47:55 PM</text:p>
          </table:table-cell>
          <table:table-cell table:number-columns-repeated="2"/>
        </table:table-row>
        <table:table-row table:style-name="ro2">
          <table:table-cell office:value-type="float" office:value="4532" calcext:value-type="float">
            <text:p>45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7S" calcext:value-type="time">
            <text:p>01:47:57 PM</text:p>
          </table:table-cell>
          <table:table-cell table:formula="of:=COUNT([.B1167:.B1169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533" calcext:value-type="float">
            <text:p>453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8S" calcext:value-type="time">
            <text:p>01:47:58 PM</text:p>
          </table:table-cell>
          <table:table-cell table:number-columns-repeated="2"/>
        </table:table-row>
        <table:table-row table:style-name="ro2">
          <table:table-cell office:value-type="float" office:value="4534" calcext:value-type="float">
            <text:p>453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9S" calcext:value-type="time">
            <text:p>01:47:59 PM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71:.B1197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4535" calcext:value-type="float">
            <text:p>453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0S" calcext:value-type="time">
            <text:p>01:48:30 PM</text:p>
          </table:table-cell>
          <table:table-cell table:formula="of:=COUNT([.B1171:.B1173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536" calcext:value-type="float">
            <text:p>45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1S" calcext:value-type="time">
            <text:p>01:48:31 PM</text:p>
          </table:table-cell>
          <table:table-cell table:number-columns-repeated="2"/>
        </table:table-row>
        <table:table-row table:style-name="ro2">
          <table:table-cell office:value-type="float" office:value="4537" calcext:value-type="float">
            <text:p>45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2S" calcext:value-type="time">
            <text:p>01:48:32 PM</text:p>
          </table:table-cell>
          <table:table-cell table:number-columns-repeated="2"/>
        </table:table-row>
        <table:table-row table:style-name="ro2">
          <table:table-cell office:value-type="float" office:value="4538" calcext:value-type="float">
            <text:p>45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3S" calcext:value-type="time">
            <text:p>01:48:33 PM</text:p>
          </table:table-cell>
          <table:table-cell table:formula="of:=COUNT([.B1174:.B1192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539" calcext:value-type="float">
            <text:p>45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3S" calcext:value-type="time">
            <text:p>01:48:3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40" calcext:value-type="float">
            <text:p>45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3S" calcext:value-type="time">
            <text:p>01:48:33 PM</text:p>
          </table:table-cell>
          <table:table-cell/>
          <table:table-cell table:formula="of:=COUNTIF([.B$1174:.B$1192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541" calcext:value-type="float">
            <text:p>45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4S" calcext:value-type="time">
            <text:p>01:48:3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542" calcext:value-type="float">
            <text:p>45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4S" calcext:value-type="time">
            <text:p>01:48:34 PM</text:p>
          </table:table-cell>
          <table:table-cell/>
          <table:table-cell table:formula="of:=COUNTIF([.B$1174:.B$1192];701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543" calcext:value-type="float">
            <text:p>45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5S" calcext:value-type="time">
            <text:p>01:48:3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544" calcext:value-type="float">
            <text:p>454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5S" calcext:value-type="time">
            <text:p>01:48:35 PM</text:p>
          </table:table-cell>
          <table:table-cell/>
          <table:table-cell table:formula="of:=COUNTIF([.B$1174:.B$1192];702)" office:value-type="float" office:value="5" calcext:value-type="float">
            <text:p>5</text:p>
          </table:table-cell>
        </table:table-row>
        <table:table-row table:style-name="ro2">
          <table:table-cell office:value-type="float" office:value="4545" calcext:value-type="float">
            <text:p>45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6S" calcext:value-type="time">
            <text:p>01:48:36 PM</text:p>
          </table:table-cell>
          <table:table-cell table:number-columns-repeated="2"/>
        </table:table-row>
        <table:table-row table:style-name="ro2">
          <table:table-cell office:value-type="float" office:value="4546" calcext:value-type="float">
            <text:p>454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6S" calcext:value-type="time">
            <text:p>01:48:36 PM</text:p>
          </table:table-cell>
          <table:table-cell table:number-columns-repeated="2"/>
        </table:table-row>
        <table:table-row table:style-name="ro2">
          <table:table-cell office:value-type="float" office:value="4547" calcext:value-type="float">
            <text:p>45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7S" calcext:value-type="time">
            <text:p>01:48:37 PM</text:p>
          </table:table-cell>
          <table:table-cell table:number-columns-repeated="2"/>
        </table:table-row>
        <table:table-row table:style-name="ro2">
          <table:table-cell office:value-type="float" office:value="4548" calcext:value-type="float">
            <text:p>45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7S" calcext:value-type="time">
            <text:p>01:48:37 PM</text:p>
          </table:table-cell>
          <table:table-cell table:number-columns-repeated="2"/>
        </table:table-row>
        <table:table-row table:style-name="ro2">
          <table:table-cell office:value-type="float" office:value="4549" calcext:value-type="float">
            <text:p>45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7S" calcext:value-type="time">
            <text:p>01:48:37 PM</text:p>
          </table:table-cell>
          <table:table-cell table:number-columns-repeated="2"/>
        </table:table-row>
        <table:table-row table:style-name="ro2">
          <table:table-cell office:value-type="float" office:value="4550" calcext:value-type="float">
            <text:p>45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8S" calcext:value-type="time">
            <text:p>01:48:38 PM</text:p>
          </table:table-cell>
          <table:table-cell table:number-columns-repeated="2"/>
        </table:table-row>
        <table:table-row table:style-name="ro2">
          <table:table-cell office:value-type="float" office:value="4551" calcext:value-type="float">
            <text:p>45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8S" calcext:value-type="time">
            <text:p>01:48:38 PM</text:p>
          </table:table-cell>
          <table:table-cell table:number-columns-repeated="2"/>
        </table:table-row>
        <table:table-row table:style-name="ro2">
          <table:table-cell office:value-type="float" office:value="4552" calcext:value-type="float">
            <text:p>455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8S" calcext:value-type="time">
            <text:p>01:48:38 PM</text:p>
          </table:table-cell>
          <table:table-cell table:number-columns-repeated="2"/>
        </table:table-row>
        <table:table-row table:style-name="ro2">
          <table:table-cell office:value-type="float" office:value="4553" calcext:value-type="float">
            <text:p>45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9S" calcext:value-type="time">
            <text:p>01:48:39 PM</text:p>
          </table:table-cell>
          <table:table-cell table:number-columns-repeated="2"/>
        </table:table-row>
        <table:table-row table:style-name="ro2">
          <table:table-cell office:value-type="float" office:value="4554" calcext:value-type="float">
            <text:p>45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9S" calcext:value-type="time">
            <text:p>01:48:39 PM</text:p>
          </table:table-cell>
          <table:table-cell table:number-columns-repeated="2"/>
        </table:table-row>
        <table:table-row table:style-name="ro2">
          <table:table-cell office:value-type="float" office:value="4555" calcext:value-type="float">
            <text:p>45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0S" calcext:value-type="time">
            <text:p>01:48:40 PM</text:p>
          </table:table-cell>
          <table:table-cell table:number-columns-repeated="2"/>
        </table:table-row>
        <table:table-row table:style-name="ro2">
          <table:table-cell office:value-type="float" office:value="4556" calcext:value-type="float">
            <text:p>455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0S" calcext:value-type="time">
            <text:p>01:48:40 PM</text:p>
          </table:table-cell>
          <table:table-cell table:number-columns-repeated="2"/>
        </table:table-row>
        <table:table-row table:style-name="ro2">
          <table:table-cell office:value-type="float" office:value="4557" calcext:value-type="float">
            <text:p>45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1S" calcext:value-type="time">
            <text:p>01:48:41 PM</text:p>
          </table:table-cell>
          <table:table-cell table:formula="of:=COUNT([.B1193:.B1197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558" calcext:value-type="float">
            <text:p>45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2S" calcext:value-type="time">
            <text:p>01:48:42 PM</text:p>
          </table:table-cell>
          <table:table-cell table:number-columns-repeated="2"/>
        </table:table-row>
        <table:table-row table:style-name="ro2">
          <table:table-cell office:value-type="float" office:value="4559" calcext:value-type="float">
            <text:p>45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3S" calcext:value-type="time">
            <text:p>01:48:43 PM</text:p>
          </table:table-cell>
          <table:table-cell table:number-columns-repeated="2"/>
        </table:table-row>
        <table:table-row table:style-name="ro2">
          <table:table-cell office:value-type="float" office:value="4560" calcext:value-type="float">
            <text:p>45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4S" calcext:value-type="time">
            <text:p>01:48:44 PM</text:p>
          </table:table-cell>
          <table:table-cell table:number-columns-repeated="2"/>
        </table:table-row>
        <table:table-row table:style-name="ro2">
          <table:table-cell office:value-type="float" office:value="4561" calcext:value-type="float">
            <text:p>45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5S" calcext:value-type="time">
            <text:p>01:48:45 PM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99:.B1230])"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float" office:value="4562" calcext:value-type="float">
            <text:p>45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2S" calcext:value-type="time">
            <text:p>01:49:02 PM</text:p>
          </table:table-cell>
          <table:table-cell table:formula="of:=COUNT([.B1199:.B1206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563" calcext:value-type="float">
            <text:p>45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3S" calcext:value-type="time">
            <text:p>01:49:03 PM</text:p>
          </table:table-cell>
          <table:table-cell table:number-columns-repeated="2"/>
        </table:table-row>
        <table:table-row table:style-name="ro2">
          <table:table-cell office:value-type="float" office:value="4564" calcext:value-type="float">
            <text:p>45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4S" calcext:value-type="time">
            <text:p>01:49:04 PM</text:p>
          </table:table-cell>
          <table:table-cell table:number-columns-repeated="2"/>
        </table:table-row>
        <table:table-row table:style-name="ro2">
          <table:table-cell office:value-type="float" office:value="4565" calcext:value-type="float">
            <text:p>45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5S" calcext:value-type="time">
            <text:p>01:49:05 PM</text:p>
          </table:table-cell>
          <table:table-cell table:number-columns-repeated="2"/>
        </table:table-row>
        <table:table-row table:style-name="ro2">
          <table:table-cell office:value-type="float" office:value="4566" calcext:value-type="float">
            <text:p>45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6S" calcext:value-type="time">
            <text:p>01:49:06 PM</text:p>
          </table:table-cell>
          <table:table-cell table:number-columns-repeated="2"/>
        </table:table-row>
        <table:table-row table:style-name="ro2">
          <table:table-cell office:value-type="float" office:value="4567" calcext:value-type="float">
            <text:p>45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7S" calcext:value-type="time">
            <text:p>01:49:07 PM</text:p>
          </table:table-cell>
          <table:table-cell table:number-columns-repeated="2"/>
        </table:table-row>
        <table:table-row table:style-name="ro2">
          <table:table-cell office:value-type="float" office:value="4568" calcext:value-type="float">
            <text:p>45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8S" calcext:value-type="time">
            <text:p>01:49:08 PM</text:p>
          </table:table-cell>
          <table:table-cell table:number-columns-repeated="2"/>
        </table:table-row>
        <table:table-row table:style-name="ro2">
          <table:table-cell office:value-type="float" office:value="4569" calcext:value-type="float">
            <text:p>45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9S" calcext:value-type="time">
            <text:p>01:49:09 PM</text:p>
          </table:table-cell>
          <table:table-cell table:number-columns-repeated="2"/>
        </table:table-row>
        <table:table-row table:style-name="ro2">
          <table:table-cell office:value-type="float" office:value="4570" calcext:value-type="float">
            <text:p>45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9S" calcext:value-type="time">
            <text:p>01:49:09 PM</text:p>
          </table:table-cell>
          <table:table-cell table:formula="of:=COUNT([.B1207:.B1224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571" calcext:value-type="float">
            <text:p>45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0S" calcext:value-type="time">
            <text:p>01:49:1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72" calcext:value-type="float">
            <text:p>45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0S" calcext:value-type="time">
            <text:p>01:49:10 PM</text:p>
          </table:table-cell>
          <table:table-cell/>
          <table:table-cell table:formula="of:=COUNTIF([.B$1207:.B$1224];703)" office:value-type="float" office:value="6" calcext:value-type="float">
            <text:p>6</text:p>
          </table:table-cell>
        </table:table-row>
        <table:table-row table:style-name="ro2">
          <table:table-cell office:value-type="float" office:value="4573" calcext:value-type="float">
            <text:p>45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1S" calcext:value-type="time">
            <text:p>01:49:1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574" calcext:value-type="float">
            <text:p>457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1S" calcext:value-type="time">
            <text:p>01:49:11 PM</text:p>
          </table:table-cell>
          <table:table-cell/>
          <table:table-cell table:formula="of:=COUNTIF([.B$1207:.B$1224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4575" calcext:value-type="float">
            <text:p>45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2S" calcext:value-type="time">
            <text:p>01:49:1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576" calcext:value-type="float">
            <text:p>45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2S" calcext:value-type="time">
            <text:p>01:49:12 PM</text:p>
          </table:table-cell>
          <table:table-cell/>
          <table:table-cell table:formula="of:=COUNTIF([.B$1207:.B$1224];702)" office:value-type="float" office:value="8" calcext:value-type="float">
            <text:p>8</text:p>
          </table:table-cell>
        </table:table-row>
        <table:table-row table:style-name="ro2">
          <table:table-cell office:value-type="float" office:value="4577" calcext:value-type="float">
            <text:p>45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3S" calcext:value-type="time">
            <text:p>01:49:13 PM</text:p>
          </table:table-cell>
          <table:table-cell table:number-columns-repeated="2"/>
        </table:table-row>
        <table:table-row table:style-name="ro2">
          <table:table-cell office:value-type="float" office:value="4578" calcext:value-type="float">
            <text:p>45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3S" calcext:value-type="time">
            <text:p>01:49:13 PM</text:p>
          </table:table-cell>
          <table:table-cell table:number-columns-repeated="2"/>
        </table:table-row>
        <table:table-row table:style-name="ro2">
          <table:table-cell office:value-type="float" office:value="4579" calcext:value-type="float">
            <text:p>457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3S" calcext:value-type="time">
            <text:p>01:49:13 PM</text:p>
          </table:table-cell>
          <table:table-cell table:number-columns-repeated="2"/>
        </table:table-row>
        <table:table-row table:style-name="ro2">
          <table:table-cell office:value-type="float" office:value="4580" calcext:value-type="float">
            <text:p>45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4S" calcext:value-type="time">
            <text:p>01:49:14 PM</text:p>
          </table:table-cell>
          <table:table-cell table:number-columns-repeated="2"/>
        </table:table-row>
        <table:table-row table:style-name="ro2">
          <table:table-cell office:value-type="float" office:value="4581" calcext:value-type="float">
            <text:p>458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4S" calcext:value-type="time">
            <text:p>01:49:14 PM</text:p>
          </table:table-cell>
          <table:table-cell table:number-columns-repeated="2"/>
        </table:table-row>
        <table:table-row table:style-name="ro2">
          <table:table-cell office:value-type="float" office:value="4582" calcext:value-type="float">
            <text:p>45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4S" calcext:value-type="time">
            <text:p>01:49:14 PM</text:p>
          </table:table-cell>
          <table:table-cell table:number-columns-repeated="2"/>
        </table:table-row>
        <table:table-row table:style-name="ro2">
          <table:table-cell office:value-type="float" office:value="4583" calcext:value-type="float">
            <text:p>45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5S" calcext:value-type="time">
            <text:p>01:49:15 PM</text:p>
          </table:table-cell>
          <table:table-cell table:number-columns-repeated="2"/>
        </table:table-row>
        <table:table-row table:style-name="ro2">
          <table:table-cell office:value-type="float" office:value="4584" calcext:value-type="float">
            <text:p>45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5S" calcext:value-type="time">
            <text:p>01:49:15 PM</text:p>
          </table:table-cell>
          <table:table-cell table:number-columns-repeated="2"/>
        </table:table-row>
        <table:table-row table:style-name="ro2">
          <table:table-cell office:value-type="float" office:value="4585" calcext:value-type="float">
            <text:p>45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6S" calcext:value-type="time">
            <text:p>01:49:16 PM</text:p>
          </table:table-cell>
          <table:table-cell table:number-columns-repeated="2"/>
        </table:table-row>
        <table:table-row table:style-name="ro2">
          <table:table-cell office:value-type="float" office:value="4586" calcext:value-type="float">
            <text:p>45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6S" calcext:value-type="time">
            <text:p>01:49:16 PM</text:p>
          </table:table-cell>
          <table:table-cell table:number-columns-repeated="2"/>
        </table:table-row>
        <table:table-row table:style-name="ro2">
          <table:table-cell office:value-type="float" office:value="4587" calcext:value-type="float">
            <text:p>45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7S" calcext:value-type="time">
            <text:p>01:49:17 PM</text:p>
          </table:table-cell>
          <table:table-cell table:number-columns-repeated="2"/>
        </table:table-row>
        <table:table-row table:style-name="ro2">
          <table:table-cell office:value-type="float" office:value="4588" calcext:value-type="float">
            <text:p>458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7S" calcext:value-type="time">
            <text:p>01:49:17 PM</text:p>
          </table:table-cell>
          <table:table-cell table:formula="of:=COUNT([.B1225:.B1230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589" calcext:value-type="float">
            <text:p>45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8S" calcext:value-type="time">
            <text:p>01:49:18 PM</text:p>
          </table:table-cell>
          <table:table-cell table:number-columns-repeated="2"/>
        </table:table-row>
        <table:table-row table:style-name="ro2">
          <table:table-cell office:value-type="float" office:value="4590" calcext:value-type="float">
            <text:p>459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9S" calcext:value-type="time">
            <text:p>01:49:19 PM</text:p>
          </table:table-cell>
          <table:table-cell table:number-columns-repeated="2"/>
        </table:table-row>
        <table:table-row table:style-name="ro2">
          <table:table-cell office:value-type="float" office:value="4591" calcext:value-type="float">
            <text:p>45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20S" calcext:value-type="time">
            <text:p>01:49:20 PM</text:p>
          </table:table-cell>
          <table:table-cell table:number-columns-repeated="2"/>
        </table:table-row>
        <table:table-row table:style-name="ro2">
          <table:table-cell office:value-type="float" office:value="4592" calcext:value-type="float">
            <text:p>459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21S" calcext:value-type="time">
            <text:p>01:49:21 PM</text:p>
          </table:table-cell>
          <table:table-cell table:number-columns-repeated="2"/>
        </table:table-row>
        <table:table-row table:style-name="ro2">
          <table:table-cell office:value-type="float" office:value="4593" calcext:value-type="float">
            <text:p>45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22S" calcext:value-type="time">
            <text:p>01:49:22 PM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232:.B1261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594" calcext:value-type="float">
            <text:p>45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7S" calcext:value-type="time">
            <text:p>01:49:57 PM</text:p>
          </table:table-cell>
          <table:table-cell table:formula="of:=COUNT([.B1232:.B1233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595" calcext:value-type="float">
            <text:p>459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8S" calcext:value-type="time">
            <text:p>01:49:58 PM</text:p>
          </table:table-cell>
          <table:table-cell table:number-columns-repeated="2"/>
        </table:table-row>
        <table:table-row table:style-name="ro2">
          <table:table-cell office:value-type="float" office:value="4596" calcext:value-type="float">
            <text:p>45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8S" calcext:value-type="time">
            <text:p>01:49:58 PM</text:p>
          </table:table-cell>
          <table:table-cell table:formula="of:=COUNT([.B1234:.B1254])"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float" office:value="4597" calcext:value-type="float">
            <text:p>45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9S" calcext:value-type="time">
            <text:p>01:49:5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98" calcext:value-type="float">
            <text:p>45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9S" calcext:value-type="time">
            <text:p>01:49:59 PM</text:p>
          </table:table-cell>
          <table:table-cell/>
          <table:table-cell table:formula="of:=COUNTIF([.B$1234:.B$1254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599" calcext:value-type="float">
            <text:p>459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0S" calcext:value-type="time">
            <text:p>01:50:0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600" calcext:value-type="float">
            <text:p>460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0S" calcext:value-type="time">
            <text:p>01:50:00 PM</text:p>
          </table:table-cell>
          <table:table-cell/>
          <table:table-cell table:formula="of:=COUNTIF([.B$1234:.B$1254];701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601" calcext:value-type="float">
            <text:p>46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1S" calcext:value-type="time">
            <text:p>01:50:0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602" calcext:value-type="float">
            <text:p>46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1S" calcext:value-type="time">
            <text:p>01:50:01 PM</text:p>
          </table:table-cell>
          <table:table-cell/>
          <table:table-cell table:formula="of:=COUNTIF([.B$1234:.B$1254];702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603" calcext:value-type="float">
            <text:p>46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2S" calcext:value-type="time">
            <text:p>01:50:02 PM</text:p>
          </table:table-cell>
          <table:table-cell table:number-columns-repeated="2"/>
        </table:table-row>
        <table:table-row table:style-name="ro2">
          <table:table-cell office:value-type="float" office:value="4604" calcext:value-type="float">
            <text:p>46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2S" calcext:value-type="time">
            <text:p>01:50:02 PM</text:p>
          </table:table-cell>
          <table:table-cell table:number-columns-repeated="2"/>
        </table:table-row>
        <table:table-row table:style-name="ro2">
          <table:table-cell office:value-type="float" office:value="4605" calcext:value-type="float">
            <text:p>46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2S" calcext:value-type="time">
            <text:p>01:50:02 PM</text:p>
          </table:table-cell>
          <table:table-cell table:number-columns-repeated="2"/>
        </table:table-row>
        <table:table-row table:style-name="ro2">
          <table:table-cell office:value-type="float" office:value="4606" calcext:value-type="float">
            <text:p>46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3S" calcext:value-type="time">
            <text:p>01:50:03 PM</text:p>
          </table:table-cell>
          <table:table-cell table:number-columns-repeated="2"/>
        </table:table-row>
        <table:table-row table:style-name="ro2">
          <table:table-cell office:value-type="float" office:value="4607" calcext:value-type="float">
            <text:p>46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3S" calcext:value-type="time">
            <text:p>01:50:03 PM</text:p>
          </table:table-cell>
          <table:table-cell table:number-columns-repeated="2"/>
        </table:table-row>
        <table:table-row table:style-name="ro2">
          <table:table-cell office:value-type="float" office:value="4608" calcext:value-type="float">
            <text:p>460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3S" calcext:value-type="time">
            <text:p>01:50:03 PM</text:p>
          </table:table-cell>
          <table:table-cell table:number-columns-repeated="2"/>
        </table:table-row>
        <table:table-row table:style-name="ro2">
          <table:table-cell office:value-type="float" office:value="4609" calcext:value-type="float">
            <text:p>46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4S" calcext:value-type="time">
            <text:p>01:50:04 PM</text:p>
          </table:table-cell>
          <table:table-cell table:number-columns-repeated="2"/>
        </table:table-row>
        <table:table-row table:style-name="ro2">
          <table:table-cell office:value-type="float" office:value="4610" calcext:value-type="float">
            <text:p>461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4S" calcext:value-type="time">
            <text:p>01:50:04 PM</text:p>
          </table:table-cell>
          <table:table-cell table:number-columns-repeated="2"/>
        </table:table-row>
        <table:table-row table:style-name="ro2">
          <table:table-cell office:value-type="float" office:value="4611" calcext:value-type="float">
            <text:p>46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5S" calcext:value-type="time">
            <text:p>01:50:05 PM</text:p>
          </table:table-cell>
          <table:table-cell table:number-columns-repeated="2"/>
        </table:table-row>
        <table:table-row table:style-name="ro2">
          <table:table-cell office:value-type="float" office:value="4612" calcext:value-type="float">
            <text:p>46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5S" calcext:value-type="time">
            <text:p>01:50:05 PM</text:p>
          </table:table-cell>
          <table:table-cell table:number-columns-repeated="2"/>
        </table:table-row>
        <table:table-row table:style-name="ro2">
          <table:table-cell office:value-type="float" office:value="4613" calcext:value-type="float">
            <text:p>46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6S" calcext:value-type="time">
            <text:p>01:50:06 PM</text:p>
          </table:table-cell>
          <table:table-cell table:number-columns-repeated="2"/>
        </table:table-row>
        <table:table-row table:style-name="ro2">
          <table:table-cell office:value-type="float" office:value="4614" calcext:value-type="float">
            <text:p>46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6S" calcext:value-type="time">
            <text:p>01:50:06 PM</text:p>
          </table:table-cell>
          <table:table-cell table:number-columns-repeated="2"/>
        </table:table-row>
        <table:table-row table:style-name="ro2">
          <table:table-cell office:value-type="float" office:value="4615" calcext:value-type="float">
            <text:p>46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7S" calcext:value-type="time">
            <text:p>01:50:07 PM</text:p>
          </table:table-cell>
          <table:table-cell table:number-columns-repeated="2"/>
        </table:table-row>
        <table:table-row table:style-name="ro2">
          <table:table-cell office:value-type="float" office:value="4616" calcext:value-type="float">
            <text:p>46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7S" calcext:value-type="time">
            <text:p>01:50:07 PM</text:p>
          </table:table-cell>
          <table:table-cell table:number-columns-repeated="2"/>
        </table:table-row>
        <table:table-row table:style-name="ro2">
          <table:table-cell office:value-type="float" office:value="4617" calcext:value-type="float">
            <text:p>46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8S" calcext:value-type="time">
            <text:p>01:50:08 PM</text:p>
          </table:table-cell>
          <table:table-cell table:formula="of:=COUNT([.B1255:.B126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618" calcext:value-type="float">
            <text:p>46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9S" calcext:value-type="time">
            <text:p>01:50:09 PM</text:p>
          </table:table-cell>
          <table:table-cell table:number-columns-repeated="2"/>
        </table:table-row>
        <table:table-row table:style-name="ro2">
          <table:table-cell office:value-type="float" office:value="4619" calcext:value-type="float">
            <text:p>46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0S" calcext:value-type="time">
            <text:p>01:50:10 PM</text:p>
          </table:table-cell>
          <table:table-cell table:number-columns-repeated="2"/>
        </table:table-row>
        <table:table-row table:style-name="ro2">
          <table:table-cell office:value-type="float" office:value="4620" calcext:value-type="float">
            <text:p>46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1S" calcext:value-type="time">
            <text:p>01:50:11 PM</text:p>
          </table:table-cell>
          <table:table-cell table:number-columns-repeated="2"/>
        </table:table-row>
        <table:table-row table:style-name="ro2">
          <table:table-cell office:value-type="float" office:value="4621" calcext:value-type="float">
            <text:p>46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2S" calcext:value-type="time">
            <text:p>01:50:12 PM</text:p>
          </table:table-cell>
          <table:table-cell table:number-columns-repeated="2"/>
        </table:table-row>
        <table:table-row table:style-name="ro2">
          <table:table-cell office:value-type="float" office:value="4622" calcext:value-type="float">
            <text:p>46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3S" calcext:value-type="time">
            <text:p>01:50:13 PM</text:p>
          </table:table-cell>
          <table:table-cell table:number-columns-repeated="2"/>
        </table:table-row>
        <table:table-row table:style-name="ro2">
          <table:table-cell office:value-type="float" office:value="4623" calcext:value-type="float">
            <text:p>46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4S" calcext:value-type="time">
            <text:p>01:50:14 PM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263:.B1290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4624" calcext:value-type="float">
            <text:p>46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4S" calcext:value-type="time">
            <text:p>01:50:24 PM</text:p>
          </table:table-cell>
          <table:table-cell table:formula="of:=COUNT([.B1263:.B1268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625" calcext:value-type="float">
            <text:p>46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5S" calcext:value-type="time">
            <text:p>01:50:25 PM</text:p>
          </table:table-cell>
          <table:table-cell table:number-columns-repeated="2"/>
        </table:table-row>
        <table:table-row table:style-name="ro2">
          <table:table-cell office:value-type="float" office:value="4626" calcext:value-type="float">
            <text:p>46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6S" calcext:value-type="time">
            <text:p>01:50:26 PM</text:p>
          </table:table-cell>
          <table:table-cell table:number-columns-repeated="2"/>
        </table:table-row>
        <table:table-row table:style-name="ro2">
          <table:table-cell office:value-type="float" office:value="4627" calcext:value-type="float">
            <text:p>46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7S" calcext:value-type="time">
            <text:p>01:50:27 PM</text:p>
          </table:table-cell>
          <table:table-cell table:number-columns-repeated="2"/>
        </table:table-row>
        <table:table-row table:style-name="ro2">
          <table:table-cell office:value-type="float" office:value="4628" calcext:value-type="float">
            <text:p>46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8S" calcext:value-type="time">
            <text:p>01:50:28 PM</text:p>
          </table:table-cell>
          <table:table-cell table:number-columns-repeated="2"/>
        </table:table-row>
        <table:table-row table:style-name="ro2">
          <table:table-cell office:value-type="float" office:value="4629" calcext:value-type="float">
            <text:p>46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0S" calcext:value-type="time">
            <text:p>01:50:30 PM</text:p>
          </table:table-cell>
          <table:table-cell table:number-columns-repeated="2"/>
        </table:table-row>
        <table:table-row table:style-name="ro2">
          <table:table-cell office:value-type="float" office:value="4630" calcext:value-type="float">
            <text:p>46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0S" calcext:value-type="time">
            <text:p>01:50:30 PM</text:p>
          </table:table-cell>
          <table:table-cell table:formula="of:=COUNT([.B1269:.B1287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631" calcext:value-type="float">
            <text:p>46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1S" calcext:value-type="time">
            <text:p>01:50:3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632" calcext:value-type="float">
            <text:p>46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1S" calcext:value-type="time">
            <text:p>01:50:31 PM</text:p>
          </table:table-cell>
          <table:table-cell/>
          <table:table-cell table:formula="of:=COUNTIF([.B$1269:.B$1287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633" calcext:value-type="float">
            <text:p>46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2S" calcext:value-type="time">
            <text:p>01:50:3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634" calcext:value-type="float">
            <text:p>46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2S" calcext:value-type="time">
            <text:p>01:50:32 PM</text:p>
          </table:table-cell>
          <table:table-cell/>
          <table:table-cell table:formula="of:=COUNTIF([.B$1269:.B$1287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4635" calcext:value-type="float">
            <text:p>46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3S" calcext:value-type="time">
            <text:p>01:50:3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636" calcext:value-type="float">
            <text:p>463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3S" calcext:value-type="time">
            <text:p>01:50:33 PM</text:p>
          </table:table-cell>
          <table:table-cell/>
          <table:table-cell table:formula="of:=COUNTIF([.B$1269:.B$1287];702)" office:value-type="float" office:value="8" calcext:value-type="float">
            <text:p>8</text:p>
          </table:table-cell>
        </table:table-row>
        <table:table-row table:style-name="ro2">
          <table:table-cell office:value-type="float" office:value="4637" calcext:value-type="float">
            <text:p>46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4S" calcext:value-type="time">
            <text:p>01:50:34 PM</text:p>
          </table:table-cell>
          <table:table-cell table:number-columns-repeated="2"/>
        </table:table-row>
        <table:table-row table:style-name="ro2">
          <table:table-cell office:value-type="float" office:value="4638" calcext:value-type="float">
            <text:p>46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4S" calcext:value-type="time">
            <text:p>01:50:34 PM</text:p>
          </table:table-cell>
          <table:table-cell table:number-columns-repeated="2"/>
        </table:table-row>
        <table:table-row table:style-name="ro2">
          <table:table-cell office:value-type="float" office:value="4639" calcext:value-type="float">
            <text:p>463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4S" calcext:value-type="time">
            <text:p>01:50:34 PM</text:p>
          </table:table-cell>
          <table:table-cell table:number-columns-repeated="2"/>
        </table:table-row>
        <table:table-row table:style-name="ro2">
          <table:table-cell office:value-type="float" office:value="4640" calcext:value-type="float">
            <text:p>46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5S" calcext:value-type="time">
            <text:p>01:50:35 PM</text:p>
          </table:table-cell>
          <table:table-cell table:number-columns-repeated="2"/>
        </table:table-row>
        <table:table-row table:style-name="ro2">
          <table:table-cell office:value-type="float" office:value="4641" calcext:value-type="float">
            <text:p>46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5S" calcext:value-type="time">
            <text:p>01:50:35 PM</text:p>
          </table:table-cell>
          <table:table-cell table:number-columns-repeated="2"/>
        </table:table-row>
        <table:table-row table:style-name="ro2">
          <table:table-cell office:value-type="float" office:value="4642" calcext:value-type="float">
            <text:p>46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5S" calcext:value-type="time">
            <text:p>01:50:35 PM</text:p>
          </table:table-cell>
          <table:table-cell table:number-columns-repeated="2"/>
        </table:table-row>
        <table:table-row table:style-name="ro2">
          <table:table-cell office:value-type="float" office:value="4643" calcext:value-type="float">
            <text:p>46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6S" calcext:value-type="time">
            <text:p>01:50:36 PM</text:p>
          </table:table-cell>
          <table:table-cell table:number-columns-repeated="2"/>
        </table:table-row>
        <table:table-row table:style-name="ro2">
          <table:table-cell office:value-type="float" office:value="4644" calcext:value-type="float">
            <text:p>464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6S" calcext:value-type="time">
            <text:p>01:50:36 PM</text:p>
          </table:table-cell>
          <table:table-cell table:number-columns-repeated="2"/>
        </table:table-row>
        <table:table-row table:style-name="ro2">
          <table:table-cell office:value-type="float" office:value="4645" calcext:value-type="float">
            <text:p>464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6S" calcext:value-type="time">
            <text:p>01:50:36 PM</text:p>
          </table:table-cell>
          <table:table-cell table:number-columns-repeated="2"/>
        </table:table-row>
        <table:table-row table:style-name="ro2">
          <table:table-cell office:value-type="float" office:value="4646" calcext:value-type="float">
            <text:p>46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7S" calcext:value-type="time">
            <text:p>01:50:37 PM</text:p>
          </table:table-cell>
          <table:table-cell table:number-columns-repeated="2"/>
        </table:table-row>
        <table:table-row table:style-name="ro2">
          <table:table-cell office:value-type="float" office:value="4647" calcext:value-type="float">
            <text:p>464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7S" calcext:value-type="time">
            <text:p>01:50:37 PM</text:p>
          </table:table-cell>
          <table:table-cell table:number-columns-repeated="2"/>
        </table:table-row>
        <table:table-row table:style-name="ro2">
          <table:table-cell office:value-type="float" office:value="4648" calcext:value-type="float">
            <text:p>46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8S" calcext:value-type="time">
            <text:p>01:50:38 PM</text:p>
          </table:table-cell>
          <table:table-cell table:number-columns-repeated="2"/>
        </table:table-row>
        <table:table-row table:style-name="ro2">
          <table:table-cell office:value-type="float" office:value="4649" calcext:value-type="float">
            <text:p>464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8S" calcext:value-type="time">
            <text:p>01:50:38 PM</text:p>
          </table:table-cell>
          <table:table-cell table:formula="of:=COUNT([.B1288:.B1290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650" calcext:value-type="float">
            <text:p>465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9S" calcext:value-type="time">
            <text:p>01:50:39 PM</text:p>
          </table:table-cell>
          <table:table-cell table:number-columns-repeated="2"/>
        </table:table-row>
        <table:table-row table:style-name="ro2">
          <table:table-cell office:value-type="float" office:value="4651" calcext:value-type="float">
            <text:p>46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40S" calcext:value-type="time">
            <text:p>01:50:40 PM</text:p>
          </table:table-cell>
          <table:table-cell table:number-columns-repeated="2"/>
        </table:table-row>
        <table:table-row table:style-name="ro1" table:number-rows-repeated="1047285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Muestras.B2:Muestras.B1048576">
            <calcext:condition calcext:apply-style-name="Pirometro1" calcext:value="=701" calcext:base-cell-address="Muestras.B2"/>
            <calcext:condition calcext:apply-style-name="Pirometro2" calcext:value="=702" calcext:base-cell-address="Muestras.B2"/>
            <calcext:condition calcext:apply-style-name="Vacio" calcext:value="=0" calcext:base-cell-address="Muestras.B2"/>
            <calcext:condition calcext:apply-style-name="Magnetometro" calcext:value="=703" calcext:base-cell-address="Muestras.B2"/>
          </calcext:conditional-format>
          <calcext:conditional-format calcext:target-range-address="Muestras.B1:Muestras.B1">
            <calcext:condition calcext:apply-style-name="Pirometro1" calcext:value="=701" calcext:base-cell-address="Muestras.B1"/>
            <calcext:condition calcext:apply-style-name="Pirometro2" calcext:value="=702" calcext:base-cell-address="Muestras.B1"/>
            <calcext:condition calcext:apply-style-name="Vacio" calcext:value="=0" calcext:base-cell-address="Muestras.B1"/>
            <calcext:condition calcext:apply-style-name="Magnetometro" calcext:value="=703" calcext:base-cell-address="Muestras.B1"/>
          </calcext:conditional-format>
          <calcext:conditional-format calcext:target-range-address="Muestras.C1:Muestras.C1048576">
            <calcext:condition calcext:apply-style-name="Magnetometro" calcext:value="not-contains-text('Entrada')" calcext:base-cell-address="Muestras.C1"/>
            <calcext:condition calcext:apply-style-name="Magnetometro" calcext:value="not-contains-text('Salida')" calcext:base-cell-address="Muestras.C1"/>
          </calcext:conditional-format>
          <calcext:conditional-format calcext:target-range-address="Muestras.A1:Muestras.A1048576">
            <calcext:condition calcext:apply-style-name="Magnetometro" calcext:value="&lt;25" calcext:base-cell-address="Muestras.A1"/>
          </calcext:conditional-format>
          <calcext:conditional-format calcext:target-range-address="Muestras.E614:Muestras.E614">
            <calcext:condition calcext:apply-style-name="Magnetometro" calcext:value="&gt;17" calcext:base-cell-address="Muestras.E614"/>
          </calcext:conditional-format>
          <calcext:conditional-format calcext:target-range-address="Muestras.E615:Muestras.E1048576 Muestras.E1:Muestras.E612">
            <calcext:condition calcext:apply-style-name="Magnetometro" calcext:value="&gt;20" calcext:base-cell-address="Muestras.E1"/>
          </calcext:conditional-format>
        </calcext:conditional-formats>
      </table:table>
      <table:table table:name="Dato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3">
          <table:table-cell table:style-name="ce14" office:value-type="string" calcext:value-type="string" table:number-columns-spanned="1" table:number-rows-spanned="3">
            <text:p>Número de </text:p>
            <text:p>Experimento</text:p>
          </table:table-cell>
          <table:table-cell table:style-name="ce21" office:value-type="string" calcext:value-type="string" table:number-columns-spanned="5" table:number-rows-spanned="1">
            <text:p>Entrada</text:p>
          </table:table-cell>
          <table:covered-table-cell table:number-columns-repeated="4" table:style-name="ce27"/>
          <table:table-cell table:style-name="ce35" office:value-type="string" calcext:value-type="string" table:number-columns-spanned="5" table:number-rows-spanned="1">
            <text:p>Salida</text:p>
          </table:table-cell>
          <table:covered-table-cell table:number-columns-repeated="4" table:style-name="ce37"/>
          <table:table-cell table:style-name="ce41" office:value-type="string" calcext:value-type="string" table:number-columns-spanned="4" table:number-rows-spanned="1">
            <text:p>Totales</text:p>
          </table:table-cell>
          <table:covered-table-cell table:number-columns-repeated="3" table:style-name="ce43"/>
        </table:table-row>
        <table:table-row table:style-name="ro3">
          <table:covered-table-cell table:style-name="ce15"/>
          <table:table-cell table:style-name="ce22" office:value-type="string" calcext:value-type="string" table:number-columns-spanned="1" table:number-rows-spanned="2">
            <text:p>Pirómetro 1</text:p>
          </table:table-cell>
          <table:table-cell table:style-name="ce28" office:value-type="string" calcext:value-type="string" table:number-columns-spanned="3" table:number-rows-spanned="1">
            <text:p>Intersección</text:p>
          </table:table-cell>
          <table:covered-table-cell table:number-columns-repeated="2" table:style-name="ce33"/>
          <table:table-cell table:style-name="ce34" office:value-type="string" calcext:value-type="string" table:number-columns-spanned="1" table:number-rows-spanned="2">
            <text:p>Pirómetro 2</text:p>
          </table:table-cell>
          <table:table-cell table:style-name="ce36" office:value-type="string" calcext:value-type="string" table:number-columns-spanned="1" table:number-rows-spanned="2">
            <text:p>Pirómetro 2</text:p>
          </table:table-cell>
          <table:table-cell table:style-name="ce36" office:value-type="string" calcext:value-type="string" table:number-columns-spanned="3" table:number-rows-spanned="1">
            <text:p>Intersección</text:p>
          </table:table-cell>
          <table:covered-table-cell table:number-columns-repeated="2" table:style-name="ce37"/>
          <table:table-cell table:style-name="ce36" office:value-type="string" calcext:value-type="string" table:number-columns-spanned="1" table:number-rows-spanned="2">
            <text:p>Pirómetro 1</text:p>
          </table:table-cell>
          <table:table-cell table:style-name="ce42" office:value-type="string" calcext:value-type="string" table:number-columns-spanned="1" table:number-rows-spanned="2">
            <text:p>Entrada</text:p>
          </table:table-cell>
          <table:table-cell table:style-name="ce42" office:value-type="string" calcext:value-type="string" table:number-columns-spanned="1" table:number-rows-spanned="2">
            <text:p>Intersección</text:p>
            <text:p>Entrada</text:p>
          </table:table-cell>
          <table:table-cell table:style-name="ce42" office:value-type="string" calcext:value-type="string" table:number-columns-spanned="1" table:number-rows-spanned="2">
            <text:p>Salida</text:p>
          </table:table-cell>
          <table:table-cell table:style-name="ce42" office:value-type="string" calcext:value-type="string" table:number-columns-spanned="1" table:number-rows-spanned="2">
            <text:p>Intesección</text:p>
            <text:p>Salida</text:p>
          </table:table-cell>
        </table:table-row>
        <table:table-row table:style-name="ro3">
          <table:covered-table-cell table:style-name="ce16"/>
          <table:covered-table-cell table:style-name="ce23"/>
          <table:table-cell table:style-name="ce29" office:value-type="string" calcext:value-type="string">
            <text:p>Pirómetro 1</text:p>
          </table:table-cell>
          <table:table-cell table:style-name="ce29" office:value-type="string" calcext:value-type="string">
            <text:p>Magnetómetro</text:p>
          </table:table-cell>
          <table:table-cell table:style-name="ce29" office:value-type="string" calcext:value-type="string">
            <text:p>Pirómetro 2</text:p>
          </table:table-cell>
          <table:covered-table-cell table:style-name="ce29"/>
          <table:covered-table-cell table:style-name="ce37"/>
          <table:table-cell table:style-name="ce37" office:value-type="string" calcext:value-type="string">
            <text:p>Pirómetro 2</text:p>
          </table:table-cell>
          <table:table-cell table:style-name="ce37" office:value-type="string" calcext:value-type="string">
            <text:p>Magnetómetro</text:p>
          </table:table-cell>
          <table:table-cell table:style-name="ce37" office:value-type="string" calcext:value-type="string">
            <text:p>Pirómetro 1</text:p>
          </table:table-cell>
          <table:covered-table-cell table:style-name="ce37"/>
          <table:covered-table-cell table:number-columns-repeated="4" table:style-name="ce43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2" table:style-name="ce3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0" table:formula="of:=SUM([.B4:.F4])" office:value-type="float" office:value="30" calcext:value-type="float">
            <text:p>30</text:p>
          </table:table-cell>
          <table:table-cell table:style-name="ce30" table:formula="of:=SUM([.C4:.E4])" office:value-type="float" office:value="18" calcext:value-type="float">
            <text:p>18</text:p>
          </table:table-cell>
          <table:table-cell table:style-name="ce30" table:formula="of:=SUM([.G4:.K4])" office:value-type="float" office:value="27" calcext:value-type="float">
            <text:p>27</text:p>
          </table:table-cell>
          <table:table-cell table:style-name="ce44" table:formula="of:=SUM([.H4:.J4])" office:value-type="float" office:value="14" calcext:value-type="float">
            <text:p>14</text:p>
          </table:table-cell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3" table:style-name="ce39" office:value-type="float" office:value="8" calcext:value-type="float">
            <text:p>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1" table:formula="of:=SUM([.B5:.F5])" office:value-type="float" office:value="26" calcext:value-type="float">
            <text:p>26</text:p>
          </table:table-cell>
          <table:table-cell table:style-name="ce31" table:formula="of:=SUM([.C5:.E5])" office:value-type="float" office:value="16" calcext:value-type="float">
            <text:p>16</text:p>
          </table:table-cell>
          <table:table-cell table:style-name="ce31" table:formula="of:=SUM([.G5:.K5])" office:value-type="float" office:value="29" calcext:value-type="float">
            <text:p>29</text:p>
          </table:table-cell>
          <table:table-cell table:style-name="ce45" table:formula="of:=SUM([.H5:.J5])" office:value-type="float" office:value="20" calcext:value-type="float">
            <text:p>20</text:p>
          </table:table-cell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1" table:formula="of:=SUM([.B6:.F6])" office:value-type="float" office:value="29" calcext:value-type="float">
            <text:p>29</text:p>
          </table:table-cell>
          <table:table-cell table:style-name="ce31" table:formula="of:=SUM([.C6:.E6])" office:value-type="float" office:value="14" calcext:value-type="float">
            <text:p>14</text:p>
          </table:table-cell>
          <table:table-cell table:style-name="ce31" table:formula="of:=SUM([.G6:.K6])" office:value-type="float" office:value="27" calcext:value-type="float">
            <text:p>27</text:p>
          </table:table-cell>
          <table:table-cell table:style-name="ce45" table:formula="of:=SUM([.H6:.J6])" office:value-type="float" office:value="19" calcext:value-type="float">
            <text:p>19</text:p>
          </table:table-cell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number-columns-repeated="2"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1" table:formula="of:=SUM([.B7:.F7])" office:value-type="float" office:value="27" calcext:value-type="float">
            <text:p>27</text:p>
          </table:table-cell>
          <table:table-cell table:style-name="ce31" table:formula="of:=SUM([.C7:.E7])" office:value-type="float" office:value="19" calcext:value-type="float">
            <text:p>19</text:p>
          </table:table-cell>
          <table:table-cell table:style-name="ce31" table:formula="of:=SUM([.G7:.K7])" office:value-type="float" office:value="32" calcext:value-type="float">
            <text:p>32</text:p>
          </table:table-cell>
          <table:table-cell table:style-name="ce45" table:formula="of:=SUM([.H7:.J7])" office:value-type="float" office:value="18" calcext:value-type="float">
            <text:p>18</text:p>
          </table:table-cell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1" table:formula="of:=SUM([.B8:.F8])" office:value-type="float" office:value="29" calcext:value-type="float">
            <text:p>29</text:p>
          </table:table-cell>
          <table:table-cell table:style-name="ce31" table:formula="of:=SUM([.C8:.E8])" office:value-type="float" office:value="17" calcext:value-type="float">
            <text:p>17</text:p>
          </table:table-cell>
          <table:table-cell table:style-name="ce31" table:formula="of:=SUM([.G8:.K8])" office:value-type="float" office:value="26" calcext:value-type="float">
            <text:p>26</text:p>
          </table:table-cell>
          <table:table-cell table:style-name="ce45" table:formula="of:=SUM([.H8:.J8])" office:value-type="float" office:value="17" calcext:value-type="float">
            <text:p>17</text:p>
          </table:table-cell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 table:style-name="ce31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1" table:formula="of:=SUM([.B9:.F9])" office:value-type="float" office:value="30" calcext:value-type="float">
            <text:p>30</text:p>
          </table:table-cell>
          <table:table-cell table:style-name="ce31" table:formula="of:=SUM([.C9:.E9])" office:value-type="float" office:value="21" calcext:value-type="float">
            <text:p>21</text:p>
          </table:table-cell>
          <table:table-cell table:style-name="ce31" table:formula="of:=SUM([.G9:.K9])" office:value-type="float" office:value="28" calcext:value-type="float">
            <text:p>28</text:p>
          </table:table-cell>
          <table:table-cell table:style-name="ce45" table:formula="of:=SUM([.H9:.J9])" office:value-type="float" office:value="19" calcext:value-type="float">
            <text:p>19</text:p>
          </table:table-cell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1" table:formula="of:=SUM([.B10:.F10])" office:value-type="float" office:value="28" calcext:value-type="float">
            <text:p>28</text:p>
          </table:table-cell>
          <table:table-cell table:style-name="ce31" table:formula="of:=SUM([.C10:.E10])" office:value-type="float" office:value="18" calcext:value-type="float">
            <text:p>18</text:p>
          </table:table-cell>
          <table:table-cell table:style-name="ce31" table:formula="of:=SUM([.G10:.K10])" office:value-type="float" office:value="28" calcext:value-type="float">
            <text:p>28</text:p>
          </table:table-cell>
          <table:table-cell table:style-name="ce45" table:formula="of:=SUM([.H10:.J10])" office:value-type="float" office:value="19" calcext:value-type="float">
            <text:p>19</text:p>
          </table:table-cell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2"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1" table:formula="of:=SUM([.B11:.F11])" office:value-type="float" office:value="32" calcext:value-type="float">
            <text:p>32</text:p>
          </table:table-cell>
          <table:table-cell table:style-name="ce31" table:formula="of:=SUM([.C11:.E11])" office:value-type="float" office:value="19" calcext:value-type="float">
            <text:p>19</text:p>
          </table:table-cell>
          <table:table-cell table:style-name="ce31" table:formula="of:=SUM([.G11:.K11])" office:value-type="float" office:value="32" calcext:value-type="float">
            <text:p>32</text:p>
          </table:table-cell>
          <table:table-cell table:style-name="ce45" table:formula="of:=SUM([.H11:.J11])" office:value-type="float" office:value="18" calcext:value-type="float">
            <text:p>18</text:p>
          </table:table-cell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6" calcext:value-type="float">
            <text:p>6</text:p>
          </table:table-cell>
          <table:table-cell table:number-columns-repeated="2"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1" table:formula="of:=SUM([.B12:.F12])" office:value-type="float" office:value="28" calcext:value-type="float">
            <text:p>28</text:p>
          </table:table-cell>
          <table:table-cell table:style-name="ce31" table:formula="of:=SUM([.C12:.E12])" office:value-type="float" office:value="19" calcext:value-type="float">
            <text:p>19</text:p>
          </table:table-cell>
          <table:table-cell table:style-name="ce31" table:formula="of:=SUM([.G12:.K12])" office:value-type="float" office:value="27" calcext:value-type="float">
            <text:p>27</text:p>
          </table:table-cell>
          <table:table-cell table:style-name="ce45" table:formula="of:=SUM([.H12:.J12])" office:value-type="float" office:value="18" calcext:value-type="float">
            <text:p>18</text:p>
          </table:table-cell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1" table:formula="of:=SUM([.B13:.F13])" office:value-type="float" office:value="26" calcext:value-type="float">
            <text:p>26</text:p>
          </table:table-cell>
          <table:table-cell table:style-name="ce31" table:formula="of:=SUM([.C13:.E13])" office:value-type="float" office:value="16" calcext:value-type="float">
            <text:p>16</text:p>
          </table:table-cell>
          <table:table-cell table:style-name="ce31" table:formula="of:=SUM([.G13:.K13])" office:value-type="float" office:value="26" calcext:value-type="float">
            <text:p>26</text:p>
          </table:table-cell>
          <table:table-cell table:style-name="ce45" table:formula="of:=SUM([.H13:.J13])" office:value-type="float" office:value="18" calcext:value-type="float">
            <text:p>18</text:p>
          </table:table-cell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1" table:formula="of:=SUM([.B14:.F14])" office:value-type="float" office:value="26" calcext:value-type="float">
            <text:p>26</text:p>
          </table:table-cell>
          <table:table-cell table:style-name="ce31" table:formula="of:=SUM([.C14:.E14])" office:value-type="float" office:value="15" calcext:value-type="float">
            <text:p>15</text:p>
          </table:table-cell>
          <table:table-cell table:style-name="ce31" table:formula="of:=SUM([.G14:.K14])" office:value-type="float" office:value="28" calcext:value-type="float">
            <text:p>28</text:p>
          </table:table-cell>
          <table:table-cell table:style-name="ce45" table:formula="of:=SUM([.H14:.J14])" office:value-type="float" office:value="20" calcext:value-type="float">
            <text:p>20</text:p>
          </table:table-cell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3"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1" table:formula="of:=SUM([.B15:.F15])" office:value-type="float" office:value="30" calcext:value-type="float">
            <text:p>30</text:p>
          </table:table-cell>
          <table:table-cell table:style-name="ce31" table:formula="of:=SUM([.C15:.E15])" office:value-type="float" office:value="18" calcext:value-type="float">
            <text:p>18</text:p>
          </table:table-cell>
          <table:table-cell table:style-name="ce31" table:formula="of:=SUM([.G15:.K15])" office:value-type="float" office:value="29" calcext:value-type="float">
            <text:p>29</text:p>
          </table:table-cell>
          <table:table-cell table:style-name="ce45" table:formula="of:=SUM([.H15:.J15])" office:value-type="float" office:value="17" calcext:value-type="float">
            <text:p>17</text:p>
          </table:table-cell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2"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1" table:formula="of:=SUM([.B16:.F16])" office:value-type="float" office:value="25" calcext:value-type="float">
            <text:p>25</text:p>
          </table:table-cell>
          <table:table-cell table:style-name="ce31" table:formula="of:=SUM([.C16:.E16])" office:value-type="float" office:value="17" calcext:value-type="float">
            <text:p>17</text:p>
          </table:table-cell>
          <table:table-cell table:style-name="ce31" table:formula="of:=SUM([.G16:.K16])" office:value-type="float" office:value="29" calcext:value-type="float">
            <text:p>29</text:p>
          </table:table-cell>
          <table:table-cell table:style-name="ce45" table:formula="of:=SUM([.H16:.J16])" office:value-type="float" office:value="17" calcext:value-type="float">
            <text:p>17</text:p>
          </table:table-cell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1" table:formula="of:=SUM([.B17:.F17])" office:value-type="float" office:value="24" calcext:value-type="float">
            <text:p>24</text:p>
          </table:table-cell>
          <table:table-cell table:style-name="ce31" table:formula="of:=SUM([.C17:.E17])" office:value-type="float" office:value="14" calcext:value-type="float">
            <text:p>14</text:p>
          </table:table-cell>
          <table:table-cell table:style-name="ce31" table:formula="of:=SUM([.G17:.K17])" office:value-type="float" office:value="29" calcext:value-type="float">
            <text:p>29</text:p>
          </table:table-cell>
          <table:table-cell table:style-name="ce45" table:formula="of:=SUM([.H17:.J17])" office:value-type="float" office:value="19" calcext:value-type="float">
            <text:p>19</text:p>
          </table:table-cell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1" table:formula="of:=SUM([.B18:.F18])" office:value-type="float" office:value="26" calcext:value-type="float">
            <text:p>26</text:p>
          </table:table-cell>
          <table:table-cell table:style-name="ce31" table:formula="of:=SUM([.C18:.E18])" office:value-type="float" office:value="17" calcext:value-type="float">
            <text:p>17</text:p>
          </table:table-cell>
          <table:table-cell table:style-name="ce31" table:formula="of:=SUM([.G18:.K18])" office:value-type="float" office:value="31" calcext:value-type="float">
            <text:p>31</text:p>
          </table:table-cell>
          <table:table-cell table:style-name="ce45" table:formula="of:=SUM([.H18:.J18])" office:value-type="float" office:value="18" calcext:value-type="float">
            <text:p>18</text:p>
          </table:table-cell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1" table:formula="of:=SUM([.B19:.F19])" office:value-type="float" office:value="28" calcext:value-type="float">
            <text:p>28</text:p>
          </table:table-cell>
          <table:table-cell table:style-name="ce31" table:formula="of:=SUM([.C19:.E19])" office:value-type="float" office:value="17" calcext:value-type="float">
            <text:p>17</text:p>
          </table:table-cell>
          <table:table-cell table:style-name="ce31" table:formula="of:=SUM([.G19:.K19])" office:value-type="float" office:value="28" calcext:value-type="float">
            <text:p>28</text:p>
          </table:table-cell>
          <table:table-cell table:style-name="ce45" table:formula="of:=SUM([.H19:.J19])" office:value-type="float" office:value="18" calcext:value-type="float">
            <text:p>18</text:p>
          </table:table-cell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1" table:formula="of:=SUM([.B20:.F20])" office:value-type="float" office:value="25" calcext:value-type="float">
            <text:p>25</text:p>
          </table:table-cell>
          <table:table-cell table:style-name="ce31" table:formula="of:=SUM([.C20:.E20])" office:value-type="float" office:value="15" calcext:value-type="float">
            <text:p>15</text:p>
          </table:table-cell>
          <table:table-cell table:style-name="ce31" table:formula="of:=SUM([.G20:.K20])" office:value-type="float" office:value="27" calcext:value-type="float">
            <text:p>27</text:p>
          </table:table-cell>
          <table:table-cell table:style-name="ce45" table:formula="of:=SUM([.H20:.J20])" office:value-type="float" office:value="18" calcext:value-type="float">
            <text:p>18</text:p>
          </table:table-cell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1" table:formula="of:=SUM([.B21:.F21])" office:value-type="float" office:value="24" calcext:value-type="float">
            <text:p>24</text:p>
          </table:table-cell>
          <table:table-cell table:style-name="ce31" table:formula="of:=SUM([.C21:.E21])" office:value-type="float" office:value="19" calcext:value-type="float">
            <text:p>19</text:p>
          </table:table-cell>
          <table:table-cell table:style-name="ce31" table:formula="of:=SUM([.G21:.K21])" office:value-type="float" office:value="30" calcext:value-type="float">
            <text:p>30</text:p>
          </table:table-cell>
          <table:table-cell table:style-name="ce45" table:formula="of:=SUM([.H21:.J21])" office:value-type="float" office:value="19" calcext:value-type="float">
            <text:p>19</text:p>
          </table:table-cell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1" table:formula="of:=SUM([.B22:.F22])" office:value-type="float" office:value="28" calcext:value-type="float">
            <text:p>28</text:p>
          </table:table-cell>
          <table:table-cell table:style-name="ce31" table:formula="of:=SUM([.C22:.E22])" office:value-type="float" office:value="15" calcext:value-type="float">
            <text:p>15</text:p>
          </table:table-cell>
          <table:table-cell table:style-name="ce31" table:formula="of:=SUM([.G22:.K22])" office:value-type="float" office:value="29" calcext:value-type="float">
            <text:p>29</text:p>
          </table:table-cell>
          <table:table-cell table:style-name="ce45" table:formula="of:=SUM([.H22:.J22])" office:value-type="float" office:value="14" calcext:value-type="float">
            <text:p>14</text:p>
          </table:table-cell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1" table:formula="of:=SUM([.B23:.F23])" office:value-type="float" office:value="25" calcext:value-type="float">
            <text:p>25</text:p>
          </table:table-cell>
          <table:table-cell table:style-name="ce31" table:formula="of:=SUM([.C23:.E23])" office:value-type="float" office:value="16" calcext:value-type="float">
            <text:p>16</text:p>
          </table:table-cell>
          <table:table-cell table:style-name="ce31" table:formula="of:=SUM([.G23:.K23])" office:value-type="float" office:value="29" calcext:value-type="float">
            <text:p>29</text:p>
          </table:table-cell>
          <table:table-cell table:style-name="ce45" table:formula="of:=SUM([.H23:.J23])" office:value-type="float" office:value="19" calcext:value-type="float">
            <text:p>19</text:p>
          </table:table-cell>
        </table:table-row>
        <table:table-row table:style-name="ro1">
          <table:table-cell table:style-name="ce19" office:value-type="string" calcext:value-type="string">
            <text:p>Media</text:p>
          </table:table-cell>
          <table:table-cell table:style-name="ce24" table:formula="of:=AVERAGE([.B4:.B23])" office:value-type="float" office:value="3.75" calcext:value-type="float">
            <text:p>3.75</text:p>
          </table:table-cell>
          <table:table-cell table:style-name="ce30" table:formula="of:=AVERAGE([.C4:.C23])" office:value-type="float" office:value="5.1" calcext:value-type="float">
            <text:p>5.1</text:p>
          </table:table-cell>
          <table:table-cell table:style-name="ce30" table:formula="of:=AVERAGE([.D4:.D23])" office:value-type="float" office:value="7.2" calcext:value-type="float">
            <text:p>7.2</text:p>
          </table:table-cell>
          <table:table-cell table:style-name="ce30" table:formula="of:=AVERAGE([.E4:.E23])" office:value-type="float" office:value="4.7" calcext:value-type="float">
            <text:p>4.7</text:p>
          </table:table-cell>
          <table:table-cell table:style-name="ce30" table:formula="of:=AVERAGE([.F4:.F23])" office:value-type="float" office:value="6.55" calcext:value-type="float">
            <text:p>6.55</text:p>
          </table:table-cell>
          <table:table-cell table:style-name="ce38" table:formula="of:=AVERAGE([.G4:.G23])" office:value-type="float" office:value="7.5" calcext:value-type="float">
            <text:p>7.5</text:p>
          </table:table-cell>
          <table:table-cell table:style-name="ce38" table:formula="of:=AVERAGE([.H4:.H23])" office:value-type="float" office:value="7.6" calcext:value-type="float">
            <text:p>7.6</text:p>
          </table:table-cell>
          <table:table-cell table:style-name="ce38" table:formula="of:=AVERAGE([.I4:.I23])" office:value-type="float" office:value="6.8" calcext:value-type="float">
            <text:p>6.8</text:p>
          </table:table-cell>
          <table:table-cell table:style-name="ce38" table:formula="of:=AVERAGE([.J4:.J23])" office:value-type="float" office:value="3.55" calcext:value-type="float">
            <text:p>3.55</text:p>
          </table:table-cell>
          <table:table-cell table:style-name="ce38" table:formula="of:=AVERAGE([.K4:.K23])" office:value-type="float" office:value="3.1" calcext:value-type="float">
            <text:p>3.1</text:p>
          </table:table-cell>
          <table:table-cell table:style-name="ce30" table:formula="of:=AVERAGE([.L4:.L23])" office:value-type="float" office:value="27.3" calcext:value-type="float">
            <text:p>27.3</text:p>
          </table:table-cell>
          <table:table-cell table:style-name="ce30" table:formula="of:=AVERAGE([.M4:.M23])" office:value-type="float" office:value="17" calcext:value-type="float">
            <text:p>17</text:p>
          </table:table-cell>
          <table:table-cell table:style-name="ce30" table:formula="of:=AVERAGE([.N4:.N23])" office:value-type="float" office:value="28.55" calcext:value-type="float">
            <text:p>28.55</text:p>
          </table:table-cell>
          <table:table-cell table:style-name="ce44" table:formula="of:=AVERAGE([.O4:.O23])" office:value-type="float" office:value="17.95" calcext:value-type="float">
            <text:p>17.95</text:p>
          </table:table-cell>
        </table:table-row>
        <table:table-row table:style-name="ro3">
          <table:table-cell table:style-name="ce18" office:value-type="string" calcext:value-type="string">
            <text:p>Varianza</text:p>
          </table:table-cell>
          <table:table-cell table:style-name="ce25" table:formula="of:=VAR([.B4:.B23])" office:value-type="float" office:value="1.14473684210526" calcext:value-type="float">
            <text:p>1.1447368421</text:p>
          </table:table-cell>
          <table:table-cell table:style-name="ce31" table:formula="of:=VAR([.C4:.C23])" office:value-type="float" office:value="1.35789473684211" calcext:value-type="float">
            <text:p>1.3578947368</text:p>
          </table:table-cell>
          <table:table-cell table:style-name="ce31" table:formula="of:=VAR([.D4:.D23])" office:value-type="float" office:value="0.168421052631579" calcext:value-type="float">
            <text:p>0.1684210526</text:p>
          </table:table-cell>
          <table:table-cell table:style-name="ce31" table:formula="of:=VAR([.E4:.E23])" office:value-type="float" office:value="1.37894736842105" calcext:value-type="float">
            <text:p>1.3789473684</text:p>
          </table:table-cell>
          <table:table-cell table:style-name="ce31" table:formula="of:=VAR([.F4:.F23])" office:value-type="float" office:value="3.41842105263158" calcext:value-type="float">
            <text:p>3.4184210526</text:p>
          </table:table-cell>
          <table:table-cell table:style-name="ce39" table:formula="of:=VAR([.G4:.G23])" office:value-type="float" office:value="0.789473684210526" calcext:value-type="float">
            <text:p>0.7894736842</text:p>
          </table:table-cell>
          <table:table-cell table:style-name="ce39" table:formula="of:=VAR([.H4:.H23])" office:value-type="float" office:value="0.778947368421053" calcext:value-type="float">
            <text:p>0.7789473684</text:p>
          </table:table-cell>
          <table:table-cell table:style-name="ce39" table:formula="of:=VAR([.I4:.I23])" office:value-type="float" office:value="0.273684210526316" calcext:value-type="float">
            <text:p>0.2736842105</text:p>
          </table:table-cell>
          <table:table-cell table:style-name="ce39" table:formula="of:=VAR([.J4:.J23])" office:value-type="float" office:value="0.471052631578948" calcext:value-type="float">
            <text:p>0.4710526316</text:p>
          </table:table-cell>
          <table:table-cell table:style-name="ce39" table:formula="of:=VAR([.K4:.K23])" office:value-type="float" office:value="3.98947368421053" calcext:value-type="float">
            <text:p>3.9894736842</text:p>
          </table:table-cell>
          <table:table-cell table:style-name="ce31" table:formula="of:=VAR([.L4:.L23])" office:value-type="float" office:value="5.06315789473684" calcext:value-type="float">
            <text:p>5.0631578947</text:p>
          </table:table-cell>
          <table:table-cell table:style-name="ce31" table:formula="of:=VAR([.M4:.M23])" office:value-type="float" office:value="3.57894736842105" calcext:value-type="float">
            <text:p>3.5789473684</text:p>
          </table:table-cell>
          <table:table-cell table:style-name="ce31" table:formula="of:=VAR([.N4:.N23])" office:value-type="float" office:value="2.99736842105263" calcext:value-type="float">
            <text:p>2.9973684211</text:p>
          </table:table-cell>
          <table:table-cell table:style-name="ce45" table:formula="of:=VAR([.O4:.O23])" office:value-type="float" office:value="2.57631578947368" calcext:value-type="float">
            <text:p>2.5763157895</text:p>
          </table:table-cell>
        </table:table-row>
        <table:table-row table:style-name="ro3">
          <table:table-cell table:style-name="ce18" office:value-type="string" calcext:value-type="string">
            <text:p>Desv. Est.</text:p>
          </table:table-cell>
          <table:table-cell table:style-name="ce25" table:formula="of:=SQRT([.B25])" office:value-type="float" office:value="1.06992375527664" calcext:value-type="float">
            <text:p>1.0699237553</text:p>
          </table:table-cell>
          <table:table-cell table:style-name="ce31" table:formula="of:=SQRT([.C25])" office:value-type="float" office:value="1.16528740525336" calcext:value-type="float">
            <text:p>1.1652874053</text:p>
          </table:table-cell>
          <table:table-cell table:style-name="ce31" table:formula="of:=SQRT([.D25])" office:value-type="float" office:value="0.410391340834062" calcext:value-type="float">
            <text:p>0.4103913408</text:p>
          </table:table-cell>
          <table:table-cell table:style-name="ce31" table:formula="of:=SQRT([.E25])" office:value-type="float" office:value="1.1742858972248" calcext:value-type="float">
            <text:p>1.1742858972</text:p>
          </table:table-cell>
          <table:table-cell table:style-name="ce31" table:formula="of:=SQRT([.F25])" office:value-type="float" office:value="1.84889725312998" calcext:value-type="float">
            <text:p>1.8488972531</text:p>
          </table:table-cell>
          <table:table-cell table:style-name="ce39" table:formula="of:=SQRT([.G25])" office:value-type="float" office:value="0.888523316638639" calcext:value-type="float">
            <text:p>0.8885233166</text:p>
          </table:table-cell>
          <table:table-cell table:style-name="ce39" table:formula="of:=SQRT([.H25])" office:value-type="float" office:value="0.882579950158088" calcext:value-type="float">
            <text:p>0.8825799502</text:p>
          </table:table-cell>
          <table:table-cell table:style-name="ce39" table:formula="of:=SQRT([.I25])" office:value-type="float" office:value="0.523148363780597" calcext:value-type="float">
            <text:p>0.5231483638</text:p>
          </table:table-cell>
          <table:table-cell table:style-name="ce39" table:formula="of:=SQRT([.J25])" office:value-type="float" office:value="0.68633274115326" calcext:value-type="float">
            <text:p>0.6863327412</text:p>
          </table:table-cell>
          <table:table-cell table:style-name="ce39" table:formula="of:=SQRT([.K25])" office:value-type="float" office:value="1.99736668746891" calcext:value-type="float">
            <text:p>1.9973666875</text:p>
          </table:table-cell>
          <table:table-cell table:style-name="ce31" table:formula="of:=SQRT([.L25])" office:value-type="float" office:value="2.25014619408092" calcext:value-type="float">
            <text:p>2.2501461941</text:p>
          </table:table-cell>
          <table:table-cell table:style-name="ce31" table:formula="of:=SQRT([.M25])" office:value-type="float" office:value="1.89181060585383" calcext:value-type="float">
            <text:p>1.8918106059</text:p>
          </table:table-cell>
          <table:table-cell table:style-name="ce31" table:formula="of:=SQRT([.N25])" office:value-type="float" office:value="1.73129096949433" calcext:value-type="float">
            <text:p>1.7312909695</text:p>
          </table:table-cell>
          <table:table-cell table:style-name="ce45" table:formula="of:=SQRT([.O25])" office:value-type="float" office:value="1.60509058606475" calcext:value-type="float">
            <text:p>1.6050905861</text:p>
          </table:table-cell>
        </table:table-row>
        <table:table-row table:style-name="ro3">
          <table:table-cell table:style-name="ce18" office:value-type="string" calcext:value-type="string">
            <text:p>Máximo</text:p>
          </table:table-cell>
          <table:table-cell table:style-name="ce25" table:formula="of:=MAX([.B4:.B23])" office:value-type="float" office:value="6" calcext:value-type="float">
            <text:p>6</text:p>
          </table:table-cell>
          <table:table-cell table:style-name="ce31" table:formula="of:=MAX([.C4:.C23])" office:value-type="float" office:value="7" calcext:value-type="float">
            <text:p>7</text:p>
          </table:table-cell>
          <table:table-cell table:style-name="ce31" table:formula="of:=MAX([.D4:.D23])" office:value-type="float" office:value="8" calcext:value-type="float">
            <text:p>8</text:p>
          </table:table-cell>
          <table:table-cell table:style-name="ce31" table:formula="of:=MAX([.E4:.E23])" office:value-type="float" office:value="7" calcext:value-type="float">
            <text:p>7</text:p>
          </table:table-cell>
          <table:table-cell table:style-name="ce31" table:formula="of:=MAX([.F4:.F23])" office:value-type="float" office:value="10" calcext:value-type="float">
            <text:p>10</text:p>
          </table:table-cell>
          <table:table-cell table:style-name="ce39" table:formula="of:=MAX([.G4:.G23])" office:value-type="float" office:value="10" calcext:value-type="float">
            <text:p>10</text:p>
          </table:table-cell>
          <table:table-cell table:style-name="ce39" table:formula="of:=MAX([.H4:.H23])" office:value-type="float" office:value="9" calcext:value-type="float">
            <text:p>9</text:p>
          </table:table-cell>
          <table:table-cell table:style-name="ce39" table:formula="of:=MAX([.I4:.I23])" office:value-type="float" office:value="8" calcext:value-type="float">
            <text:p>8</text:p>
          </table:table-cell>
          <table:table-cell table:style-name="ce39" table:formula="of:=MAX([.J4:.J23])" office:value-type="float" office:value="4" calcext:value-type="float">
            <text:p>4</text:p>
          </table:table-cell>
          <table:table-cell table:style-name="ce39" table:formula="of:=MAX([.K4:.K23])" office:value-type="float" office:value="7" calcext:value-type="float">
            <text:p>7</text:p>
          </table:table-cell>
          <table:table-cell table:style-name="ce31" table:formula="of:=MAX([.L4:.L23])" office:value-type="float" office:value="32" calcext:value-type="float">
            <text:p>32</text:p>
          </table:table-cell>
          <table:table-cell table:style-name="ce31" table:formula="of:=MAX([.M4:.M23])" office:value-type="float" office:value="21" calcext:value-type="float">
            <text:p>21</text:p>
          </table:table-cell>
          <table:table-cell table:style-name="ce31" table:formula="of:=MAX([.N4:.N23])" office:value-type="float" office:value="32" calcext:value-type="float">
            <text:p>32</text:p>
          </table:table-cell>
          <table:table-cell table:style-name="ce45" table:formula="of:=MAX([.O4:.O23])" office:value-type="float" office:value="20" calcext:value-type="float">
            <text:p>20</text:p>
          </table:table-cell>
        </table:table-row>
        <table:table-row table:style-name="ro3">
          <table:table-cell table:style-name="ce20" office:value-type="string" calcext:value-type="string">
            <text:p>Mínimo</text:p>
          </table:table-cell>
          <table:table-cell table:style-name="ce26" table:formula="of:=MIN([.B4:.B23])" office:value-type="float" office:value="2" calcext:value-type="float">
            <text:p>2</text:p>
          </table:table-cell>
          <table:table-cell table:style-name="ce32" table:formula="of:=MIN([.C4:.C23])" office:value-type="float" office:value="4" calcext:value-type="float">
            <text:p>4</text:p>
          </table:table-cell>
          <table:table-cell table:style-name="ce32" table:formula="of:=MIN([.D4:.D23])" office:value-type="float" office:value="7" calcext:value-type="float">
            <text:p>7</text:p>
          </table:table-cell>
          <table:table-cell table:style-name="ce32" table:formula="of:=MIN([.E4:.E23])" office:value-type="float" office:value="3" calcext:value-type="float">
            <text:p>3</text:p>
          </table:table-cell>
          <table:table-cell table:style-name="ce32" table:formula="of:=MIN([.F4:.F23])" office:value-type="float" office:value="2" calcext:value-type="float">
            <text:p>2</text:p>
          </table:table-cell>
          <table:table-cell table:style-name="ce40" table:formula="of:=MIN([.G4:.G23])" office:value-type="float" office:value="6" calcext:value-type="float">
            <text:p>6</text:p>
          </table:table-cell>
          <table:table-cell table:style-name="ce40" table:formula="of:=MIN([.H4:.H23])" office:value-type="float" office:value="5" calcext:value-type="float">
            <text:p>5</text:p>
          </table:table-cell>
          <table:table-cell table:style-name="ce40" table:formula="of:=MIN([.I4:.I23])" office:value-type="float" office:value="6" calcext:value-type="float">
            <text:p>6</text:p>
          </table:table-cell>
          <table:table-cell table:style-name="ce40" table:formula="of:=MIN([.J4:.J23])" office:value-type="float" office:value="2" calcext:value-type="float">
            <text:p>2</text:p>
          </table:table-cell>
          <table:table-cell table:style-name="ce40" table:formula="of:=MIN([.K4:.K23])" office:value-type="float" office:value="1" calcext:value-type="float">
            <text:p>1</text:p>
          </table:table-cell>
          <table:table-cell table:style-name="ce32" table:formula="of:=MIN([.L4:.L23])" office:value-type="float" office:value="24" calcext:value-type="float">
            <text:p>24</text:p>
          </table:table-cell>
          <table:table-cell table:style-name="ce32" table:formula="of:=MIN([.M4:.M23])" office:value-type="float" office:value="14" calcext:value-type="float">
            <text:p>14</text:p>
          </table:table-cell>
          <table:table-cell table:style-name="ce32" table:formula="of:=MIN([.N4:.N23])" office:value-type="float" office:value="26" calcext:value-type="float">
            <text:p>26</text:p>
          </table:table-cell>
          <table:table-cell table:style-name="ce46" table:formula="of:=MIN([.O4:.O23])" office:value-type="float" office:value="14" calcext:value-type="float">
            <text:p>14</text:p>
          </table:table-cell>
        </table:table-row>
        <table:table-row table:style-name="ro1" table:number-rows-repeated="104854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Resultados" table:style-name="ta1">
        <table:table-column table:style-name="co1" table:number-columns-repeated="2" table:default-cell-style-name="ce50"/>
        <table:table-column table:style-name="co3" table:default-cell-style-name="ce50"/>
        <table:table-column table:style-name="co1" table:default-cell-style-name="Default"/>
        <table:table-column table:style-name="co1" table:number-columns-repeated="2" table:default-cell-style-name="ce50"/>
        <table:table-column table:style-name="co3" table:default-cell-style-name="ce50"/>
        <table:table-row table:style-name="ro3">
          <table:table-cell table:style-name="ce47" office:value-type="string" calcext:value-type="string" table:number-columns-spanned="7" table:number-rows-spanned="1">
            <text:p>El paciente entra solo y sale solo</text:p>
          </table:table-cell>
          <table:covered-table-cell table:number-columns-repeated="3"/>
          <table:covered-table-cell table:style-name="ce48"/>
          <table:covered-table-cell table:number-columns-repeated="2"/>
        </table:table-row>
        <table:table-row table:style-name="ro3">
          <table:table-cell table:style-name="ce48" office:value-type="string" calcext:value-type="string" table:number-columns-spanned="3" table:number-rows-spanned="1">
            <text:p>Entrada</text:p>
          </table:table-cell>
          <table:covered-table-cell table:number-columns-repeated="2"/>
          <table:table-cell/>
          <table:table-cell table:style-name="ce48" office:value-type="string" calcext:value-type="string" table:number-columns-spanned="3" table:number-rows-spanned="1">
            <text:p>Salida</text:p>
          </table:table-cell>
          <table:covered-table-cell table:number-columns-repeated="2"/>
        </table:table-row>
        <table:table-row table:style-name="ro3">
          <table:table-cell table:style-name="ce49" office:value-type="string" calcext:value-type="string">
            <text:p>λ</text:p>
          </table:table-cell>
          <table:table-cell table:style-name="ce51" office:value-type="string" calcext:value-type="string">
            <text:p>Detectados</text:p>
          </table:table-cell>
          <table:table-cell table:style-name="ce51" office:value-type="string" calcext:value-type="string">
            <text:p>Falsos Negativos</text:p>
          </table:table-cell>
          <table:table-cell table:style-name="ce52"/>
          <table:table-cell table:style-name="ce49" office:value-type="string" calcext:value-type="string">
            <text:p>λ</text:p>
          </table:table-cell>
          <table:table-cell table:style-name="ce51" office:value-type="string" calcext:value-type="string">
            <text:p>Detectados</text:p>
          </table:table-cell>
          <table:table-cell table:style-name="ce51" office:value-type="string" calcext:value-type="string">
            <text:p>Falsos Negativ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11-[.B4]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11-[.F4]" office:value-type="float" office:value="4" calcext:value-type="float">
            <text:p>4</text:p>
          </table:table-cell>
        </table:table-row>
        <table:table-row table:style-name="ro1">
          <table:table-cell table:formula="of:=[.A4]+0.1" office:value-type="float" office:value="1.1" calcext:value-type="float">
            <text:p>1.1</text:p>
          </table:table-cell>
          <table:table-cell office:value-type="float" office:value="8" calcext:value-type="float">
            <text:p>8</text:p>
          </table:table-cell>
          <table:table-cell table:formula="of:=11-[.B5]" office:value-type="float" office:value="3" calcext:value-type="float">
            <text:p>3</text:p>
          </table:table-cell>
          <table:table-cell/>
          <table:table-cell table:formula="of:=[.E4]+0.1" office:value-type="float" office:value="1.1" calcext:value-type="float">
            <text:p>1.1</text:p>
          </table:table-cell>
          <table:table-cell office:value-type="float" office:value="8" calcext:value-type="float">
            <text:p>8</text:p>
          </table:table-cell>
          <table:table-cell table:formula="of:=11-[.F5]" office:value-type="float" office:value="3" calcext:value-type="float">
            <text:p>3</text:p>
          </table:table-cell>
        </table:table-row>
        <table:table-row table:style-name="ro1">
          <table:table-cell table:formula="of:=[.A5]+0.1"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formula="of:=11-[.B6]" office:value-type="float" office:value="1" calcext:value-type="float">
            <text:p>1</text:p>
          </table:table-cell>
          <table:table-cell/>
          <table:table-cell table:formula="of:=[.E5]+0.1"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formula="of:=11-[.F6]" office:value-type="float" office:value="3" calcext:value-type="float">
            <text:p>3</text:p>
          </table:table-cell>
        </table:table-row>
        <table:table-row table:style-name="ro1">
          <table:table-cell table:formula="of:=[.A6]+0.1" office:value-type="float" office:value="1.3" calcext:value-type="float">
            <text:p>1.3</text:p>
          </table:table-cell>
          <table:table-cell office:value-type="float" office:value="10" calcext:value-type="float">
            <text:p>10</text:p>
          </table:table-cell>
          <table:table-cell table:formula="of:=11-[.B7]" office:value-type="float" office:value="1" calcext:value-type="float">
            <text:p>1</text:p>
          </table:table-cell>
          <table:table-cell/>
          <table:table-cell table:formula="of:=[.E6]+0.1" office:value-type="float" office:value="1.3" calcext:value-type="float">
            <text:p>1.3</text:p>
          </table:table-cell>
          <table:table-cell office:value-type="float" office:value="8" calcext:value-type="float">
            <text:p>8</text:p>
          </table:table-cell>
          <table:table-cell table:formula="of:=11-[.F7]" office:value-type="float" office:value="3" calcext:value-type="float">
            <text:p>3</text:p>
          </table:table-cell>
        </table:table-row>
        <table:table-row table:style-name="ro1">
          <table:table-cell table:formula="of:=[.A7]+0.1" office:value-type="float" office:value="1.4" calcext:value-type="float">
            <text:p>1.4</text:p>
          </table:table-cell>
          <table:table-cell office:value-type="float" office:value="10" calcext:value-type="float">
            <text:p>10</text:p>
          </table:table-cell>
          <table:table-cell table:formula="of:=11-[.B8]" office:value-type="float" office:value="1" calcext:value-type="float">
            <text:p>1</text:p>
          </table:table-cell>
          <table:table-cell/>
          <table:table-cell table:formula="of:=[.E7]+0.1" office:value-type="float" office:value="1.4" calcext:value-type="float">
            <text:p>1.4</text:p>
          </table:table-cell>
          <table:table-cell office:value-type="float" office:value="8" calcext:value-type="float">
            <text:p>8</text:p>
          </table:table-cell>
          <table:table-cell table:formula="of:=11-[.F8]" office:value-type="float" office:value="3" calcext:value-type="float">
            <text:p>3</text:p>
          </table:table-cell>
        </table:table-row>
        <table:table-row table:style-name="ro1">
          <table:table-cell table:formula="of:=[.A8]+0.1"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table:formula="of:=11-[.B9]" office:value-type="float" office:value="1" calcext:value-type="float">
            <text:p>1</text:p>
          </table:table-cell>
          <table:table-cell/>
          <table:table-cell table:formula="of:=[.E8]+0.1"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formula="of:=11-[.F9]" office:value-type="float" office:value="3" calcext:value-type="float">
            <text:p>3</text:p>
          </table:table-cell>
        </table:table-row>
        <table:table-row table:style-name="ro1">
          <table:table-cell table:formula="of:=[.A9]+0.1" office:value-type="float" office:value="1.6" calcext:value-type="float">
            <text:p>1.6</text:p>
          </table:table-cell>
          <table:table-cell office:value-type="float" office:value="10" calcext:value-type="float">
            <text:p>10</text:p>
          </table:table-cell>
          <table:table-cell table:formula="of:=11-[.B10]" office:value-type="float" office:value="1" calcext:value-type="float">
            <text:p>1</text:p>
          </table:table-cell>
          <table:table-cell/>
          <table:table-cell table:formula="of:=[.E9]+0.1"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table:formula="of:=11-[.F10]" office:value-type="float" office:value="3" calcext:value-type="float">
            <text:p>3</text:p>
          </table:table-cell>
        </table:table-row>
        <table:table-row table:style-name="ro1">
          <table:table-cell table:formula="of:=[.A10]+0.1" office:value-type="float" office:value="1.7" calcext:value-type="float">
            <text:p>1.7</text:p>
          </table:table-cell>
          <table:table-cell office:value-type="float" office:value="10" calcext:value-type="float">
            <text:p>10</text:p>
          </table:table-cell>
          <table:table-cell table:formula="of:=11-[.B11]" office:value-type="float" office:value="1" calcext:value-type="float">
            <text:p>1</text:p>
          </table:table-cell>
          <table:table-cell/>
          <table:table-cell table:formula="of:=[.E10]+0.1" office:value-type="float" office:value="1.7" calcext:value-type="float">
            <text:p>1.7</text:p>
          </table:table-cell>
          <table:table-cell office:value-type="float" office:value="10" calcext:value-type="float">
            <text:p>10</text:p>
          </table:table-cell>
          <table:table-cell table:formula="of:=11-[.F11]" office:value-type="float" office:value="1" calcext:value-type="float">
            <text:p>1</text:p>
          </table:table-cell>
        </table:table-row>
        <table:table-row table:style-name="ro1">
          <table:table-cell table:formula="of:=[.A11]+0.1" office:value-type="float" office:value="1.8" calcext:value-type="float">
            <text:p>1.8</text:p>
          </table:table-cell>
          <table:table-cell office:value-type="float" office:value="10" calcext:value-type="float">
            <text:p>10</text:p>
          </table:table-cell>
          <table:table-cell table:formula="of:=11-[.B12]" office:value-type="float" office:value="1" calcext:value-type="float">
            <text:p>1</text:p>
          </table:table-cell>
          <table:table-cell/>
          <table:table-cell table:formula="of:=[.E11]+0.1" office:value-type="float" office:value="1.8" calcext:value-type="float">
            <text:p>1.8</text:p>
          </table:table-cell>
          <table:table-cell office:value-type="float" office:value="10" calcext:value-type="float">
            <text:p>10</text:p>
          </table:table-cell>
          <table:table-cell table:formula="of:=11-[.F12]" office:value-type="float" office:value="1" calcext:value-type="float">
            <text:p>1</text:p>
          </table:table-cell>
        </table:table-row>
        <table:table-row table:style-name="ro1">
          <table:table-cell table:formula="of:=[.A12]+0.1" office:value-type="float" office:value="1.9" calcext:value-type="float">
            <text:p>1.9</text:p>
          </table:table-cell>
          <table:table-cell office:value-type="float" office:value="10" calcext:value-type="float">
            <text:p>10</text:p>
          </table:table-cell>
          <table:table-cell table:formula="of:=11-[.B13]" office:value-type="float" office:value="1" calcext:value-type="float">
            <text:p>1</text:p>
          </table:table-cell>
          <table:table-cell/>
          <table:table-cell table:formula="of:=[.E12]+0.1" office:value-type="float" office:value="1.9" calcext:value-type="float">
            <text:p>1.9</text:p>
          </table:table-cell>
          <table:table-cell office:value-type="float" office:value="10" calcext:value-type="float">
            <text:p>10</text:p>
          </table:table-cell>
          <table:table-cell table:formula="of:=11-[.F13]" office:value-type="float" office:value="1" calcext:value-type="float">
            <text:p>1</text:p>
          </table:table-cell>
        </table:table-row>
        <table:table-row table:style-name="ro1">
          <table:table-cell table:formula="of:=[.A13]+0.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11-[.B14]" office:value-type="float" office:value="1" calcext:value-type="float">
            <text:p>1</text:p>
          </table:table-cell>
          <table:table-cell/>
          <table:table-cell table:formula="of:=[.E13]+0.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11-[.F14]"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</table:table-row>
      </table:table>
      <table:table table:name="Sheet4" table:style-name="ta1">
        <table:table-column table:style-name="co4" table:default-cell-style-name="ce55"/>
        <table:table-column table:style-name="co5" table:default-cell-style-name="ce57"/>
        <table:table-column table:style-name="co1" table:default-cell-style-name="ce57"/>
        <table:table-column table:style-name="co1" table:default-cell-style-name="Default"/>
        <table:table-column table:style-name="co6" table:default-cell-style-name="ce58"/>
        <table:table-column table:style-name="co1" table:default-cell-style-name="ce57"/>
        <table:table-column table:style-name="co1" table:default-cell-style-name="ce59"/>
        <table:table-row table:style-name="ro3">
          <table:table-cell table:style-name="ce53" office:value-type="string" calcext:value-type="string" table:number-columns-spanned="3" table:number-rows-spanned="1">
            <text:p>01 Entra solo, sale solo</text:p>
          </table:table-cell>
          <table:covered-table-cell table:number-columns-repeated="2" table:style-name="ce50"/>
          <table:table-cell/>
          <table:table-cell table:style-name="ce53" office:value-type="string" calcext:value-type="string" table:number-columns-spanned="3" table:number-rows-spanned="1">
            <text:p>01 Entra solo, sale acompañado</text:p>
          </table:table-cell>
          <table:covered-table-cell table:number-columns-repeated="2" table:style-name="ce50"/>
        </table:table-row>
        <table:table-row table:style-name="ro3">
          <table:table-cell table:style-name="ce51"/>
          <table:table-cell table:style-name="ce56" office:value-type="string" calcext:value-type="string" table:number-columns-spanned="2" table:number-rows-spanned="1">
            <text:p>Resultado</text:p>
          </table:table-cell>
          <table:covered-table-cell table:style-name="ce51"/>
          <table:table-cell/>
          <table:table-cell table:style-name="ce51"/>
          <table:table-cell table:style-name="ce56" office:value-type="string" calcext:value-type="string" table:number-columns-spanned="2" table:number-rows-spanned="1">
            <text:p>Resultado</text:p>
          </table:table-cell>
          <table:covered-table-cell table:style-name="ce51"/>
        </table:table-row>
        <table:table-row table:style-name="ro3">
          <table:table-cell table:style-name="ce51" office:value-type="string" calcext:value-type="string">
            <text:p>No. Experimento</text:p>
          </table:table-cell>
          <table:table-cell table:style-name="ce51" office:value-type="string" calcext:value-type="string">
            <text:p>Positivo</text:p>
          </table:table-cell>
          <table:table-cell table:style-name="ce51" office:value-type="string" calcext:value-type="string">
            <text:p>Negativo</text:p>
          </table:table-cell>
          <table:table-cell/>
          <table:table-cell table:style-name="ce51" office:value-type="string" calcext:value-type="string">
            <text:p>No. Experimento</text:p>
          </table:table-cell>
          <table:table-cell table:style-name="ce51" office:value-type="string" calcext:value-type="string">
            <text:p>Positivo</text:p>
          </table:table-cell>
          <table:table-cell table:style-name="ce51" office:value-type="string" calcext:value-type="string">
            <text:p>Negativo</text:p>
          </table:table-cell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50" office:value-type="string" calcext:value-type="string">
            <text:p>Total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/>
          <table:table-cell table:style-name="ce50" office:value-type="string" calcext:value-type="string">
            <text:p>Total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rometro1" style:family="table-cell" style:parent-style-name="Default">
      <style:table-cell-properties fo:background-color="transparent" style:vertical-justify="auto"/>
      <style:paragraph-properties css3t:text-justify="auto"/>
      <style:text-properties fo:color="#000080"/>
    </style:style>
    <style:style style:name="Pirometro2" style:family="table-cell" style:parent-style-name="Default">
      <style:text-properties fo:color="#800000"/>
    </style:style>
    <style:style style:name="Vacio" style:family="table-cell" style:parent-style-name="Default">
      <style:table-cell-properties fo:background-color="#000000" style:vertical-justify="auto"/>
      <style:paragraph-properties css3t:text-justify="auto"/>
      <style:text-properties fo:color="#ffffff"/>
    </style:style>
    <style:style style:name="Magnetometro" style:family="table-cell" style:parent-style-name="Default">
      <style:text-properties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 style:data-style-name="N2" text:time-value="0000-00-00T00:00:01.072157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ro </meta:initial-creator>
    <meta:creation-date>2014-04-21T18:55:19.215827192</meta:creation-date>
    <dc:date>2014-05-08T18:33:09.608698889</dc:date>
    <dc:creator>zero </dc:creator>
    <meta:editing-duration>P1DT8H52M28S</meta:editing-duration>
    <meta:editing-cycles>18</meta:editing-cycles>
    <meta:generator>LibreOffice/4.1.3.2$Linux_X86_64 LibreOffice_project/410m0$Build-2</meta:generator>
    <meta:printed-by>zero </meta:printed-by>
    <meta:print-date>2014-04-23T11:30:52.106150938</meta:print-date>
    <meta:document-statistic meta:table-count="4" meta:cell-count="6148" meta:object-count="0"/>
  </office:meta>
</office:document-meta>
</file>